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Courier New" svg:font-family="'Courier New'" style:font-family-generic="modern"/>
    <style:font-face style:name="NSimSun" svg:font-family="NSimSun" style:font-family-generic="modern"/>
    <style:font-face style:name="FreeSans1" svg:font-family="FreeSans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4.46cm" fo:margin-left="-0.199cm" table:align="left" style:writing-mode="lr-tb"/>
    </style:style>
    <style:style style:name="Tableau1.A" style:family="table-column">
      <style:table-column-properties style:column-width="1.353cm"/>
    </style:style>
    <style:style style:name="Tableau1.B" style:family="table-column">
      <style:table-column-properties style:column-width="13.107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15.46cm" fo:margin-left="-0.199cm" table:align="left" style:writing-mode="lr-tb"/>
    </style:style>
    <style:style style:name="Tableau2.A" style:family="table-column">
      <style:table-column-properties style:column-width="5.366cm"/>
    </style:style>
    <style:style style:name="Tableau2.B" style:family="table-column">
      <style:table-column-properties style:column-width="10.095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3" style:family="table">
      <style:table-properties style:width="13.961cm" fo:margin-left="-0.199cm" table:align="left" style:writing-mode="lr-tb"/>
    </style:style>
    <style:style style:name="Tableau3.A" style:family="table-column">
      <style:table-column-properties style:column-width="1.979cm"/>
    </style:style>
    <style:style style:name="Tableau3.B" style:family="table-column">
      <style:table-column-properties style:column-width="11.982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" style:family="table">
      <style:table-properties style:width="14.39cm" fo:margin-left="-0.199cm" table:align="left" style:writing-mode="lr-tb"/>
    </style:style>
    <style:style style:name="Tableau4.A" style:family="table-column">
      <style:table-column-properties style:column-width="2.873cm"/>
    </style:style>
    <style:style style:name="Tableau4.C" style:family="table-column">
      <style:table-column-properties style:column-width="2.875cm"/>
    </style:style>
    <style:style style:name="Tableau4.E" style:family="table-column">
      <style:table-column-properties style:column-width="2.893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5" style:family="table">
      <style:table-properties style:width="17.265cm" fo:margin-left="-0.199cm" table:align="left" style:writing-mode="lr-tb"/>
    </style:style>
    <style:style style:name="Tableau5.A" style:family="table-column">
      <style:table-column-properties style:column-width="3.448cm"/>
    </style:style>
    <style:style style:name="Tableau5.C" style:family="table-column">
      <style:table-column-properties style:column-width="3.45cm"/>
    </style:style>
    <style:style style:name="Tableau5.E" style:family="table-column">
      <style:table-column-properties style:column-width="3.468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Text_20_body_20__28_user_29_">
      <style:paragraph-properties fo:text-align="justify" style:justify-single-word="false"/>
    </style:style>
    <style:style style:name="P2" style:family="paragraph" style:parent-style-name="Text_20_body_20__28_user_29_">
      <style:text-properties style:font-name="Arial" fo:font-size="11pt" fo:language="fr" fo:country="FR" style:font-size-asian="11pt" style:font-name-complex="Arial" style:font-size-complex="11pt"/>
    </style:style>
    <style:style style:name="P3" style:family="paragraph" style:parent-style-name="Text_20_body_20__28_user_29_">
      <style:paragraph-properties fo:text-align="justify" style:justify-single-word="false"/>
      <style:text-properties style:font-name="Arial" fo:font-size="11pt" fo:language="fr" fo:country="FR" style:font-size-asian="11pt" style:font-name-complex="Arial" style:font-size-complex="11pt"/>
    </style:style>
    <style:style style:name="P4" style:family="paragraph" style:parent-style-name="Text_20_body_20__28_user_29_">
      <style:paragraph-properties fo:text-align="justify" style:justify-single-word="false" style:snap-to-layout-grid="false"/>
      <style:text-properties style:font-name="Arial" fo:font-size="11pt" fo:language="fr" fo:country="FR" style:font-size-asian="11pt" style:font-name-complex="Arial" style:font-size-complex="11pt"/>
    </style:style>
    <style:style style:name="P5" style:family="paragraph" style:parent-style-name="Text_20_body_20__28_user_29_">
      <style:text-properties style:font-name="Arial" fo:font-size="11pt" fo:language="fr" fo:country="FR" fo:background-color="#f5f5f5" style:font-size-asian="11pt" style:font-name-complex="Arial" style:font-size-complex="11pt"/>
    </style:style>
    <style:style style:name="P6" style:family="paragraph" style:parent-style-name="Text_20_body_20__28_user_29_">
      <style:paragraph-properties fo:text-align="justify" style:justify-single-word="false"/>
      <style:text-properties style:font-name="Arial" fo:font-size="11pt" fo:language="fr" fo:country="FR" fo:background-color="#f5f5f5" style:font-size-asian="11pt" style:font-name-complex="Arial" style:font-size-complex="11pt"/>
    </style:style>
    <style:style style:name="P7" style:family="paragraph" style:parent-style-name="Text_20_body_20__28_user_29_">
      <style:paragraph-properties fo:text-align="justify" style:justify-single-word="false" style:snap-to-layout-grid="false"/>
      <style:text-properties style:font-name="Arial" fo:font-size="11pt" fo:language="fr" fo:country="FR" fo:background-color="#f5f5f5" style:font-size-asian="11pt" style:font-name-complex="Arial" style:font-size-complex="11pt"/>
    </style:style>
    <style:style style:name="P8" style:family="paragraph" style:parent-style-name="Text_20_body_20__28_user_29_">
      <style:paragraph-properties style:snap-to-layout-grid="false"/>
    </style:style>
    <style:style style:name="P9" style:family="paragraph" style:parent-style-name="Text_20_body_20__28_user_29_">
      <style:paragraph-properties style:snap-to-layout-grid="false"/>
      <style:text-properties fo:language="fr" fo:country="FR"/>
    </style:style>
    <style:style style:name="P10" style:family="paragraph" style:parent-style-name="Text_20_body_20__28_user_29_">
      <style:paragraph-properties fo:margin-left="1.27cm" fo:margin-right="0cm" fo:text-align="justify" style:justify-single-word="false" fo:text-indent="0cm" style:auto-text-indent="false"/>
    </style:style>
    <style:style style:name="P11" style:family="paragraph" style:parent-style-name="Text_20_body_20__28_user_29_" style:master-page-name="Standard">
      <style:paragraph-properties fo:text-align="justify" style:justify-single-word="false" style:page-number="auto"/>
    </style:style>
    <style:style style:name="P12" style:family="paragraph" style:parent-style-name="Heading_20_1_20__28_user_29_">
      <style:paragraph-properties fo:margin-top="0cm" fo:margin-bottom="0.212cm" fo:text-align="justify" style:justify-single-word="false"/>
    </style:style>
    <style:style style:name="P13" style:family="paragraph" style:parent-style-name="Heading_20_1_20__28_user_29_">
      <style:paragraph-properties fo:margin-top="0cm" fo:margin-bottom="0.212cm" fo:text-align="justify" style:justify-single-word="false"/>
      <style:text-properties fo:font-size="11pt" fo:language="fr" fo:country="FR" fo:font-weight="normal" fo:background-color="#f5f5f5" style:font-size-asian="11pt" style:font-weight-asian="normal" style:font-name-complex="Arial" style:font-size-complex="11pt" style:font-weight-complex="normal"/>
    </style:style>
    <style:style style:name="P14" style:family="paragraph" style:parent-style-name="Heading_20_1_20__28_user_29_">
      <style:paragraph-properties fo:margin-top="0cm" fo:margin-bottom="0.212cm" fo:text-align="justify" style:justify-single-word="false"/>
      <style:text-properties fo:font-size="11pt" fo:language="fr" fo:country="FR" style:font-size-asian="11pt" style:font-name-complex="Arial" style:font-size-complex="11pt"/>
    </style:style>
    <style:style style:name="P15" style:family="paragraph" style:parent-style-name="Heading_20_2_20__28_user_29_">
      <style:paragraph-properties fo:margin-top="0cm" fo:margin-bottom="0.212cm" fo:text-align="justify" style:justify-single-word="false"/>
    </style:style>
    <style:style style:name="P16" style:family="paragraph" style:parent-style-name="Heading_20_2_20__28_user_29_">
      <style:paragraph-properties fo:margin-top="0cm" fo:margin-bottom="0.212cm" fo:text-align="justify" style:justify-single-word="false"/>
      <style:text-properties fo:font-size="11pt" fo:language="fr" fo:country="FR" style:font-size-asian="11pt" style:font-name-complex="Arial" style:font-size-complex="11pt"/>
    </style:style>
    <style:style style:name="T1" style:family="text">
      <style:text-properties fo:font-size="11pt" fo:language="fr" fo:country="FR" fo:background-color="#f5f5f5" style:font-size-asian="11pt" style:font-name-complex="Arial" style:font-size-complex="11pt"/>
    </style:style>
    <style:style style:name="T2" style:family="text">
      <style:text-properties fo:font-size="11pt" fo:language="fr" fo:country="FR" fo:background-color="#f5f5f5" style:font-name-asian="Arial" style:font-size-asian="11pt" style:font-name-complex="Arial" style:font-size-complex="11pt"/>
    </style:style>
    <style:style style:name="T3" style:family="text">
      <style:text-properties fo:font-size="11pt" fo:language="fr" fo:country="FR" fo:font-weight="bold" fo:background-color="#f5f5f5" style:font-size-asian="11pt" style:font-weight-asian="bold" style:font-name-complex="Arial" style:font-size-complex="11pt" style:font-weight-complex="bold"/>
    </style:style>
    <style:style style:name="T4" style:family="text">
      <style:text-properties fo:font-size="11pt" fo:language="fr" fo:country="FR" fo:font-weight="bold" fo:background-color="#f5f5f5" style:font-name-asian="Arial" style:font-size-asian="11pt" style:font-weight-asian="bold" style:font-name-complex="Arial" style:font-size-complex="11pt" style:font-weight-complex="bold"/>
    </style:style>
    <style:style style:name="T5" style:family="text">
      <style:text-properties fo:font-size="11pt" fo:language="fr" fo:country="FR" fo:font-weight="normal" fo:background-color="#f5f5f5" style:font-size-asian="11pt" style:font-weight-asian="normal" style:font-name-complex="Arial" style:font-size-complex="11pt" style:font-weight-complex="normal"/>
    </style:style>
    <style:style style:name="T6" style:family="text">
      <style:text-properties fo:font-size="11pt" fo:language="fr" fo:country="FR" fo:font-style="italic" fo:font-weight="bold" fo:background-color="#f5f5f5" style:font-size-asian="11pt" style:font-style-asian="italic" style:font-weight-asian="bold" style:font-name-complex="Arial" style:font-size-complex="11pt" style:font-style-complex="italic" style:font-weight-complex="bold"/>
    </style:style>
    <style:style style:name="T7" style:family="text">
      <style:text-properties fo:font-size="11pt" fo:language="fr" fo:country="FR" fo:font-style="italic" fo:font-weight="bold" fo:background-color="#f5f5f5" style:font-name-asian="Arial" style:font-size-asian="11pt" style:font-style-asian="italic" style:font-weight-asian="bold" style:font-name-complex="Arial" style:font-size-complex="11pt" style:font-style-complex="italic" style:font-weight-complex="bold"/>
    </style:style>
    <style:style style:name="T8" style:family="text">
      <style:text-properties fo:font-size="11pt" fo:language="fr" fo:country="FR" fo:font-style="italic" fo:background-color="#f5f5f5" style:font-size-asian="11pt" style:font-style-asian="italic" style:font-name-complex="Arial" style:font-size-complex="11pt" style:font-style-complex="italic"/>
    </style:style>
    <style:style style:name="T9" style:family="text">
      <style:text-properties fo:font-size="11pt" fo:language="fr" fo:country="FR" fo:font-style="italic" fo:background-color="#f5f5f5" style:font-name-asian="Arial" style:font-size-asian="11pt" style:font-style-asian="italic" style:font-name-complex="Arial" style:font-size-complex="11pt" style:font-style-complex="italic"/>
    </style:style>
    <style:style style:name="T10" style:family="text">
      <style:text-properties fo:font-size="11pt" fo:language="fr" fo:country="FR" fo:font-style="normal" fo:font-weight="normal" fo:background-color="#f5f5f5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style:font-name="Arial" fo:font-size="11pt" fo:language="fr" fo:country="FR" fo:font-weight="bold" fo:background-color="#ffffff" style:font-size-asian="11pt" style:font-weight-asian="bold" style:font-name-complex="Arial" style:font-size-complex="11pt" style:font-weight-complex="bold"/>
    </style:style>
    <style:style style:name="T12" style:family="text">
      <style:text-properties style:font-name="Arial" fo:font-size="11pt" fo:language="fr" fo:country="FR" fo:font-weight="bold" fo:background-color="#ffffff" style:font-name-asian="Arial" style:font-size-asian="11pt" style:font-weight-asian="bold" style:font-name-complex="Arial" style:font-size-complex="11pt" style:font-weight-complex="bold"/>
    </style:style>
    <style:style style:name="T13" style:family="text">
      <style:text-properties style:font-name="Arial" fo:font-size="11pt" fo:language="fr" fo:country="FR" fo:font-weight="bold" style:font-size-asian="11pt" style:font-weight-asian="bold" style:font-name-complex="Arial" style:font-size-complex="11pt" style:font-weight-complex="bold"/>
    </style:style>
    <style:style style:name="T14" style:family="text">
      <style:text-properties style:font-name="Arial" fo:font-size="11pt" fo:language="fr" fo:country="FR" fo:font-weight="bold" fo:background-color="#f5f5f5" style:font-size-asian="11pt" style:font-weight-asian="bold" style:font-name-complex="Arial" style:font-size-complex="11pt" style:font-weight-complex="bold"/>
    </style:style>
    <style:style style:name="T15" style:family="text">
      <style:text-properties style:font-name="Arial" fo:font-size="11pt" fo:language="fr" fo:country="FR" fo:font-weight="bold" fo:background-color="#f5f5f5" style:font-name-asian="Arial" style:font-size-asian="11pt" style:font-weight-asian="bold" style:font-name-complex="Arial" style:font-size-complex="11pt" style:font-weight-complex="bold"/>
    </style:style>
    <style:style style:name="T16" style:family="text">
      <style:text-properties style:font-name="Arial" fo:font-size="11pt" fo:language="fr" fo:country="FR" fo:background-color="#ffffff" style:font-size-asian="11pt" style:font-name-complex="Arial" style:font-size-complex="11pt"/>
    </style:style>
    <style:style style:name="T17" style:family="text">
      <style:text-properties style:font-name="Arial" fo:font-size="11pt" fo:language="fr" fo:country="FR" fo:background-color="#ffffff" style:font-name-asian="Arial" style:font-size-asian="11pt" style:font-name-complex="Arial" style:font-size-complex="11pt"/>
    </style:style>
    <style:style style:name="T18" style:family="text">
      <style:text-properties style:font-name="Arial" fo:font-size="11pt" fo:language="fr" fo:country="FR" fo:background-color="#f5f5f5" style:font-size-asian="11pt" style:font-name-complex="Arial" style:font-size-complex="11pt"/>
    </style:style>
    <style:style style:name="T19" style:family="text">
      <style:text-properties style:font-name="Arial" fo:font-size="11pt" fo:language="fr" fo:country="FR" fo:background-color="#f5f5f5" style:font-name-asian="Arial" style:font-size-asian="11pt" style:font-name-complex="Arial" style:font-size-complex="11pt"/>
    </style:style>
    <style:style style:name="T20" style:family="text">
      <style:text-properties style:font-name="Arial" fo:font-size="11pt" fo:language="fr" fo:country="FR" style:font-size-asian="11pt" style:font-name-complex="Arial" style:font-size-complex="11pt"/>
    </style:style>
    <style:style style:name="T21" style:family="text">
      <style:text-properties style:font-name="Arial" fo:font-size="11pt" fo:language="fr" fo:country="FR" style:font-name-asian="Arial" style:font-size-asian="11pt" style:font-name-complex="Arial" style:font-size-complex="11pt"/>
    </style:style>
    <style:style style:name="T22" style:family="text">
      <style:text-properties style:font-name="Arial" fo:font-size="11pt" fo:language="en" fo:country="US" fo:background-color="#f5f5f5" style:font-size-asian="11pt" style:font-name-complex="Arial" style:font-size-complex="11pt"/>
    </style:style>
    <style:style style:name="T23" style:family="text">
      <style:text-properties style:font-name="Arial" fo:font-size="11pt" fo:language="en" fo:country="US" fo:background-color="#f5f5f5" style:font-name-asian="Arial" style:font-size-asian="11pt" style:font-name-complex="Arial" style:font-size-complex="11pt"/>
    </style:style>
    <style:style style:name="T24" style:family="text">
      <style:text-properties fo:language="fr" fo:country="FR"/>
    </style:style>
    <style:style style:name="T25" style:family="text">
      <style:text-properties fo:language="fr" fo:country="FR" style:font-name-complex="Arial"/>
    </style:style>
    <style:style style:name="T26" style:family="text">
      <style:text-properties fo:language="fr" fo:country="FR" style:font-name-asian="Times New Roman" style:font-name-complex="Times New Roman"/>
    </style:style>
    <style:style style:name="T27" style:family="text">
      <style:text-properties style:font-name-asian="Arial"/>
    </style:style>
    <style:style style:name="T28" style:family="text">
      <style:text-properties style:font-name-asian="Times New Roman" style:font-name-complex="Times New Roma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apple-style-span"><text:span text:style-name="T11">Phase</text:span></text:span><text:span text:style-name="apple-style-span"><text:span text:style-name="T12"> </text:span></text:span><text:span text:style-name="apple-style-span"><text:span text:style-name="T11">de</text:span></text:span><text:span text:style-name="apple-style-span"><text:span text:style-name="T12"> </text:span></text:span><text:span text:style-name="apple-style-span"><text:span text:style-name="T11">déploiement</text:span></text:span><text:span text:style-name="apple-converted-space"><text:span text:style-name="T11"> </text:span></text:span></text:p>
      <text:p text:style-name="P1"><text:span text:style-name="T16"><text:line-break/></text:span><text:span text:style-name="apple-style-span"><text:span text:style-name="T16">La</text:span></text:span><text:span text:style-name="apple-style-span"><text:span text:style-name="T17"> </text:span></text:span><text:span text:style-name="apple-style-span"><text:span text:style-name="T16">phase</text:span></text:span><text:span text:style-name="apple-style-span"><text:span text:style-name="T17"> </text:span></text:span><text:span text:style-name="apple-style-span"><text:span text:style-name="T16">de</text:span></text:span><text:span text:style-name="apple-style-span"><text:span text:style-name="T17"> </text:span></text:span><text:span text:style-name="apple-style-span"><text:span text:style-name="T16">déploiement</text:span></text:span><text:span text:style-name="apple-style-span"><text:span text:style-name="T17"> </text:span></text:span><text:span text:style-name="apple-style-span"><text:span text:style-name="T16">comprend</text:span></text:span><text:span text:style-name="apple-style-span"><text:span text:style-name="T17"> </text:span></text:span><text:span text:style-name="apple-style-span"><text:span text:style-name="T16">tous</text:span></text:span><text:span text:style-name="apple-style-span"><text:span text:style-name="T17"> </text:span></text:span><text:span text:style-name="apple-style-span"><text:span text:style-name="T16">les</text:span></text:span><text:span text:style-name="apple-style-span"><text:span text:style-name="T17"> </text:span></text:span><text:span text:style-name="apple-style-span"><text:span text:style-name="T16">événements</text:span></text:span><text:span text:style-name="apple-style-span"><text:span text:style-name="T17"> </text:span></text:span><text:span text:style-name="apple-style-span"><text:span text:style-name="T16">qui</text:span></text:span><text:span text:style-name="apple-style-span"><text:span text:style-name="T17"> </text:span></text:span><text:span text:style-name="apple-style-span"><text:span text:style-name="T16">se</text:span></text:span><text:span text:style-name="apple-style-span"><text:span text:style-name="T17"> </text:span></text:span><text:span text:style-name="apple-style-span"><text:span text:style-name="T16">produisent</text:span></text:span><text:span text:style-name="apple-style-span"><text:span text:style-name="T17"> </text:span></text:span><text:span text:style-name="apple-style-span"><text:span text:style-name="T16">entre</text:span></text:span><text:span text:style-name="apple-style-span"><text:span text:style-name="T17"> </text:span></text:span><text:span text:style-name="apple-style-span"><text:span text:style-name="T16">la</text:span></text:span><text:span text:style-name="apple-style-span"><text:span text:style-name="T17"> </text:span></text:span><text:span text:style-name="apple-style-span"><text:span text:style-name="T16">commande</text:span></text:span><text:span text:style-name="apple-style-span"><text:span text:style-name="T17"> </text:span></text:span><text:span text:style-name="apple-style-span"><text:span text:style-name="T16">de</text:span></text:span><text:span text:style-name="apple-style-span"><text:span text:style-name="T17"> </text:span></text:span><text:span text:style-name="apple-style-span"><text:span text:style-name="T16">l'ordinateur</text:span></text:span><text:span text:style-name="apple-style-span"><text:span text:style-name="T17"> </text:span></text:span><text:span text:style-name="apple-style-span"><text:span text:style-name="T16">portable</text:span></text:span><text:span text:style-name="apple-style-span"><text:span text:style-name="T17"> </text:span></text:span><text:span text:style-name="apple-style-span"><text:span text:style-name="T16">au</text:span></text:span><text:span text:style-name="apple-style-span"><text:span text:style-name="T17"> </text:span></text:span><text:span text:style-name="apple-style-span"><text:span text:style-name="T16">fabriquant</text:span></text:span><text:span text:style-name="apple-style-span"><text:span text:style-name="T17"> </text:span></text:span><text:span text:style-name="apple-style-span"><text:span text:style-name="T16">et</text:span></text:span><text:span text:style-name="apple-style-span"><text:span text:style-name="T17"> </text:span></text:span><text:span text:style-name="apple-style-span"><text:span text:style-name="T16">la</text:span></text:span><text:span text:style-name="apple-style-span"><text:span text:style-name="T17"> </text:span></text:span><text:span text:style-name="apple-style-span"><text:span text:style-name="T16">distribution</text:span></text:span><text:span text:style-name="apple-style-span"><text:span text:style-name="T17"> </text:span></text:span><text:span text:style-name="apple-style-span"><text:span text:style-name="T16">finale</text:span></text:span><text:span text:style-name="apple-style-span"><text:span text:style-name="T17"> </text:span></text:span><text:span text:style-name="apple-style-span"><text:span text:style-name="T16">des</text:span></text:span><text:span text:style-name="apple-style-span"><text:span text:style-name="T17"> </text:span></text:span><text:span text:style-name="apple-style-span"><text:span text:style-name="T16">XOs</text:span></text:span><text:span text:style-name="apple-style-span"><text:span text:style-name="T17"> </text:span></text:span><text:span text:style-name="apple-style-span"><text:span text:style-name="T16">aux</text:span></text:span><text:span text:style-name="apple-style-span"><text:span text:style-name="T17"> </text:span></text:span><text:span text:style-name="apple-style-span"><text:span text:style-name="T16">écoles</text:span></text:span><text:span text:style-name="apple-style-span"><text:span text:style-name="T17"> </text:span></text:span><text:span text:style-name="apple-style-span"><text:span text:style-name="T16">et</text:span></text:span><text:span text:style-name="apple-style-span"><text:span text:style-name="T17"> </text:span></text:span><text:span text:style-name="apple-style-span"><text:span text:style-name="T16">aux</text:span></text:span><text:span text:style-name="apple-style-span"><text:span text:style-name="T17"> </text:span></text:span><text:span text:style-name="apple-style-span"><text:span text:style-name="T16">enfants.</text:span></text:span><text:span text:style-name="apple-converted-space"><text:span text:style-name="T16"> </text:span></text:span><text:span text:style-name="apple-style-span"><text:span text:style-name="T16">Le</text:span></text:span><text:span text:style-name="apple-style-span"><text:span text:style-name="T17"> </text:span></text:span><text:span text:style-name="apple-style-span"><text:span text:style-name="T16">délai</text:span></text:span><text:span text:style-name="apple-style-span"><text:span text:style-name="T17"> </text:span></text:span><text:span text:style-name="apple-style-span"><text:span text:style-name="T16">d'exécution</text:span></text:span><text:span text:style-name="apple-style-span"><text:span text:style-name="T17"> </text:span></text:span><text:span text:style-name="apple-style-span"><text:span text:style-name="T16">dégage</text:span></text:span><text:span text:style-name="apple-style-span"><text:span text:style-name="T17"> </text:span></text:span><text:span text:style-name="apple-style-span"><text:span text:style-name="T16">du</text:span></text:span><text:span text:style-name="apple-style-span"><text:span text:style-name="T17"> </text:span></text:span><text:span text:style-name="apple-style-span"><text:span text:style-name="T16">temps</text:span></text:span><text:span text:style-name="apple-style-span"><text:span text:style-name="T17"> </text:span></text:span><text:span text:style-name="apple-style-span"><text:span text:style-name="T16">qui</text:span></text:span><text:span text:style-name="apple-style-span"><text:span text:style-name="T17"> </text:span></text:span><text:span text:style-name="apple-style-span"><text:span text:style-name="T16">peut</text:span></text:span><text:span text:style-name="apple-style-span"><text:span text:style-name="T17"> </text:span></text:span><text:span text:style-name="apple-style-span"><text:span text:style-name="T16">être</text:span></text:span><text:span text:style-name="apple-style-span"><text:span text:style-name="T17"> </text:span></text:span><text:span text:style-name="apple-style-span"><text:span text:style-name="T16">alloué</text:span></text:span><text:span text:style-name="apple-style-span"><text:span text:style-name="T17"> </text:span></text:span><text:span text:style-name="apple-style-span"><text:span text:style-name="T16">au</text:span></text:span><text:span text:style-name="apple-style-span"><text:span text:style-name="T17"> </text:span></text:span><text:span text:style-name="apple-style-span"><text:span text:style-name="T16">recrutement</text:span></text:span><text:span text:style-name="apple-style-span"><text:span text:style-name="T17"> </text:span></text:span><text:span text:style-name="apple-style-span"><text:span text:style-name="T16">des</text:span></text:span><text:span text:style-name="apple-style-span"><text:span text:style-name="T17"> </text:span></text:span><text:span text:style-name="apple-style-span"><text:span text:style-name="T16">membres</text:span></text:span><text:span text:style-name="apple-style-span"><text:span text:style-name="T17"> </text:span></text:span><text:span text:style-name="apple-style-span"><text:span text:style-name="T16">de</text:span></text:span><text:span text:style-name="apple-style-span"><text:span text:style-name="T17"> </text:span></text:span><text:span text:style-name="apple-style-span"><text:span text:style-name="T16">l'équipe</text:span></text:span><text:span text:style-name="apple-style-span"><text:span text:style-name="T17"> </text:span></text:span><text:span text:style-name="apple-style-span"><text:span text:style-name="T16">locale</text:span></text:span><text:span text:style-name="apple-style-span"><text:span text:style-name="T17"> </text:span></text:span><text:span text:style-name="apple-style-span"><text:span text:style-name="T16">et</text:span></text:span><text:span text:style-name="apple-style-span"><text:span text:style-name="T17"> </text:span></text:span><text:span text:style-name="apple-style-span"><text:span text:style-name="T16">à</text:span></text:span><text:span text:style-name="apple-style-span"><text:span text:style-name="T17"> </text:span></text:span><text:span text:style-name="apple-style-span"><text:span text:style-name="T16">l'organisation</text:span></text:span><text:span text:style-name="apple-style-span"><text:span text:style-name="T17"> </text:span></text:span><text:span text:style-name="apple-style-span"><text:span text:style-name="T16">d</text:span></text:span><text:span text:style-name="apple-style-span"><text:span text:style-name="T17">’</text:span></text:span><text:span text:style-name="apple-style-span"><text:span text:style-name="T16">une</text:span></text:span><text:span text:style-name="apple-style-span"><text:span text:style-name="T17"> </text:span></text:span><text:span text:style-name="apple-style-span"><text:span text:style-name="T16">formation</text:span></text:span><text:span text:style-name="apple-style-span"><text:span text:style-name="T17"> </text:span></text:span><text:span text:style-name="apple-style-span"><text:span text:style-name="T16">technique</text:span></text:span><text:span text:style-name="apple-style-span"><text:span text:style-name="T17"> </text:span></text:span><text:span text:style-name="apple-style-span"><text:span text:style-name="T16">et</text:span></text:span><text:span text:style-name="apple-style-span"><text:span text:style-name="T17"> </text:span></text:span><text:span text:style-name="apple-style-span"><text:span text:style-name="T16">pédagogique</text:span></text:span><text:span text:style-name="apple-style-span"><text:span text:style-name="T17"> </text:span></text:span><text:span text:style-name="apple-style-span"><text:span text:style-name="T16">avec</text:span></text:span><text:span text:style-name="apple-style-span"><text:span text:style-name="T17"> </text:span></text:span><text:span text:style-name="apple-style-span"><text:span text:style-name="T16">OLPC</text:span></text:span><text:span text:style-name="apple-style-span"><text:span text:style-name="T17"> </text:span></text:span><text:span text:style-name="apple-style-span"><text:span text:style-name="T16">pour</text:span></text:span><text:span text:style-name="apple-style-span"><text:span text:style-name="T17"> </text:span></text:span><text:span text:style-name="apple-style-span"><text:span text:style-name="T16">l</text:span></text:span><text:span text:style-name="apple-style-span"><text:span text:style-name="T17">’</text:span></text:span><text:span text:style-name="apple-style-span"><text:span text:style-name="T16">équipes</text:span></text:span><text:span text:style-name="apple-style-span"><text:span text:style-name="T17"> </text:span></text:span><text:span text:style-name="apple-style-span"><text:span text:style-name="T16">principale.</text:span></text:span><text:span text:style-name="apple-converted-space"><text:span text:style-name="T16"> </text:span></text:span><text:span text:style-name="apple-style-span"><text:span text:style-name="T16">En</text:span></text:span><text:span text:style-name="apple-style-span"><text:span text:style-name="T17"> </text:span></text:span><text:span text:style-name="apple-style-span"><text:span text:style-name="T16">outre,</text:span></text:span><text:span text:style-name="apple-style-span"><text:span text:style-name="T17"> </text:span></text:span><text:span text:style-name="apple-style-span"><text:span text:style-name="T16">ce</text:span></text:span><text:span text:style-name="apple-style-span"><text:span text:style-name="T17"> </text:span></text:span><text:span text:style-name="apple-style-span"><text:span text:style-name="T16">temps</text:span></text:span><text:span text:style-name="apple-style-span"><text:span text:style-name="T17"> </text:span></text:span><text:span text:style-name="apple-style-span"><text:span text:style-name="T16">peut</text:span></text:span><text:span text:style-name="apple-style-span"><text:span text:style-name="T17"> </text:span></text:span><text:span text:style-name="apple-style-span"><text:span text:style-name="T16">être</text:span></text:span><text:span text:style-name="apple-style-span"><text:span text:style-name="T17"> </text:span></text:span><text:span text:style-name="apple-style-span"><text:span text:style-name="T16">utilisé</text:span></text:span><text:span text:style-name="apple-style-span"><text:span text:style-name="T17"> </text:span></text:span><text:span text:style-name="apple-style-span"><text:span text:style-name="T16">pour</text:span></text:span><text:span text:style-name="apple-style-span"><text:span text:style-name="T17"> </text:span></text:span><text:span text:style-name="apple-style-span"><text:span text:style-name="T16">satisfaire</text:span></text:span><text:span text:style-name="apple-style-span"><text:span text:style-name="T17"> </text:span></text:span><text:span text:style-name="apple-style-span"><text:span text:style-name="T16">les</text:span></text:span><text:span text:style-name="apple-style-span"><text:span text:style-name="T17"> </text:span></text:span><text:span text:style-name="apple-style-span"><text:span text:style-name="T16">besoins</text:span></text:span><text:span text:style-name="apple-style-span"><text:span text:style-name="T17"> </text:span></text:span><text:span text:style-name="apple-style-span"><text:span text:style-name="T16">en</text:span></text:span><text:span text:style-name="apple-style-span"><text:span text:style-name="T17"> </text:span></text:span><text:span text:style-name="apple-style-span"><text:span text:style-name="T16">infrastructures</text:span></text:span><text:span text:style-name="apple-style-span"><text:span text:style-name="T17"> </text:span></text:span><text:span text:style-name="apple-style-span"><text:span text:style-name="T16">sur</text:span></text:span><text:span text:style-name="apple-style-span"><text:span text:style-name="T17"> </text:span></text:span><text:span text:style-name="apple-style-span"><text:span text:style-name="T16">la</text:span></text:span><text:span text:style-name="apple-style-span"><text:span text:style-name="T17"> </text:span></text:span><text:span text:style-name="apple-style-span"><text:span text:style-name="T16">base</text:span></text:span><text:span text:style-name="apple-style-span"><text:span text:style-name="T17"> </text:span></text:span><text:span text:style-name="apple-style-span"><text:span text:style-name="T16">des</text:span></text:span><text:span text:style-name="apple-style-span"><text:span text:style-name="T17"> </text:span></text:span><text:span text:style-name="apple-style-span"><text:span text:style-name="T16">résultats</text:span></text:span><text:span text:style-name="apple-style-span"><text:span text:style-name="T17"> </text:span></text:span><text:span text:style-name="apple-style-span"><text:span text:style-name="T16">de</text:span></text:span><text:span text:style-name="apple-style-span"><text:span text:style-name="T17"> </text:span></text:span><text:span text:style-name="apple-style-span"><text:span text:style-name="T16">l'étude</text:span></text:span><text:span text:style-name="apple-style-span"><text:span text:style-name="T17"> </text:span></text:span><text:span text:style-name="apple-style-span"><text:span text:style-name="T16">de</text:span></text:span><text:span text:style-name="apple-style-span"><text:span text:style-name="T17"> </text:span></text:span><text:span text:style-name="apple-style-span"><text:span text:style-name="T16">faisabilité.</text:span></text:span></text:p>
      <text:p text:style-name="P1"><text:span text:style-name="T16"><text:line-break/></text:span><text:span text:style-name="apple-style-span"><text:span text:style-name="T16">Les</text:span></text:span><text:span text:style-name="apple-style-span"><text:span text:style-name="T17"> </text:span></text:span><text:span text:style-name="apple-style-span"><text:span text:style-name="T16">espaces</text:span></text:span><text:span text:style-name="apple-style-span"><text:span text:style-name="T17"> </text:span></text:span><text:span text:style-name="apple-style-span"><text:span text:style-name="T16">de</text:span></text:span><text:span text:style-name="apple-style-span"><text:span text:style-name="T17"> </text:span></text:span><text:span text:style-name="apple-style-span"><text:span text:style-name="T16">stockage</text:span></text:span><text:span text:style-name="apple-style-span"><text:span text:style-name="T17"> </text:span></text:span><text:span text:style-name="apple-style-span"><text:span text:style-name="T16">doivent</text:span></text:span><text:span text:style-name="apple-style-span"><text:span text:style-name="T17"> </text:span></text:span><text:span text:style-name="apple-style-span"><text:span text:style-name="T16">être</text:span></text:span><text:span text:style-name="apple-style-span"><text:span text:style-name="T17"> </text:span></text:span><text:span text:style-name="apple-style-span"><text:span text:style-name="T16">préparées</text:span></text:span><text:span text:style-name="apple-style-span"><text:span text:style-name="T17"> </text:span></text:span><text:span text:style-name="apple-style-span"><text:span text:style-name="T16">pour</text:span></text:span><text:span text:style-name="apple-style-span"><text:span text:style-name="T17"> </text:span></text:span><text:span text:style-name="apple-style-span"><text:span text:style-name="T16">l'arrivée</text:span></text:span><text:span text:style-name="apple-style-span"><text:span text:style-name="T17"> </text:span></text:span><text:span text:style-name="apple-style-span"><text:span text:style-name="T16">des</text:span></text:span><text:span text:style-name="apple-style-span"><text:span text:style-name="T17"> </text:span></text:span><text:span text:style-name="apple-style-span"><text:span text:style-name="T16">ordinateurs</text:span></text:span><text:span text:style-name="apple-style-span"><text:span text:style-name="T17"> </text:span></text:span><text:span text:style-name="apple-style-span"><text:span text:style-name="T16">portables,</text:span></text:span><text:span text:style-name="apple-style-span"><text:span text:style-name="T17"> </text:span></text:span><text:span text:style-name="apple-style-span"><text:span text:style-name="T16">tout</text:span></text:span><text:span text:style-name="apple-style-span"><text:span text:style-name="T17"> </text:span></text:span><text:span text:style-name="apple-style-span"><text:span text:style-name="T16">comme</text:span></text:span><text:span text:style-name="apple-style-span"><text:span text:style-name="T17"> </text:span></text:span><text:span text:style-name="apple-style-span"><text:span text:style-name="T16">le</text:span></text:span><text:span text:style-name="apple-style-span"><text:span text:style-name="T17"> </text:span></text:span><text:span text:style-name="apple-style-span"><text:span text:style-name="T16">personnel</text:span></text:span><text:span text:style-name="apple-style-span"><text:span text:style-name="T17"> </text:span></text:span><text:span text:style-name="apple-style-span"><text:span text:style-name="T16">en</text:span></text:span><text:span text:style-name="apple-style-span"><text:span text:style-name="T17"> </text:span></text:span><text:span text:style-name="apple-style-span"><text:span text:style-name="T16">charge</text:span></text:span><text:span text:style-name="apple-style-span"><text:span text:style-name="T17"> </text:span></text:span><text:span text:style-name="apple-style-span"><text:span text:style-name="T16">de</text:span></text:span><text:span text:style-name="apple-style-span"><text:span text:style-name="T17"> </text:span></text:span><text:span text:style-name="apple-style-span"><text:span text:style-name="T16">la</text:span></text:span><text:span text:style-name="apple-style-span"><text:span text:style-name="T17"> </text:span></text:span><text:span text:style-name="apple-style-span"><text:span text:style-name="T16">gestion</text:span></text:span><text:span text:style-name="apple-style-span"><text:span text:style-name="T17"> </text:span></text:span><text:span text:style-name="apple-style-span"><text:span text:style-name="T16">des</text:span></text:span><text:span text:style-name="apple-style-span"><text:span text:style-name="T17"> </text:span></text:span><text:span text:style-name="apple-style-span"><text:span text:style-name="T16">stocks</text:span></text:span><text:span text:style-name="apple-style-span"><text:span text:style-name="T17"> </text:span></text:span><text:span text:style-name="apple-style-span"><text:span text:style-name="T16">et</text:span></text:span><text:span text:style-name="apple-style-span"><text:span text:style-name="T17"> </text:span></text:span><text:span text:style-name="apple-style-span"><text:span text:style-name="T16">du</text:span></text:span><text:span text:style-name="apple-style-span"><text:span text:style-name="T17"> </text:span></text:span><text:span text:style-name="apple-style-span"><text:span text:style-name="T16">processus</text:span></text:span><text:span text:style-name="apple-style-span"><text:span text:style-name="T17"> </text:span></text:span><text:span text:style-name="apple-style-span"><text:span text:style-name="T16">de</text:span></text:span><text:span text:style-name="apple-style-span"><text:span text:style-name="T17"> </text:span></text:span><text:span text:style-name="apple-style-span"><text:span text:style-name="T16">distribution.</text:span></text:span><text:span text:style-name="apple-style-span"><text:span text:style-name="T17"> </text:span></text:span></text:p>
      <text:p text:style-name="P1"><text:span text:style-name="apple-style-span"><text:span text:style-name="T16">Les</text:span></text:span><text:span text:style-name="apple-style-span"><text:span text:style-name="T17"> </text:span></text:span><text:span text:style-name="apple-style-span"><text:span text:style-name="T16">chefs</text:span></text:span><text:span text:style-name="apple-style-span"><text:span text:style-name="T17"> </text:span></text:span><text:span text:style-name="apple-style-span"><text:span text:style-name="T16">d'établissements</text:span></text:span><text:span text:style-name="apple-style-span"><text:span text:style-name="T17"> </text:span></text:span><text:span text:style-name="apple-style-span"><text:span text:style-name="T16">scolaires</text:span></text:span><text:span text:style-name="apple-style-span"><text:span text:style-name="T17"> </text:span></text:span><text:span text:style-name="apple-style-span"><text:span text:style-name="T16">et</text:span></text:span><text:span text:style-name="apple-style-span"><text:span text:style-name="T17"> </text:span></text:span><text:span text:style-name="apple-style-span"><text:span text:style-name="T16">les</text:span></text:span><text:span text:style-name="apple-style-span"><text:span text:style-name="T17"> </text:span></text:span><text:span text:style-name="apple-style-span"><text:span text:style-name="T16">administrateurs</text:span></text:span><text:span text:style-name="apple-style-span"><text:span text:style-name="T17"> </text:span></text:span><text:span text:style-name="apple-style-span"><text:span text:style-name="T16">doivent</text:span></text:span><text:span text:style-name="apple-style-span"><text:span text:style-name="T17"> </text:span></text:span><text:span text:style-name="apple-style-span"><text:span text:style-name="T16">être</text:span></text:span><text:span text:style-name="apple-style-span"><text:span text:style-name="T17"> </text:span></text:span><text:span text:style-name="apple-style-span"><text:span text:style-name="T16">informés</text:span></text:span><text:span text:style-name="apple-style-span"><text:span text:style-name="T17"> </text:span></text:span><text:span text:style-name="apple-style-span"><text:span text:style-name="T16">sur</text:span></text:span><text:span text:style-name="apple-style-span"><text:span text:style-name="T17"> </text:span></text:span><text:span text:style-name="apple-style-span"><text:span text:style-name="T16">les</text:span></text:span><text:span text:style-name="apple-style-span"><text:span text:style-name="T17"> </text:span></text:span><text:span text:style-name="apple-style-span"><text:span text:style-name="T16">objectifs</text:span></text:span><text:span text:style-name="apple-style-span"><text:span text:style-name="T17"> </text:span></text:span><text:span text:style-name="apple-style-span"><text:span text:style-name="T16">et</text:span></text:span><text:span text:style-name="apple-style-span"><text:span text:style-name="T17"> </text:span></text:span><text:span text:style-name="apple-style-span"><text:span text:style-name="T16">les</text:span></text:span><text:span text:style-name="apple-style-span"><text:span text:style-name="T17"> </text:span></text:span><text:span text:style-name="apple-style-span"><text:span text:style-name="T16">implications</text:span></text:span><text:span text:style-name="apple-style-span"><text:span text:style-name="T17"> </text:span></text:span><text:span text:style-name="apple-style-span"><text:span text:style-name="T16">du</text:span></text:span><text:span text:style-name="apple-style-span"><text:span text:style-name="T17"> </text:span></text:span><text:span text:style-name="apple-style-span"><text:span text:style-name="T16">programme</text:span></text:span><text:span text:style-name="apple-style-span"><text:span text:style-name="T17"> </text:span></text:span><text:span text:style-name="apple-style-span"><text:span text:style-name="T16">dès</text:span></text:span><text:span text:style-name="apple-style-span"><text:span text:style-name="T17"> </text:span></text:span><text:span text:style-name="apple-style-span"><text:span text:style-name="T16">les</text:span></text:span><text:span text:style-name="apple-style-span"><text:span text:style-name="T17"> </text:span></text:span><text:span text:style-name="apple-style-span"><text:span text:style-name="T16">premières</text:span></text:span><text:span text:style-name="apple-style-span"><text:span text:style-name="T17"> </text:span></text:span><text:span text:style-name="apple-style-span"><text:span text:style-name="T16">étapes</text:span></text:span><text:span text:style-name="apple-style-span"><text:span text:style-name="T17"> </text:span></text:span><text:span text:style-name="apple-style-span"><text:span text:style-name="T16">d'un</text:span></text:span><text:span text:style-name="apple-style-span"><text:span text:style-name="T17"> </text:span></text:span><text:span text:style-name="apple-style-span"><text:span text:style-name="T16">projet.</text:span></text:span><text:span text:style-name="apple-style-span"><text:span text:style-name="T17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réunions</text:span></text:span><text:span text:style-name="apple-style-span"><text:span text:style-name="T19"> </text:span></text:span><text:span text:style-name="apple-style-span"><text:span text:style-name="T18">formelles</text:span></text:span><text:span text:style-name="apple-style-span"><text:span text:style-name="T19"> </text:span></text:span><text:span text:style-name="apple-style-span"><text:span text:style-name="T18">avec</text:span></text:span><text:span text:style-name="apple-style-span"><text:span text:style-name="T19"> </text:span></text:span><text:span text:style-name="apple-style-span"><text:span text:style-name="T18">ces</text:span></text:span><text:span text:style-name="apple-style-span"><text:span text:style-name="T19"> </text:span></text:span><text:span text:style-name="apple-style-span"><text:span text:style-name="T18">parties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avec</text:span></text:span><text:span text:style-name="apple-style-span"><text:span text:style-name="T19"> </text:span></text:span><text:span text:style-name="apple-style-span"><text:span text:style-name="T18">d'autres</text:span></text:span><text:span text:style-name="apple-style-span"><text:span text:style-name="T19"> </text:span></text:span><text:span text:style-name="apple-style-span"><text:span text:style-name="T18">membres</text:span></text:span><text:span text:style-name="apple-style-span"><text:span text:style-name="T19"> </text:span></text:span><text:span text:style-name="apple-style-span"><text:span text:style-name="T18">compétents</text:span></text:span><text:span text:style-name="apple-style-span"><text:span text:style-name="T19"> </text:span></text:span><text:span text:style-name="apple-style-span"><text:span text:style-name="T18">du</text:span></text:span><text:span text:style-name="apple-style-span"><text:span text:style-name="T19"> </text:span></text:span><text:span text:style-name="apple-style-span"><text:span text:style-name="T18">système</text:span></text:span><text:span text:style-name="apple-style-span"><text:span text:style-name="T19"> </text:span></text:span><text:span text:style-name="apple-style-span"><text:span text:style-name="T18">éducatif</text:span></text:span><text:span text:style-name="apple-style-span"><text:span text:style-name="T19"> </text:span></text:span><text:span text:style-name="apple-style-span"><text:span text:style-name="T18">ou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personnalités</text:span></text:span><text:span text:style-name="apple-style-span"><text:span text:style-name="T19"> </text:span></text:span><text:span text:style-name="apple-style-span"><text:span text:style-name="T18">politiques</text:span></text:span><text:span text:style-name="apple-style-span"><text:span text:style-name="T19"> </text:span></text:span><text:span text:style-name="apple-style-span"><text:span text:style-name="T18">devraient</text:span></text:span><text:span text:style-name="apple-style-span"><text:span text:style-name="T19"> </text:span></text:span><text:span text:style-name="apple-style-span"><text:span text:style-name="T18">être</text:span></text:span><text:span text:style-name="apple-style-span"><text:span text:style-name="T19"> </text:span></text:span><text:span text:style-name="apple-style-span"><text:span text:style-name="T18">organisées</text:span></text:span><text:span text:style-name="apple-style-span"><text:span text:style-name="T19"> </text:span></text:span><text:span text:style-name="apple-style-span"><text:span text:style-name="T18">pour</text:span></text:span><text:span text:style-name="apple-style-span"><text:span text:style-name="T19"> </text:span></text:span><text:span text:style-name="apple-style-span"><text:span text:style-name="T18">mettre</text:span></text:span><text:span text:style-name="apple-style-span"><text:span text:style-name="T19"> </text:span></text:span><text:span text:style-name="apple-style-span"><text:span text:style-name="T18">en</text:span></text:span><text:span text:style-name="apple-style-span"><text:span text:style-name="T19"> </text:span></text:span><text:span text:style-name="apple-style-span"><text:span text:style-name="T18">place</text:span></text:span><text:span text:style-name="apple-style-span"><text:span text:style-name="T19"> </text:span></text:span><text:span text:style-name="apple-style-span"><text:span text:style-name="T18">un</text:span></text:span><text:span text:style-name="apple-style-span"><text:span text:style-name="T19"> </text:span></text:span><text:span text:style-name="apple-style-span"><text:span text:style-name="T18">calendrier</text:span></text:span><text:span text:style-name="apple-style-span"><text:span text:style-name="T19"> </text:span></text:span><text:span text:style-name="apple-style-span"><text:span text:style-name="T18">pour</text:span></text:span><text:span text:style-name="apple-style-span"><text:span text:style-name="T19"> </text:span></text:span><text:span text:style-name="apple-style-span"><text:span text:style-name="T18">la</text:span></text:span><text:span text:style-name="apple-style-span"><text:span text:style-name="T19"> </text:span></text:span><text:span text:style-name="apple-style-span"><text:span text:style-name="T18">formation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enseignants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autres</text:span></text:span><text:span text:style-name="apple-style-span"><text:span text:style-name="T19"> </text:span></text:span><text:span text:style-name="apple-style-span"><text:span text:style-name="T18">activités</text:span></text:span><text:span text:style-name="apple-style-span"><text:span text:style-name="T19"> </text:span></text:span><text:span text:style-name="apple-style-span"><text:span text:style-name="T18">au</text:span></text:span><text:span text:style-name="apple-style-span"><text:span text:style-name="T19"> </text:span></text:span><text:span text:style-name="apple-style-span"><text:span text:style-name="T18">niveau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l'école.</text:span></text:span></text:p>
      <text:p text:style-name="P1"><text:span text:style-name="apple-converted-space"><text:span text:style-name="T18"> </text:span></text:span><text:span text:style-name="T18"><text:line-break/></text:span><text:span text:style-name="apple-style-span"><text:span text:style-name="T16">Une</text:span></text:span><text:span text:style-name="apple-style-span"><text:span text:style-name="T17"> </text:span></text:span><text:span text:style-name="apple-style-span"><text:span text:style-name="T16">fois</text:span></text:span><text:span text:style-name="apple-style-span"><text:span text:style-name="T17"> </text:span></text:span><text:span text:style-name="apple-style-span"><text:span text:style-name="T16">les</text:span></text:span><text:span text:style-name="apple-style-span"><text:span text:style-name="T17"> </text:span></text:span><text:span text:style-name="apple-style-span"><text:span text:style-name="T16">ordinateurs</text:span></text:span><text:span text:style-name="apple-style-span"><text:span text:style-name="T17"> </text:span></text:span><text:span text:style-name="apple-style-span"><text:span text:style-name="T16">portables</text:span></text:span><text:span text:style-name="apple-style-span"><text:span text:style-name="T17"> </text:span></text:span><text:span text:style-name="apple-style-span"><text:span text:style-name="T16">parvenus</text:span></text:span><text:span text:style-name="apple-style-span"><text:span text:style-name="T17"> </text:span></text:span><text:span text:style-name="apple-style-span"><text:span text:style-name="T16">dans</text:span></text:span><text:span text:style-name="apple-style-span"><text:span text:style-name="T17"> </text:span></text:span><text:span text:style-name="apple-style-span"><text:span text:style-name="T16">un</text:span></text:span><text:span text:style-name="apple-style-span"><text:span text:style-name="T17"> </text:span></text:span><text:span text:style-name="apple-style-span"><text:span text:style-name="T16">pays,</text:span></text:span><text:span text:style-name="apple-style-span"><text:span text:style-name="T17"> </text:span></text:span><text:span text:style-name="apple-style-span"><text:span text:style-name="T16">les</text:span></text:span><text:span text:style-name="apple-style-span"><text:span text:style-name="T17"> </text:span></text:span><text:span text:style-name="apple-style-span"><text:span text:style-name="T16">étapes</text:span></text:span><text:span text:style-name="apple-style-span"><text:span text:style-name="T17"> </text:span></text:span><text:span text:style-name="apple-style-span"><text:span text:style-name="T16">à</text:span></text:span><text:span text:style-name="apple-style-span"><text:span text:style-name="T17"> </text:span></text:span><text:span text:style-name="apple-style-span"><text:span text:style-name="T16">suivre</text:span></text:span><text:span text:style-name="apple-style-span"><text:span text:style-name="T17"> </text:span></text:span><text:span text:style-name="apple-style-span"><text:span text:style-name="T16">incluent</text:span></text:span><text:span text:style-name="apple-style-span"><text:span text:style-name="T17"> </text:span></text:span><text:span text:style-name="apple-style-span"><text:span text:style-name="T16">notamment</text:span></text:span><text:span text:style-name="apple-style-span"><text:span text:style-name="T17"> </text:span></text:span><text:span text:style-name="apple-style-span"><text:span text:style-name="T16">la</text:span></text:span><text:span text:style-name="apple-style-span"><text:span text:style-name="T17"> </text:span></text:span><text:span text:style-name="apple-style-span"><text:span text:style-name="T16">mise</text:span></text:span><text:span text:style-name="apple-style-span"><text:span text:style-name="T17"> </text:span></text:span><text:span text:style-name="apple-style-span"><text:span text:style-name="T16">en</text:span></text:span><text:span text:style-name="apple-style-span"><text:span text:style-name="T17"> </text:span></text:span><text:span text:style-name="apple-style-span"><text:span text:style-name="T16">place</text:span></text:span><text:span text:style-name="apple-style-span"><text:span text:style-name="T17"> </text:span></text:span><text:span text:style-name="apple-style-span"><text:span text:style-name="T16">de</text:span></text:span><text:span text:style-name="apple-style-span"><text:span text:style-name="T17"> </text:span></text:span><text:span text:style-name="apple-style-span"><text:span text:style-name="T16">la</text:span></text:span><text:span text:style-name="apple-style-span"><text:span text:style-name="T17"> </text:span></text:span><text:span text:style-name="apple-style-span"><text:span text:style-name="T16">logistique,</text:span></text:span><text:span text:style-name="apple-style-span"><text:span text:style-name="T17"> </text:span></text:span><text:span text:style-name="apple-style-span"><text:span text:style-name="T16">la</text:span></text:span><text:span text:style-name="apple-style-span"><text:span text:style-name="T17"> </text:span></text:span><text:span text:style-name="apple-style-span"><text:span text:style-name="T16">formation</text:span></text:span><text:span text:style-name="apple-style-span"><text:span text:style-name="T17"> </text:span></text:span><text:span text:style-name="apple-style-span"><text:span text:style-name="T16">de</text:span></text:span><text:span text:style-name="apple-style-span"><text:span text:style-name="T17"> </text:span></text:span><text:span text:style-name="apple-style-span"><text:span text:style-name="T16">l'équipe</text:span></text:span><text:span text:style-name="apple-style-span"><text:span text:style-name="T17"> </text:span></text:span><text:span text:style-name="apple-style-span"><text:span text:style-name="T16">principale</text:span></text:span><text:span text:style-name="apple-style-span"><text:span text:style-name="T17"> </text:span></text:span><text:span text:style-name="apple-style-span"><text:span text:style-name="T16">avec</text:span></text:span><text:span text:style-name="apple-style-span"><text:span text:style-name="T17"> </text:span></text:span><text:span text:style-name="apple-style-span"><text:span text:style-name="T16">OLPC,</text:span></text:span><text:span text:style-name="apple-style-span"><text:span text:style-name="T17"> </text:span></text:span><text:span text:style-name="apple-style-span"><text:span text:style-name="T16">la</text:span></text:span><text:span text:style-name="apple-style-span"><text:span text:style-name="T17"> </text:span></text:span><text:span text:style-name="apple-style-span"><text:span text:style-name="T16">mise</text:span></text:span><text:span text:style-name="apple-style-span"><text:span text:style-name="T17"> </text:span></text:span><text:span text:style-name="apple-style-span"><text:span text:style-name="T16">en</text:span></text:span><text:span text:style-name="apple-style-span"><text:span text:style-name="T17"> </text:span></text:span><text:span text:style-name="apple-style-span"><text:span text:style-name="T16">place</text:span></text:span><text:span text:style-name="apple-style-span"><text:span text:style-name="T17"> </text:span></text:span><text:span text:style-name="apple-style-span"><text:span text:style-name="T16">d'infrastructures</text:span></text:span><text:span text:style-name="apple-style-span"><text:span text:style-name="T17"> </text:span></text:span><text:span text:style-name="apple-style-span"><text:span text:style-name="T16">au</text:span></text:span><text:span text:style-name="apple-style-span"><text:span text:style-name="T17"> </text:span></text:span><text:span text:style-name="apple-style-span"><text:span text:style-name="T16">niveau</text:span></text:span><text:span text:style-name="apple-style-span"><text:span text:style-name="T17"> </text:span></text:span><text:span text:style-name="apple-style-span"><text:span text:style-name="T16">des</text:span></text:span><text:span text:style-name="apple-style-span"><text:span text:style-name="T17"> </text:span></text:span><text:span text:style-name="apple-style-span"><text:span text:style-name="T16">écoles,</text:span></text:span><text:span text:style-name="apple-style-span"><text:span text:style-name="T17"> </text:span></text:span><text:span text:style-name="apple-style-span"><text:span text:style-name="T16">la</text:span></text:span><text:span text:style-name="apple-style-span"><text:span text:style-name="T17"> </text:span></text:span><text:span text:style-name="apple-style-span"><text:span text:style-name="T16">préparation</text:span></text:span><text:span text:style-name="apple-style-span"><text:span text:style-name="T17"> </text:span></text:span><text:span text:style-name="apple-style-span"><text:span text:style-name="T16">des</text:span></text:span><text:span text:style-name="apple-style-span"><text:span text:style-name="T17"> </text:span></text:span><text:span text:style-name="apple-style-span"><text:span text:style-name="T16">écoles</text:span></text:span><text:span text:style-name="apple-style-span"><text:span text:style-name="T17"> </text:span></text:span><text:span text:style-name="apple-style-span"><text:span text:style-name="T16">et</text:span></text:span><text:span text:style-name="apple-style-span"><text:span text:style-name="T17"> </text:span></text:span><text:span text:style-name="apple-style-span"><text:span text:style-name="T16">des</text:span></text:span><text:span text:style-name="apple-style-span"><text:span text:style-name="T17"> </text:span></text:span><text:span text:style-name="apple-style-span"><text:span text:style-name="T16">communautés</text:span></text:span><text:span text:style-name="apple-style-span"><text:span text:style-name="T17"> </text:span></text:span><text:span text:style-name="apple-style-span"><text:span text:style-name="T16">et</text:span></text:span><text:span text:style-name="apple-style-span"><text:span text:style-name="T17"> </text:span></text:span><text:span text:style-name="apple-style-span"><text:span text:style-name="T16">le</text:span></text:span><text:span text:style-name="apple-style-span"><text:span text:style-name="T17"> </text:span></text:span><text:span text:style-name="apple-style-span"><text:span text:style-name="T16">déploiement</text:span></text:span><text:span text:style-name="apple-style-span"><text:span text:style-name="T17"> </text:span></text:span><text:span text:style-name="apple-style-span"><text:span text:style-name="T16">des</text:span></text:span><text:span text:style-name="apple-style-span"><text:span text:style-name="T17"> </text:span></text:span><text:span text:style-name="apple-style-span"><text:span text:style-name="T16">ordinateurs</text:span></text:span><text:span text:style-name="apple-style-span"><text:span text:style-name="T17"> </text:span></text:span><text:span text:style-name="apple-style-span"><text:span text:style-name="T16">portables.</text:span></text:span><text:span text:style-name="apple-converted-space"><text:span text:style-name="T16"> </text:span></text:span></text:p>
      <text:p text:style-name="P1"><text:span text:style-name="T16"><text:line-break/></text:span><text:span text:style-name="T13">Schéma</text:span></text:p>
      <text:p text:style-name="P3">Phase<text:span text:style-name="T27"> </text:span>de<text:span text:style-name="T27"> </text:span>déploiement</text:p>
      <text:p text:style-name="P3">Mise<text:span text:style-name="T27"> </text:span>en<text:span text:style-name="T27"> </text:span>place<text:span text:style-name="T27"> </text:span>de<text:span text:style-name="T27"> </text:span>la<text:span text:style-name="T27"> </text:span>logistique</text:p>
      <text:p text:style-name="P3">Mise<text:span text:style-name="T27"> </text:span>en<text:span text:style-name="T27"> </text:span>place<text:span text:style-name="T27"> </text:span>de<text:span text:style-name="T27"> </text:span>l<text:span text:style-name="T27">’</text:span>équipe<text:span text:style-name="T27"> </text:span>principale</text:p>
      <text:p text:style-name="P3">Mise<text:span text:style-name="T27"> </text:span>en<text:span text:style-name="T27"> </text:span>place<text:span text:style-name="T27"> </text:span>de<text:span text:style-name="T27"> </text:span>l<text:span text:style-name="T27">’</text:span>infrastructure<text:span text:style-name="T27"> </text:span>locale</text:p>
      <text:p text:style-name="P3">Préparation<text:span text:style-name="T27"> </text:span>des<text:span text:style-name="T27"> </text:span>écoles<text:span text:style-name="T27"> </text:span>et<text:span text:style-name="T27"> </text:span>des<text:span text:style-name="T27"> </text:span>communautés</text:p>
      <text:p text:style-name="P3">Distribution<text:span text:style-name="T27"> </text:span>des<text:span text:style-name="T27"> </text:span>ordinateurs</text:p>
      <text:p text:style-name="P12"><text:bookmark-start text:name="sec-1"/><text:bookmark-end text:name="sec-1"/><text:span text:style-name="apple-style-span"><text:span text:style-name="T1">Mise</text:span></text:span><text:span text:style-name="apple-style-span"><text:span text:style-name="T2"> </text:span></text:span><text:span text:style-name="apple-style-span"><text:span text:style-name="T1">en</text:span></text:span><text:span text:style-name="apple-style-span"><text:span text:style-name="T2"> </text:span></text:span><text:span text:style-name="apple-style-span"><text:span text:style-name="T1">place</text:span></text:span><text:span text:style-name="apple-style-span"><text:span text:style-name="T2"> </text:span></text:span><text:span text:style-name="apple-style-span"><text:span text:style-name="T1">de</text:span></text:span><text:span text:style-name="apple-style-span"><text:span text:style-name="T2"> </text:span></text:span><text:span text:style-name="apple-style-span"><text:span text:style-name="T1">la</text:span></text:span><text:span text:style-name="apple-style-span"><text:span text:style-name="T2"> </text:span></text:span><text:span text:style-name="apple-style-span"><text:span text:style-name="T1">logistique</text:span></text:span></text:p>
      <text:p text:style-name="P1"><text:span text:style-name="T18"><text:line-break/></text:span><text:span text:style-name="apple-style-span"><text:span text:style-name="T18">Le</text:span></text:span><text:span text:style-name="apple-style-span"><text:span text:style-name="T19"> </text:span></text:span><text:span text:style-name="apple-style-span"><text:span text:style-name="T18">département</text:span></text:span><text:span text:style-name="apple-style-span"><text:span text:style-name="T19"> </text:span></text:span><text:span text:style-name="apple-style-span"><text:span text:style-name="T18">logistique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l'équipe</text:span></text:span><text:span text:style-name="apple-style-span"><text:span text:style-name="T19"> </text:span></text:span><text:span text:style-name="apple-style-span"><text:span text:style-name="T18">principale</text:span></text:span><text:span text:style-name="apple-style-span"><text:span text:style-name="T19"> </text:span></text:span><text:span text:style-name="apple-style-span"><text:span text:style-name="T18">est</text:span></text:span><text:span text:style-name="apple-style-span"><text:span text:style-name="T19"> </text:span></text:span><text:span text:style-name="apple-style-span"><text:span text:style-name="T18">responsable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la</text:span></text:span><text:span text:style-name="apple-style-span"><text:span text:style-name="T19"> </text:span></text:span><text:span text:style-name="apple-style-span"><text:span text:style-name="T18">gestion</text:span></text:span><text:span text:style-name="apple-style-span"><text:span text:style-name="T19"> </text:span></text:span><text:span text:style-name="apple-style-span"><text:span text:style-name="T18">du</text:span></text:span><text:span text:style-name="apple-style-span"><text:span text:style-name="T19"> </text:span></text:span><text:span text:style-name="apple-style-span"><text:span text:style-name="T18">processus</text:span></text:span><text:span text:style-name="apple-style-span"><text:span text:style-name="T19"> </text:span></text:span><text:span text:style-name="apple-style-span"><text:span text:style-name="T18">logistique</text:span></text:span><text:span text:style-name="apple-style-span"><text:span text:style-name="T19"> </text:span></text:span><text:span text:style-name="apple-style-span"><text:span text:style-name="T18">local</text:span></text:span><text:span text:style-name="apple-style-span"><text:span text:style-name="T19"> </text:span></text:span><text:span text:style-name="apple-style-span"><text:span text:style-name="T18">une</text:span></text:span><text:span text:style-name="apple-style-span"><text:span text:style-name="T19"> </text:span></text:span><text:span text:style-name="apple-style-span"><text:span text:style-name="T18">fois</text:span></text:span><text:span text:style-name="apple-style-span"><text:span text:style-name="T19"> </text:span></text:span><text:span text:style-name="apple-style-span"><text:span text:style-name="T18">l'expédition</text:span></text:span><text:span text:style-name="apple-style-span"><text:span text:style-name="T19"> </text:span></text:span><text:span text:style-name="apple-style-span"><text:span text:style-name="T18">livrée</text:span></text:span><text:span text:style-name="apple-style-span"><text:span text:style-name="T19"> </text:span></text:span><text:span text:style-name="apple-style-span"><text:span text:style-name="T18">au</text:span></text:span><text:span text:style-name="apple-style-span"><text:span text:style-name="T19"> </text:span></text:span><text:span text:style-name="apple-style-span"><text:span text:style-name="T18">port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destination.</text:span></text:span><text:span text:style-name="apple-converted-space"><text:span text:style-name="T18"> </text:span></text:span><text:span text:style-name="apple-style-span"><text:span text:style-name="T18">Le</text:span></text:span><text:span text:style-name="apple-style-span"><text:span text:style-name="T19"> </text:span></text:span><text:span text:style-name="apple-style-span"><text:span text:style-name="T18">responsable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la</text:span></text:span><text:span text:style-name="apple-style-span"><text:span text:style-name="T19"> </text:span></text:span><text:span text:style-name="apple-style-span"><text:span text:style-name="T18">logistique</text:span></text:span><text:span text:style-name="apple-style-span"><text:span text:style-name="T19"> </text:span></text:span><text:span text:style-name="apple-style-span"><text:span text:style-name="T18">sera</text:span></text:span><text:span text:style-name="apple-style-span"><text:span text:style-name="T19"> </text:span></text:span><text:span text:style-name="apple-style-span"><text:span text:style-name="T18">chargé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faciliter</text:span></text:span><text:span text:style-name="apple-style-span"><text:span text:style-name="T19"> </text:span></text:span><text:span text:style-name="apple-style-span"><text:span text:style-name="T18">le</text:span></text:span><text:span text:style-name="apple-style-span"><text:span text:style-name="T19"> </text:span></text:span><text:span text:style-name="apple-style-span"><text:span text:style-name="T18">dédouanement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la</text:span></text:span><text:span text:style-name="apple-style-span"><text:span text:style-name="T19"> </text:span></text:span><text:span text:style-name="apple-style-span"><text:span text:style-name="T18">livraison</text:span></text:span><text:span text:style-name="apple-style-span"><text:span text:style-name="T19"> </text:span></text:span><text:span text:style-name="apple-style-span"><text:span text:style-name="T18">jusqu'à</text:span></text:span><text:span text:style-name="apple-style-span"><text:span text:style-name="T19"> </text:span></text:span><text:span text:style-name="apple-style-span"><text:span text:style-name="T18">sa</text:span></text:span><text:span text:style-name="apple-style-span"><text:span text:style-name="T19"> </text:span></text:span><text:span text:style-name="apple-style-span"><text:span text:style-name="T18">destination</text:span></text:span><text:span text:style-name="apple-style-span"><text:span text:style-name="T19"> </text:span></text:span><text:span text:style-name="apple-style-span"><text:span text:style-name="T18">finale.</text:span></text:span><text:span text:style-name="apple-converted-space"><text:span text:style-name="T18"> </text:span></text:span><text:span text:style-name="apple-style-span"><text:span text:style-name="T18">Un</text:span></text:span><text:span text:style-name="apple-style-span"><text:span text:style-name="T19"> </text:span></text:span><text:span text:style-name="apple-style-span"><text:span text:style-name="T18">processus</text:span></text:span><text:span text:style-name="apple-style-span"><text:span text:style-name="T19"> </text:span></text:span><text:span text:style-name="apple-style-span"><text:span text:style-name="T18">logistique</text:span></text:span><text:span text:style-name="apple-style-span"><text:span text:style-name="T19"> </text:span></text:span><text:span text:style-name="apple-style-span"><text:span text:style-name="T18">efficace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rapide</text:span></text:span><text:span text:style-name="apple-style-span"><text:span text:style-name="T19"> </text:span></text:span><text:span text:style-name="apple-style-span"><text:span text:style-name="T18">est</text:span></text:span><text:span text:style-name="apple-style-span"><text:span text:style-name="T19"> </text:span></text:span><text:span text:style-name="apple-style-span"><text:span text:style-name="T18">non</text:span></text:span><text:span text:style-name="apple-style-span"><text:span text:style-name="T19"> </text:span></text:span><text:span text:style-name="apple-style-span"><text:span text:style-name="T18">seulement</text:span></text:span><text:span text:style-name="apple-style-span"><text:span text:style-name="T19"> </text:span></text:span><text:span text:style-name="apple-style-span"><text:span text:style-name="T18">important</text:span></text:span><text:span text:style-name="apple-style-span"><text:span text:style-name="T19"> </text:span></text:span><text:span text:style-name="apple-style-span"><text:span text:style-name="T18">pour</text:span></text:span><text:span text:style-name="apple-style-span"><text:span text:style-name="T19"> </text:span></text:span><text:span text:style-name="apple-style-span"><text:span text:style-name="T18">maintenir</text:span></text:span><text:span text:style-name="apple-style-span"><text:span text:style-name="T19"> </text:span></text:span><text:span text:style-name="apple-style-span"><text:span text:style-name="T18">le</text:span></text:span><text:span text:style-name="apple-style-span"><text:span text:style-name="T19"> </text:span></text:span><text:span text:style-name="apple-style-span"><text:span text:style-name="T18">calendrier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déploiement</text:span></text:span><text:span text:style-name="apple-style-span"><text:span text:style-name="T19"> </text:span></text:span><text:span text:style-name="apple-style-span"><text:span text:style-name="T18">proposé,</text:span></text:span><text:span text:style-name="apple-style-span"><text:span text:style-name="T19"> </text:span></text:span><text:span text:style-name="apple-style-span"><text:span text:style-name="T18">mais</text:span></text:span><text:span text:style-name="apple-style-span"><text:span text:style-name="T19"> </text:span></text:span><text:span text:style-name="apple-style-span"><text:span text:style-name="T18">également</text:span></text:span><text:span text:style-name="apple-style-span"><text:span text:style-name="T19"> </text:span></text:span><text:span text:style-name="apple-style-span"><text:span text:style-name="T18">essentiel</text:span></text:span><text:span text:style-name="apple-style-span"><text:span text:style-name="T19"> </text:span></text:span><text:span text:style-name="apple-style-span"><text:span text:style-name="T18">afin</text:span></text:span><text:span text:style-name="apple-style-span"><text:span text:style-name="T19"> </text:span></text:span><text:span text:style-name="apple-style-span"><text:span text:style-name="T18">d'éviter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frais</text:span></text:span><text:span text:style-name="apple-style-span"><text:span text:style-name="T19"> </text:span></text:span><text:span text:style-name="apple-style-span"><text:span text:style-name="T18">ou</text:span></text:span><text:span text:style-name="apple-style-span"><text:span text:style-name="T19"> </text:span></text:span><text:span text:style-name="apple-style-span"><text:span text:style-name="T18">taxes</text:span></text:span><text:span text:style-name="apple-style-span"><text:span text:style-name="T19"> </text:span></text:span><text:span text:style-name="apple-style-span"><text:span text:style-name="T18">qui</text:span></text:span><text:span text:style-name="apple-style-span"><text:span text:style-name="T19"> </text:span></text:span><text:span text:style-name="apple-style-span"><text:span text:style-name="T18">peuvent</text:span></text:span><text:span text:style-name="apple-style-span"><text:span text:style-name="T19"> </text:span></text:span><text:span text:style-name="apple-style-span"><text:span text:style-name="T18">être</text:span></text:span><text:span text:style-name="apple-style-span"><text:span text:style-name="T19"> </text:span></text:span><text:span text:style-name="apple-style-span"><text:span text:style-name="T18">appliqués</text:span></text:span><text:span text:style-name="apple-style-span"><text:span text:style-name="T19"> </text:span></text:span><text:span text:style-name="apple-style-span"><text:span text:style-name="T18">en</text:span></text:span><text:span text:style-name="apple-style-span"><text:span text:style-name="T19"> </text:span></text:span><text:span text:style-name="apple-style-span"><text:span text:style-name="T18">cas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retard</text:span></text:span><text:span text:style-name="apple-style-span"><text:span text:style-name="T19"> </text:span></text:span><text:span text:style-name="apple-style-span"><text:span text:style-name="T18">dans</text:span></text:span><text:span text:style-name="apple-style-span"><text:span text:style-name="T19"> </text:span></text:span><text:span text:style-name="apple-style-span"><text:span text:style-name="T18">le</text:span></text:span><text:span text:style-name="apple-style-span"><text:span text:style-name="T19"> </text:span></text:span><text:span text:style-name="apple-style-span"><text:span text:style-name="T18">dédouanement</text:span></text:span><text:span text:style-name="apple-style-span"><text:span text:style-name="T19"> </text:span></text:span><text:span text:style-name="apple-style-span"><text:span text:style-name="T18">ou</text:span></text:span><text:span text:style-name="apple-style-span"><text:span text:style-name="T19"> </text:span></text:span><text:span text:style-name="apple-style-span"><text:span text:style-name="T18">le</text:span></text:span><text:span text:style-name="apple-style-span"><text:span text:style-name="T19"> </text:span></text:span><text:span text:style-name="apple-style-span"><text:span text:style-name="T18">déchargement</text:span></text:span><text:span text:style-name="apple-style-span"><text:span text:style-name="T19"> </text:span></text:span><text:span text:style-name="apple-style-span"><text:span text:style-name="T18">à</text:span></text:span><text:span text:style-name="apple-style-span"><text:span text:style-name="T19"> </text:span></text:span><text:span text:style-name="apple-style-span"><text:span text:style-name="T18">destination.</text:span></text:span><text:span text:style-name="apple-converted-space"><text:span text:style-name="T18"> </text:span></text:span></text:p>
      <text:p text:style-name="P1"><text:span text:style-name="T18"><text:line-break/></text:span><text:span text:style-name="apple-style-span"><text:span text:style-name="T18">Une</text:span></text:span><text:span text:style-name="apple-style-span"><text:span text:style-name="T19"> </text:span></text:span><text:span text:style-name="apple-style-span"><text:span text:style-name="T18">fois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ordinateurs</text:span></text:span><text:span text:style-name="apple-style-span"><text:span text:style-name="T19"> </text:span></text:span><text:span text:style-name="apple-style-span"><text:span text:style-name="T18">portables</text:span></text:span><text:span text:style-name="apple-style-span"><text:span text:style-name="T19"> </text:span></text:span><text:span text:style-name="apple-style-span"><text:span text:style-name="T18">arrivés</text:span></text:span><text:span text:style-name="apple-style-span"><text:span text:style-name="T19"> </text:span></text:span><text:span text:style-name="apple-style-span"><text:span text:style-name="T18">dans</text:span></text:span><text:span text:style-name="apple-style-span"><text:span text:style-name="T19"> </text:span></text:span><text:span text:style-name="apple-style-span"><text:span text:style-name="T18">un</text:span></text:span><text:span text:style-name="apple-style-span"><text:span text:style-name="T19"> </text:span></text:span><text:span text:style-name="apple-style-span"><text:span text:style-name="T18">pays,</text:span></text:span><text:span text:style-name="apple-style-span"><text:span text:style-name="T19"> </text:span></text:span><text:span text:style-name="apple-style-span"><text:span text:style-name="T18">dédouanés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arrivés</text:span></text:span><text:span text:style-name="apple-style-span"><text:span text:style-name="T19"> </text:span></text:span><text:span text:style-name="apple-style-span"><text:span text:style-name="T18">à</text:span></text:span><text:span text:style-name="apple-style-span"><text:span text:style-name="T19"> </text:span></text:span><text:span text:style-name="apple-style-span"><text:span text:style-name="T18">l</text:span></text:span><text:span text:style-name="apple-style-span"><text:span text:style-name="T19">’</text:span></text:span><text:span text:style-name="apple-style-span"><text:span text:style-name="T18">entrepôt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stockage,</text:span></text:span><text:span text:style-name="apple-style-span"><text:span text:style-name="T19"> </text:span></text:span><text:span text:style-name="apple-style-span"><text:span text:style-name="T18">trois</text:span></text:span><text:span text:style-name="apple-style-span"><text:span text:style-name="T19"> </text:span></text:span><text:span text:style-name="apple-style-span"><text:span text:style-name="T18">tâches</text:span></text:span><text:span text:style-name="apple-style-span"><text:span text:style-name="T19"> </text:span></text:span><text:span text:style-name="apple-style-span"><text:span text:style-name="T18">principales</text:span></text:span><text:span text:style-name="apple-style-span"><text:span text:style-name="T19"> </text:span></text:span><text:span text:style-name="apple-style-span"><text:span text:style-name="T18">doivent</text:span></text:span><text:span text:style-name="apple-style-span"><text:span text:style-name="T19"> </text:span></text:span><text:span text:style-name="apple-style-span"><text:span text:style-name="T18">être</text:span></text:span><text:span text:style-name="apple-style-span"><text:span text:style-name="T19"> </text:span></text:span><text:span text:style-name="apple-style-span"><text:span text:style-name="T18">effectuées:</text:span></text:span><text:span text:style-name="apple-converted-space"><text:span text:style-name="T18"> </text:span></text:span></text:p>
      <text:p text:style-name="P1"><text:span text:style-name="T18"><text:line-break/></text:span><text:span text:style-name="apple-style-span"><text:span text:style-name="T18">1.</text:span></text:span><text:span text:style-name="apple-converted-space"><text:span text:style-name="T18"> 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ordinateurs</text:span></text:span><text:span text:style-name="apple-style-span"><text:span text:style-name="T19"> </text:span></text:span><text:span text:style-name="apple-style-span"><text:span text:style-name="T18">portables</text:span></text:span><text:span text:style-name="apple-style-span"><text:span text:style-name="T19"> </text:span></text:span><text:span text:style-name="apple-style-span"><text:span text:style-name="T18">doivent</text:span></text:span><text:span text:style-name="apple-style-span"><text:span text:style-name="T19"> </text:span></text:span><text:span text:style-name="apple-style-span"><text:span text:style-name="T18">être</text:span></text:span><text:span text:style-name="apple-style-span"><text:span text:style-name="T19"> </text:span></text:span><text:span text:style-name="apple-style-span"><text:span text:style-name="T18">inspectés</text:span></text:span><text:span text:style-name="apple-style-span"><text:span text:style-name="T19"> </text:span></text:span><text:span text:style-name="apple-style-span"><text:span text:style-name="T18">individuellement</text:span></text:span><text:span text:style-name="apple-style-span"><text:span text:style-name="T19"> </text:span></text:span><text:span text:style-name="apple-style-span"><text:span text:style-name="T18">au</text:span></text:span><text:span text:style-name="apple-style-span"><text:span text:style-name="T19"> </text:span></text:span><text:span text:style-name="apple-style-span"><text:span text:style-name="T18">niveau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dommages</text:span></text:span><text:span text:style-name="apple-style-span"><text:span text:style-name="T19"> </text:span></text:span><text:span text:style-name="apple-style-span"><text:span text:style-name="T18">subis</text:span></text:span><text:span text:style-name="apple-style-span"><text:span text:style-name="T19"> </text:span></text:span><text:span text:style-name="apple-style-span"><text:span text:style-name="T18">pendant</text:span></text:span><text:span text:style-name="apple-style-span"><text:span text:style-name="T19"> </text:span></text:span><text:span text:style-name="apple-style-span"><text:span text:style-name="T18">le</text:span></text:span><text:span text:style-name="apple-style-span"><text:span text:style-name="T19"> </text:span></text:span><text:span text:style-name="apple-style-span"><text:span text:style-name="T18">transport,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réclamations</text:span></text:span><text:span text:style-name="apple-style-span"><text:span text:style-name="T19"> </text:span></text:span><text:span text:style-name="apple-style-span"><text:span text:style-name="T18">d'assurance</text:span></text:span><text:span text:style-name="apple-style-span"><text:span text:style-name="T19"> </text:span></text:span><text:span text:style-name="apple-style-span"><text:span text:style-name="T18">éventuelles</text:span></text:span><text:span text:style-name="apple-style-span"><text:span text:style-name="T19"> </text:span></text:span><text:span text:style-name="apple-style-span"><text:span text:style-name="T18">doivent</text:span></text:span><text:span text:style-name="apple-style-span"><text:span text:style-name="T19"> </text:span></text:span><text:span text:style-name="apple-style-span"><text:span text:style-name="T18">être</text:span></text:span><text:span text:style-name="apple-style-span"><text:span text:style-name="T19"> </text:span></text:span><text:span text:style-name="apple-style-span"><text:span text:style-name="T18">préparées.</text:span></text:span></text:p>
      <text:p text:style-name="P1"><text:span text:style-name="T18"><text:line-break/></text:span><text:span text:style-name="apple-style-span"><text:span text:style-name="T18">2.</text:span></text:span><text:span text:style-name="apple-converted-space"><text:span text:style-name="T18"> 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ordinateurs</text:span></text:span><text:span text:style-name="apple-style-span"><text:span text:style-name="T19"> </text:span></text:span><text:span text:style-name="apple-style-span"><text:span text:style-name="T18">portables</text:span></text:span><text:span text:style-name="apple-style-span"><text:span text:style-name="T19"> </text:span></text:span><text:span text:style-name="apple-style-span"><text:span text:style-name="T18">peuvent</text:span></text:span><text:span text:style-name="apple-style-span"><text:span text:style-name="T19"> </text:span></text:span><text:span text:style-name="apple-style-span"><text:span text:style-name="T18">avoir</text:span></text:span><text:span text:style-name="apple-style-span"><text:span text:style-name="T19"> </text:span></text:span><text:span text:style-name="apple-style-span"><text:span text:style-name="T18">besoin</text:span></text:span><text:span text:style-name="apple-style-span"><text:span text:style-name="T19"> </text:span></text:span><text:span text:style-name="apple-style-span"><text:span text:style-name="T18">d</text:span></text:span><text:span text:style-name="apple-style-span"><text:span text:style-name="T19">’</text:span></text:span><text:span text:style-name="apple-style-span"><text:span text:style-name="T18">être</text:span></text:span><text:span text:style-name="apple-style-span"><text:span text:style-name="T19"> </text:span></text:span><text:span text:style-name="apple-style-span"><text:span text:style-name="T18">configurés</text:span></text:span><text:span text:style-name="apple-style-span"><text:span text:style-name="T19"> </text:span></text:span><text:span text:style-name="apple-style-span"><text:span text:style-name="T18">avec</text:span></text:span><text:span text:style-name="apple-style-span"><text:span text:style-name="T19"> </text:span></text:span><text:span text:style-name="apple-style-span"><text:span text:style-name="T18">la</text:span></text:span><text:span text:style-name="apple-style-span"><text:span text:style-name="T19"> </text:span></text:span><text:span text:style-name="apple-style-span"><text:span text:style-name="T18">dernière</text:span></text:span><text:span text:style-name="apple-style-span"><text:span text:style-name="T19"> </text:span></text:span><text:span text:style-name="apple-style-span"><text:span text:style-name="T18">version</text:span></text:span><text:span text:style-name="apple-style-span"><text:span text:style-name="T19"> </text:span></text:span><text:span text:style-name="apple-style-span"><text:span text:style-name="T18">du</text:span></text:span><text:span text:style-name="apple-style-span"><text:span text:style-name="T19"> </text:span></text:span><text:span text:style-name="apple-style-span"><text:span text:style-name="T18">système</text:span></text:span><text:span text:style-name="apple-style-span"><text:span text:style-name="T19"> </text:span></text:span><text:span text:style-name="apple-style-span"><text:span text:style-name="T18">d'exploitation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tout</text:span></text:span><text:span text:style-name="apple-style-span"><text:span text:style-name="T19"> </text:span></text:span><text:span text:style-name="apple-style-span"><text:span text:style-name="T18">le</text:span></text:span><text:span text:style-name="apple-style-span"><text:span text:style-name="T19"> </text:span></text:span><text:span text:style-name="apple-style-span"><text:span text:style-name="T18">contenu</text:span></text:span><text:span text:style-name="apple-style-span"><text:span text:style-name="T19"> </text:span></text:span><text:span text:style-name="apple-style-span"><text:span text:style-name="T18">local,</text:span></text:span><text:span text:style-name="apple-style-span"><text:span text:style-name="T19"> </text:span></text:span><text:span text:style-name="apple-style-span"><text:span text:style-name="T18">s'il</text:span></text:span><text:span text:style-name="apple-style-span"><text:span text:style-name="T19"> </text:span></text:span><text:span text:style-name="apple-style-span"><text:span text:style-name="T18">ya</text:span></text:span><text:span text:style-name="apple-style-span"><text:span text:style-name="T19"> </text:span></text:span><text:span text:style-name="apple-style-span"><text:span text:style-name="T18">eu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modifications</text:span></text:span><text:span text:style-name="apple-style-span"><text:span text:style-name="T19"> </text:span></text:span><text:span text:style-name="apple-style-span"><text:span text:style-name="T18">apportées</text:span></text:span><text:span text:style-name="apple-style-span"><text:span text:style-name="T19"> </text:span></text:span><text:span text:style-name="apple-style-span"><text:span text:style-name="T18">au</text:span></text:span><text:span text:style-name="apple-style-span"><text:span text:style-name="T19"> </text:span></text:span><text:span text:style-name="apple-style-span"><text:span text:style-name="T18">logiciel</text:span></text:span><text:span text:style-name="apple-style-span"><text:span text:style-name="T19"> </text:span></text:span><text:span text:style-name="apple-style-span"><text:span text:style-name="T18">depuis</text:span></text:span><text:span text:style-name="apple-style-span"><text:span text:style-name="T19"> </text:span></text:span><text:span text:style-name="apple-style-span"><text:span text:style-name="T18">le</text:span></text:span><text:span text:style-name="apple-style-span"><text:span text:style-name="T19"> </text:span></text:span><text:span text:style-name="apple-style-span"><text:span text:style-name="T18">moment</text:span></text:span><text:span text:style-name="apple-style-span"><text:span text:style-name="T19"> </text:span></text:span><text:span text:style-name="apple-style-span"><text:span text:style-name="T18">où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unités</text:span></text:span><text:span text:style-name="apple-style-span"><text:span text:style-name="T19"> </text:span></text:span><text:span text:style-name="apple-style-span"><text:span text:style-name="T18">ont</text:span></text:span><text:span text:style-name="apple-style-span"><text:span text:style-name="T19"> </text:span></text:span><text:span text:style-name="apple-style-span"><text:span text:style-name="T18">été</text:span></text:span><text:span text:style-name="apple-style-span"><text:span text:style-name="T19"> </text:span></text:span><text:span text:style-name="apple-style-span"><text:span text:style-name="T18">expédiées.</text:span></text:span><text:span text:style-name="apple-converted-space"><text:span text:style-name="T18"> </text:span></text:span><text:span text:style-name="apple-style-span"><text:span text:style-name="T18">Cette</text:span></text:span><text:span text:style-name="apple-style-span"><text:span text:style-name="T19"> </text:span></text:span><text:span text:style-name="apple-style-span"><text:span text:style-name="T18">procédure</text:span></text:span><text:span text:style-name="apple-style-span"><text:span text:style-name="T19"> </text:span></text:span><text:span text:style-name="apple-style-span"><text:span text:style-name="T18">sert</text:span></text:span><text:span text:style-name="apple-style-span"><text:span text:style-name="T19"> </text:span></text:span><text:span text:style-name="apple-style-span"><text:span text:style-name="T18">aussi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confirmation</text:span></text:span><text:span text:style-name="apple-style-span"><text:span text:style-name="T19"> </text:span></text:span><text:span text:style-name="apple-style-span"><text:span text:style-name="T18">que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ordinateurs</text:span></text:span><text:span text:style-name="apple-style-span"><text:span text:style-name="T19"> </text:span></text:span><text:span text:style-name="apple-style-span"><text:span text:style-name="T18">sont</text:span></text:span><text:span text:style-name="apple-style-span"><text:span text:style-name="T19"> </text:span></text:span><text:span text:style-name="apple-style-span"><text:span text:style-name="T18">en</text:span></text:span><text:span text:style-name="apple-style-span"><text:span text:style-name="T19"> </text:span></text:span><text:span text:style-name="apple-style-span"><text:span text:style-name="T18">ordre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marche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sont</text:span></text:span><text:span text:style-name="apple-style-span"><text:span text:style-name="T19"> </text:span></text:span><text:span text:style-name="apple-style-span"><text:span text:style-name="T18">prêts</text:span></text:span><text:span text:style-name="apple-style-span"><text:span text:style-name="T19"> </text:span></text:span><text:span text:style-name="apple-style-span"><text:span text:style-name="T18">pour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élèves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enseignants</text:span></text:span><text:span text:style-name="apple-converted-space"><text:span text:style-name="T18">.</text:span></text:span></text:p>
      <text:p text:style-name="P1"><text:span text:style-name="T18"><text:line-break/></text:span><text:soft-page-break/><text:span text:style-name="apple-style-span"><text:span text:style-name="T18">3.</text:span></text:span><text:span text:style-name="apple-converted-space"><text:span text:style-name="T18"> 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numéros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série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ordinateurs</text:span></text:span><text:span text:style-name="apple-style-span"><text:span text:style-name="T19"> </text:span></text:span><text:span text:style-name="apple-style-span"><text:span text:style-name="T18">doivent</text:span></text:span><text:span text:style-name="apple-style-span"><text:span text:style-name="T19"> </text:span></text:span><text:span text:style-name="apple-style-span"><text:span text:style-name="T18">être</text:span></text:span><text:span text:style-name="apple-style-span"><text:span text:style-name="T19"> </text:span></text:span><text:span text:style-name="apple-style-span"><text:span text:style-name="T18">entrés</text:span></text:span><text:span text:style-name="apple-style-span"><text:span text:style-name="T19"> </text:span></text:span><text:span text:style-name="apple-style-span"><text:span text:style-name="T18">dans</text:span></text:span><text:span text:style-name="apple-style-span"><text:span text:style-name="T19"> </text:span></text:span><text:span text:style-name="apple-style-span"><text:span text:style-name="T18">le</text:span></text:span><text:span text:style-name="apple-style-span"><text:span text:style-name="T19"> </text:span></text:span><text:span text:style-name="apple-style-span"><text:span text:style-name="T18">système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gestion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stock</text:span></text:span><text:span text:style-name="apple-style-span"><text:span text:style-name="T19"> </text:span></text:span><text:span text:style-name="apple-style-span"><text:span text:style-name="T18">ainsi</text:span></text:span><text:span text:style-name="apple-style-span"><text:span text:style-name="T19"> </text:span></text:span><text:span text:style-name="apple-style-span"><text:span text:style-name="T18">que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numéros</text:span></text:span><text:span text:style-name="apple-style-span"><text:span text:style-name="T19"> </text:span></text:span><text:span text:style-name="apple-style-span"><text:span text:style-name="T18">d'identification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chaque</text:span></text:span><text:span text:style-name="apple-style-span"><text:span text:style-name="T19"> </text:span></text:span><text:span text:style-name="apple-style-span"><text:span text:style-name="T18">élève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enseignant.</text:span></text:span><text:span text:style-name="apple-style-span"><text:span text:style-name="T19"> </text:span></text:span><text:span text:style-name="apple-style-span"><text:span text:style-name="T18">Cette</text:span></text:span><text:span text:style-name="apple-style-span"><text:span text:style-name="T19"> </text:span></text:span><text:span text:style-name="apple-style-span"><text:span text:style-name="T18">procédure</text:span></text:span><text:span text:style-name="apple-style-span"><text:span text:style-name="T19"> </text:span></text:span><text:span text:style-name="apple-style-span"><text:span text:style-name="T18">fournit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informations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base,</text:span></text:span><text:span text:style-name="apple-style-span"><text:span text:style-name="T19"> </text:span></text:span><text:span text:style-name="apple-style-span"><text:span text:style-name="T18">qui</text:span></text:span><text:span text:style-name="apple-style-span"><text:span text:style-name="T19"> </text:span></text:span><text:span text:style-name="apple-style-span"><text:span text:style-name="T18">sont</text:span></text:span><text:span text:style-name="apple-style-span"><text:span text:style-name="T19"> </text:span></text:span><text:span text:style-name="apple-style-span"><text:span text:style-name="T18">ensuite</text:span></text:span><text:span text:style-name="apple-style-span"><text:span text:style-name="T19"> </text:span></text:span><text:span text:style-name="apple-style-span"><text:span text:style-name="T18">mises</text:span></text:span><text:span text:style-name="apple-style-span"><text:span text:style-name="T19"> </text:span></text:span><text:span text:style-name="apple-style-span"><text:span text:style-name="T18">à</text:span></text:span><text:span text:style-name="apple-style-span"><text:span text:style-name="T19"> </text:span></text:span><text:span text:style-name="apple-style-span"><text:span text:style-name="T18">jour</text:span></text:span><text:span text:style-name="apple-style-span"><text:span text:style-name="T19"> </text:span></text:span><text:span text:style-name="apple-style-span"><text:span text:style-name="T18">afin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refléter</text:span></text:span><text:span text:style-name="apple-style-span"><text:span text:style-name="T19"> </text:span></text:span><text:span text:style-name="apple-style-span"><text:span text:style-name="T18">l'historique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réparations,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transferts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portables,</text:span></text:span><text:span text:style-name="apple-style-span"><text:span text:style-name="T19"> </text:span></text:span><text:span text:style-name="apple-style-span"><text:span text:style-name="T18">ou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remplacements.</text:span></text:span><text:span text:style-name="apple-converted-space"><text:span text:style-name="T18"> </text:span></text:span></text:p>
      <text:p text:style-name="P1"><text:span text:style-name="T18"><text:line-break/></text:span><text:span text:style-name="apple-style-span"><text:span text:style-name="T14">Entreposage</text:span></text:span><text:span text:style-name="apple-converted-space"><text:span text:style-name="T14"> </text:span></text:span><text:span text:style-name="T14"><text:line-break/></text:span></text:p>
      <text:p text:style-name="P1"><text:span text:style-name="apple-style-span"><text:span text:style-name="T18">Lorsqu'</text:span></text:span><text:span text:style-name="apple-style-span"><text:span text:style-name="T18">on</text:span></text:span><text:span text:style-name="apple-style-span"><text:span text:style-name="T19"> </text:span></text:span><text:span text:style-name="apple-style-span"><text:span text:style-name="T18">élabore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plans</text:span></text:span><text:span text:style-name="apple-style-span"><text:span text:style-name="T19"> </text:span></text:span><text:span text:style-name="apple-style-span"><text:span text:style-name="T18">pour</text:span></text:span><text:span text:style-name="apple-style-span"><text:span text:style-name="T19"> </text:span></text:span><text:span text:style-name="apple-style-span"><text:span text:style-name="T18">le</text:span></text:span><text:span text:style-name="apple-style-span"><text:span text:style-name="T19"> </text:span></text:span><text:span text:style-name="apple-style-span"><text:span text:style-name="T18">stockage</text:span></text:span><text:span text:style-name="apple-style-span"><text:span text:style-name="T19"> </text:span></text:span><text:span text:style-name="apple-style-span"><text:span text:style-name="T18">local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XO,</text:span></text:span><text:span text:style-name="apple-style-span"><text:span text:style-name="T19"> </text:span></text:span><text:span text:style-name="apple-style-span"><text:span text:style-name="T18">il</text:span></text:span><text:span text:style-name="apple-style-span"><text:span text:style-name="T19"> </text:span></text:span><text:span text:style-name="apple-style-span"><text:span text:style-name="T18">est</text:span></text:span><text:span text:style-name="apple-style-span"><text:span text:style-name="T19"> </text:span></text:span><text:span text:style-name="apple-style-span"><text:span text:style-name="T18">important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considérer</text:span></text:span><text:span text:style-name="apple-style-span"><text:span text:style-name="T19"> </text:span></text:span><text:span text:style-name="apple-style-span"><text:span text:style-name="T18">la</text:span></text:span><text:span text:style-name="apple-style-span"><text:span text:style-name="T19"> </text:span></text:span><text:span text:style-name="apple-style-span"><text:span text:style-name="T18">sécurité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installations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stockage,</text:span></text:span><text:span text:style-name="apple-style-span"><text:span text:style-name="T19"> </text:span></text:span><text:span text:style-name="apple-style-span"><text:span text:style-name="T18">l'impact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conditions</text:span></text:span><text:span text:style-name="apple-style-span"><text:span text:style-name="T19"> </text:span></text:span><text:span text:style-name="apple-style-span"><text:span text:style-name="T18">météorologiques</text:span></text:span><text:span text:style-name="apple-style-span"><text:span text:style-name="T19"> </text:span></text:span><text:span text:style-name="apple-style-span"><text:span text:style-name="T18">sur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XOs</text:span></text:span><text:span text:style-name="apple-style-span"><text:span text:style-name="T19"> </text:span></text:span><text:span text:style-name="apple-style-span"><text:span text:style-name="T18">stockés,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la</text:span></text:span><text:span text:style-name="apple-style-span"><text:span text:style-name="T19"> </text:span></text:span><text:span text:style-name="apple-style-span"><text:span text:style-name="T18">couverture</text:span></text:span><text:span text:style-name="apple-style-span"><text:span text:style-name="T19"> </text:span></text:span><text:span text:style-name="apple-style-span"><text:span text:style-name="T18">d'assurance</text:span></text:span><text:span text:style-name="apple-style-span"><text:span text:style-name="T19"> </text:span></text:span><text:span text:style-name="apple-style-span"><text:span text:style-name="T18">éventuellement</text:span></text:span><text:span text:style-name="apple-style-span"><text:span text:style-name="T19"> </text:span></text:span><text:span text:style-name="apple-style-span"><text:span text:style-name="T18">requise.</text:span></text:span></text:p>
      <text:p text:style-name="P1"><text:span text:style-name="apple-converted-space"><text:span text:style-name="T18"> </text:span></text:span><text:span text:style-name="T18"><text:line-break/></text:span><text:span text:style-name="apple-style-span"><text:span text:style-name="T18">Le</text:span></text:span><text:span text:style-name="apple-style-span"><text:span text:style-name="T19"> </text:span></text:span><text:span text:style-name="apple-style-span"><text:span text:style-name="T18">département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opérations</text:span></text:span><text:span text:style-name="apple-style-span"><text:span text:style-name="T19"> </text:span></text:span><text:span text:style-name="apple-style-span"><text:span text:style-name="T18">peut</text:span></text:span><text:span text:style-name="apple-style-span"><text:span text:style-name="T19"> </text:span></text:span><text:span text:style-name="apple-style-span"><text:span text:style-name="T18">fournir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informations</text:span></text:span><text:span text:style-name="apple-style-span"><text:span text:style-name="T19"> </text:span></text:span><text:span text:style-name="apple-style-span"><text:span text:style-name="T18">sur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dimensions</text:span></text:span><text:span text:style-name="apple-style-span"><text:span text:style-name="T19"> </text:span></text:span><text:span text:style-name="apple-style-span"><text:span text:style-name="T18">d'emballage</text:span></text:span><text:span text:style-name="apple-style-span"><text:span text:style-name="T19"> </text:span></text:span><text:span text:style-name="apple-style-span"><text:span text:style-name="T18">ou</text:span></text:span><text:span text:style-name="apple-style-span"><text:span text:style-name="T19"> </text:span></text:span><text:span text:style-name="apple-style-span"><text:span text:style-name="T18">sur</text:span></text:span><text:span text:style-name="apple-style-span"><text:span text:style-name="T19"> </text:span></text:span><text:span text:style-name="apple-style-span"><text:span text:style-name="T18">tout</text:span></text:span><text:span text:style-name="apple-style-span"><text:span text:style-name="T19"> </text:span></text:span><text:span text:style-name="apple-style-span"><text:span text:style-name="T18">autre</text:span></text:span><text:span text:style-name="apple-style-span"><text:span text:style-name="T19"> </text:span></text:span><text:span text:style-name="apple-style-span"><text:span text:style-name="T18">sujet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préoccupations</text:span></text:span><text:span text:style-name="apple-style-span"><text:span text:style-name="T19"> </text:span></text:span><text:span text:style-name="apple-style-span"><text:span text:style-name="T18">sur</text:span></text:span><text:span text:style-name="apple-style-span"><text:span text:style-name="T19"> </text:span></text:span><text:span text:style-name="apple-style-span"><text:span text:style-name="T18">l</text:span></text:span><text:span text:style-name="apple-style-span"><text:span text:style-name="T19">’</text:span></text:span><text:span text:style-name="apple-style-span"><text:span text:style-name="T18">emballage.</text:span></text:span><text:span text:style-name="apple-converted-space"><text:span text:style-name="T18"> </text:span></text:span></text:p>
      <text:p text:style-name="P1"><text:span text:style-name="T18"><text:line-break/></text:span><text:span text:style-name="apple-style-span"><text:span text:style-name="T16">L</text:span></text:span><text:span text:style-name="apple-style-span"><text:span text:style-name="T17">’</text:span></text:span><text:span text:style-name="apple-style-span"><text:span text:style-name="T16">entreposage</text:span></text:span><text:span text:style-name="apple-style-span"><text:span text:style-name="T17"> </text:span></text:span><text:span text:style-name="apple-style-span"><text:span text:style-name="T16">local</text:span></text:span><text:span text:style-name="apple-style-span"><text:span text:style-name="T17"> </text:span></text:span><text:span text:style-name="apple-style-span"><text:span text:style-name="T16">permet</text:span></text:span><text:span text:style-name="apple-style-span"><text:span text:style-name="T17"> </text:span></text:span><text:span text:style-name="apple-style-span"><text:span text:style-name="T16">de</text:span></text:span><text:span text:style-name="apple-style-span"><text:span text:style-name="T17"> </text:span></text:span><text:span text:style-name="apple-style-span"><text:span text:style-name="T16">stocker</text:span></text:span><text:span text:style-name="apple-style-span"><text:span text:style-name="T17"> </text:span></text:span><text:span text:style-name="apple-style-span"><text:span text:style-name="T16">les</text:span></text:span><text:span text:style-name="apple-style-span"><text:span text:style-name="T17"> </text:span></text:span><text:span text:style-name="apple-style-span"><text:span text:style-name="T16">ordinateurs</text:span></text:span><text:span text:style-name="apple-style-span"><text:span text:style-name="T17"> </text:span></text:span><text:span text:style-name="apple-style-span"><text:span text:style-name="T16">portables</text:span></text:span><text:span text:style-name="apple-style-span"><text:span text:style-name="T17"> </text:span></text:span><text:span text:style-name="apple-style-span"><text:span text:style-name="T16">en</text:span></text:span><text:span text:style-name="apple-style-span"><text:span text:style-name="T17"> </text:span></text:span><text:span text:style-name="apple-style-span"><text:span text:style-name="T16">vue</text:span></text:span><text:span text:style-name="apple-style-span"><text:span text:style-name="T17"> </text:span></text:span><text:span text:style-name="apple-style-span"><text:span text:style-name="T16">de</text:span></text:span><text:span text:style-name="apple-style-span"><text:span text:style-name="T17"> </text:span></text:span><text:span text:style-name="apple-style-span"><text:span text:style-name="T16">leur</text:span></text:span><text:span text:style-name="apple-style-span"><text:span text:style-name="T17"> </text:span></text:span><text:span text:style-name="apple-style-span"><text:span text:style-name="T16">configuration</text:span></text:span><text:span text:style-name="apple-style-span"><text:span text:style-name="T17"> </text:span></text:span><text:span text:style-name="apple-style-span"><text:span text:style-name="T16">tandis</text:span></text:span><text:span text:style-name="apple-style-span"><text:span text:style-name="T17"> </text:span></text:span><text:span text:style-name="apple-style-span"><text:span text:style-name="T16">que</text:span></text:span><text:span text:style-name="apple-style-span"><text:span text:style-name="T17"> </text:span></text:span><text:span text:style-name="apple-style-span"><text:span text:style-name="T16">l</text:span></text:span><text:span text:style-name="apple-style-span"><text:span text:style-name="T17">’</text:span></text:span><text:span text:style-name="apple-style-span"><text:span text:style-name="T16">infrastructure</text:span></text:span><text:span text:style-name="apple-style-span"><text:span text:style-name="T17"> </text:span></text:span><text:span text:style-name="apple-style-span"><text:span text:style-name="T16">logistique</text:span></text:span><text:span text:style-name="apple-style-span"><text:span text:style-name="T17"> </text:span></text:span><text:span text:style-name="apple-style-span"><text:span text:style-name="T16">est</text:span></text:span><text:span text:style-name="apple-style-span"><text:span text:style-name="T17"> </text:span></text:span><text:span text:style-name="apple-style-span"><text:span text:style-name="T16">préparée</text:span></text:span><text:span text:style-name="apple-style-span"><text:span text:style-name="T17"> </text:span></text:span><text:span text:style-name="apple-style-span"><text:span text:style-name="T16">pour</text:span></text:span><text:span text:style-name="apple-style-span"><text:span text:style-name="T17"> </text:span></text:span><text:span text:style-name="apple-style-span"><text:span text:style-name="T16">acheminer</text:span></text:span><text:span text:style-name="apple-style-span"><text:span text:style-name="T17"> </text:span></text:span><text:span text:style-name="apple-style-span"><text:span text:style-name="T16">les</text:span></text:span><text:span text:style-name="apple-style-span"><text:span text:style-name="T17"> </text:span></text:span><text:span text:style-name="apple-style-span"><text:span text:style-name="T16">ordinateurs</text:span></text:span><text:span text:style-name="apple-style-span"><text:span text:style-name="T17"> </text:span></text:span><text:span text:style-name="apple-style-span"><text:span text:style-name="T16">portables.</text:span></text:span><text:span text:style-name="apple-converted-space"><text:span text:style-name="T16"> </text:span></text:span><text:span text:style-name="apple-style-span"><text:span text:style-name="T16">Un</text:span></text:span><text:span text:style-name="apple-style-span"><text:span text:style-name="T17"> </text:span></text:span><text:span text:style-name="apple-style-span"><text:span text:style-name="T16">positionnement</text:span></text:span><text:span text:style-name="apple-style-span"><text:span text:style-name="T17"> </text:span></text:span><text:span text:style-name="apple-style-span"><text:span text:style-name="T16">stratégique</text:span></text:span><text:span text:style-name="apple-style-span"><text:span text:style-name="T17"> </text:span></text:span><text:span text:style-name="apple-style-span"><text:span text:style-name="T16">d</text:span></text:span><text:span text:style-name="apple-style-span"><text:span text:style-name="T17">’</text:span></text:span><text:span text:style-name="apple-style-span"><text:span text:style-name="T16">entrepôts</text:span></text:span><text:span text:style-name="apple-style-span"><text:span text:style-name="T17"> </text:span></text:span><text:span text:style-name="apple-style-span"><text:span text:style-name="T16">régionaux</text:span></text:span><text:span text:style-name="apple-style-span"><text:span text:style-name="T17"> </text:span></text:span><text:span text:style-name="apple-style-span"><text:span text:style-name="T16">peut</text:span></text:span><text:span text:style-name="apple-style-span"><text:span text:style-name="T17"> </text:span></text:span><text:span text:style-name="apple-style-span"><text:span text:style-name="T16">permettre</text:span></text:span><text:span text:style-name="apple-style-span"><text:span text:style-name="T17"> </text:span></text:span><text:span text:style-name="apple-style-span"><text:span text:style-name="T16">de</text:span></text:span><text:span text:style-name="apple-style-span"><text:span text:style-name="T17"> <text:s/></text:span></text:span><text:span text:style-name="apple-style-span"><text:span text:style-name="T16">réduire</text:span></text:span><text:span text:style-name="apple-style-span"><text:span text:style-name="T17"> </text:span></text:span><text:span text:style-name="apple-style-span"><text:span text:style-name="T16">le</text:span></text:span><text:span text:style-name="apple-style-span"><text:span text:style-name="T17"> </text:span></text:span><text:span text:style-name="apple-style-span"><text:span text:style-name="T16">coût</text:span></text:span><text:span text:style-name="apple-style-span"><text:span text:style-name="T17"> </text:span></text:span><text:span text:style-name="apple-style-span"><text:span text:style-name="T16">de</text:span></text:span><text:span text:style-name="apple-style-span"><text:span text:style-name="T17"> </text:span></text:span><text:span text:style-name="apple-style-span"><text:span text:style-name="T16">la</text:span></text:span><text:span text:style-name="apple-style-span"><text:span text:style-name="T17"> </text:span></text:span><text:span text:style-name="apple-style-span"><text:span text:style-name="T16">logistique</text:span></text:span><text:span text:style-name="apple-style-span"><text:span text:style-name="T17"> </text:span></text:span><text:span text:style-name="apple-style-span"><text:span text:style-name="T16">et</text:span></text:span><text:span text:style-name="apple-style-span"><text:span text:style-name="T17"> </text:span></text:span><text:span text:style-name="apple-style-span"><text:span text:style-name="T16">d</text:span></text:span><text:span text:style-name="apple-style-span"><text:span text:style-name="T17">’</text:span></text:span><text:span text:style-name="apple-style-span"><text:span text:style-name="T16">améliorer</text:span></text:span><text:span text:style-name="apple-style-span"><text:span text:style-name="T17"> </text:span></text:span><text:span text:style-name="apple-style-span"><text:span text:style-name="T16">l'efficacité</text:span></text:span><text:span text:style-name="apple-style-span"><text:span text:style-name="T17"> </text:span></text:span><text:span text:style-name="apple-style-span"><text:span text:style-name="T16">de</text:span></text:span><text:span text:style-name="apple-style-span"><text:span text:style-name="T17"> </text:span></text:span><text:span text:style-name="apple-style-span"><text:span text:style-name="T16">la</text:span></text:span><text:span text:style-name="apple-style-span"><text:span text:style-name="T17"> </text:span></text:span><text:span text:style-name="apple-style-span"><text:span text:style-name="T16">réparation</text:span></text:span><text:span text:style-name="apple-style-span"><text:span text:style-name="T17"> </text:span></text:span><text:span text:style-name="apple-style-span"><text:span text:style-name="T16">et</text:span></text:span><text:span text:style-name="apple-style-span"><text:span text:style-name="T17"> </text:span></text:span><text:span text:style-name="apple-style-span"><text:span text:style-name="T16">du</text:span></text:span><text:span text:style-name="apple-style-span"><text:span text:style-name="T17"> </text:span></text:span><text:span text:style-name="apple-style-span"><text:span text:style-name="T16">remplacement</text:span></text:span><text:span text:style-name="apple-style-span"><text:span text:style-name="T17"> </text:span></text:span><text:span text:style-name="apple-style-span"><text:span text:style-name="T16">des</text:span></text:span><text:span text:style-name="apple-style-span"><text:span text:style-name="T17"> </text:span></text:span><text:span text:style-name="apple-style-span"><text:span text:style-name="T16">ordinateurs</text:span></text:span><text:span text:style-name="apple-style-span"><text:span text:style-name="T17"> </text:span></text:span><text:span text:style-name="apple-style-span"><text:span text:style-name="T16">portables.</text:span></text:span></text:p>
      <text:p text:style-name="P1"><text:bookmark-start text:name="sec-1-2"/><text:bookmark-end text:name="sec-1-2"/><text:span text:style-name="apple-style-span"><text:span text:style-name="T14"/></text:span></text:p>
      <text:p text:style-name="P1"><text:span text:style-name="apple-style-span"><text:span text:style-name="T14">Plan</text:span></text:span><text:span text:style-name="apple-style-span"><text:span text:style-name="T15"> </text:span></text:span><text:span text:style-name="apple-style-span"><text:span text:style-name="T14">de</text:span></text:span><text:span text:style-name="apple-style-span"><text:span text:style-name="T15"> </text:span></text:span><text:span text:style-name="apple-style-span"><text:span text:style-name="T14">distribution</text:span></text:span><text:span text:style-name="apple-style-span"><text:span text:style-name="T15"> </text:span></text:span><text:span text:style-name="apple-style-span"><text:span text:style-name="T14">des</text:span></text:span><text:span text:style-name="apple-style-span"><text:span text:style-name="T15"> </text:span></text:span><text:span text:style-name="apple-style-span"><text:span text:style-name="T14">ordinateurs</text:span></text:span><text:span text:style-name="apple-style-span"><text:span text:style-name="T15"> </text:span></text:span><text:span text:style-name="apple-style-span"><text:span text:style-name="T14">portables</text:span></text:span></text:p>
      <text:p text:style-name="P1"><text:span text:style-name="apple-converted-space"><text:span text:style-name="T18"> </text:span></text:span><text:span text:style-name="T18"><text:line-break/></text:span><text:span text:style-name="apple-style-span"><text:span text:style-name="T18">Dans</text:span></text:span><text:span text:style-name="apple-style-span"><text:span text:style-name="T19"> </text:span></text:span><text:span text:style-name="apple-style-span"><text:span text:style-name="T18">l'expérience</text:span></text:span><text:span text:style-name="apple-style-span"><text:span text:style-name="T19"> </text:span></text:span><text:span text:style-name="apple-style-span"><text:span text:style-name="T18">OLPC,</text:span></text:span><text:span text:style-name="apple-style-span"><text:span text:style-name="T19"> </text:span></text:span><text:span text:style-name="apple-style-span"><text:span text:style-name="T18">la</text:span></text:span><text:span text:style-name="apple-style-span"><text:span text:style-name="T19"> </text:span></text:span><text:span text:style-name="apple-style-span"><text:span text:style-name="T18">plupart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sponsors</text:span></text:span><text:span text:style-name="apple-style-span"><text:span text:style-name="T19"> </text:span></text:span><text:span text:style-name="apple-style-span"><text:span text:style-name="T18">ne</text:span></text:span><text:span text:style-name="apple-style-span"><text:span text:style-name="T19"> </text:span></text:span><text:span text:style-name="apple-style-span"><text:span text:style-name="T18">peuvent</text:span></text:span><text:span text:style-name="apple-style-span"><text:span text:style-name="T19"> </text:span></text:span><text:span text:style-name="apple-style-span"><text:span text:style-name="T18">distribuer</text:span></text:span><text:span text:style-name="apple-style-span"><text:span text:style-name="T19"> </text:span></text:span><text:span text:style-name="apple-style-span"><text:span text:style-name="T18">qu</text:span></text:span><text:span text:style-name="apple-style-span"><text:span text:style-name="T19">’</text:span></text:span><text:span text:style-name="apple-style-span"><text:span text:style-name="T18">un</text:span></text:span><text:span text:style-name="apple-style-span"><text:span text:style-name="T19"> </text:span></text:span><text:span text:style-name="apple-style-span"><text:span text:style-name="T18">maximum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60</text:span></text:span><text:span text:style-name="apple-style-span"><text:span text:style-name="T19"> </text:span></text:span><text:span text:style-name="apple-style-span"><text:span text:style-name="T18">000</text:span></text:span><text:span text:style-name="apple-style-span"><text:span text:style-name="T19"> </text:span></text:span><text:span text:style-name="apple-style-span"><text:span text:style-name="T18">machines</text:span></text:span><text:span text:style-name="apple-style-span"><text:span text:style-name="T19"> </text:span></text:span><text:span text:style-name="apple-style-span"><text:span text:style-name="T18">par</text:span></text:span><text:span text:style-name="apple-style-span"><text:span text:style-name="T19"> </text:span></text:span><text:span text:style-name="apple-style-span"><text:span text:style-name="T18">mois.</text:span></text:span><text:span text:style-name="apple-converted-space"><text:span text:style-name="T18"> 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machines</text:span></text:span><text:span text:style-name="apple-style-span"><text:span text:style-name="T19"> </text:span></text:span><text:span text:style-name="apple-style-span"><text:span text:style-name="T18">sont</text:span></text:span><text:span text:style-name="apple-style-span"><text:span text:style-name="T19"> </text:span></text:span><text:span text:style-name="apple-style-span"><text:span text:style-name="T18">généralement</text:span></text:span><text:span text:style-name="apple-style-span"><text:span text:style-name="T19"> </text:span></text:span><text:span text:style-name="apple-style-span"><text:span text:style-name="T18">distribuées</text:span></text:span><text:span text:style-name="apple-style-span"><text:span text:style-name="T19"> </text:span></text:span><text:span text:style-name="apple-style-span"><text:span text:style-name="T18">par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sociétés</text:span></text:span><text:span text:style-name="apple-style-span"><text:span text:style-name="T19"> </text:span></text:span><text:span text:style-name="apple-style-span"><text:span text:style-name="T18">tierces,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militaires,</text:span></text:span><text:span text:style-name="apple-style-span"><text:span text:style-name="T19"> </text:span></text:span><text:span text:style-name="apple-style-span"><text:span text:style-name="T18">ou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organismes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coopération</text:span></text:span><text:span text:style-name="apple-style-span"><text:span text:style-name="T19"> </text:span></text:span><text:span text:style-name="apple-style-span"><text:span text:style-name="T18">multilatérale,</text:span></text:span><text:span text:style-name="apple-style-span"><text:span text:style-name="T19"> </text:span></text:span><text:span text:style-name="apple-style-span"><text:span text:style-name="T18">comme</text:span></text:span><text:span text:style-name="apple-style-span"><text:span text:style-name="T19"> </text:span></text:span><text:span text:style-name="apple-style-span"><text:span text:style-name="T18">la</text:span></text:span><text:span text:style-name="apple-style-span"><text:span text:style-name="T19"> </text:span></text:span><text:span text:style-name="apple-style-span"><text:span text:style-name="T18">FAO</text:span></text:span><text:span text:style-name="apple-style-span"><text:span text:style-name="T19"> </text:span></text:span><text:span text:style-name="apple-style-span"><text:span text:style-name="T18">ou</text:span></text:span><text:span text:style-name="apple-style-span"><text:span text:style-name="T19"> </text:span></text:span><text:span text:style-name="apple-style-span"><text:span text:style-name="T18">le</text:span></text:span><text:span text:style-name="apple-style-span"><text:span text:style-name="T19"> </text:span></text:span><text:span text:style-name="apple-style-span"><text:span text:style-name="T18">PAM.</text:span></text:span><text:span text:style-name="apple-converted-space"><text:span text:style-name="T18"> </text:span></text:span><text:span text:style-name="apple-style-span"><text:span text:style-name="T18">Ces</text:span></text:span><text:span text:style-name="apple-style-span"><text:span text:style-name="T19"> </text:span></text:span><text:span text:style-name="apple-style-span"><text:span text:style-name="T18">organisations</text:span></text:span><text:span text:style-name="apple-style-span"><text:span text:style-name="T19"> </text:span></text:span><text:span text:style-name="apple-style-span"><text:span text:style-name="T18">ont</text:span></text:span><text:span text:style-name="apple-style-span"><text:span text:style-name="T19"> </text:span></text:span><text:span text:style-name="apple-style-span"><text:span text:style-name="T18">une</text:span></text:span><text:span text:style-name="apple-style-span"><text:span text:style-name="T19"> </text:span></text:span><text:span text:style-name="apple-style-span"><text:span text:style-name="T18">vaste</text:span></text:span><text:span text:style-name="apple-style-span"><text:span text:style-name="T19"> </text:span></text:span><text:span text:style-name="apple-style-span"><text:span text:style-name="T18">expérience</text:span></text:span><text:span text:style-name="apple-style-span"><text:span text:style-name="T19"> </text:span></text:span><text:span text:style-name="apple-style-span"><text:span text:style-name="T18">dans</text:span></text:span><text:span text:style-name="apple-style-span"><text:span text:style-name="T19"> </text:span></text:span><text:span text:style-name="apple-style-span"><text:span text:style-name="T18">la</text:span></text:span><text:span text:style-name="apple-style-span"><text:span text:style-name="T19"> </text:span></text:span><text:span text:style-name="apple-style-span"><text:span text:style-name="T18">sécurisation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la</text:span></text:span><text:span text:style-name="apple-style-span"><text:span text:style-name="T19"> </text:span></text:span><text:span text:style-name="apple-style-span"><text:span text:style-name="T18">logistique.</text:span></text:span><text:span text:style-name="apple-converted-space"><text:span text:style-name="T18"> </text:span></text:span><text:span text:style-name="apple-style-span"><text:span text:style-name="T18">Dans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nombreux</text:span></text:span><text:span text:style-name="apple-style-span"><text:span text:style-name="T19"> </text:span></text:span><text:span text:style-name="apple-style-span"><text:span text:style-name="T18">pays,</text:span></text:span><text:span text:style-name="apple-style-span"><text:span text:style-name="T19"> </text:span></text:span><text:span text:style-name="apple-style-span"><text:span text:style-name="T18">un</text:span></text:span><text:span text:style-name="apple-style-span"><text:span text:style-name="T19"> </text:span></text:span><text:span text:style-name="apple-style-span"><text:span text:style-name="T18">millier</text:span></text:span><text:span text:style-name="apple-style-span"><text:span text:style-name="T19"> </text:span></text:span><text:span text:style-name="apple-style-span"><text:span text:style-name="T18">d</text:span></text:span><text:span text:style-name="apple-style-span"><text:span text:style-name="T19">’</text:span></text:span><text:span text:style-name="apple-style-span"><text:span text:style-name="T18">ordinateurs</text:span></text:span><text:span text:style-name="apple-style-span"><text:span text:style-name="T19"> </text:span></text:span><text:span text:style-name="apple-style-span"><text:span text:style-name="T18">portables</text:span></text:span><text:span text:style-name="apple-style-span"><text:span text:style-name="T19"> </text:span></text:span><text:span text:style-name="apple-style-span"><text:span text:style-name="T18">est</text:span></text:span><text:span text:style-name="apple-style-span"><text:span text:style-name="T19"> </text:span></text:span><text:span text:style-name="apple-style-span"><text:span text:style-name="T18">une</text:span></text:span><text:span text:style-name="apple-style-span"><text:span text:style-name="T19"> </text:span></text:span><text:span text:style-name="apple-style-span"><text:span text:style-name="T18">cible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grande</text:span></text:span><text:span text:style-name="apple-style-span"><text:span text:style-name="T19"> </text:span></text:span><text:span text:style-name="apple-style-span"><text:span text:style-name="T18">valeur</text:span></text:span><text:span text:style-name="apple-style-span"><text:span text:style-name="T19"> </text:span></text:span><text:span text:style-name="apple-style-span"><text:span text:style-name="T18">pour</text:span></text:span><text:span text:style-name="apple-style-span"><text:span text:style-name="T19"> </text:span></text:span><text:span text:style-name="apple-style-span"><text:span text:style-name="T18">le</text:span></text:span><text:span text:style-name="apple-style-span"><text:span text:style-name="T19"> </text:span></text:span><text:span text:style-name="apple-style-span"><text:span text:style-name="T18">vol,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la</text:span></text:span><text:span text:style-name="apple-style-span"><text:span text:style-name="T19"> </text:span></text:span><text:span text:style-name="apple-style-span"><text:span text:style-name="T18">sécurité</text:span></text:span><text:span text:style-name="apple-style-span"><text:span text:style-name="T19"> </text:span></text:span><text:span text:style-name="apple-style-span"><text:span text:style-name="T18">devrait</text:span></text:span><text:span text:style-name="apple-style-span"><text:span text:style-name="T19"> </text:span></text:span><text:span text:style-name="apple-style-span"><text:span text:style-name="T18">être</text:span></text:span><text:span text:style-name="apple-style-span"><text:span text:style-name="T19"> </text:span></text:span><text:span text:style-name="apple-style-span"><text:span text:style-name="T18">une</text:span></text:span><text:span text:style-name="apple-style-span"><text:span text:style-name="T19"> </text:span></text:span><text:span text:style-name="apple-style-span"><text:span text:style-name="T18">préoccupation</text:span></text:span><text:span text:style-name="apple-style-span"><text:span text:style-name="T19"> </text:span></text:span><text:span text:style-name="apple-style-span"><text:span text:style-name="T18">primordiale</text:span></text:span><text:span text:style-name="apple-style-span"><text:span text:style-name="T19"> </text:span></text:span><text:span text:style-name="apple-style-span"><text:span text:style-name="T18">dans</text:span></text:span><text:span text:style-name="apple-style-span"><text:span text:style-name="T19"> </text:span></text:span><text:span text:style-name="apple-style-span"><text:span text:style-name="T18">le</text:span></text:span><text:span text:style-name="apple-style-span"><text:span text:style-name="T19"> </text:span></text:span><text:span text:style-name="apple-style-span"><text:span text:style-name="T18">choix</text:span></text:span><text:span text:style-name="apple-style-span"><text:span text:style-name="T19"> </text:span></text:span><text:span text:style-name="apple-style-span"><text:span text:style-name="T18">d'une</text:span></text:span><text:span text:style-name="apple-style-span"><text:span text:style-name="T19"> </text:span></text:span><text:span text:style-name="apple-style-span"><text:span text:style-name="T18">entreprise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logistique.</text:span></text:span><text:span text:style-name="apple-converted-space"><text:span text:style-name="T18"> </text:span></text:span><text:span text:style-name="apple-style-span"><text:span text:style-name="T18">Tous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événements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célébration</text:span></text:span><text:span text:style-name="apple-style-span"><text:span text:style-name="T19"> </text:span></text:span><text:span text:style-name="apple-style-span"><text:span text:style-name="T18">devraient</text:span></text:span><text:span text:style-name="apple-style-span"><text:span text:style-name="T19"> </text:span></text:span><text:span text:style-name="apple-style-span"><text:span text:style-name="T18">être</text:span></text:span><text:span text:style-name="apple-style-span"><text:span text:style-name="T19"> </text:span></text:span><text:span text:style-name="apple-style-span"><text:span text:style-name="T18">planifiés</text:span></text:span><text:span text:style-name="apple-style-span"><text:span text:style-name="T19"> </text:span></text:span><text:span text:style-name="apple-style-span"><text:span text:style-name="T18">pour</text:span></text:span><text:span text:style-name="apple-style-span"><text:span text:style-name="T19"> </text:span></text:span><text:span text:style-name="apple-style-span"><text:span text:style-name="T18">correspondre</text:span></text:span><text:span text:style-name="apple-style-span"><text:span text:style-name="T19"> </text:span></text:span><text:span text:style-name="apple-style-span"><text:span text:style-name="T18">à</text:span></text:span><text:span text:style-name="apple-style-span"><text:span text:style-name="T19"> </text:span></text:span><text:span text:style-name="apple-style-span"><text:span text:style-name="T18">l'arrivée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ordinateurs</text:span></text:span><text:span text:style-name="apple-style-span"><text:span text:style-name="T19"> </text:span></text:span><text:span text:style-name="apple-style-span"><text:span text:style-name="T18">dans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écoles</text:span></text:span><text:span text:style-name="apple-style-span"><text:span text:style-name="T19"> </text:span></text:span><text:span text:style-name="apple-style-span"><text:span text:style-name="T18">(qui</text:span></text:span><text:span text:style-name="apple-style-span"><text:span text:style-name="T19"> </text:span></text:span><text:span text:style-name="apple-style-span"><text:span text:style-name="T18">devrait</text:span></text:span><text:span text:style-name="apple-style-span"><text:span text:style-name="T19"> </text:span></text:span><text:span text:style-name="apple-style-span"><text:span text:style-name="T18">coïncider</text:span></text:span><text:span text:style-name="apple-style-span"><text:span text:style-name="T19"> </text:span></text:span><text:span text:style-name="apple-style-span"><text:span text:style-name="T18">avec</text:span></text:span><text:span text:style-name="apple-style-span"><text:span text:style-name="T19"> </text:span></text:span><text:span text:style-name="apple-style-span"><text:span text:style-name="T18">la</text:span></text:span><text:span text:style-name="apple-style-span"><text:span text:style-name="T19"> </text:span></text:span><text:span text:style-name="apple-style-span"><text:span text:style-name="T18">disponibilité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l'Internet).</text:span></text:span><text:span text:style-name="apple-converted-space"><text:span text:style-name="T18"> </text:span></text:span></text:p>
      <text:p text:style-name="P1"><text:span text:style-name="T18"><text:line-break/></text:span><text:span text:style-name="apple-style-span"><text:span text:style-name="T18">L'expérience</text:span></text:span><text:span text:style-name="apple-style-span"><text:span text:style-name="T19"> </text:span></text:span><text:span text:style-name="apple-style-span"><text:span text:style-name="T18">OLPC</text:span></text:span><text:span text:style-name="apple-style-span"><text:span text:style-name="T19"> </text:span></text:span><text:span text:style-name="apple-style-span"><text:span text:style-name="T18">montre</text:span></text:span><text:span text:style-name="apple-style-span"><text:span text:style-name="T19"> </text:span></text:span><text:span text:style-name="apple-style-span"><text:span text:style-name="T18">que</text:span></text:span><text:span text:style-name="apple-style-span"><text:span text:style-name="T19"> </text:span></text:span><text:span text:style-name="apple-style-span"><text:span text:style-name="T18">le</text:span></text:span><text:span text:style-name="apple-style-span"><text:span text:style-name="T19"> </text:span></text:span><text:span text:style-name="apple-style-span"><text:span text:style-name="T18">meilleur</text:span></text:span><text:span text:style-name="apple-style-span"><text:span text:style-name="T19"> </text:span></text:span><text:span text:style-name="apple-style-span"><text:span text:style-name="T18">plan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distribution</text:span></text:span><text:span text:style-name="apple-style-span"><text:span text:style-name="T19"> </text:span></text:span><text:span text:style-name="apple-style-span"><text:span text:style-name="T18">commence</text:span></text:span><text:span text:style-name="apple-style-span"><text:span text:style-name="T19"> </text:span></text:span><text:span text:style-name="apple-style-span"><text:span text:style-name="T18">avec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zones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plus</text:span></text:span><text:span text:style-name="apple-style-span"><text:span text:style-name="T19"> </text:span></text:span><text:span text:style-name="apple-style-span"><text:span text:style-name="T18">faciles,</text:span></text:span><text:span text:style-name="apple-style-span"><text:span text:style-name="T19"> </text:span></text:span><text:span text:style-name="apple-style-span"><text:span text:style-name="T18">sauf</text:span></text:span><text:span text:style-name="apple-style-span"><text:span text:style-name="T19"> </text:span></text:span><text:span text:style-name="apple-style-span"><text:span text:style-name="T18">s'il</text:span></text:span><text:span text:style-name="apple-style-span"><text:span text:style-name="T19"> </text:span></text:span><text:span text:style-name="apple-style-span"><text:span text:style-name="T18">existe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considérations</text:span></text:span><text:span text:style-name="apple-style-span"><text:span text:style-name="T19"> </text:span></text:span><text:span text:style-name="apple-style-span"><text:span text:style-name="T18">politiques.</text:span></text:span><text:span text:style-name="apple-converted-space"><text:span text:style-name="T18"> Débuter</text:span></text:span><text:span text:style-name="apple-converted-space"><text:span text:style-name="T19"> </text:span></text:span><text:span text:style-name="apple-converted-space"><text:span text:style-name="T18">par</text:span></text:span><text:span text:style-name="apple-converted-space"><text:span text:style-name="T19"> </text:span></text:span><text:span text:style-name="apple-converted-space"><text:span text:style-name="T18">les</text:span></text:span><text:span text:style-name="apple-converted-space"><text:span text:style-name="T19"> </text:span></text:span><text:span text:style-name="apple-style-span"><text:span text:style-name="T18">zones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pus</text:span></text:span><text:span text:style-name="apple-style-span"><text:span text:style-name="T19"> </text:span></text:span><text:span text:style-name="apple-style-span"><text:span text:style-name="T18">simples</text:span></text:span><text:span text:style-name="apple-style-span"><text:span text:style-name="T19"> </text:span></text:span><text:span text:style-name="apple-style-span"><text:span text:style-name="T18">permet</text:span></text:span><text:span text:style-name="apple-style-span"><text:span text:style-name="T19"> </text:span></text:span><text:span text:style-name="apple-style-span"><text:span text:style-name="T18">d</text:span></text:span><text:span text:style-name="apple-style-span"><text:span text:style-name="T19">’</text:span></text:span><text:span text:style-name="apple-style-span"><text:span text:style-name="T18">identifier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mettre</text:span></text:span><text:span text:style-name="apple-style-span"><text:span text:style-name="T19"> </text:span></text:span><text:span text:style-name="apple-style-span"><text:span text:style-name="T18">en</text:span></text:span><text:span text:style-name="apple-style-span"><text:span text:style-name="T19"> </text:span></text:span><text:span text:style-name="apple-style-span"><text:span text:style-name="T18">œuvre</text:span></text:span><text:span text:style-name="apple-style-span"><text:span text:style-name="T19"> </text:span></text:span><text:span text:style-name="apple-style-span"><text:span text:style-name="T18">tous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changements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dernière</text:span></text:span><text:span text:style-name="apple-style-span"><text:span text:style-name="T19"> </text:span></text:span><text:span text:style-name="apple-style-span"><text:span text:style-name="T18">minute.</text:span></text:span><text:span text:style-name="apple-converted-space"><text:span text:style-name="T18"> </text:span></text:span><text:span text:style-name="apple-style-span"><text:span text:style-name="T18">Le</text:span></text:span><text:span text:style-name="apple-style-span"><text:span text:style-name="T19"> </text:span></text:span><text:span text:style-name="apple-style-span"><text:span text:style-name="T18">personnel</text:span></text:span><text:span text:style-name="apple-style-span"><text:span text:style-name="T19"> </text:span></text:span><text:span text:style-name="apple-style-span"><text:span text:style-name="T18">apprend</text:span></text:span><text:span text:style-name="apple-style-span"><text:span text:style-name="T19"> </text:span></text:span><text:span text:style-name="apple-style-span"><text:span text:style-name="T18">également</text:span></text:span><text:span text:style-name="apple-style-span"><text:span text:style-name="T19"> </text:span></text:span><text:span text:style-name="apple-style-span"><text:span text:style-name="T18">plus</text:span></text:span><text:span text:style-name="apple-style-span"><text:span text:style-name="T19"> </text:span></text:span><text:span text:style-name="apple-style-span"><text:span text:style-name="T18">rapidement</text:span></text:span><text:span text:style-name="apple-style-span"><text:span text:style-name="T19"> </text:span></text:span><text:span text:style-name="apple-style-span"><text:span text:style-name="T18">quand</text:span></text:span><text:span text:style-name="apple-style-span"><text:span text:style-name="T19"> </text:span></text:span><text:span text:style-name="apple-style-span"><text:span text:style-name="T18">il</text:span></text:span><text:span text:style-name="apple-style-span"><text:span text:style-name="T19"> </text:span></text:span><text:span text:style-name="apple-style-span"><text:span text:style-name="T18">peut</text:span></text:span><text:span text:style-name="apple-style-span"><text:span text:style-name="T19"> </text:span></text:span><text:span text:style-name="apple-style-span"><text:span text:style-name="T18">se</text:span></text:span><text:span text:style-name="apple-style-span"><text:span text:style-name="T19"> </text:span></text:span><text:span text:style-name="apple-style-span"><text:span text:style-name="T18">concentrer</text:span></text:span><text:span text:style-name="apple-style-span"><text:span text:style-name="T19"> </text:span></text:span><text:span text:style-name="apple-style-span"><text:span text:style-name="T18">sur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installations</text:span></text:span><text:span text:style-name="apple-style-span"><text:span text:style-name="T19"> </text:span></text:span><text:span text:style-name="apple-style-span"><text:span text:style-name="T18">plus</text:span></text:span><text:span text:style-name="apple-style-span"><text:span text:style-name="T19"> </text:span></text:span><text:span text:style-name="apple-style-span"><text:span text:style-name="T18">simples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n'a</text:span></text:span><text:span text:style-name="apple-style-span"><text:span text:style-name="T19"> </text:span></text:span><text:span text:style-name="apple-style-span"><text:span text:style-name="T18">pas</text:span></text:span><text:span text:style-name="apple-style-span"><text:span text:style-name="T19"> </text:span></text:span><text:span text:style-name="apple-style-span"><text:span text:style-name="T18">à</text:span></text:span><text:span text:style-name="apple-style-span"><text:span text:style-name="T19"> </text:span></text:span><text:span text:style-name="apple-style-span"><text:span text:style-name="T18">installer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équipements</text:span></text:span><text:span text:style-name="apple-style-span"><text:span text:style-name="T19"> </text:span></text:span><text:span text:style-name="apple-style-span"><text:span text:style-name="T18">solaires</text:span></text:span><text:span text:style-name="apple-style-span"><text:span text:style-name="T19"> </text:span></text:span><text:span text:style-name="apple-style-span"><text:span text:style-name="T18">ou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relais</text:span></text:span><text:span text:style-name="apple-style-span"><text:span text:style-name="T19"> </text:span></text:span><text:span text:style-name="apple-style-span"><text:span text:style-name="T18">satellites.</text:span></text:span></text:p>
      <text:p text:style-name="P16"><text:bookmark-start text:name="OrgXref.sec-1-3"/><text:bookmark-start text:name="sec-1-3"/><text:bookmark-end text:name="sec-1-3"/>Gestion<text:span text:style-name="T27"> </text:span>des<text:span text:style-name="T27"> </text:span>pièces<text:span text:style-name="T27"> </text:span>détachées<text:bookmark-end text:name="OrgXref.sec-1-3"/></text:p>
      <text:p text:style-name="P1"><text:span text:style-name="apple-style-span"><text:span text:style-name="T18">La</text:span></text:span><text:span text:style-name="apple-style-span"><text:span text:style-name="T19"> </text:span></text:span><text:span text:style-name="apple-style-span"><text:span text:style-name="T18">gestion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pièces</text:span></text:span><text:span text:style-name="apple-style-span"><text:span text:style-name="T19"> </text:span></text:span><text:span text:style-name="apple-style-span"><text:span text:style-name="T18">détachées</text:span></text:span><text:span text:style-name="apple-style-span"><text:span text:style-name="T19"> </text:span></text:span><text:span text:style-name="apple-style-span"><text:span text:style-name="T18">est</text:span></text:span><text:span text:style-name="apple-style-span"><text:span text:style-name="T19"> </text:span></text:span><text:span text:style-name="apple-style-span"><text:span text:style-name="T18">une</text:span></text:span><text:span text:style-name="apple-style-span"><text:span text:style-name="T19"> </text:span></text:span><text:span text:style-name="apple-style-span"><text:span text:style-name="T18">partie</text:span></text:span><text:span text:style-name="apple-style-span"><text:span text:style-name="T19"> </text:span></text:span><text:span text:style-name="apple-style-span"><text:span text:style-name="T18">souvent</text:span></text:span><text:span text:style-name="apple-style-span"><text:span text:style-name="T19"> </text:span></text:span><text:span text:style-name="apple-style-span"><text:span text:style-name="T18">négligée,</text:span></text:span><text:span text:style-name="apple-style-span"><text:span text:style-name="T19"> </text:span></text:span><text:span text:style-name="apple-style-span"><text:span text:style-name="T18">mais</text:span></text:span><text:span text:style-name="apple-style-span"><text:span text:style-name="T19"> </text:span></text:span><text:span text:style-name="apple-style-span"><text:span text:style-name="T18">clé</text:span></text:span><text:span text:style-name="apple-style-span"><text:span text:style-name="T19"> </text:span></text:span><text:span text:style-name="apple-style-span"><text:span text:style-name="T18">d'un</text:span></text:span><text:span text:style-name="apple-style-span"><text:span text:style-name="T19"> </text:span></text:span><text:span text:style-name="apple-style-span"><text:span text:style-name="T18">déploiement</text:span></text:span><text:span text:style-name="apple-style-span"><text:span text:style-name="T19"> </text:span></text:span><text:span text:style-name="apple-style-span"><text:span text:style-name="T18">réussi.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machines</text:span></text:span><text:span text:style-name="apple-style-span"><text:span text:style-name="T19"> </text:span></text:span><text:span text:style-name="apple-style-span"><text:span text:style-name="T18">tombent</text:span></text:span><text:span text:style-name="apple-style-span"><text:span text:style-name="T19"> </text:span></text:span><text:span text:style-name="apple-style-span"><text:span text:style-name="T18">en</text:span></text:span><text:span text:style-name="apple-style-span"><text:span text:style-name="T19"> </text:span></text:span><text:span text:style-name="apple-style-span"><text:span text:style-name="T18">panne</text:span></text:span><text:span text:style-name="apple-style-span"><text:span text:style-name="T19"> </text:span></text:span><text:span text:style-name="apple-style-span"><text:span text:style-name="T18">suite</text:span></text:span><text:span text:style-name="apple-style-span"><text:span text:style-name="T19"> </text:span></text:span><text:span text:style-name="apple-style-span"><text:span text:style-name="T18">à</text:span></text:span><text:span text:style-name="apple-style-span"><text:span text:style-name="T19"> </text:span></text:span><text:span text:style-name="apple-style-span"><text:span text:style-name="T18">l'utilisation</text:span></text:span><text:span text:style-name="apple-style-span"><text:span text:style-name="T19"> </text:span></text:span><text:span text:style-name="apple-style-span"><text:span text:style-name="T18">par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enfants;</text:span></text:span><text:span text:style-name="apple-style-span"><text:span text:style-name="T19"> </text:span></text:span><text:span text:style-name="apple-style-span"><text:span text:style-name="T18">historiquement,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réparations</text:span></text:span><text:span text:style-name="apple-style-span"><text:span text:style-name="T19"> </text:span></text:span><text:span text:style-name="apple-style-span"><text:span text:style-name="T18">sont</text:span></text:span><text:span text:style-name="apple-style-span"><text:span text:style-name="T19"> </text:span></text:span><text:span text:style-name="apple-style-span"><text:span text:style-name="T18">plus</text:span></text:span><text:span text:style-name="apple-style-span"><text:span text:style-name="T19"> </text:span></text:span><text:span text:style-name="apple-style-span"><text:span text:style-name="T18">fréquentes</text:span></text:span><text:span text:style-name="apple-style-span"><text:span text:style-name="T19"> </text:span></text:span><text:span text:style-name="apple-style-span"><text:span text:style-name="T18">dans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zones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plus</text:span></text:span><text:span text:style-name="apple-style-span"><text:span text:style-name="T19"> </text:span></text:span><text:span text:style-name="apple-style-span"><text:span text:style-name="T18">pauvres.</text:span></text:span><text:span text:style-name="apple-converted-space"><text:span text:style-name="T18"> </text:span></text:span><text:span text:style-name="apple-style-span"><text:span text:style-name="T18">Sans</text:span></text:span><text:span text:style-name="apple-style-span"><text:span text:style-name="T19"> </text:span></text:span><text:span text:style-name="apple-style-span"><text:span text:style-name="T18">surprise,</text:span></text:span><text:span text:style-name="apple-style-span"><text:span text:style-name="T19"> </text:span></text:span><text:span text:style-name="apple-style-span"><text:span text:style-name="T18">ces</text:span></text:span><text:span text:style-name="apple-style-span"><text:span text:style-name="T19"> </text:span></text:span><text:span text:style-name="apple-style-span"><text:span text:style-name="T18">élèves</text:span></text:span><text:span text:style-name="apple-style-span"><text:span text:style-name="T19"> </text:span></text:span><text:span text:style-name="apple-style-span"><text:span text:style-name="T18">manquent</text:span></text:span><text:span text:style-name="apple-style-span"><text:span text:style-name="T19"> </text:span></text:span><text:span text:style-name="apple-style-span"><text:span text:style-name="T18">d'expérience</text:span></text:span><text:span text:style-name="apple-style-span"><text:span text:style-name="T19"> </text:span></text:span><text:span text:style-name="apple-style-span"><text:span text:style-name="T18">avec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appareils</text:span></text:span><text:span text:style-name="apple-style-span"><text:span text:style-name="T19"> </text:span></text:span><text:span text:style-name="apple-style-span"><text:span text:style-name="T18">électroniques,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soins</text:span></text:span><text:span text:style-name="apple-style-span"><text:span text:style-name="T19"> </text:span></text:span><text:span text:style-name="apple-style-span"><text:span text:style-name="T18">appropriés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le</text:span></text:span><text:span text:style-name="apple-style-span"><text:span text:style-name="T19"> </text:span></text:span><text:span text:style-name="apple-style-span"><text:span text:style-name="T18">maniement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ordinateurs.</text:span></text:span></text:p>
      <text:p text:style-name="P1"><text:span text:style-name="T18"><text:line-break/></text:span><text:span text:style-name="apple-style-span"><text:span text:style-name="T18">Un</text:span></text:span><text:span text:style-name="apple-style-span"><text:span text:style-name="T19"> </text:span></text:span><text:span text:style-name="apple-style-span"><text:span text:style-name="T18">projet</text:span></text:span><text:span text:style-name="apple-style-span"><text:span text:style-name="T19"> </text:span></text:span><text:span text:style-name="apple-style-span"><text:span text:style-name="T18">devrait</text:span></text:span><text:span text:style-name="apple-style-span"><text:span text:style-name="T19"> </text:span></text:span><text:span text:style-name="apple-style-span"><text:span text:style-name="T18">planifier</text:span></text:span><text:span text:style-name="apple-style-span"><text:span text:style-name="T19"> </text:span></text:span><text:span text:style-name="apple-style-span"><text:span text:style-name="T18">la</text:span></text:span><text:span text:style-name="apple-style-span"><text:span text:style-name="T19"> </text:span></text:span><text:span text:style-name="apple-style-span"><text:span text:style-name="T18">réception</text:span></text:span><text:span text:style-name="apple-style-span"><text:span text:style-name="T19"> </text:span></text:span><text:span text:style-name="apple-style-span"><text:span text:style-name="T18">d'un</text:span></text:span><text:span text:style-name="apple-style-span"><text:span text:style-name="T19"> </text:span></text:span><text:span text:style-name="apple-style-span"><text:span text:style-name="T18">inventaire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pièces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rechange</text:span></text:span><text:span text:style-name="apple-style-span"><text:span text:style-name="T19"> </text:span></text:span><text:span text:style-name="apple-style-span"><text:span text:style-name="T18">dans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6-9</text:span></text:span><text:span text:style-name="apple-style-span"><text:span text:style-name="T19"> </text:span></text:span><text:span text:style-name="apple-style-span"><text:span text:style-name="T18">mois</text:span></text:span><text:span text:style-name="apple-style-span"><text:span text:style-name="T19"> </text:span></text:span><text:span text:style-name="apple-style-span"><text:span text:style-name="T18">suivant</text:span></text:span><text:span text:style-name="apple-style-span"><text:span text:style-name="T19"> </text:span></text:span><text:span text:style-name="apple-style-span"><text:span text:style-name="T18">la</text:span></text:span><text:span text:style-name="apple-style-span"><text:span text:style-name="T19"> </text:span></text:span><text:span text:style-name="apple-style-span"><text:span text:style-name="T18">livraison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ordinateurs</text:span></text:span><text:span text:style-name="apple-style-span"><text:span text:style-name="T19"> </text:span></text:span><text:span text:style-name="apple-style-span"><text:span text:style-name="T18">portables</text:span></text:span><text:span text:style-name="apple-style-span"><text:span text:style-name="T19"> </text:span></text:span><text:span text:style-name="apple-style-span"><text:span text:style-name="T18">aux</text:span></text:span><text:span text:style-name="apple-style-span"><text:span text:style-name="T19"> </text:span></text:span><text:span text:style-name="apple-style-span"><text:span text:style-name="T18">enfants.</text:span></text:span><text:span text:style-name="apple-converted-space"><text:span text:style-name="T18"> </text:span></text:span><text:span text:style-name="apple-style-span"><text:span text:style-name="T18">Jusqu'à</text:span></text:span><text:span text:style-name="apple-style-span"><text:span text:style-name="T19"> </text:span></text:span><text:span text:style-name="apple-style-span"><text:span text:style-name="T18">ce</text:span></text:span><text:span text:style-name="apple-style-span"><text:span text:style-name="T19"> </text:span></text:span><text:span text:style-name="apple-style-span"><text:span text:style-name="T18">moment,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1%</text:span></text:span><text:span text:style-name="apple-style-span"><text:span text:style-name="T19"> </text:span></text:span><text:span text:style-name="apple-style-span"><text:span text:style-name="T18">d'unités</text:span></text:span><text:span text:style-name="apple-style-span"><text:span text:style-name="T19"> </text:span></text:span><text:span text:style-name="apple-style-span"><text:span text:style-name="T18">excédentaires</text:span></text:span><text:span text:style-name="apple-style-span"><text:span text:style-name="T19"> </text:span></text:span><text:span text:style-name="apple-style-span"><text:span text:style-name="T18">livrées</text:span></text:span><text:span text:style-name="apple-style-span"><text:span text:style-name="T19"> </text:span></text:span><text:span text:style-name="apple-style-span"><text:span text:style-name="T18">avec</text:span></text:span><text:span text:style-name="apple-style-span"><text:span text:style-name="T19"> </text:span></text:span><text:span text:style-name="apple-style-span"><text:span text:style-name="T18">chaque</text:span></text:span><text:span text:style-name="apple-style-span"><text:span text:style-name="T19"> </text:span></text:span><text:span text:style-name="apple-style-span"><text:span text:style-name="T18">commande</text:span></text:span><text:span text:style-name="apple-style-span"><text:span text:style-name="T19"> </text:span></text:span><text:span text:style-name="apple-style-span"><text:span text:style-name="T18">doivent</text:span></text:span><text:span text:style-name="apple-style-span"><text:span text:style-name="T19"> </text:span></text:span><text:span text:style-name="apple-style-span"><text:span text:style-name="T18">être</text:span></text:span><text:span text:style-name="apple-style-span"><text:span text:style-name="T19"> </text:span></text:span><text:span text:style-name="apple-style-span"><text:span text:style-name="T18">suffisants</text:span></text:span><text:span text:style-name="apple-style-span"><text:span text:style-name="T19"> </text:span></text:span><text:span text:style-name="apple-style-span"><text:span text:style-name="T18">pour</text:span></text:span><text:span text:style-name="apple-style-span"><text:span text:style-name="T19"> </text:span></text:span><text:span text:style-name="apple-style-span"><text:span text:style-name="T18">gérer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réparations.</text:span></text:span><text:span text:style-name="apple-converted-space"><text:span text:style-name="T18"> Le</text:span></text:span><text:span text:style-name="apple-converted-space"><text:span text:style-name="T19"> </text:span></text:span><text:span text:style-name="apple-converted-space"><text:span text:style-name="T18">personnel</text:span></text:span><text:span text:style-name="apple-converted-space"><text:span text:style-name="T19"> </text:span></text:span><text:span text:style-name="apple-style-span"><text:span text:style-name="T18">OLPC</text:span></text:span><text:span text:style-name="apple-style-span"><text:span text:style-name="T19"> </text:span></text:span><text:span text:style-name="apple-style-span"><text:span text:style-name="T18">en</text:span></text:span><text:span text:style-name="apple-style-span"><text:span text:style-name="T19"> </text:span></text:span><text:span text:style-name="apple-style-span"><text:span text:style-name="T18">charge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la</text:span></text:span><text:span text:style-name="apple-style-span"><text:span text:style-name="T19"> </text:span></text:span><text:span text:style-name="apple-style-span"><text:span text:style-name="T18">logistique</text:span></text:span><text:span text:style-name="apple-style-span"><text:span text:style-name="T19"> </text:span></text:span><text:span text:style-name="apple-style-span"><text:span text:style-name="T18">peut</text:span></text:span><text:span text:style-name="apple-style-span"><text:span text:style-name="T19"> </text:span></text:span><text:span text:style-name="apple-style-span"><text:span text:style-name="T18">fournir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conseils</text:span></text:span><text:span text:style-name="apple-style-span"><text:span text:style-name="T19"> </text:span></text:span><text:span text:style-name="apple-style-span"><text:span text:style-name="T18">sur</text:span></text:span><text:span text:style-name="apple-style-span"><text:span text:style-name="T19"> </text:span></text:span><text:span text:style-name="apple-style-span"><text:span text:style-name="T18">la</text:span></text:span><text:span text:style-name="apple-style-span"><text:span text:style-name="T19"> </text:span></text:span><text:span text:style-name="apple-style-span"><text:span text:style-name="T18">composition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l'ordre</text:span></text:span><text:span text:style-name="apple-style-span"><text:span text:style-name="T19"> </text:span></text:span><text:span text:style-name="apple-style-span"><text:span text:style-name="T18">initial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réparation;</text:span></text:span><text:span text:style-name="apple-style-span"><text:span text:style-name="T19"> </text:span></text:span><text:span text:style-name="apple-style-span"><text:span text:style-name="T18">avec</text:span></text:span><text:span text:style-name="apple-style-span"><text:span text:style-name="T19"> </text:span></text:span><text:span text:style-name="apple-style-span"><text:span text:style-name="T18">le</text:span></text:span><text:span text:style-name="apple-style-span"><text:span text:style-name="T19"> </text:span></text:span><text:span text:style-name="apple-style-span"><text:span text:style-name="T18">temps,</text:span></text:span><text:span text:style-name="apple-style-span"><text:span text:style-name="T19"> </text:span></text:span><text:span text:style-name="apple-style-span"><text:span text:style-name="T18">le</text:span></text:span><text:span text:style-name="apple-style-span"><text:span text:style-name="T19"> </text:span></text:span><text:span text:style-name="apple-style-span"><text:span text:style-name="T18">projet</text:span></text:span><text:span text:style-name="apple-style-span"><text:span text:style-name="T19"> </text:span></text:span><text:span text:style-name="apple-style-span"><text:span text:style-name="T18">devrait</text:span></text:span><text:span text:style-name="apple-style-span"><text:span text:style-name="T19"> </text:span></text:span><text:span text:style-name="apple-style-span"><text:span text:style-name="T18">baser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commandes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pièces</text:span></text:span><text:span text:style-name="apple-style-span"><text:span text:style-name="T19"> </text:span></text:span><text:span text:style-name="apple-style-span"><text:span text:style-name="T18">détachées</text:span></text:span><text:span text:style-name="apple-style-span"><text:span text:style-name="T19"> </text:span></text:span><text:span text:style-name="apple-style-span"><text:span text:style-name="T18">sur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données</text:span></text:span><text:span text:style-name="apple-style-span"><text:span text:style-name="T19"> </text:span></text:span><text:span text:style-name="apple-style-span"><text:span text:style-name="T18">réelles.</text:span></text:span><text:span text:style-name="apple-converted-space"><text:span text:style-name="T18"> </text:span></text:span></text:p>
      <text:p text:style-name="P1"><text:bookmark-start text:name="OrgXref.sec-1-4"/><text:bookmark-start text:name="sec-1-4"/><text:bookmark-end text:name="sec-1-4"/><text:span text:style-name="apple-style-span"><text:span text:style-name="T14">Etude</text:span></text:span><text:span text:style-name="apple-style-span"><text:span text:style-name="T15"> </text:span></text:span><text:span text:style-name="apple-style-span"><text:span text:style-name="T14">de</text:span></text:span><text:span text:style-name="apple-style-span"><text:span text:style-name="T15"> </text:span></text:span><text:span text:style-name="apple-style-span"><text:span text:style-name="T14">référence</text:span></text:span><text:span text:style-name="apple-converted-space"><text:span text:style-name="T14"> </text:span></text:span></text:p>
      <text:p text:style-name="P1"><text:span text:style-name="apple-style-span"><text:span text:style-name="T20"><text:line-break/></text:span></text:span><text:span text:style-name="apple-style-span"><text:span text:style-name="T18">Avant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commencer</text:span></text:span><text:span text:style-name="apple-style-span"><text:span text:style-name="T19"> </text:span></text:span><text:span text:style-name="apple-style-span"><text:span text:style-name="T18">un</text:span></text:span><text:span text:style-name="apple-style-span"><text:span text:style-name="T19"> </text:span></text:span><text:span text:style-name="apple-style-span"><text:span text:style-name="T18">déploiement,</text:span></text:span><text:span text:style-name="apple-style-span"><text:span text:style-name="T19"> </text:span></text:span><text:span text:style-name="apple-style-span"><text:span text:style-name="T18">il</text:span></text:span><text:span text:style-name="apple-style-span"><text:span text:style-name="T19"> </text:span></text:span><text:span text:style-name="apple-style-span"><text:span text:style-name="T18">est</text:span></text:span><text:span text:style-name="apple-style-span"><text:span text:style-name="T19"> </text:span></text:span><text:span text:style-name="apple-style-span"><text:span text:style-name="T18">conseillé</text:span></text:span><text:span text:style-name="apple-style-span"><text:span text:style-name="T19"> </text:span></text:span><text:span text:style-name="apple-style-span"><text:span text:style-name="T18">d'avoir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données</text:span></text:span><text:span text:style-name="apple-style-span"><text:span text:style-name="T19"> </text:span></text:span><text:span text:style-name="apple-style-span"><text:span text:style-name="T18">qui</text:span></text:span><text:span text:style-name="apple-style-span"><text:span text:style-name="T19"> </text:span></text:span><text:span text:style-name="apple-style-span"><text:span text:style-name="T18">décrivent</text:span></text:span><text:span text:style-name="apple-style-span"><text:span text:style-name="T19"> </text:span></text:span><text:span text:style-name="apple-style-span"><text:span text:style-name="T18">le</text:span></text:span><text:span text:style-name="apple-style-span"><text:span text:style-name="T19"> </text:span></text:span><text:span text:style-name="apple-style-span"><text:span text:style-name="T18">scénario</text:span></text:span><text:span text:style-name="apple-style-span"><text:span text:style-name="T19"> </text:span></text:span><text:soft-page-break/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mise</text:span></text:span><text:span text:style-name="apple-style-span"><text:span text:style-name="T19"> </text:span></text:span><text:span text:style-name="apple-style-span"><text:span text:style-name="T18">en</text:span></text:span><text:span text:style-name="apple-style-span"><text:span text:style-name="T19"> </text:span></text:span><text:span text:style-name="apple-style-span"><text:span text:style-name="T18">œuvre</text:span></text:span><text:span text:style-name="apple-style-span"><text:span text:style-name="T19"> </text:span></text:span><text:span text:style-name="apple-style-span"><text:span text:style-name="T18">du</text:span></text:span><text:span text:style-name="apple-style-span"><text:span text:style-name="T19"> </text:span></text:span><text:span text:style-name="apple-style-span"><text:span text:style-name="T18">projet.</text:span></text:span><text:span text:style-name="apple-converted-space"><text:span text:style-name="T18"> </text:span></text:span><text:span text:style-name="apple-style-span"><text:span text:style-name="T18">Le</text:span></text:span><text:span text:style-name="apple-style-span"><text:span text:style-name="T19"> </text:span></text:span><text:span text:style-name="apple-style-span"><text:span text:style-name="T18">chef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projet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l'équipe</text:span></text:span><text:span text:style-name="apple-style-span"><text:span text:style-name="T19"> </text:span></text:span><text:span text:style-name="apple-style-span"><text:span text:style-name="T18">principale</text:span></text:span><text:span text:style-name="apple-style-span"><text:span text:style-name="T19"> </text:span></text:span><text:span text:style-name="apple-style-span"><text:span text:style-name="T18">peuvent</text:span></text:span><text:span text:style-name="apple-style-span"><text:span text:style-name="T19"> </text:span></text:span><text:span text:style-name="apple-style-span"><text:span text:style-name="T18">travailler</text:span></text:span><text:span text:style-name="apple-style-span"><text:span text:style-name="T19"> </text:span></text:span><text:span text:style-name="apple-style-span"><text:span text:style-name="T18">en</text:span></text:span><text:span text:style-name="apple-style-span"><text:span text:style-name="T19"> </text:span></text:span><text:span text:style-name="apple-style-span"><text:span text:style-name="T18">collaboration</text:span></text:span><text:span text:style-name="apple-style-span"><text:span text:style-name="T19"> </text:span></text:span><text:span text:style-name="apple-style-span"><text:span text:style-name="T18">avec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experts</text:span></text:span><text:span text:style-name="apple-style-span"><text:span text:style-name="T19"> </text:span></text:span><text:span text:style-name="apple-style-span"><text:span text:style-name="T18">en</text:span></text:span><text:span text:style-name="apple-style-span"><text:span text:style-name="T19"> </text:span></text:span><text:span text:style-name="apple-style-span"><text:span text:style-name="T18">évaluation</text:span></text:span><text:span text:style-name="apple-style-span"><text:span text:style-name="T19"> </text:span></text:span><text:span text:style-name="apple-style-span"><text:span text:style-name="T18">ou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institutions</text:span></text:span><text:span text:style-name="apple-style-span"><text:span text:style-name="T19"> </text:span></text:span><text:span text:style-name="apple-style-span"><text:span text:style-name="T18">académiques/de</text:span></text:span><text:span text:style-name="apple-style-span"><text:span text:style-name="T19"> </text:span></text:span><text:span text:style-name="apple-style-span"><text:span text:style-name="T18">recherche</text:span></text:span><text:span text:style-name="apple-style-span"><text:span text:style-name="T19"> </text:span></text:span><text:span text:style-name="apple-style-span"><text:span text:style-name="T18">pour</text:span></text:span><text:span text:style-name="apple-style-span"><text:span text:style-name="T19"> </text:span></text:span><text:span text:style-name="apple-style-span"><text:span text:style-name="T18">concevoir</text:span></text:span><text:span text:style-name="apple-style-span"><text:span text:style-name="T19"> </text:span></text:span><text:span text:style-name="apple-style-span"><text:span text:style-name="T18">un</text:span></text:span><text:span text:style-name="apple-style-span"><text:span text:style-name="T19"> </text:span></text:span><text:span text:style-name="apple-style-span"><text:span text:style-name="T18">cadre</text:span></text:span><text:span text:style-name="apple-style-span"><text:span text:style-name="T19"> </text:span></text:span><text:span text:style-name="apple-style-span"><text:span text:style-name="T18">d'évaluation</text:span></text:span><text:span text:style-name="apple-style-span"><text:span text:style-name="T19"> </text:span></text:span><text:span text:style-name="apple-style-span"><text:span text:style-name="T18">capable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mesurer</text:span></text:span><text:span text:style-name="apple-style-span"><text:span text:style-name="T19"> </text:span></text:span><text:span text:style-name="apple-style-span"><text:span text:style-name="T18">l'impact</text:span></text:span><text:span text:style-name="apple-style-span"><text:span text:style-name="T19"> </text:span></text:span><text:span text:style-name="apple-style-span"><text:span text:style-name="T18">du</text:span></text:span><text:span text:style-name="apple-style-span"><text:span text:style-name="T19"> </text:span></text:span><text:span text:style-name="apple-style-span"><text:span text:style-name="T18">projet</text:span></text:span><text:span text:style-name="apple-style-span"><text:span text:style-name="T19"> </text:span></text:span><text:span text:style-name="apple-style-span"><text:span text:style-name="T18">en</text:span></text:span><text:span text:style-name="apple-style-span"><text:span text:style-name="T19"> </text:span></text:span><text:span text:style-name="apple-style-span"><text:span text:style-name="T18">relation</text:span></text:span><text:span text:style-name="apple-style-span"><text:span text:style-name="T19"> </text:span></text:span><text:span text:style-name="apple-style-span"><text:span text:style-name="T18">avec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objectifs</text:span></text:span><text:span text:style-name="apple-style-span"><text:span text:style-name="T19"> </text:span></text:span><text:span text:style-name="apple-style-span"><text:span text:style-name="T18">attendus.</text:span></text:span><text:span text:style-name="apple-converted-space"><text:span text:style-name="T18"> </text:span></text:span><text:span text:style-name="apple-style-span"><text:span text:style-name="T18">Le</text:span></text:span><text:span text:style-name="apple-style-span"><text:span text:style-name="T19"> </text:span></text:span><text:span text:style-name="apple-style-span"><text:span text:style-name="T18">cadre</text:span></text:span><text:span text:style-name="apple-style-span"><text:span text:style-name="T19"> </text:span></text:span><text:span text:style-name="apple-style-span"><text:span text:style-name="T18">d</text:span></text:span><text:span text:style-name="apple-style-span"><text:span text:style-name="T19">’</text:span></text:span><text:span text:style-name="apple-style-span"><text:span text:style-name="T18">évaluation</text:span></text:span><text:span text:style-name="apple-style-span"><text:span text:style-name="T19"> </text:span></text:span><text:span text:style-name="apple-style-span"><text:span text:style-name="T18">doit</text:span></text:span><text:span text:style-name="apple-style-span"><text:span text:style-name="T19"> </text:span></text:span><text:span text:style-name="apple-style-span"><text:span text:style-name="T18">être</text:span></text:span><text:span text:style-name="apple-style-span"><text:span text:style-name="T19"> </text:span></text:span><text:span text:style-name="apple-style-span"><text:span text:style-name="T18">aligné</text:span></text:span><text:span text:style-name="apple-style-span"><text:span text:style-name="T19"> </text:span></text:span><text:span text:style-name="apple-style-span"><text:span text:style-name="T18">avec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mesures</text:span></text:span><text:span text:style-name="apple-style-span"><text:span text:style-name="T19"> </text:span></text:span><text:span text:style-name="apple-style-span"><text:span text:style-name="T18">d'apprentissage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élèves,</text:span></text:span><text:span text:style-name="apple-style-span"><text:span text:style-name="T19"> </text:span></text:span><text:span text:style-name="apple-style-span"><text:span text:style-name="T18">ainsi</text:span></text:span><text:span text:style-name="apple-style-span"><text:span text:style-name="T19"> </text:span></text:span><text:span text:style-name="apple-style-span"><text:span text:style-name="T18">une</text:span></text:span><text:span text:style-name="apple-style-span"><text:span text:style-name="T19"> </text:span></text:span><text:span text:style-name="apple-style-span"><text:span text:style-name="T18">analyse</text:span></text:span><text:span text:style-name="apple-style-span"><text:span text:style-name="T19"> </text:span></text:span><text:span text:style-name="apple-style-span"><text:span text:style-name="T18">minutieuse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indicateurs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outils</text:span></text:span><text:span text:style-name="apple-style-span"><text:span text:style-name="T19"> </text:span></text:span><text:span text:style-name="apple-style-span"><text:span text:style-name="T18">mérite</text:span></text:span><text:span text:style-name="apple-style-span"><text:span text:style-name="T19"> </text:span></text:span><text:span text:style-name="apple-style-span"><text:span text:style-name="T18">d</text:span></text:span><text:span text:style-name="apple-style-span"><text:span text:style-name="T19">’</text:span></text:span><text:span text:style-name="apple-style-span"><text:span text:style-name="T18">être</text:span></text:span><text:span text:style-name="apple-style-span"><text:span text:style-name="T19"> </text:span></text:span><text:span text:style-name="apple-style-span"><text:span text:style-name="T18">menée.</text:span></text:span></text:p>
      <text:p text:style-name="P1"><text:span text:style-name="apple-converted-space"><text:span text:style-name="T18"> </text:span></text:span><text:span text:style-name="T18"><text:line-break/></text:span><text:span text:style-name="apple-style-span"><text:span text:style-name="T18">L'information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base</text:span></text:span><text:span text:style-name="apple-style-span"><text:span text:style-name="T19"> </text:span></text:span><text:span text:style-name="apple-style-span"><text:span text:style-name="T18">peut</text:span></text:span><text:span text:style-name="apple-style-span"><text:span text:style-name="T19"> </text:span></text:span><text:span text:style-name="apple-style-span"><text:span text:style-name="T18">servir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point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départ</text:span></text:span><text:span text:style-name="apple-style-span"><text:span text:style-name="T19"> </text:span></text:span><text:span text:style-name="apple-style-span"><text:span text:style-name="T18">utile</text:span></text:span><text:span text:style-name="apple-style-span"><text:span text:style-name="T19"> </text:span></text:span><text:span text:style-name="apple-style-span"><text:span text:style-name="T18">pour</text:span></text:span><text:span text:style-name="apple-style-span"><text:span text:style-name="T19"> </text:span></text:span><text:span text:style-name="apple-style-span"><text:span text:style-name="T18">mieux</text:span></text:span><text:span text:style-name="apple-style-span"><text:span text:style-name="T19"> </text:span></text:span><text:span text:style-name="apple-style-span"><text:span text:style-name="T18">comprendre</text:span></text:span><text:span text:style-name="apple-style-span"><text:span text:style-name="T19"> </text:span></text:span><text:span text:style-name="apple-style-span"><text:span text:style-name="T18">la</text:span></text:span><text:span text:style-name="apple-style-span"><text:span text:style-name="T19"> </text:span></text:span><text:span text:style-name="apple-style-span"><text:span text:style-name="T18">communauté</text:span></text:span><text:span text:style-name="apple-style-span"><text:span text:style-name="T19"> </text:span></text:span><text:span text:style-name="apple-style-span"><text:span text:style-name="T18">impliquée</text:span></text:span><text:span text:style-name="apple-style-span"><text:span text:style-name="T19"> </text:span></text:span><text:span text:style-name="apple-style-span"><text:span text:style-name="T18">dans</text:span></text:span><text:span text:style-name="apple-style-span"><text:span text:style-name="T19"> </text:span></text:span><text:span text:style-name="apple-style-span"><text:span text:style-name="T18">le</text:span></text:span><text:span text:style-name="apple-style-span"><text:span text:style-name="T19"> </text:span></text:span><text:span text:style-name="apple-style-span"><text:span text:style-name="T18">projet,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peut</text:span></text:span><text:span text:style-name="apple-style-span"><text:span text:style-name="T19"> </text:span></text:span><text:span text:style-name="apple-style-span"><text:span text:style-name="T18">même</text:span></text:span><text:span text:style-name="apple-style-span"><text:span text:style-name="T19"> </text:span></text:span><text:span text:style-name="apple-style-span"><text:span text:style-name="T18">conduire</text:span></text:span><text:span text:style-name="apple-style-span"><text:span text:style-name="T19"> </text:span></text:span><text:span text:style-name="apple-style-span"><text:span text:style-name="T18">à</text:span></text:span><text:span text:style-name="apple-style-span"><text:span text:style-name="T19"> </text:span></text:span><text:span text:style-name="apple-style-span"><text:span text:style-name="T18">la</text:span></text:span><text:span text:style-name="apple-style-span"><text:span text:style-name="T19"> </text:span></text:span><text:span text:style-name="apple-style-span"><text:span text:style-name="T18">formulation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objectifs</text:span></text:span><text:span text:style-name="apple-style-span"><text:span text:style-name="T19"> </text:span></text:span><text:span text:style-name="apple-style-span"><text:span text:style-name="T18">que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intervenants</text:span></text:span><text:span text:style-name="apple-style-span"><text:span text:style-name="T19"> </text:span></text:span><text:span text:style-name="apple-style-span"><text:span text:style-name="T18">souhaitent</text:span></text:span><text:span text:style-name="apple-style-span"><text:span text:style-name="T19"> </text:span></text:span><text:span text:style-name="apple-style-span"><text:span text:style-name="T18">atteindre.</text:span></text:span><text:span text:style-name="apple-converted-space"><text:span text:style-name="T18"> </text:span></text:span><text:span text:style-name="apple-style-span"><text:span text:style-name="T18">Elle</text:span></text:span><text:span text:style-name="apple-style-span"><text:span text:style-name="T19"> </text:span></text:span><text:span text:style-name="apple-style-span"><text:span text:style-name="T18">rend</text:span></text:span><text:span text:style-name="apple-style-span"><text:span text:style-name="T19"> </text:span></text:span><text:span text:style-name="apple-style-span"><text:span text:style-name="T18">également</text:span></text:span><text:span text:style-name="apple-style-span"><text:span text:style-name="T19"> </text:span></text:span><text:span text:style-name="apple-style-span"><text:span text:style-name="T18">possible</text:span></text:span><text:span text:style-name="apple-style-span"><text:span text:style-name="T19"> </text:span></text:span><text:span text:style-name="apple-style-span"><text:span text:style-name="T18">la</text:span></text:span><text:span text:style-name="apple-style-span"><text:span text:style-name="T19"> </text:span></text:span><text:span text:style-name="apple-style-span"><text:span text:style-name="T18">mesure</text:span></text:span><text:span text:style-name="apple-style-span"><text:span text:style-name="T19"> </text:span></text:span><text:span text:style-name="apple-style-span"><text:span text:style-name="T18">l'impact</text:span></text:span><text:span text:style-name="apple-style-span"><text:span text:style-name="T19"> </text:span></text:span><text:span text:style-name="apple-style-span"><text:span text:style-name="T18">d'un</text:span></text:span><text:span text:style-name="apple-style-span"><text:span text:style-name="T19"> </text:span></text:span><text:span text:style-name="apple-style-span"><text:span text:style-name="T18">projet,</text:span></text:span><text:span text:style-name="apple-style-span"><text:span text:style-name="T19"> </text:span></text:span><text:span text:style-name="apple-style-span"><text:span text:style-name="T18">car</text:span></text:span><text:span text:style-name="apple-style-span"><text:span text:style-name="T19"> </text:span></text:span><text:span text:style-name="apple-style-span"><text:span text:style-name="T18">elle</text:span></text:span><text:span text:style-name="apple-style-span"><text:span text:style-name="T19"> </text:span></text:span><text:span text:style-name="apple-style-span"><text:span text:style-name="T18">permet</text:span></text:span><text:span text:style-name="apple-style-span"><text:span text:style-name="T19"> </text:span></text:span><text:span text:style-name="apple-style-span"><text:span text:style-name="T18">aux</text:span></text:span><text:span text:style-name="apple-style-span"><text:span text:style-name="T19"> </text:span></text:span><text:span text:style-name="apple-style-span"><text:span text:style-name="T18">chercheurs</text:span></text:span><text:span text:style-name="apple-style-span"><text:span text:style-name="T19"> </text:span></text:span><text:span text:style-name="apple-style-span"><text:span text:style-name="T18">d'analyser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comparer</text:span></text:span><text:span text:style-name="apple-style-span"><text:span text:style-name="T19"> </text:span></text:span><text:span text:style-name="apple-style-span"><text:span text:style-name="T18">statistiquement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données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base</text:span></text:span><text:span text:style-name="apple-style-span"><text:span text:style-name="T19"> </text:span></text:span><text:span text:style-name="apple-style-span"><text:span text:style-name="T18">avec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données</text:span></text:span><text:span text:style-name="apple-style-span"><text:span text:style-name="T19"> </text:span></text:span><text:span text:style-name="apple-style-span"><text:span text:style-name="T18">recueillies</text:span></text:span><text:span text:style-name="apple-style-span"><text:span text:style-name="T19"> </text:span></text:span><text:span text:style-name="apple-style-span"><text:span text:style-name="T18">durant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années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mise</text:span></text:span><text:span text:style-name="apple-style-span"><text:span text:style-name="T19"> </text:span></text:span><text:span text:style-name="apple-style-span"><text:span text:style-name="T18">en</text:span></text:span><text:span text:style-name="apple-style-span"><text:span text:style-name="T19"> </text:span></text:span><text:span text:style-name="apple-style-span"><text:span text:style-name="T18">œuvre</text:span></text:span><text:span text:style-name="apple-style-span"><text:span text:style-name="T19"> </text:span></text:span><text:span text:style-name="apple-style-span"><text:span text:style-name="T18">d'un</text:span></text:span><text:span text:style-name="apple-style-span"><text:span text:style-name="T19"> </text:span></text:span><text:span text:style-name="apple-style-span"><text:span text:style-name="T18">projet.</text:span></text:span></text:p>
      <text:p text:style-name="P1"><text:span text:style-name="apple-converted-space"><text:span text:style-name="T18"> </text:span></text:span><text:span text:style-name="T18"><text:line-break/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objectifs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résultats</text:span></text:span><text:span text:style-name="apple-style-span"><text:span text:style-name="T19"> </text:span></text:span><text:span text:style-name="apple-style-span"><text:span text:style-name="T18">attendus</text:span></text:span><text:span text:style-name="apple-style-span"><text:span text:style-name="T19"> </text:span></text:span><text:span text:style-name="apple-style-span"><text:span text:style-name="T18">du</text:span></text:span><text:span text:style-name="apple-style-span"><text:span text:style-name="T19"> </text:span></text:span><text:span text:style-name="apple-style-span"><text:span text:style-name="T18">programme</text:span></text:span><text:span text:style-name="apple-style-span"><text:span text:style-name="T19"> </text:span></text:span><text:span text:style-name="apple-style-span"><text:span text:style-name="T18">devraient</text:span></text:span><text:span text:style-name="apple-style-span"><text:span text:style-name="T19"> </text:span></text:span><text:span text:style-name="apple-style-span"><text:span text:style-name="T18">être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critères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sélection</text:span></text:span><text:span text:style-name="apple-style-span"><text:span text:style-name="T19"> </text:span></text:span><text:span text:style-name="apple-style-span"><text:span text:style-name="T18">du</text:span></text:span><text:span text:style-name="apple-style-span"><text:span text:style-name="T19"> </text:span></text:span><text:span text:style-name="apple-style-span"><text:span text:style-name="T18">type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données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base</text:span></text:span><text:span text:style-name="apple-style-span"><text:span text:style-name="T19"> </text:span></text:span><text:span text:style-name="apple-style-span"><text:span text:style-name="T18">à</text:span></text:span><text:span text:style-name="apple-style-span"><text:span text:style-name="T19"> </text:span></text:span><text:span text:style-name="apple-style-span"><text:span text:style-name="T18">collecter.</text:span></text:span><text:span text:style-name="apple-converted-space"><text:span text:style-name="T18"> 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données</text:span></text:span><text:span text:style-name="apple-style-span"><text:span text:style-name="T19"> </text:span></text:span><text:span text:style-name="apple-style-span"><text:span text:style-name="T18">administratives</text:span></text:span><text:span text:style-name="apple-style-span"><text:span text:style-name="T19"> </text:span></text:span><text:span text:style-name="apple-style-span"><text:span text:style-name="T18">peuvent</text:span></text:span><text:span text:style-name="apple-style-span"><text:span text:style-name="T19"> </text:span></text:span><text:span text:style-name="apple-style-span"><text:span text:style-name="T18">mesurer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changements</text:span></text:span><text:span text:style-name="apple-style-span"><text:span text:style-name="T19"> </text:span></text:span><text:span text:style-name="apple-style-span"><text:span text:style-name="T18">dans</text:span></text:span><text:span text:style-name="apple-style-span"><text:span text:style-name="T19"> </text:span></text:span><text:span text:style-name="apple-style-span"><text:span text:style-name="T18">la</text:span></text:span><text:span text:style-name="apple-style-span"><text:span text:style-name="T19"> </text:span></text:span><text:span text:style-name="apple-style-span"><text:span text:style-name="T18">fréquentation</text:span></text:span><text:span text:style-name="apple-style-span"><text:span text:style-name="T19"> </text:span></text:span><text:span text:style-name="apple-style-span"><text:span text:style-name="T18">scolaire,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taux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scolarisation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le</text:span></text:span><text:span text:style-name="apple-style-span"><text:span text:style-name="T19"> </text:span></text:span><text:span text:style-name="apple-style-span"><text:span text:style-name="T18">taux</text:span></text:span><text:span text:style-name="apple-style-span"><text:span text:style-name="T19"> </text:span></text:span><text:span text:style-name="apple-style-span"><text:span text:style-name="T18">d</text:span></text:span><text:span text:style-name="apple-style-span"><text:span text:style-name="T19">’</text:span></text:span><text:span text:style-name="apple-style-span"><text:span text:style-name="T18">abandon.</text:span></text:span><text:span text:style-name="apple-converted-space"><text:span text:style-name="T18"> 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mesures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l'impact</text:span></text:span><text:span text:style-name="apple-style-span"><text:span text:style-name="T19"> </text:span></text:span><text:span text:style-name="apple-style-span"><text:span text:style-name="T18">social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comportementales</text:span></text:span><text:span text:style-name="apple-style-span"><text:span text:style-name="T19"> </text:span></text:span><text:span text:style-name="apple-style-span"><text:span text:style-name="T18">peuvent</text:span></text:span><text:span text:style-name="apple-style-span"><text:span text:style-name="T19"> </text:span></text:span><text:span text:style-name="apple-style-span"><text:span text:style-name="T18">inclure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enquêtes</text:span></text:span><text:span text:style-name="apple-style-span"><text:span text:style-name="T19"> </text:span></text:span><text:span text:style-name="apple-style-span"><text:span text:style-name="T18">ou</text:span></text:span><text:span text:style-name="apple-style-span"><text:span text:style-name="T19"> </text:span></text:span><text:span text:style-name="apple-style-span"><text:span text:style-name="T18">questionnaires</text:span></text:span><text:span text:style-name="apple-style-span"><text:span text:style-name="T19"> </text:span></text:span><text:span text:style-name="apple-style-span"><text:span text:style-name="T18">relatifs</text:span></text:span><text:span text:style-name="apple-style-span"><text:span text:style-name="T19"> </text:span></text:span><text:span text:style-name="apple-style-span"><text:span text:style-name="T18">aux</text:span></text:span><text:span text:style-name="apple-style-span"><text:span text:style-name="T19"> </text:span></text:span><text:span text:style-name="apple-style-span"><text:span text:style-name="T18">attitudes,</text:span></text:span><text:span text:style-name="apple-style-span"><text:span text:style-name="T19"> </text:span></text:span><text:span text:style-name="apple-style-span"><text:span text:style-name="T18">motivations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opinions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parents,</text:span></text:span><text:span text:style-name="apple-style-span"><text:span text:style-name="T19"> </text:span></text:span><text:span text:style-name="apple-style-span"><text:span text:style-name="T18">élèves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membres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la</text:span></text:span><text:span text:style-name="apple-style-span"><text:span text:style-name="T19"> </text:span></text:span><text:span text:style-name="apple-style-span"><text:span text:style-name="T18">communauté</text:span></text:span><text:span text:style-name="apple-style-span"><text:span text:style-name="T19"> </text:span></text:span><text:span text:style-name="apple-style-span"><text:span text:style-name="T18">sur</text:span></text:span><text:span text:style-name="apple-style-span"><text:span text:style-name="T19"> </text:span></text:span><text:span text:style-name="apple-style-span"><text:span text:style-name="T18">le</text:span></text:span><text:span text:style-name="apple-style-span"><text:span text:style-name="T19"> </text:span></text:span><text:span text:style-name="apple-style-span"><text:span text:style-name="T18">projet</text:span></text:span><text:span text:style-name="apple-style-span"><text:span text:style-name="T19"> </text:span></text:span><text:span text:style-name="apple-style-span"><text:span text:style-name="T18">lui-même</text:span></text:span><text:span text:style-name="apple-style-span"><text:span text:style-name="T19"> </text:span></text:span><text:span text:style-name="apple-style-span"><text:span text:style-name="T18">ou</text:span></text:span><text:span text:style-name="apple-style-span"><text:span text:style-name="T19"> </text:span></text:span><text:span text:style-name="apple-style-span"><text:span text:style-name="T18">sur</text:span></text:span><text:span text:style-name="apple-style-span"><text:span text:style-name="T19"> </text:span></text:span><text:span text:style-name="apple-style-span"><text:span text:style-name="T18">l'apprentissage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élèves.</text:span></text:span><text:span text:style-name="apple-converted-space"><text:span text:style-name="T18"> 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performances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élèves</text:span></text:span><text:span text:style-name="apple-style-span"><text:span text:style-name="T19"> </text:span></text:span><text:span text:style-name="apple-style-span"><text:span text:style-name="T18">peuvent</text:span></text:span><text:span text:style-name="apple-style-span"><text:span text:style-name="T19"> </text:span></text:span><text:span text:style-name="apple-style-span"><text:span text:style-name="T18">être</text:span></text:span><text:span text:style-name="apple-style-span"><text:span text:style-name="T19"> </text:span></text:span><text:span text:style-name="apple-style-span"><text:span text:style-name="T18">mesurées</text:span></text:span><text:span text:style-name="apple-style-span"><text:span text:style-name="T19"> </text:span></text:span><text:span text:style-name="apple-style-span"><text:span text:style-name="T18">par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épreuves</text:span></text:span><text:span text:style-name="apple-style-span"><text:span text:style-name="T19"> </text:span></text:span><text:span text:style-name="apple-style-span"><text:span text:style-name="T18">standardisées,</text:span></text:span><text:span text:style-name="apple-style-span"><text:span text:style-name="T19"> </text:span></text:span><text:span text:style-name="apple-style-span"><text:span text:style-name="T18">locales</text:span></text:span><text:span text:style-name="apple-style-span"><text:span text:style-name="T19"> </text:span></text:span><text:span text:style-name="apple-style-span"><text:span text:style-name="T18">ou</text:span></text:span><text:span text:style-name="apple-style-span"><text:span text:style-name="T19"> </text:span></text:span><text:span text:style-name="apple-style-span"><text:span text:style-name="T18">nationales.</text:span></text:span><text:span text:style-name="apple-converted-space"><text:span text:style-name="T18"> Les</text:span></text:span><text:span text:style-name="apple-converted-space"><text:span text:style-name="T19"> </text:span></text:span><text:span text:style-name="apple-converted-space"><text:span text:style-name="T18">e</text:span></text:span><text:span text:style-name="apple-style-span"><text:span text:style-name="T18">xamens</text:span></text:span><text:span text:style-name="apple-style-span"><text:span text:style-name="T19"> </text:span></text:span><text:span text:style-name="apple-style-span"><text:span text:style-name="T18">traditionnels</text:span></text:span><text:span text:style-name="apple-style-span"><text:span text:style-name="T19"> </text:span></text:span><text:span text:style-name="apple-style-span"><text:span text:style-name="T18">ne</text:span></text:span><text:span text:style-name="apple-style-span"><text:span text:style-name="T19"> </text:span></text:span><text:span text:style-name="apple-style-span"><text:span text:style-name="T18">parviennent</text:span></text:span><text:span text:style-name="apple-style-span"><text:span text:style-name="T19"> </text:span></text:span><text:span text:style-name="apple-style-span"><text:span text:style-name="T18">pas</text:span></text:span><text:span text:style-name="apple-style-span"><text:span text:style-name="T19"> </text:span></text:span><text:span text:style-name="apple-style-span"><text:span text:style-name="T18">à</text:span></text:span><text:span text:style-name="apple-style-span"><text:span text:style-name="T19"> </text:span></text:span><text:span text:style-name="apple-style-span"><text:span text:style-name="T18">évaluer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nouvelles</text:span></text:span><text:span text:style-name="apple-style-span"><text:span text:style-name="T19"> </text:span></text:span><text:span text:style-name="apple-style-span"><text:span text:style-name="T18">compétences</text:span></text:span><text:span text:style-name="apple-style-span"><text:span text:style-name="T19"> </text:span></text:span><text:span text:style-name="apple-style-span"><text:span text:style-name="T18">que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élèves</text:span></text:span><text:span text:style-name="apple-style-span"><text:span text:style-name="T19"> </text:span></text:span><text:span text:style-name="apple-style-span"><text:span text:style-name="T18">développent</text:span></text:span><text:span text:style-name="apple-style-span"><text:span text:style-name="T19"> </text:span></text:span><text:span text:style-name="apple-style-span"><text:span text:style-name="T18">en</text:span></text:span><text:span text:style-name="apple-style-span"><text:span text:style-name="T19"> </text:span></text:span><text:span text:style-name="apple-style-span"><text:span text:style-name="T18">intégrant</text:span></text:span><text:span text:style-name="apple-style-span"><text:span text:style-name="T19"> </text:span></text:span><text:span text:style-name="apple-style-span"><text:span text:style-name="T18">la</text:span></text:span><text:span text:style-name="apple-style-span"><text:span text:style-name="T19"> </text:span></text:span><text:span text:style-name="apple-style-span"><text:span text:style-name="T18">technologie</text:span></text:span><text:span text:style-name="apple-style-span"><text:span text:style-name="T19"> </text:span></text:span><text:span text:style-name="apple-style-span"><text:span text:style-name="T18">dans</text:span></text:span><text:span text:style-name="apple-style-span"><text:span text:style-name="T19"> </text:span></text:span><text:span text:style-name="apple-style-span"><text:span text:style-name="T18">leur</text:span></text:span><text:span text:style-name="apple-style-span"><text:span text:style-name="T19"> </text:span></text:span><text:span text:style-name="apple-style-span"><text:span text:style-name="T18">apprentissage.</text:span></text:span><text:span text:style-name="apple-converted-space"><text:span text:style-name="T18"> </text:span></text:span></text:p>
      <text:p text:style-name="P1"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nouvelles</text:span></text:span><text:span text:style-name="apple-style-span"><text:span text:style-name="T19"> </text:span></text:span><text:span text:style-name="apple-style-span"><text:span text:style-name="T18">dimensions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l'apprentissage</text:span></text:span><text:span text:style-name="apple-style-span"><text:span text:style-name="T19"> </text:span></text:span><text:span text:style-name="apple-style-span"><text:span text:style-name="T18">doivent</text:span></text:span><text:span text:style-name="apple-style-span"><text:span text:style-name="T19"> </text:span></text:span><text:span text:style-name="apple-style-span"><text:span text:style-name="T18">être</text:span></text:span><text:span text:style-name="apple-style-span"><text:span text:style-name="T19"> </text:span></text:span><text:span text:style-name="apple-style-span"><text:span text:style-name="T18">évalués,</text:span></text:span><text:span text:style-name="apple-style-span"><text:span text:style-name="T19"> </text:span></text:span><text:span text:style-name="apple-style-span"><text:span text:style-name="T18">tels</text:span></text:span><text:span text:style-name="apple-style-span"><text:span text:style-name="T19"> </text:span></text:span><text:span text:style-name="apple-style-span"><text:span text:style-name="T18">que</text:span></text:span><text:span text:style-name="apple-style-span"><text:span text:style-name="T19"> </text:span></text:span><text:span text:style-name="apple-style-span"><text:span text:style-name="T18">la</text:span></text:span><text:span text:style-name="apple-style-span"><text:span text:style-name="T19"> </text:span></text:span><text:span text:style-name="apple-style-span"><text:span text:style-name="T18">résolution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problèmes,</text:span></text:span><text:span text:style-name="apple-style-span"><text:span text:style-name="T19"> </text:span></text:span><text:span text:style-name="apple-style-span"><text:span text:style-name="T18">pensée</text:span></text:span><text:span text:style-name="apple-style-span"><text:span text:style-name="T19"> </text:span></text:span><text:span text:style-name="apple-style-span"><text:span text:style-name="T18">critique,</text:span></text:span><text:span text:style-name="apple-style-span"><text:span text:style-name="T19"> </text:span></text:span><text:span text:style-name="apple-style-span"><text:span text:style-name="T18">la</text:span></text:span><text:span text:style-name="apple-style-span"><text:span text:style-name="T19"> </text:span></text:span><text:span text:style-name="apple-style-span"><text:span text:style-name="T18">gestion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sources</text:span></text:span><text:span text:style-name="apple-style-span"><text:span text:style-name="T19"> </text:span></text:span><text:span text:style-name="apple-style-span"><text:span text:style-name="T18">multiples</text:span></text:span><text:span text:style-name="apple-style-span"><text:span text:style-name="T19"> </text:span></text:span><text:span text:style-name="apple-style-span"><text:span text:style-name="T18">d'information,</text:span></text:span><text:span text:style-name="apple-style-span"><text:span text:style-name="T19"> </text:span></text:span><text:span text:style-name="apple-style-span"><text:span text:style-name="T18">la</text:span></text:span><text:span text:style-name="apple-style-span"><text:span text:style-name="T19"> </text:span></text:span><text:span text:style-name="apple-style-span"><text:span text:style-name="T18">capacité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réflexion,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communication</text:span></text:span><text:span text:style-name="apple-style-span"><text:span text:style-name="T19"> </text:span></text:span><text:span text:style-name="apple-style-span"><text:span text:style-name="T18">utilisant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media</text:span></text:span><text:span text:style-name="apple-style-span"><text:span text:style-name="T19"> </text:span></text:span><text:span text:style-name="apple-style-span"><text:span text:style-name="T18">variés</text:span></text:span><text:span text:style-name="apple-style-span"><text:span text:style-name="T19"> </text:span></text:span><text:span text:style-name="apple-style-span"><text:span text:style-name="T18">(visuelles,</text:span></text:span><text:span text:style-name="apple-style-span"><text:span text:style-name="T19"> </text:span></text:span><text:span text:style-name="apple-style-span"><text:span text:style-name="T18">auditives,</text:span></text:span><text:span text:style-name="apple-style-span"><text:span text:style-name="T19"> </text:span></text:span><text:span text:style-name="apple-style-span"><text:span text:style-name="T18">interactives,</text:span></text:span><text:span text:style-name="apple-style-span"><text:span text:style-name="T19"> </text:span></text:span><text:span text:style-name="apple-style-span"><text:span text:style-name="T18">etc),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compétences</text:span></text:span><text:span text:style-name="apple-style-span"><text:span text:style-name="T19"> </text:span></text:span><text:span text:style-name="apple-style-span"><text:span text:style-name="T18">en</text:span></text:span><text:span text:style-name="apple-style-span"><text:span text:style-name="T19"> </text:span></text:span><text:span text:style-name="apple-style-span"><text:span text:style-name="T18">travaux</text:span></text:span><text:span text:style-name="apple-style-span"><text:span text:style-name="T19"> </text:span></text:span><text:span text:style-name="apple-style-span"><text:span text:style-name="T18">individuels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en</text:span></text:span><text:span text:style-name="apple-style-span"><text:span text:style-name="T19"> </text:span></text:span><text:span text:style-name="apple-style-span"><text:span text:style-name="T18">équipe,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capacités</text:span></text:span><text:span text:style-name="apple-style-span"><text:span text:style-name="T19"> </text:span></text:span><text:span text:style-name="apple-style-span"><text:span text:style-name="T18">d'auto-apprentissage;</text:span></text:span><text:span text:style-name="apple-style-span"><text:span text:style-name="T19"> </text:span></text:span><text:span text:style-name="apple-style-span"><text:span text:style-name="T18">dimensions</text:span></text:span><text:span text:style-name="apple-style-span"><text:span text:style-name="T19"> </text:span></text:span><text:span text:style-name="apple-style-span"><text:span text:style-name="T18">plus</text:span></text:span><text:span text:style-name="apple-style-span"><text:span text:style-name="T19"> </text:span></text:span><text:span text:style-name="apple-style-span"><text:span text:style-name="T18">complexes</text:span></text:span><text:span text:style-name="apple-style-span"><text:span text:style-name="T19"> </text:span></text:span><text:span text:style-name="apple-style-span"><text:span text:style-name="T18">comprenant</text:span></text:span><text:span text:style-name="apple-style-span"><text:span text:style-name="T19"> </text:span></text:span><text:span text:style-name="apple-style-span"><text:span text:style-name="T18">l'agencement</text:span></text:span><text:span text:style-name="apple-style-span"><text:span text:style-name="T19"> </text:span></text:span><text:span text:style-name="apple-style-span"><text:span text:style-name="T18">(Carlson</text:span></text:span><text:span text:style-name="apple-style-span"><text:span text:style-name="T19"> </text:span></text:span><text:span text:style-name="apple-style-span"><text:span text:style-name="T18">&amp;</text:span></text:span><text:span text:style-name="apple-style-span"><text:span text:style-name="T19"> </text:span></text:span><text:span text:style-name="apple-style-span"><text:span text:style-name="T18">Earls,</text:span></text:span><text:span text:style-name="apple-style-span"><text:span text:style-name="T19"> </text:span></text:span><text:span text:style-name="apple-style-span"><text:span text:style-name="T18">2001)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l'efficacité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enfants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jeunes</text:span></text:span><text:span text:style-name="apple-style-span"><text:span text:style-name="T19"> </text:span></text:span><text:span text:style-name="apple-style-span"><text:span text:style-name="T18">à</text:span></text:span><text:span text:style-name="apple-style-span"><text:span text:style-name="T19"> </text:span></text:span><text:span text:style-name="apple-style-span"><text:span text:style-name="T18">apporter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changements</text:span></text:span><text:span text:style-name="apple-style-span"><text:span text:style-name="T19"> </text:span></text:span><text:span text:style-name="apple-style-span"><text:span text:style-name="T18">significatifs</text:span></text:span><text:span text:style-name="apple-style-span"><text:span text:style-name="T19"> </text:span></text:span><text:span text:style-name="apple-style-span"><text:span text:style-name="T18">à</text:span></text:span><text:span text:style-name="apple-style-span"><text:span text:style-name="T19"> </text:span></text:span><text:span text:style-name="apple-style-span"><text:span text:style-name="T18">l'environnement</text:span></text:span><text:span text:style-name="apple-style-span"><text:span text:style-name="T19"> </text:span></text:span><text:span text:style-name="apple-style-span"><text:span text:style-name="T18">dans</text:span></text:span><text:span text:style-name="apple-style-span"><text:span text:style-name="T19"> </text:span></text:span><text:span text:style-name="apple-style-span"><text:span text:style-name="T18">lequel</text:span></text:span><text:span text:style-name="apple-style-span"><text:span text:style-name="T19"> </text:span></text:span><text:span text:style-name="apple-style-span"><text:span text:style-name="T18">ils</text:span></text:span><text:span text:style-name="apple-style-span"><text:span text:style-name="T19"> </text:span></text:span><text:span text:style-name="apple-style-span"><text:span text:style-name="T18">vivent</text:span></text:span><text:span text:style-name="apple-style-span"><text:span text:style-name="T19"> </text:span></text:span><text:span text:style-name="apple-style-span"><text:span text:style-name="T18">(Kamo,</text:span></text:span><text:span text:style-name="apple-style-span"><text:span text:style-name="T19"> </text:span></text:span><text:span text:style-name="apple-style-span"><text:span text:style-name="T18">N.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al,</text:span></text:span><text:span text:style-name="apple-style-span"><text:span text:style-name="T19"> </text:span></text:span><text:span text:style-name="apple-style-span"><text:span text:style-name="T18">2008).</text:span></text:span><text:span text:style-name="apple-converted-space"><text:span text:style-name="T18"> 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déploiements</text:span></text:span><text:span text:style-name="apple-style-span"><text:span text:style-name="T19"> </text:span></text:span><text:span text:style-name="apple-style-span"><text:span text:style-name="T18">sont</text:span></text:span><text:span text:style-name="apple-style-span"><text:span text:style-name="T19"> </text:span></text:span><text:span text:style-name="apple-style-span"><text:span text:style-name="T18">encouragés</text:span></text:span><text:span text:style-name="apple-style-span"><text:span text:style-name="T19"> </text:span></text:span><text:span text:style-name="apple-style-span"><text:span text:style-name="T18">à</text:span></text:span><text:span text:style-name="apple-style-span"><text:span text:style-name="T19"> </text:span></text:span><text:span text:style-name="apple-style-span"><text:span text:style-name="T18">explorer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façons</text:span></text:span><text:span text:style-name="apple-style-span"><text:span text:style-name="T19"> </text:span></text:span><text:span text:style-name="apple-style-span"><text:span text:style-name="T18">novatrices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mesurer</text:span></text:span><text:span text:style-name="apple-style-span"><text:span text:style-name="T19"> </text:span></text:span><text:span text:style-name="apple-style-span"><text:span text:style-name="T18">l'apprentissage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élèves,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à</text:span></text:span><text:span text:style-name="apple-style-span"><text:span text:style-name="T19"> </text:span></text:span><text:span text:style-name="apple-style-span"><text:span text:style-name="T18">tenter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documenter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mesurer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nouvelles</text:span></text:span><text:span text:style-name="apple-style-span"><text:span text:style-name="T19"> </text:span></text:span><text:span text:style-name="apple-style-span"><text:span text:style-name="T18">dimensions</text:span></text:span><text:span text:style-name="apple-style-span"><text:span text:style-name="T19"> </text:span></text:span><text:span text:style-name="apple-style-span"><text:span text:style-name="T18">d'apprentissage.</text:span></text:span><text:bookmark-end text:name="OrgXref.sec-1-4"/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Jour</text:p>
          </table:table-cell>
          <table:table-cell table:style-name="Tableau1.B1" office:value-type="string">
            <text:p text:style-name="P4">Sujet/Activité</text:p>
          </table:table-cell>
        </table:table-row>
        <table:table-row table:style-name="Tableau1.1">
          <table:table-cell table:style-name="Tableau1.A1" office:value-type="string">
            <text:p text:style-name="P4">1</text:p>
          </table:table-cell>
          <table:table-cell table:style-name="Tableau1.B1" office:value-type="string">
            <text:p text:style-name="P4">Mot<text:span text:style-name="T27"> </text:span>de<text:span text:style-name="T27"> </text:span>bienvenue<text:span text:style-name="T27"> </text:span>et<text:span text:style-name="T27"> </text:span>introduction</text:p>
            <text:p text:style-name="P1"><text:span text:style-name="T20">Vue</text:span><text:span text:style-name="T21"> </text:span><text:span text:style-name="T20">générale</text:span><text:span text:style-name="T21"> </text:span><text:span text:style-name="T20">d</text:span><text:span text:style-name="T21">’</text:span><text:span text:style-name="T20">OLPC :</text:span><text:span text:style-name="T21"> </text:span><text:span text:style-name="T20">Principes,</text:span><text:span text:style-name="T21"> </text:span><text:span text:style-name="T20">Mission,</text:span><text:span text:style-name="T21"> </text:span><text:span text:style-name="T20">Philosophie</text:span></text:p>
            <text:p text:style-name="P3">Le<text:span text:style-name="T27"> </text:span>modèle<text:span text:style-name="T27"> </text:span>pédagogique<text:span text:style-name="T27"> </text:span>OLPC :<text:span text:style-name="T27"> </text:span>le<text:span text:style-name="T27"> </text:span>constructivisme</text:p>
            <text:p text:style-name="P3">Lectures<text:span text:style-name="T27"> </text:span>et<text:span text:style-name="T27"> </text:span>réflexions :<text:span text:style-name="T27"> </text:span>Enfants, apprentissages<text:span text:style-name="T27"> </text:span>et<text:span text:style-name="T27"> </text:span>ordinateurs</text:p>
            <text:p text:style-name="P3">Pratique :<text:span text:style-name="T27"> </text:span>Vue<text:span text:style-name="T27"> </text:span>des<text:span text:style-name="T27"> </text:span>outils<text:span text:style-name="T27"> </text:span>disponibles<text:span text:style-name="T27"> </text:span>sur<text:span text:style-name="T27"> </text:span>le<text:span text:style-name="T27"> </text:span>XO</text:p>
          </table:table-cell>
        </table:table-row>
        <table:table-row table:style-name="Tableau1.1">
          <table:table-cell table:style-name="Tableau1.A1" office:value-type="string">
            <text:p text:style-name="P4">2</text:p>
          </table:table-cell>
          <table:table-cell table:style-name="Tableau1.B1" office:value-type="string">
            <text:p text:style-name="P4">Introduction<text:span text:style-name="T27"> </text:span>au<text:span text:style-name="T27"> </text:span>Logo<text:span text:style-name="T27"> </text:span>et<text:span text:style-name="T27"> </text:span>à<text:span text:style-name="T27"> </text:span>l<text:span text:style-name="T27">’</text:span>activité<text:span text:style-name="T27"> </text:span>Turtle</text:p>
            <text:p text:style-name="P3">Création<text:span text:style-name="T27"> </text:span>et<text:span text:style-name="T27"> </text:span>utilisation<text:span text:style-name="T27"> </text:span>des<text:span text:style-name="T27"> </text:span>clés/disques<text:span text:style-name="T27"> </text:span>reflash</text:p>
            <text:p text:style-name="P3">Résolutions<text:span text:style-name="T27"> </text:span>des<text:span text:style-name="T27"> </text:span>problèmes<text:span text:style-name="T27"> </text:span>matériels<text:span text:style-name="T27"> </text:span>de<text:span text:style-name="T27"> </text:span>base</text:p>
            <text:p text:style-name="P3">Utiliser<text:span text:style-name="T27"> </text:span>le<text:span text:style-name="T27"> </text:span>XO<text:span text:style-name="T27"> </text:span>comme<text:span text:style-name="T27"> </text:span>un<text:span text:style-name="T27"> </text:span>outil<text:span text:style-name="T27"> </text:span>d<text:span text:style-name="T27">’</text:span>apprentissage</text:p>
          </table:table-cell>
        </table:table-row>
        <table:table-row table:style-name="Tableau1.1">
          <table:table-cell table:style-name="Tableau1.A1" office:value-type="string">
            <text:p text:style-name="P4">3</text:p>
          </table:table-cell>
          <table:table-cell table:style-name="Tableau1.B1" office:value-type="string">
            <text:p text:style-name="P4">Programmer<text:span text:style-name="T27"> </text:span>des<text:span text:style-name="T27"> </text:span>activités<text:span text:style-name="T27"> </text:span>sur<text:span text:style-name="T27"> </text:span>le<text:span text:style-name="T27"> </text:span>XO :<text:span text:style-name="T27"> </text:span>scratch</text:p>
            <text:p text:style-name="P3">Collaboration<text:span text:style-name="T27"> </text:span>et<text:span text:style-name="T27"> </text:span>réseaux<text:span text:style-name="T27"> </text:span>d<text:span text:style-name="T27">’</text:span>apprentissage</text:p>
            <text:p text:style-name="P3">Résolutions<text:span text:style-name="T27"> </text:span>des<text:span text:style-name="T27"> </text:span>problèmes<text:span text:style-name="T27"> </text:span>logiciels<text:span text:style-name="T27"> </text:span>de<text:span text:style-name="T27"> </text:span>base</text:p>
          </table:table-cell>
        </table:table-row>
        <table:table-row table:style-name="Tableau1.1">
          <table:table-cell table:style-name="Tableau1.A1" office:value-type="string">
            <text:p text:style-name="P4">4</text:p>
          </table:table-cell>
          <table:table-cell table:style-name="Tableau1.B1" office:value-type="string">
            <text:p text:style-name="P4">Mise<text:span text:style-name="T27"> </text:span>en<text:span text:style-name="T27"> </text:span>oeuvrre<text:span text:style-name="T27"> </text:span>du<text:span text:style-name="T27"> </text:span>projet :la<text:span text:style-name="T27"> </text:span>création<text:span text:style-name="T27"> </text:span>d<text:span text:style-name="T27">’</text:span>équipes<text:span text:style-name="T27"> </text:span>pour<text:span text:style-name="T27"> </text:span>des<text:span text:style-name="T27"> </text:span>déploiements<text:span text:style-name="T27"> </text:span>réussis</text:p>
            <text:p text:style-name="P3">Préparation<text:span text:style-name="T27"> </text:span>de<text:span text:style-name="T27"> </text:span>l<text:span text:style-name="T27">’</text:span>école<text:span text:style-name="T27"> </text:span>et<text:span text:style-name="T27"> </text:span>des<text:span text:style-name="T27"> </text:span>communautés</text:p>
            <text:p text:style-name="P3">Développer<text:span text:style-name="T27"> </text:span>les<text:span text:style-name="T27"> </text:span>capacités<text:span text:style-name="T27"> </text:span>locales :<text:span text:style-name="T27"> </text:span>la<text:span text:style-name="T27"> </text:span>formation<text:span text:style-name="T27"> </text:span>des<text:span text:style-name="T27"> </text:span>enseignants</text:p>
            <text:p text:style-name="P3"><text:soft-page-break/>Curriculum,<text:span text:style-name="T27"> </text:span>contenu<text:span text:style-name="T27"> </text:span>et<text:span text:style-name="T27"> </text:span>matériel<text:span text:style-name="T27"> </text:span>dans<text:span text:style-name="T27"> </text:span>les<text:span text:style-name="T27"> </text:span>environnements<text:span text:style-name="T27"> </text:span>1 -1</text:p>
            <text:p text:style-name="P3">Expérimenter<text:span text:style-name="T27"> </text:span>des<text:span text:style-name="T27"> </text:span>projets<text:span text:style-name="T27"> </text:span>basés<text:span text:style-name="T27"> </text:span>sur<text:span text:style-name="T27"> </text:span>les<text:span text:style-name="T27"> </text:span>apprentissages :<text:span text:style-name="T27"> </text:span>Elaborer<text:span text:style-name="T27"> </text:span>des<text:span text:style-name="T27"> </text:span>projets<text:span text:style-name="T27"> </text:span>utilisant<text:span text:style-name="T27"> </text:span>le<text:span text:style-name="T27"> </text:span>XO</text:p>
          </table:table-cell>
        </table:table-row>
        <table:table-row table:style-name="Tableau1.1">
          <table:table-cell table:style-name="Tableau1.A1" office:value-type="string">
            <text:p text:style-name="P4">5</text:p>
          </table:table-cell>
          <table:table-cell table:style-name="Tableau1.B1" office:value-type="string">
            <text:p text:style-name="P4">Présentation<text:span text:style-name="T27"> </text:span>de<text:span text:style-name="T27"> </text:span>projets</text:p>
            <text:p text:style-name="P3">Intégrer<text:span text:style-name="T27"> </text:span>les<text:span text:style-name="T27"> </text:span>familles<text:span text:style-name="T27"> </text:span>et<text:span text:style-name="T27"> </text:span>autres<text:span text:style-name="T27"> </text:span>membres<text:span text:style-name="T27"> </text:span>de<text:span text:style-name="T27"> </text:span>la<text:span text:style-name="T27"> </text:span>communauté</text:p>
            <text:p text:style-name="P3">Electricité<text:span text:style-name="T27"> </text:span>et<text:span text:style-name="T27"> </text:span>connexion</text:p>
            <text:p text:style-name="P3">Evaluation<text:span text:style-name="T27"> </text:span>et<text:span text:style-name="T27"> </text:span>métriques</text:p>
            <text:p text:style-name="P3">Questions<text:span text:style-name="T27"> </text:span>et<text:span text:style-name="T27"> </text:span>réponses</text:p>
          </table:table-cell>
        </table:table-row>
      </table:table>
      <text:p text:style-name="P12"><text:bookmark-start text:name="OrgXref.sec-2"/><text:bookmark-start text:name="sec-2"/><text:bookmark-end text:name="sec-2"/><text:soft-page-break/><text:span text:style-name="apple-style-span"><text:span text:style-name="T1">Mise</text:span></text:span><text:span text:style-name="apple-style-span"><text:span text:style-name="T2"> </text:span></text:span><text:span text:style-name="apple-style-span"><text:span text:style-name="T1">en</text:span></text:span><text:span text:style-name="apple-style-span"><text:span text:style-name="T2"> </text:span></text:span><text:span text:style-name="apple-style-span"><text:span text:style-name="T1">place</text:span></text:span><text:span text:style-name="apple-style-span"><text:span text:style-name="T2"> </text:span></text:span><text:span text:style-name="apple-style-span"><text:span text:style-name="T1">de</text:span></text:span><text:span text:style-name="apple-style-span"><text:span text:style-name="T2"> </text:span></text:span><text:span text:style-name="apple-style-span"><text:span text:style-name="T1">l</text:span></text:span><text:span text:style-name="apple-style-span"><text:span text:style-name="T2">’</text:span></text:span><text:span text:style-name="apple-style-span"><text:span text:style-name="T1">équipe</text:span></text:span><text:span text:style-name="apple-style-span"><text:span text:style-name="T2"> </text:span></text:span><text:span text:style-name="apple-style-span"><text:span text:style-name="T1">principale</text:span></text:span></text:p>
      <text:p text:style-name="P12"><text:span text:style-name="apple-style-span"><text:span text:style-name="T3">Comme</text:span></text:span><text:span text:style-name="apple-style-span"><text:span text:style-name="T4"> </text:span></text:span><text:span text:style-name="apple-style-span"><text:span text:style-name="T3">nous</text:span></text:span><text:span text:style-name="apple-style-span"><text:span text:style-name="T4"> </text:span></text:span><text:span text:style-name="apple-style-span"><text:span text:style-name="T3">l'avons</text:span></text:span><text:span text:style-name="apple-style-span"><text:span text:style-name="T4"> </text:span></text:span><text:span text:style-name="apple-style-span"><text:span text:style-name="T3">expliqué</text:span></text:span><text:span text:style-name="apple-style-span"><text:span text:style-name="T4"> </text:span></text:span><text:span text:style-name="apple-style-span"><text:span text:style-name="T3">dans</text:span></text:span><text:span text:style-name="apple-style-span"><text:span text:style-name="T4"> </text:span></text:span><text:span text:style-name="apple-style-span"><text:span text:style-name="T3">les</text:span></text:span><text:span text:style-name="apple-style-span"><text:span text:style-name="T4"> </text:span></text:span><text:span text:style-name="apple-style-span"><text:span text:style-name="T3">sections</text:span></text:span><text:span text:style-name="apple-style-span"><text:span text:style-name="T4"> </text:span></text:span><text:span text:style-name="apple-style-span"><text:span text:style-name="T3">précédentes,</text:span></text:span><text:span text:style-name="apple-style-span"><text:span text:style-name="T4"> </text:span></text:span><text:span text:style-name="apple-style-span"><text:span text:style-name="T3">l'équipe</text:span></text:span><text:span text:style-name="apple-style-span"><text:span text:style-name="T4"> </text:span></text:span><text:span text:style-name="apple-style-span"><text:span text:style-name="T3">principale</text:span></text:span><text:span text:style-name="apple-style-span"><text:span text:style-name="T4"> </text:span></text:span><text:span text:style-name="apple-style-span"><text:span text:style-name="T3">se</text:span></text:span><text:span text:style-name="apple-style-span"><text:span text:style-name="T4"> </text:span></text:span><text:span text:style-name="apple-style-span"><text:span text:style-name="T3">réfère</text:span></text:span><text:span text:style-name="apple-style-span"><text:span text:style-name="T4"> </text:span></text:span><text:span text:style-name="apple-style-span"><text:span text:style-name="T3">à</text:span></text:span><text:span text:style-name="apple-style-span"><text:span text:style-name="T4"> </text:span></text:span><text:span text:style-name="apple-style-span"><text:span text:style-name="T3">l'équipe</text:span></text:span><text:span text:style-name="apple-style-span"><text:span text:style-name="T4"> </text:span></text:span><text:span text:style-name="apple-style-span"><text:span text:style-name="T3">locale</text:span></text:span><text:span text:style-name="apple-style-span"><text:span text:style-name="T4"> </text:span></text:span><text:span text:style-name="apple-style-span"><text:span text:style-name="T3">en</text:span></text:span><text:span text:style-name="apple-style-span"><text:span text:style-name="T4"> </text:span></text:span><text:span text:style-name="apple-style-span"><text:span text:style-name="T3">charge</text:span></text:span><text:span text:style-name="apple-style-span"><text:span text:style-name="T4"> </text:span></text:span><text:span text:style-name="apple-style-span"><text:span text:style-name="T3">de</text:span></text:span><text:span text:style-name="apple-style-span"><text:span text:style-name="T4"> </text:span></text:span><text:span text:style-name="apple-style-span"><text:span text:style-name="T3">la</text:span></text:span><text:span text:style-name="apple-style-span"><text:span text:style-name="T4"> </text:span></text:span><text:span text:style-name="apple-style-span"><text:span text:style-name="T3">mise</text:span></text:span><text:span text:style-name="apple-style-span"><text:span text:style-name="T4"> </text:span></text:span><text:span text:style-name="apple-style-span"><text:span text:style-name="T3">en</text:span></text:span><text:span text:style-name="apple-style-span"><text:span text:style-name="T4"> </text:span></text:span><text:span text:style-name="apple-style-span"><text:span text:style-name="T3">œuvre</text:span></text:span><text:span text:style-name="apple-style-span"><text:span text:style-name="T4"> </text:span></text:span><text:span text:style-name="apple-style-span"><text:span text:style-name="T3">des</text:span></text:span><text:span text:style-name="apple-style-span"><text:span text:style-name="T4"> </text:span></text:span><text:span text:style-name="apple-style-span"><text:span text:style-name="T3">différentes</text:span></text:span><text:span text:style-name="apple-style-span"><text:span text:style-name="T4"> </text:span></text:span><text:span text:style-name="apple-style-span"><text:span text:style-name="T3">composantes</text:span></text:span><text:span text:style-name="apple-style-span"><text:span text:style-name="T4"> </text:span></text:span><text:span text:style-name="apple-style-span"><text:span text:style-name="T3">d'un</text:span></text:span><text:span text:style-name="apple-style-span"><text:span text:style-name="T4"> </text:span></text:span><text:span text:style-name="apple-style-span"><text:span text:style-name="T3">déploiement.</text:span></text:span><text:span text:style-name="apple-converted-space"><text:span text:style-name="T3"> </text:span></text:span><text:span text:style-name="apple-style-span"><text:span text:style-name="T3">Dans</text:span></text:span><text:span text:style-name="apple-style-span"><text:span text:style-name="T4"> </text:span></text:span><text:span text:style-name="apple-style-span"><text:span text:style-name="T3">cette</text:span></text:span><text:span text:style-name="apple-style-span"><text:span text:style-name="T4"> </text:span></text:span><text:span text:style-name="apple-style-span"><text:span text:style-name="T3">section,</text:span></text:span><text:span text:style-name="apple-style-span"><text:span text:style-name="T4"> </text:span></text:span><text:span text:style-name="apple-style-span"><text:span text:style-name="T3">nous</text:span></text:span><text:span text:style-name="apple-style-span"><text:span text:style-name="T4"> </text:span></text:span><text:span text:style-name="apple-style-span"><text:span text:style-name="T3">allons</text:span></text:span><text:span text:style-name="apple-style-span"><text:span text:style-name="T4"> </text:span></text:span><text:span text:style-name="apple-style-span"><text:span text:style-name="T3">nous</text:span></text:span><text:span text:style-name="apple-style-span"><text:span text:style-name="T4"> </text:span></text:span><text:span text:style-name="apple-style-span"><text:span text:style-name="T3">concentrer</text:span></text:span><text:span text:style-name="apple-style-span"><text:span text:style-name="T4"> </text:span></text:span><text:span text:style-name="apple-style-span"><text:span text:style-name="T3">sur</text:span></text:span><text:span text:style-name="apple-style-span"><text:span text:style-name="T4"> </text:span></text:span><text:span text:style-name="apple-style-span"><text:span text:style-name="T3">les</text:span></text:span><text:span text:style-name="apple-style-span"><text:span text:style-name="T4"> </text:span></text:span><text:span text:style-name="apple-style-span"><text:span text:style-name="T3">équipes</text:span></text:span><text:span text:style-name="apple-style-span"><text:span text:style-name="T4"> </text:span></text:span><text:span text:style-name="apple-style-span"><text:span text:style-name="T3">techniques</text:span></text:span><text:span text:style-name="apple-style-span"><text:span text:style-name="T4"> </text:span></text:span><text:span text:style-name="apple-style-span"><text:span text:style-name="T3">et</text:span></text:span><text:span text:style-name="apple-style-span"><text:span text:style-name="T4"> </text:span></text:span><text:span text:style-name="apple-style-span"><text:span text:style-name="T3">pédagogiques.</text:span></text:span><text:span text:style-name="apple-converted-space"><text:span text:style-name="T3"> </text:span></text:span><text:span text:style-name="apple-style-span"><text:span text:style-name="T3">Leur</text:span></text:span><text:span text:style-name="apple-style-span"><text:span text:style-name="T4"> </text:span></text:span><text:span text:style-name="apple-style-span"><text:span text:style-name="T3">travail</text:span></text:span><text:span text:style-name="apple-style-span"><text:span text:style-name="T4"> </text:span></text:span><text:span text:style-name="apple-style-span"><text:span text:style-name="T3">est</text:span></text:span><text:span text:style-name="apple-style-span"><text:span text:style-name="T4"> </text:span></text:span><text:span text:style-name="apple-style-span"><text:span text:style-name="T3">crucial</text:span></text:span><text:span text:style-name="apple-style-span"><text:span text:style-name="T4"> </text:span></text:span><text:span text:style-name="apple-style-span"><text:span text:style-name="T3">pour</text:span></text:span><text:span text:style-name="apple-style-span"><text:span text:style-name="T4"> </text:span></text:span><text:span text:style-name="apple-style-span"><text:span text:style-name="T3">une</text:span></text:span><text:span text:style-name="apple-style-span"><text:span text:style-name="T4"> </text:span></text:span><text:span text:style-name="apple-style-span"><text:span text:style-name="T3">mise</text:span></text:span><text:span text:style-name="apple-style-span"><text:span text:style-name="T4"> </text:span></text:span><text:span text:style-name="apple-style-span"><text:span text:style-name="T3">en</text:span></text:span><text:span text:style-name="apple-style-span"><text:span text:style-name="T4"> </text:span></text:span><text:span text:style-name="apple-style-span"><text:span text:style-name="T3">œuvre</text:span></text:span><text:span text:style-name="apple-style-span"><text:span text:style-name="T4"> </text:span></text:span><text:span text:style-name="apple-style-span"><text:span text:style-name="T3">réussie</text:span></text:span><text:span text:style-name="apple-style-span"><text:span text:style-name="T4"> </text:span></text:span><text:span text:style-name="apple-style-span"><text:span text:style-name="T3">d'un</text:span></text:span><text:span text:style-name="apple-style-span"><text:span text:style-name="T4"> </text:span></text:span><text:span text:style-name="apple-style-span"><text:span text:style-name="T3">déploiement;</text:span></text:span><text:span text:style-name="apple-style-span"><text:span text:style-name="T4"> </text:span></text:span><text:span text:style-name="apple-style-span"><text:span text:style-name="T3">les</text:span></text:span><text:span text:style-name="apple-style-span"><text:span text:style-name="T4"> </text:span></text:span><text:span text:style-name="apple-style-span"><text:span text:style-name="T3">membres</text:span></text:span><text:span text:style-name="apple-style-span"><text:span text:style-name="T4"> </text:span></text:span><text:span text:style-name="apple-style-span"><text:span text:style-name="T3">doivent</text:span></text:span><text:span text:style-name="apple-style-span"><text:span text:style-name="T4"> </text:span></text:span><text:span text:style-name="apple-style-span"><text:span text:style-name="T3">être</text:span></text:span><text:span text:style-name="apple-style-span"><text:span text:style-name="T4"> </text:span></text:span><text:span text:style-name="apple-style-span"><text:span text:style-name="T3">soigneusement</text:span></text:span><text:span text:style-name="apple-style-span"><text:span text:style-name="T4"> </text:span></text:span><text:span text:style-name="apple-style-span"><text:span text:style-name="T3">recrutés</text:span></text:span><text:span text:style-name="apple-style-span"><text:span text:style-name="T4"> </text:span></text:span><text:span text:style-name="apple-style-span"><text:span text:style-name="T3">et</text:span></text:span><text:span text:style-name="apple-style-span"><text:span text:style-name="T4"> </text:span></text:span><text:span text:style-name="apple-style-span"><text:span text:style-name="T3">soutenus</text:span></text:span><text:span text:style-name="apple-style-span"><text:span text:style-name="T4"> </text:span></text:span><text:span text:style-name="apple-style-span"><text:span text:style-name="T3">financièrement</text:span></text:span><text:span text:style-name="apple-style-span"><text:span text:style-name="T4"> </text:span></text:span><text:span text:style-name="apple-style-span"><text:span text:style-name="T3">et</text:span></text:span><text:span text:style-name="apple-style-span"><text:span text:style-name="T4"> </text:span></text:span><text:span text:style-name="apple-style-span"><text:span text:style-name="T3">de</text:span></text:span><text:span text:style-name="apple-style-span"><text:span text:style-name="T4"> </text:span></text:span><text:span text:style-name="apple-style-span"><text:span text:style-name="T3">manière</text:span></text:span><text:span text:style-name="apple-style-span"><text:span text:style-name="T4"> </text:span></text:span><text:span text:style-name="apple-style-span"><text:span text:style-name="T3">proactive</text:span></text:span><text:span text:style-name="apple-style-span"><text:span text:style-name="T4"> </text:span></text:span><text:span text:style-name="apple-style-span"><text:span text:style-name="T3">pour</text:span></text:span><text:span text:style-name="apple-style-span"><text:span text:style-name="T4"> </text:span></text:span><text:span text:style-name="apple-style-span"><text:span text:style-name="T3">la</text:span></text:span><text:span text:style-name="apple-style-span"><text:span text:style-name="T4"> </text:span></text:span><text:span text:style-name="apple-style-span"><text:span text:style-name="T3">durée</text:span></text:span><text:span text:style-name="apple-style-span"><text:span text:style-name="T4"> </text:span></text:span><text:span text:style-name="apple-style-span"><text:span text:style-name="T3">du</text:span></text:span><text:span text:style-name="apple-style-span"><text:span text:style-name="T4"> </text:span></text:span><text:span text:style-name="apple-style-span"><text:span text:style-name="T3">programme.</text:span></text:span><text:span text:style-name="apple-converted-space"><text:span text:style-name="T3"> </text:span></text:span><text:span text:style-name="apple-style-span"><text:span text:style-name="T3">A</text:span></text:span><text:span text:style-name="apple-style-span"><text:span text:style-name="T4"> </text:span></text:span><text:span text:style-name="apple-style-span"><text:span text:style-name="T3">ce</text:span></text:span><text:span text:style-name="apple-style-span"><text:span text:style-name="T4"> </text:span></text:span><text:span text:style-name="apple-style-span"><text:span text:style-name="T3">point</text:span></text:span><text:span text:style-name="apple-style-span"><text:span text:style-name="T4"> </text:span></text:span><text:span text:style-name="apple-style-span"><text:span text:style-name="T3">de</text:span></text:span><text:span text:style-name="apple-style-span"><text:span text:style-name="T4"> </text:span></text:span><text:span text:style-name="apple-style-span"><text:span text:style-name="T3">la</text:span></text:span><text:span text:style-name="apple-style-span"><text:span text:style-name="T4"> </text:span></text:span><text:span text:style-name="apple-style-span"><text:span text:style-name="T3">phase</text:span></text:span><text:span text:style-name="apple-style-span"><text:span text:style-name="T4"> </text:span></text:span><text:span text:style-name="apple-style-span"><text:span text:style-name="T3">de</text:span></text:span><text:span text:style-name="apple-style-span"><text:span text:style-name="T4"> </text:span></text:span><text:span text:style-name="apple-style-span"><text:span text:style-name="T3">déploiement,</text:span></text:span><text:span text:style-name="apple-style-span"><text:span text:style-name="T4"> </text:span></text:span><text:span text:style-name="apple-style-span"><text:span text:style-name="T3">il</text:span></text:span><text:span text:style-name="apple-style-span"><text:span text:style-name="T4"> </text:span></text:span><text:span text:style-name="apple-style-span"><text:span text:style-name="T3">est</text:span></text:span><text:span text:style-name="apple-style-span"><text:span text:style-name="T4"> </text:span></text:span><text:span text:style-name="apple-style-span"><text:span text:style-name="T3">crucial</text:span></text:span><text:span text:style-name="apple-style-span"><text:span text:style-name="T4"> </text:span></text:span><text:span text:style-name="apple-style-span"><text:span text:style-name="T3">d'avoir</text:span></text:span><text:span text:style-name="apple-style-span"><text:span text:style-name="T4"> </text:span></text:span><text:span text:style-name="apple-style-span"><text:span text:style-name="T3">établi</text:span></text:span><text:span text:style-name="apple-style-span"><text:span text:style-name="T4"> </text:span></text:span><text:span text:style-name="apple-style-span"><text:span text:style-name="T3">l</text:span></text:span><text:span text:style-name="apple-style-span"><text:span text:style-name="T4">’</text:span></text:span><text:span text:style-name="apple-style-span"><text:span text:style-name="T3">équipe</text:span></text:span><text:span text:style-name="apple-style-span"><text:span text:style-name="T4"> </text:span></text:span><text:span text:style-name="apple-style-span"><text:span text:style-name="T3">principale.</text:span></text:span></text:p>
      <text:p text:style-name="P12"><text:span text:style-name="apple-style-span"><text:span text:style-name="T3">La</text:span></text:span><text:span text:style-name="apple-style-span"><text:span text:style-name="T4"> </text:span></text:span><text:span text:style-name="apple-style-span"><text:span text:style-name="T3">taille</text:span></text:span><text:span text:style-name="apple-style-span"><text:span text:style-name="T4"> </text:span></text:span><text:span text:style-name="apple-style-span"><text:span text:style-name="T3">de</text:span></text:span><text:span text:style-name="apple-style-span"><text:span text:style-name="T4"> </text:span></text:span><text:span text:style-name="apple-style-span"><text:span text:style-name="T3">ces</text:span></text:span><text:span text:style-name="apple-style-span"><text:span text:style-name="T4"> </text:span></text:span><text:span text:style-name="apple-style-span"><text:span text:style-name="T3">équipes</text:span></text:span><text:span text:style-name="apple-style-span"><text:span text:style-name="T4"> </text:span></text:span><text:span text:style-name="apple-style-span"><text:span text:style-name="T3">dépendra</text:span></text:span><text:span text:style-name="apple-style-span"><text:span text:style-name="T4"> </text:span></text:span><text:span text:style-name="apple-style-span"><text:span text:style-name="T3">du</text:span></text:span><text:span text:style-name="apple-style-span"><text:span text:style-name="T4"> </text:span></text:span><text:span text:style-name="apple-style-span"><text:span text:style-name="T3">nombre</text:span></text:span><text:span text:style-name="apple-style-span"><text:span text:style-name="T4"> </text:span></text:span><text:span text:style-name="apple-style-span"><text:span text:style-name="T3">d'unités</text:span></text:span><text:span text:style-name="apple-style-span"><text:span text:style-name="T4"> </text:span></text:span><text:span text:style-name="apple-style-span"><text:span text:style-name="T3">déployées.</text:span></text:span><text:span text:style-name="apple-converted-space"><text:span text:style-name="T3"> </text:span></text:span><text:span text:style-name="apple-style-span"><text:span text:style-name="T3">Bien</text:span></text:span><text:span text:style-name="apple-style-span"><text:span text:style-name="T4"> </text:span></text:span><text:span text:style-name="apple-style-span"><text:span text:style-name="T3">que</text:span></text:span><text:span text:style-name="apple-style-span"><text:span text:style-name="T4"> </text:span></text:span><text:span text:style-name="apple-style-span"><text:span text:style-name="T3">les</text:span></text:span><text:span text:style-name="apple-style-span"><text:span text:style-name="T4"> </text:span></text:span><text:span text:style-name="apple-style-span"><text:span text:style-name="T3">apprentissages</text:span></text:span><text:span text:style-name="apple-style-span"><text:span text:style-name="T4"> </text:span></text:span><text:span text:style-name="apple-style-span"><text:span text:style-name="T3">des</text:span></text:span><text:span text:style-name="apple-style-span"><text:span text:style-name="T4"> </text:span></text:span><text:span text:style-name="apple-style-span"><text:span text:style-name="T3">équipes</text:span></text:span><text:span text:style-name="apple-style-span"><text:span text:style-name="T4"> </text:span></text:span><text:span text:style-name="apple-style-span"><text:span text:style-name="T3">techniques</text:span></text:span><text:span text:style-name="apple-style-span"><text:span text:style-name="T4"> </text:span></text:span><text:span text:style-name="apple-style-span"><text:span text:style-name="T3">et</text:span></text:span><text:span text:style-name="apple-style-span"><text:span text:style-name="T4"> </text:span></text:span><text:span text:style-name="apple-style-span"><text:span text:style-name="T3">pédagogiques</text:span></text:span><text:span text:style-name="apple-style-span"><text:span text:style-name="T4"> </text:span></text:span><text:span text:style-name="apple-style-span"><text:span text:style-name="T3">doivent</text:span></text:span><text:span text:style-name="apple-style-span"><text:span text:style-name="T4"> </text:span></text:span><text:span text:style-name="apple-style-span"><text:span text:style-name="T3">se</text:span></text:span><text:span text:style-name="apple-style-span"><text:span text:style-name="T4"> </text:span></text:span><text:span text:style-name="apple-style-span"><text:span text:style-name="T3">concentrer</text:span></text:span><text:span text:style-name="apple-style-span"><text:span text:style-name="T4"> </text:span></text:span><text:span text:style-name="apple-style-span"><text:span text:style-name="T3">sur</text:span></text:span><text:span text:style-name="apple-style-span"><text:span text:style-name="T4"> </text:span></text:span><text:span text:style-name="apple-style-span"><text:span text:style-name="T3">des</text:span></text:span><text:span text:style-name="apple-style-span"><text:span text:style-name="T4"> </text:span></text:span><text:span text:style-name="apple-style-span"><text:span text:style-name="T3">composantes</text:span></text:span><text:span text:style-name="apple-style-span"><text:span text:style-name="T4"> </text:span></text:span><text:span text:style-name="apple-style-span"><text:span text:style-name="T3">différentes,</text:span></text:span><text:span text:style-name="apple-style-span"><text:span text:style-name="T4"> </text:span></text:span><text:span text:style-name="apple-style-span"><text:span text:style-name="T3">la</text:span></text:span><text:span text:style-name="apple-style-span"><text:span text:style-name="T4"> </text:span></text:span><text:span text:style-name="apple-style-span"><text:span text:style-name="T3">situation</text:span></text:span><text:span text:style-name="apple-style-span"><text:span text:style-name="T4"> </text:span></text:span><text:span text:style-name="apple-style-span"><text:span text:style-name="T3">idéale</text:span></text:span><text:span text:style-name="apple-style-span"><text:span text:style-name="T4"> </text:span></text:span><text:span text:style-name="apple-style-span"><text:span text:style-name="T3">est</text:span></text:span><text:span text:style-name="apple-style-span"><text:span text:style-name="T4"> </text:span></text:span><text:span text:style-name="apple-style-span"><text:span text:style-name="T3">un</text:span></text:span><text:span text:style-name="apple-style-span"><text:span text:style-name="T4"> </text:span></text:span><text:span text:style-name="apple-style-span"><text:span text:style-name="T3">réel</text:span></text:span><text:span text:style-name="apple-style-span"><text:span text:style-name="T4"> </text:span></text:span><text:span text:style-name="apple-style-span"><text:span text:style-name="T3">travail</text:span></text:span><text:span text:style-name="apple-style-span"><text:span text:style-name="T4"> </text:span></text:span><text:span text:style-name="apple-style-span"><text:span text:style-name="T3">en</text:span></text:span><text:span text:style-name="apple-style-span"><text:span text:style-name="T4"> </text:span></text:span><text:span text:style-name="apple-style-span"><text:span text:style-name="T3">équipe</text:span></text:span><text:span text:style-name="apple-style-span"><text:span text:style-name="T4"> </text:span></text:span><text:span text:style-name="apple-style-span"><text:span text:style-name="T3">où</text:span></text:span><text:span text:style-name="apple-style-span"><text:span text:style-name="T4"> </text:span></text:span><text:span text:style-name="apple-style-span"><text:span text:style-name="T3">l</text:span></text:span><text:span text:style-name="apple-style-span"><text:span text:style-name="T4">’</text:span></text:span><text:span text:style-name="apple-style-span"><text:span text:style-name="T3">on</text:span></text:span><text:span text:style-name="apple-style-span"><text:span text:style-name="T4"> </text:span></text:span><text:span text:style-name="apple-style-span"><text:span text:style-name="T3">se</text:span></text:span><text:span text:style-name="apple-style-span"><text:span text:style-name="T4"> </text:span></text:span><text:span text:style-name="apple-style-span"><text:span text:style-name="T3">communique</text:span></text:span><text:span text:style-name="apple-style-span"><text:span text:style-name="T4"> </text:span></text:span><text:span text:style-name="apple-style-span"><text:span text:style-name="T3">les</text:span></text:span><text:span text:style-name="apple-style-span"><text:span text:style-name="T4"> </text:span></text:span><text:span text:style-name="apple-style-span"><text:span text:style-name="T3">plans,</text:span></text:span><text:span text:style-name="apple-style-span"><text:span text:style-name="T4"> </text:span></text:span><text:span text:style-name="apple-style-span"><text:span text:style-name="T3">les</text:span></text:span><text:span text:style-name="apple-style-span"><text:span text:style-name="T4"> </text:span></text:span><text:span text:style-name="apple-style-span"><text:span text:style-name="T3">défis</text:span></text:span><text:span text:style-name="apple-style-span"><text:span text:style-name="T4"> </text:span></text:span><text:span text:style-name="apple-style-span"><text:span text:style-name="T3">et</text:span></text:span><text:span text:style-name="apple-style-span"><text:span text:style-name="T4"> </text:span></text:span><text:span text:style-name="apple-style-span"><text:span text:style-name="T3">les</text:span></text:span><text:span text:style-name="apple-style-span"><text:span text:style-name="T4"> </text:span></text:span><text:span text:style-name="apple-style-span"><text:span text:style-name="T3">mises</text:span></text:span><text:span text:style-name="apple-style-span"><text:span text:style-name="T4"> </text:span></text:span><text:span text:style-name="apple-style-span"><text:span text:style-name="T3">à</text:span></text:span><text:span text:style-name="apple-style-span"><text:span text:style-name="T4"> </text:span></text:span><text:span text:style-name="apple-style-span"><text:span text:style-name="T3">jour</text:span></text:span><text:span text:style-name="apple-style-span"><text:span text:style-name="T4"> </text:span></text:span><text:span text:style-name="apple-style-span"><text:span text:style-name="T3">sur</text:span></text:span><text:span text:style-name="apple-style-span"><text:span text:style-name="T4"> </text:span></text:span><text:span text:style-name="apple-style-span"><text:span text:style-name="T3">une</text:span></text:span><text:span text:style-name="apple-style-span"><text:span text:style-name="T4"> </text:span></text:span><text:span text:style-name="apple-style-span"><text:span text:style-name="T3">base</text:span></text:span><text:span text:style-name="apple-style-span"><text:span text:style-name="T4"> </text:span></text:span><text:span text:style-name="apple-style-span"><text:span text:style-name="T3">très</text:span></text:span><text:span text:style-name="apple-style-span"><text:span text:style-name="T4"> </text:span></text:span><text:span text:style-name="apple-style-span"><text:span text:style-name="T3">régulière.</text:span></text:span><text:span text:style-name="apple-converted-space"><text:span text:style-name="T3"> </text:span></text:span><text:span text:style-name="apple-style-span"><text:span text:style-name="T3">Il</text:span></text:span><text:span text:style-name="apple-style-span"><text:span text:style-name="T4"> </text:span></text:span><text:span text:style-name="apple-style-span"><text:span text:style-name="T3">est</text:span></text:span><text:span text:style-name="apple-style-span"><text:span text:style-name="T4"> </text:span></text:span><text:span text:style-name="apple-style-span"><text:span text:style-name="T3">de</text:span></text:span><text:span text:style-name="apple-style-span"><text:span text:style-name="T4"> </text:span></text:span><text:span text:style-name="apple-style-span"><text:span text:style-name="T3">la</text:span></text:span><text:span text:style-name="apple-style-span"><text:span text:style-name="T4"> </text:span></text:span><text:span text:style-name="apple-style-span"><text:span text:style-name="T3">responsabilité</text:span></text:span><text:span text:style-name="apple-style-span"><text:span text:style-name="T4"> </text:span></text:span><text:span text:style-name="apple-style-span"><text:span text:style-name="T3">du</text:span></text:span><text:span text:style-name="apple-style-span"><text:span text:style-name="T4"> </text:span></text:span><text:span text:style-name="apple-style-span"><text:span text:style-name="T3">chef</text:span></text:span><text:span text:style-name="apple-style-span"><text:span text:style-name="T4"> </text:span></text:span><text:span text:style-name="apple-style-span"><text:span text:style-name="T3">de</text:span></text:span><text:span text:style-name="apple-style-span"><text:span text:style-name="T4"> </text:span></text:span><text:span text:style-name="apple-style-span"><text:span text:style-name="T3">projet</text:span></text:span><text:span text:style-name="apple-style-span"><text:span text:style-name="T4"> </text:span></text:span><text:span text:style-name="apple-style-span"><text:span text:style-name="T3">de</text:span></text:span><text:span text:style-name="apple-style-span"><text:span text:style-name="T4"> </text:span></text:span><text:span text:style-name="apple-style-span"><text:span text:style-name="T3">faciliter</text:span></text:span><text:span text:style-name="apple-style-span"><text:span text:style-name="T4"> </text:span></text:span><text:span text:style-name="apple-style-span"><text:span text:style-name="T3">la</text:span></text:span><text:span text:style-name="apple-style-span"><text:span text:style-name="T4"> </text:span></text:span><text:span text:style-name="apple-style-span"><text:span text:style-name="T3">mise</text:span></text:span><text:span text:style-name="apple-style-span"><text:span text:style-name="T4"> </text:span></text:span><text:span text:style-name="apple-style-span"><text:span text:style-name="T3">en</text:span></text:span><text:span text:style-name="apple-style-span"><text:span text:style-name="T4"> </text:span></text:span><text:span text:style-name="apple-style-span"><text:span text:style-name="T3">place</text:span></text:span><text:span text:style-name="apple-style-span"><text:span text:style-name="T4"> </text:span></text:span><text:span text:style-name="apple-style-span"><text:span text:style-name="T3">de</text:span></text:span><text:span text:style-name="apple-style-span"><text:span text:style-name="T4"> </text:span></text:span><text:span text:style-name="apple-style-span"><text:span text:style-name="T3">ce</text:span></text:span><text:span text:style-name="apple-style-span"><text:span text:style-name="T4"> </text:span></text:span><text:span text:style-name="apple-style-span"><text:span text:style-name="T3">type</text:span></text:span><text:span text:style-name="apple-style-span"><text:span text:style-name="T4"> </text:span></text:span><text:span text:style-name="apple-style-span"><text:span text:style-name="T3">de</text:span></text:span><text:span text:style-name="apple-style-span"><text:span text:style-name="T4"> </text:span></text:span><text:span text:style-name="apple-style-span"><text:span text:style-name="T3">relations</text:span></text:span><text:span text:style-name="apple-style-span"><text:span text:style-name="T4"> </text:span></text:span><text:span text:style-name="apple-style-span"><text:span text:style-name="T3">au</text:span></text:span><text:span text:style-name="apple-style-span"><text:span text:style-name="T4"> </text:span></text:span><text:span text:style-name="apple-style-span"><text:span text:style-name="T3">sein</text:span></text:span><text:span text:style-name="apple-style-span"><text:span text:style-name="T4"> </text:span></text:span><text:span text:style-name="apple-style-span"><text:span text:style-name="T3">de</text:span></text:span><text:span text:style-name="apple-style-span"><text:span text:style-name="T4"> </text:span></text:span><text:span text:style-name="apple-style-span"><text:span text:style-name="T3">l</text:span></text:span><text:span text:style-name="apple-style-span"><text:span text:style-name="T4">’</text:span></text:span><text:span text:style-name="apple-style-span"><text:span text:style-name="T3">équipe.</text:span></text:span><text:span text:style-name="apple-converted-space"><text:span text:style-name="T3"> </text:span></text:span><text:span text:style-name="apple-style-span"><text:span text:style-name="T3">Il</text:span></text:span><text:span text:style-name="apple-style-span"><text:span text:style-name="T4"> </text:span></text:span><text:span text:style-name="apple-style-span"><text:span text:style-name="T3">est</text:span></text:span><text:span text:style-name="apple-style-span"><text:span text:style-name="T4"> </text:span></text:span><text:span text:style-name="apple-style-span"><text:span text:style-name="T3">essentiel</text:span></text:span><text:span text:style-name="apple-style-span"><text:span text:style-name="T4"> </text:span></text:span><text:span text:style-name="apple-style-span"><text:span text:style-name="T3">de</text:span></text:span><text:span text:style-name="apple-style-span"><text:span text:style-name="T4"> </text:span></text:span><text:span text:style-name="apple-style-span"><text:span text:style-name="T3">fournir</text:span></text:span><text:span text:style-name="apple-style-span"><text:span text:style-name="T4"> </text:span></text:span><text:span text:style-name="apple-style-span"><text:span text:style-name="T3">une</text:span></text:span><text:span text:style-name="apple-style-span"><text:span text:style-name="T4"> </text:span></text:span><text:span text:style-name="apple-style-span"><text:span text:style-name="T3">orientation</text:span></text:span><text:span text:style-name="apple-style-span"><text:span text:style-name="T4"> </text:span></text:span><text:span text:style-name="apple-style-span"><text:span text:style-name="T3">constante</text:span></text:span><text:span text:style-name="apple-style-span"><text:span text:style-name="T4"> </text:span></text:span><text:span text:style-name="apple-style-span"><text:span text:style-name="T3">à</text:span></text:span><text:span text:style-name="apple-style-span"><text:span text:style-name="T4"> </text:span></text:span><text:span text:style-name="apple-style-span"><text:span text:style-name="T3">l'équipe</text:span></text:span><text:span text:style-name="apple-style-span"><text:span text:style-name="T4"> </text:span></text:span><text:span text:style-name="apple-style-span"><text:span text:style-name="T3">principale</text:span></text:span><text:span text:style-name="apple-style-span"><text:span text:style-name="T4"> </text:span></text:span><text:span text:style-name="apple-style-span"><text:span text:style-name="T3">avec</text:span></text:span><text:span text:style-name="apple-style-span"><text:span text:style-name="T4"> </text:span></text:span><text:span text:style-name="apple-style-span"><text:span text:style-name="T3">quelqu'un</text:span></text:span><text:span text:style-name="apple-style-span"><text:span text:style-name="T4"> </text:span></text:span><text:span text:style-name="apple-style-span"><text:span text:style-name="T3">ayant</text:span></text:span><text:span text:style-name="apple-style-span"><text:span text:style-name="T4"> </text:span></text:span><text:span text:style-name="apple-style-span"><text:span text:style-name="T3">la</text:span></text:span><text:span text:style-name="apple-style-span"><text:span text:style-name="T4"> </text:span></text:span><text:span text:style-name="apple-style-span"><text:span text:style-name="T3">compétence</text:span></text:span><text:span text:style-name="apple-style-span"><text:span text:style-name="T4"> </text:span></text:span><text:span text:style-name="apple-style-span"><text:span text:style-name="T3">appropriée.</text:span></text:span><text:span text:style-name="apple-converted-space"><text:span text:style-name="T3"> </text:span></text:span><text:span text:style-name="apple-style-span"><text:span text:style-name="T3">Avoir</text:span></text:span><text:span text:style-name="apple-style-span"><text:span text:style-name="T4"> </text:span></text:span><text:span text:style-name="apple-style-span"><text:span text:style-name="T3">un</text:span></text:span><text:span text:style-name="apple-style-span"><text:span text:style-name="T4"> </text:span></text:span><text:span text:style-name="apple-style-span"><text:span text:style-name="T3">leader</text:span></text:span><text:span text:style-name="apple-style-span"><text:span text:style-name="T4"> </text:span></text:span><text:span text:style-name="apple-style-span"><text:span text:style-name="T3">pour</text:span></text:span><text:span text:style-name="apple-style-span"><text:span text:style-name="T4"> </text:span></text:span><text:span text:style-name="apple-style-span"><text:span text:style-name="T3">chaque</text:span></text:span><text:span text:style-name="apple-style-span"><text:span text:style-name="T4"> </text:span></text:span><text:span text:style-name="apple-style-span"><text:span text:style-name="T3">équipe</text:span></text:span><text:span text:style-name="apple-style-span"><text:span text:style-name="T4"> </text:span></text:span><text:span text:style-name="apple-style-span"><text:span text:style-name="T3">est</text:span></text:span><text:span text:style-name="apple-style-span"><text:span text:style-name="T4"> </text:span></text:span><text:span text:style-name="apple-style-span"><text:span text:style-name="T3">réellement</text:span></text:span><text:span text:style-name="apple-style-span"><text:span text:style-name="T4"> </text:span></text:span><text:span text:style-name="apple-style-span"><text:span text:style-name="T3">souhaitable.</text:span></text:span><text:span text:style-name="apple-converted-space"><text:span text:style-name="T3"> </text:span></text:span><text:span text:style-name="apple-style-span"><text:span text:style-name="T3">Ces</text:span></text:span><text:span text:style-name="apple-style-span"><text:span text:style-name="T4"> </text:span></text:span><text:span text:style-name="apple-style-span"><text:span text:style-name="T3">leaders</text:span></text:span><text:span text:style-name="apple-style-span"><text:span text:style-name="T4"> </text:span></text:span><text:span text:style-name="apple-style-span"><text:span text:style-name="T3">ou</text:span></text:span><text:span text:style-name="apple-style-span"><text:span text:style-name="T4"> </text:span></text:span><text:span text:style-name="apple-style-span"><text:span text:style-name="T3">managers</text:span></text:span><text:span text:style-name="apple-style-span"><text:span text:style-name="T4"> </text:span></text:span><text:span text:style-name="apple-style-span"><text:span text:style-name="T3">doivent</text:span></text:span><text:span text:style-name="apple-style-span"><text:span text:style-name="T4"> </text:span></text:span><text:span text:style-name="apple-style-span"><text:span text:style-name="T3">maintenir</text:span></text:span><text:span text:style-name="apple-style-span"><text:span text:style-name="T4"> </text:span></text:span><text:span text:style-name="apple-style-span"><text:span text:style-name="T3">une</text:span></text:span><text:span text:style-name="apple-style-span"><text:span text:style-name="T4"> </text:span></text:span><text:span text:style-name="apple-style-span"><text:span text:style-name="T3">communication</text:span></text:span><text:span text:style-name="apple-style-span"><text:span text:style-name="T4"> </text:span></text:span><text:span text:style-name="apple-style-span"><text:span text:style-name="T3">constante</text:span></text:span><text:span text:style-name="apple-style-span"><text:span text:style-name="T4"> </text:span></text:span><text:span text:style-name="apple-style-span"><text:span text:style-name="T3">avec</text:span></text:span><text:span text:style-name="apple-style-span"><text:span text:style-name="T4"> </text:span></text:span><text:span text:style-name="apple-style-span"><text:span text:style-name="T3">les</text:span></text:span><text:span text:style-name="apple-style-span"><text:span text:style-name="T4"> </text:span></text:span><text:span text:style-name="apple-style-span"><text:span text:style-name="T3">équipes</text:span></text:span><text:span text:style-name="apple-style-span"><text:span text:style-name="T4"> </text:span></text:span><text:span text:style-name="apple-style-span"><text:span text:style-name="T3">techniques</text:span></text:span><text:span text:style-name="apple-style-span"><text:span text:style-name="T4"> </text:span></text:span><text:span text:style-name="apple-style-span"><text:span text:style-name="T3">et</text:span></text:span><text:span text:style-name="apple-style-span"><text:span text:style-name="T4"> </text:span></text:span><text:span text:style-name="apple-style-span"><text:span text:style-name="T3">pédagogiques</text:span></text:span><text:span text:style-name="apple-style-span"><text:span text:style-name="T4"> </text:span></text:span><text:span text:style-name="apple-style-span"><text:span text:style-name="T3">d</text:span></text:span><text:span text:style-name="apple-style-span"><text:span text:style-name="T4">’</text:span></text:span><text:span text:style-name="apple-style-span"><text:span text:style-name="T3">OLPC.</text:span></text:span><text:span text:style-name="apple-converted-space"><text:span text:style-name="T3"> </text:span></text:span></text:p>
      <text:p text:style-name="P12"><text:span text:style-name="T5"><text:line-break/></text:span><text:span text:style-name="apple-style-span"><text:span text:style-name="T3">OLPC</text:span></text:span><text:span text:style-name="apple-style-span"><text:span text:style-name="T4"> </text:span></text:span><text:span text:style-name="apple-style-span"><text:span text:style-name="T3">facilitera</text:span></text:span><text:span text:style-name="apple-style-span"><text:span text:style-name="T4"> </text:span></text:span><text:span text:style-name="apple-style-span"><text:span text:style-name="T3">l</text:span></text:span><text:span text:style-name="apple-style-span"><text:span text:style-name="T4">’</text:span></text:span><text:span text:style-name="apple-style-span"><text:span text:style-name="T3">organisation</text:span></text:span><text:span text:style-name="apple-style-span"><text:span text:style-name="T4"> </text:span></text:span><text:span text:style-name="apple-style-span"><text:span text:style-name="T3">d</text:span></text:span><text:span text:style-name="apple-style-span"><text:span text:style-name="T4">’</text:span></text:span><text:span text:style-name="apple-style-span"><text:span text:style-name="T3">un</text:span></text:span><text:span text:style-name="apple-style-span"><text:span text:style-name="T4"> </text:span></text:span><text:span text:style-name="apple-style-span"><text:span text:style-name="T3">atelier</text:span></text:span><text:span text:style-name="apple-style-span"><text:span text:style-name="T4"> </text:span></text:span><text:span text:style-name="apple-style-span"><text:span text:style-name="T3">stratégique</text:span></text:span><text:span text:style-name="apple-style-span"><text:span text:style-name="T4"> </text:span></text:span><text:span text:style-name="apple-style-span"><text:span text:style-name="T3">avec</text:span></text:span><text:span text:style-name="apple-style-span"><text:span text:style-name="T4"> </text:span></text:span><text:span text:style-name="apple-style-span"><text:span text:style-name="T3">l'équipe</text:span></text:span><text:span text:style-name="apple-style-span"><text:span text:style-name="T4"> </text:span></text:span><text:span text:style-name="apple-style-span"><text:span text:style-name="T3">principale</text:span></text:span><text:span text:style-name="apple-style-span"><text:span text:style-name="T4"> </text:span></text:span><text:span text:style-name="apple-style-span"><text:span text:style-name="T3">pour:</text:span></text:span><text:span text:style-name="apple-converted-space"><text:span text:style-name="T3"> </text:span></text:span><text:span text:style-name="T5"><text:line-break/></text:span><text:span text:style-name="apple-style-span"><text:span text:style-name="T3">1.</text:span></text:span><text:span text:style-name="apple-converted-space"><text:span text:style-name="T3"> </text:span></text:span><text:span text:style-name="apple-style-span"><text:span text:style-name="T3">Renforcer</text:span></text:span><text:span text:style-name="apple-style-span"><text:span text:style-name="T4"> </text:span></text:span><text:span text:style-name="apple-style-span"><text:span text:style-name="T3">les</text:span></text:span><text:span text:style-name="apple-style-span"><text:span text:style-name="T4"> </text:span></text:span><text:span text:style-name="apple-style-span"><text:span text:style-name="T3">capacités</text:span></text:span><text:span text:style-name="apple-style-span"><text:span text:style-name="T4"> </text:span></text:span><text:span text:style-name="apple-style-span"><text:span text:style-name="T3">dans</text:span></text:span><text:span text:style-name="apple-style-span"><text:span text:style-name="T4"> </text:span></text:span><text:span text:style-name="apple-style-span"><text:span text:style-name="T3">la</text:span></text:span><text:span text:style-name="apple-style-span"><text:span text:style-name="T4"> </text:span></text:span><text:span text:style-name="apple-style-span"><text:span text:style-name="T3">gestion</text:span></text:span><text:span text:style-name="apple-style-span"><text:span text:style-name="T4"> </text:span></text:span><text:span text:style-name="apple-style-span"><text:span text:style-name="T3">de</text:span></text:span><text:span text:style-name="apple-style-span"><text:span text:style-name="T4"> </text:span></text:span><text:span text:style-name="apple-style-span"><text:span text:style-name="T3">l'XO,</text:span></text:span><text:span text:style-name="apple-style-span"><text:span text:style-name="T4"> </text:span></text:span><text:span text:style-name="apple-style-span"><text:span text:style-name="T3">ses</text:span></text:span><text:span text:style-name="apple-style-span"><text:span text:style-name="T4"> </text:span></text:span><text:span text:style-name="apple-style-span"><text:span text:style-name="T3">activités</text:span></text:span><text:span text:style-name="apple-style-span"><text:span text:style-name="T4"> </text:span></text:span><text:span text:style-name="apple-style-span"><text:span text:style-name="T3">et</text:span></text:span><text:span text:style-name="apple-style-span"><text:span text:style-name="T4"> </text:span></text:span><text:span text:style-name="apple-style-span"><text:span text:style-name="T3">ses</text:span></text:span><text:span text:style-name="apple-style-span"><text:span text:style-name="T4"> </text:span></text:span><text:span text:style-name="apple-style-span"><text:span text:style-name="T3">utilisations</text:span></text:span><text:span text:style-name="apple-style-span"><text:span text:style-name="T4"> </text:span></text:span><text:span text:style-name="apple-style-span"><text:span text:style-name="T3">comme</text:span></text:span><text:span text:style-name="apple-style-span"><text:span text:style-name="T4"> </text:span></text:span><text:span text:style-name="apple-style-span"><text:span text:style-name="T3">outil</text:span></text:span><text:span text:style-name="apple-style-span"><text:span text:style-name="T4"> </text:span></text:span><text:span text:style-name="apple-style-span"><text:span text:style-name="T3">d'apprentissage.</text:span></text:span><text:span text:style-name="apple-converted-space"><text:span text:style-name="T3"> </text:span></text:span><text:span text:style-name="T5"><text:line-break/></text:span><text:span text:style-name="apple-style-span"><text:span text:style-name="T3">2.</text:span></text:span><text:span text:style-name="apple-converted-space"><text:span text:style-name="T3"> </text:span></text:span><text:span text:style-name="apple-style-span"><text:span text:style-name="T3">Renforcer</text:span></text:span><text:span text:style-name="apple-style-span"><text:span text:style-name="T4"> </text:span></text:span><text:span text:style-name="apple-style-span"><text:span text:style-name="T3">les</text:span></text:span><text:span text:style-name="apple-style-span"><text:span text:style-name="T4"> </text:span></text:span><text:span text:style-name="apple-style-span"><text:span text:style-name="T3">capacités</text:span></text:span><text:span text:style-name="apple-style-span"><text:span text:style-name="T4"> </text:span></text:span><text:span text:style-name="apple-style-span"><text:span text:style-name="T3">à</text:span></text:span><text:span text:style-name="apple-style-span"><text:span text:style-name="T4"> </text:span></text:span><text:span text:style-name="apple-style-span"><text:span text:style-name="T3">mettre</text:span></text:span><text:span text:style-name="apple-style-span"><text:span text:style-name="T4"> </text:span></text:span><text:span text:style-name="apple-style-span"><text:span text:style-name="T3">en</text:span></text:span><text:span text:style-name="apple-style-span"><text:span text:style-name="T4"> </text:span></text:span><text:span text:style-name="apple-style-span"><text:span text:style-name="T3">place</text:span></text:span><text:span text:style-name="apple-style-span"><text:span text:style-name="T4"> </text:span></text:span><text:span text:style-name="apple-style-span"><text:span text:style-name="T3">l'infrastructure,</text:span></text:span><text:span text:style-name="apple-style-span"><text:span text:style-name="T4"> </text:span></text:span><text:span text:style-name="apple-style-span"><text:span text:style-name="T3">la</text:span></text:span><text:span text:style-name="apple-style-span"><text:span text:style-name="T4"> </text:span></text:span><text:span text:style-name="apple-style-span"><text:span text:style-name="T3">connectivité</text:span></text:span><text:span text:style-name="apple-style-span"><text:span text:style-name="T4"> </text:span></text:span><text:span text:style-name="apple-style-span"><text:span text:style-name="T3">et</text:span></text:span><text:span text:style-name="apple-style-span"><text:span text:style-name="T4"> </text:span></text:span><text:span text:style-name="apple-style-span"><text:span text:style-name="T3">les</text:span></text:span><text:span text:style-name="apple-style-span"><text:span text:style-name="T4"> </text:span></text:span><text:span text:style-name="apple-style-span"><text:span text:style-name="T3">autres</text:span></text:span><text:span text:style-name="apple-style-span"><text:span text:style-name="T4"> </text:span></text:span><text:span text:style-name="apple-style-span"><text:span text:style-name="T3">exigences</text:span></text:span><text:span text:style-name="apple-style-span"><text:span text:style-name="T4"> </text:span></text:span><text:span text:style-name="apple-style-span"><text:span text:style-name="T3">techniques</text:span></text:span><text:span text:style-name="apple-style-span"><text:span text:style-name="T4"> </text:span></text:span><text:span text:style-name="apple-style-span"><text:span text:style-name="T3">à</text:span></text:span><text:span text:style-name="apple-style-span"><text:span text:style-name="T4"> </text:span></text:span><text:span text:style-name="apple-style-span"><text:span text:style-name="T3">l'école</text:span></text:span><text:span text:style-name="apple-style-span"><text:span text:style-name="T4"> </text:span></text:span><text:span text:style-name="apple-style-span"><text:span text:style-name="T3">ou</text:span></text:span><text:span text:style-name="apple-style-span"><text:span text:style-name="T4"> </text:span></text:span><text:span text:style-name="apple-style-span"><text:span text:style-name="T3">au</text:span></text:span><text:span text:style-name="apple-style-span"><text:span text:style-name="T4"> </text:span></text:span><text:span text:style-name="apple-style-span"><text:span text:style-name="T3">niveau</text:span></text:span><text:span text:style-name="apple-style-span"><text:span text:style-name="T4"> </text:span></text:span><text:span text:style-name="apple-style-span"><text:span text:style-name="T3">communautaire.</text:span></text:span><text:span text:style-name="apple-converted-space"><text:span text:style-name="T3"> </text:span></text:span></text:p>
      <text:p text:style-name="P12"><text:span text:style-name="T5"><text:line-break/></text:span><text:span text:style-name="apple-style-span"><text:span text:style-name="T3">3.</text:span></text:span><text:span text:style-name="apple-converted-space"><text:span text:style-name="T3"> </text:span></text:span><text:span text:style-name="apple-style-span"><text:span text:style-name="T3">Déterminer</text:span></text:span><text:span text:style-name="apple-style-span"><text:span text:style-name="T4"> </text:span></text:span><text:span text:style-name="apple-style-span"><text:span text:style-name="T3">la</text:span></text:span><text:span text:style-name="apple-style-span"><text:span text:style-name="T4"> </text:span></text:span><text:span text:style-name="apple-style-span"><text:span text:style-name="T3">structure</text:span></text:span><text:span text:style-name="apple-style-span"><text:span text:style-name="T4"> </text:span></text:span><text:span text:style-name="apple-style-span"><text:span text:style-name="T3">de</text:span></text:span><text:span text:style-name="apple-style-span"><text:span text:style-name="T4"> </text:span></text:span><text:span text:style-name="apple-style-span"><text:span text:style-name="T3">soutien</text:span></text:span><text:span text:style-name="apple-style-span"><text:span text:style-name="T4"> </text:span></text:span><text:span text:style-name="apple-style-span"><text:span text:style-name="T3">(pour</text:span></text:span><text:span text:style-name="apple-style-span"><text:span text:style-name="T4"> </text:span></text:span><text:span text:style-name="apple-style-span"><text:span text:style-name="T3">les</text:span></text:span><text:span text:style-name="apple-style-span"><text:span text:style-name="T4"> </text:span></text:span><text:span text:style-name="apple-style-span"><text:span text:style-name="T3">aspects</text:span></text:span><text:span text:style-name="apple-style-span"><text:span text:style-name="T4"> </text:span></text:span><text:span text:style-name="apple-style-span"><text:span text:style-name="T3">techniques</text:span></text:span><text:span text:style-name="apple-style-span"><text:span text:style-name="T4"> </text:span></text:span><text:span text:style-name="apple-style-span"><text:span text:style-name="T3">et</text:span></text:span><text:span text:style-name="apple-style-span"><text:span text:style-name="T4"> </text:span></text:span><text:span text:style-name="apple-style-span"><text:span text:style-name="T3">pédagogiques)</text:span></text:span><text:span text:style-name="apple-style-span"><text:span text:style-name="T4"> </text:span></text:span><text:span text:style-name="apple-style-span"><text:span text:style-name="T3">qui</text:span></text:span><text:span text:style-name="apple-style-span"><text:span text:style-name="T4"> </text:span></text:span><text:span text:style-name="apple-style-span"><text:span text:style-name="T3">fonctionnera</text:span></text:span><text:span text:style-name="apple-style-span"><text:span text:style-name="T4"> </text:span></text:span><text:span text:style-name="apple-style-span"><text:span text:style-name="T3">de</text:span></text:span><text:span text:style-name="apple-style-span"><text:span text:style-name="T4"> </text:span></text:span><text:span text:style-name="apple-style-span"><text:span text:style-name="T3">l'équipe</text:span></text:span><text:span text:style-name="apple-style-span"><text:span text:style-name="T4"> </text:span></text:span><text:span text:style-name="apple-style-span"><text:span text:style-name="T3">principale</text:span></text:span><text:span text:style-name="apple-style-span"><text:span text:style-name="T4"> </text:span></text:span><text:span text:style-name="apple-style-span"><text:span text:style-name="T3">jusqu</text:span></text:span><text:span text:style-name="apple-style-span"><text:span text:style-name="T4">’</text:span></text:span><text:span text:style-name="apple-style-span"><text:span text:style-name="T3">à</text:span></text:span><text:span text:style-name="apple-style-span"><text:span text:style-name="T4"> </text:span></text:span><text:span text:style-name="apple-style-span"><text:span text:style-name="T3">l'école</text:span></text:span><text:span text:style-name="apple-style-span"><text:span text:style-name="T4"> </text:span></text:span><text:span text:style-name="apple-style-span"><text:span text:style-name="T3">ou</text:span></text:span><text:span text:style-name="apple-style-span"><text:span text:style-name="T4"> </text:span></text:span><text:span text:style-name="apple-style-span"><text:span text:style-name="T3">au</text:span></text:span><text:span text:style-name="apple-style-span"><text:span text:style-name="T4"> </text:span></text:span><text:span text:style-name="apple-style-span"><text:span text:style-name="T3">centre</text:span></text:span><text:span text:style-name="apple-style-span"><text:span text:style-name="T4"> </text:span></text:span><text:span text:style-name="apple-style-span"><text:span text:style-name="T3">d'apprentissage.</text:span></text:span><text:span text:style-name="apple-converted-space"><text:span text:style-name="T3"> </text:span></text:span></text:p>
      <text:p text:style-name="P12"><text:span text:style-name="T5"><text:line-break/></text:span><text:span text:style-name="apple-style-span"><text:span text:style-name="T3">4.</text:span></text:span><text:span text:style-name="apple-converted-space"><text:span text:style-name="T3"> </text:span></text:span><text:span text:style-name="apple-style-span"><text:span text:style-name="T3">Déterminer</text:span></text:span><text:span text:style-name="apple-style-span"><text:span text:style-name="T4"> </text:span></text:span><text:span text:style-name="apple-style-span"><text:span text:style-name="T3">et</text:span></text:span><text:span text:style-name="apple-style-span"><text:span text:style-name="T4"> </text:span></text:span><text:span text:style-name="apple-style-span"><text:span text:style-name="T3">appuyer</text:span></text:span><text:span text:style-name="apple-style-span"><text:span text:style-name="T4"> </text:span></text:span><text:span text:style-name="apple-style-span"><text:span text:style-name="T3">les</text:span></text:span><text:span text:style-name="apple-style-span"><text:span text:style-name="T4"> </text:span></text:span><text:span text:style-name="apple-style-span"><text:span text:style-name="T3">stratégies</text:span></text:span><text:span text:style-name="apple-style-span"><text:span text:style-name="T4"> </text:span></text:span><text:span text:style-name="apple-style-span"><text:span text:style-name="T3">de</text:span></text:span><text:span text:style-name="apple-style-span"><text:span text:style-name="T4"> </text:span></text:span><text:span text:style-name="apple-style-span"><text:span text:style-name="T3">formation</text:span></text:span><text:span text:style-name="apple-style-span"><text:span text:style-name="T4"> </text:span></text:span><text:span text:style-name="apple-style-span"><text:span text:style-name="T3">initiale</text:span></text:span><text:span text:style-name="apple-style-span"><text:span text:style-name="T4"> </text:span></text:span><text:span text:style-name="apple-style-span"><text:span text:style-name="T3">et</text:span></text:span><text:span text:style-name="apple-style-span"><text:span text:style-name="T4"> </text:span></text:span><text:span text:style-name="apple-style-span"><text:span text:style-name="T3">continue,</text:span></text:span><text:span text:style-name="apple-style-span"><text:span text:style-name="T4"> </text:span></text:span><text:span text:style-name="apple-style-span"><text:span text:style-name="T3">et</text:span></text:span><text:span text:style-name="apple-style-span"><text:span text:style-name="T4"> </text:span></text:span><text:span text:style-name="apple-style-span"><text:span text:style-name="T3">le</text:span></text:span><text:span text:style-name="apple-style-span"><text:span text:style-name="T4"> </text:span></text:span><text:span text:style-name="apple-style-span"><text:span text:style-name="T3">développement</text:span></text:span><text:span text:style-name="apple-style-span"><text:span text:style-name="T4"> </text:span></text:span><text:span text:style-name="apple-style-span"><text:span text:style-name="T3">de</text:span></text:span><text:span text:style-name="apple-style-span"><text:span text:style-name="T4"> </text:span></text:span><text:span text:style-name="apple-style-span"><text:span text:style-name="T3">contenu</text:span></text:span><text:span text:style-name="apple-style-span"><text:span text:style-name="T4"> </text:span></text:span><text:span text:style-name="apple-style-span"><text:span text:style-name="T3">pour</text:span></text:span><text:span text:style-name="apple-style-span"><text:span text:style-name="T4"> </text:span></text:span><text:span text:style-name="apple-style-span"><text:span text:style-name="T3">les</text:span></text:span><text:span text:style-name="apple-style-span"><text:span text:style-name="T4"> </text:span></text:span><text:span text:style-name="apple-style-span"><text:span text:style-name="T3">écoles</text:span></text:span><text:span text:style-name="apple-style-span"><text:span text:style-name="T4"> </text:span></text:span><text:span text:style-name="apple-style-span"><text:span text:style-name="T3">et</text:span></text:span><text:span text:style-name="apple-style-span"><text:span text:style-name="T4"> </text:span></text:span><text:span text:style-name="apple-style-span"><text:span text:style-name="T3">les</text:span></text:span><text:span text:style-name="apple-style-span"><text:span text:style-name="T4"> </text:span></text:span><text:span text:style-name="apple-style-span"><text:span text:style-name="T3">enseignants.</text:span></text:span><text:span text:style-name="apple-converted-space"><text:span text:style-name="T3"> </text:span></text:span></text:p>
      <text:p text:style-name="P12"><text:span text:style-name="T5"><text:line-break/></text:span><text:span text:style-name="apple-style-span"><text:span text:style-name="T3">5.</text:span></text:span><text:span text:style-name="apple-converted-space"><text:span text:style-name="T3"> </text:span></text:span><text:span text:style-name="apple-style-span"><text:span text:style-name="T3">Définir</text:span></text:span><text:span text:style-name="apple-style-span"><text:span text:style-name="T4"> </text:span></text:span><text:span text:style-name="apple-style-span"><text:span text:style-name="T3">des</text:span></text:span><text:span text:style-name="apple-style-span"><text:span text:style-name="T4"> </text:span></text:span><text:span text:style-name="apple-style-span"><text:span text:style-name="T3">stratégies</text:span></text:span><text:span text:style-name="apple-style-span"><text:span text:style-name="T4"> </text:span></text:span><text:span text:style-name="apple-style-span"><text:span text:style-name="T3">pour</text:span></text:span><text:span text:style-name="apple-style-span"><text:span text:style-name="T4"> </text:span></text:span><text:span text:style-name="apple-style-span"><text:span text:style-name="T3">intégrer</text:span></text:span><text:span text:style-name="apple-style-span"><text:span text:style-name="T4"> </text:span></text:span><text:span text:style-name="apple-style-span"><text:span text:style-name="T3">les</text:span></text:span><text:span text:style-name="apple-style-span"><text:span text:style-name="T4"> </text:span></text:span><text:span text:style-name="apple-style-span"><text:span text:style-name="T3">membres</text:span></text:span><text:span text:style-name="apple-style-span"><text:span text:style-name="T4"> </text:span></text:span><text:span text:style-name="apple-style-span"><text:span text:style-name="T3">de</text:span></text:span><text:span text:style-name="apple-style-span"><text:span text:style-name="T4"> </text:span></text:span><text:span text:style-name="apple-style-span"><text:span text:style-name="T3">la</text:span></text:span><text:span text:style-name="apple-style-span"><text:span text:style-name="T4"> </text:span></text:span><text:span text:style-name="apple-style-span"><text:span text:style-name="T3">communauté</text:span></text:span><text:span text:style-name="apple-style-span"><text:span text:style-name="T4"> </text:span></text:span><text:span text:style-name="apple-style-span"><text:span text:style-name="T3">et</text:span></text:span><text:span text:style-name="apple-style-span"><text:span text:style-name="T4"> </text:span></text:span><text:span text:style-name="apple-style-span"><text:span text:style-name="T3">la</text:span></text:span><text:span text:style-name="apple-style-span"><text:span text:style-name="T4"> </text:span></text:span><text:span text:style-name="apple-style-span"><text:span text:style-name="T3">famille</text:span></text:span><text:span text:style-name="apple-style-span"><text:span text:style-name="T4"> </text:span></text:span><text:span text:style-name="apple-style-span"><text:span text:style-name="T3">dans</text:span></text:span><text:span text:style-name="apple-style-span"><text:span text:style-name="T4"> </text:span></text:span><text:span text:style-name="apple-style-span"><text:span text:style-name="T3">le</text:span></text:span><text:span text:style-name="apple-style-span"><text:span text:style-name="T4"> </text:span></text:span><text:span text:style-name="apple-style-span"><text:span text:style-name="T3">projet.</text:span></text:span><text:span text:style-name="apple-converted-space"><text:span text:style-name="T3"> </text:span></text:span></text:p>
      <text:p text:style-name="P12"><text:span text:style-name="T5"><text:line-break/></text:span><text:span text:style-name="apple-style-span"><text:span text:style-name="T3">La</text:span></text:span><text:span text:style-name="apple-style-span"><text:span text:style-name="T4"> </text:span></text:span><text:span text:style-name="apple-style-span"><text:span text:style-name="T3">durée</text:span></text:span><text:span text:style-name="apple-style-span"><text:span text:style-name="T4"> </text:span></text:span><text:span text:style-name="apple-style-span"><text:span text:style-name="T3">de</text:span></text:span><text:span text:style-name="apple-style-span"><text:span text:style-name="T4"> </text:span></text:span><text:span text:style-name="apple-style-span"><text:span text:style-name="T3">l'atelier</text:span></text:span><text:span text:style-name="apple-style-span"><text:span text:style-name="T4"> </text:span></text:span><text:span text:style-name="apple-style-span"><text:span text:style-name="T3">peut</text:span></text:span><text:span text:style-name="apple-style-span"><text:span text:style-name="T4"> </text:span></text:span><text:span text:style-name="apple-style-span"><text:span text:style-name="T3">varier</text:span></text:span><text:span text:style-name="apple-style-span"><text:span text:style-name="T4"> </text:span></text:span><text:span text:style-name="apple-style-span"><text:span text:style-name="T3">de</text:span></text:span><text:span text:style-name="apple-style-span"><text:span text:style-name="T4"> </text:span></text:span><text:span text:style-name="apple-style-span"><text:span text:style-name="T3">quelques</text:span></text:span><text:span text:style-name="apple-style-span"><text:span text:style-name="T4"> </text:span></text:span><text:span text:style-name="apple-style-span"><text:span text:style-name="T3">jours</text:span></text:span><text:span text:style-name="apple-style-span"><text:span text:style-name="T4"> </text:span></text:span><text:span text:style-name="apple-style-span"><text:span text:style-name="T3">à</text:span></text:span><text:span text:style-name="apple-style-span"><text:span text:style-name="T4"> </text:span></text:span><text:span text:style-name="apple-style-span"><text:span text:style-name="T3">plusieurs</text:span></text:span><text:span text:style-name="apple-style-span"><text:span text:style-name="T4"> </text:span></text:span><text:span text:style-name="apple-style-span"><text:span text:style-name="T3">semaines.</text:span></text:span><text:span text:style-name="apple-converted-space"><text:span text:style-name="T3"> </text:span></text:span><text:span text:style-name="apple-style-span"><text:span text:style-name="T3">Cela</text:span></text:span><text:span text:style-name="apple-style-span"><text:span text:style-name="T4"> </text:span></text:span><text:span text:style-name="apple-style-span"><text:span text:style-name="T3">dépendra</text:span></text:span><text:span text:style-name="apple-style-span"><text:span text:style-name="T4"> </text:span></text:span><text:span text:style-name="apple-style-span"><text:span text:style-name="T3">des</text:span></text:span><text:span text:style-name="apple-style-span"><text:span text:style-name="T4"> </text:span></text:span><text:span text:style-name="apple-style-span"><text:span text:style-name="T3">caractéristiques</text:span></text:span><text:span text:style-name="apple-style-span"><text:span text:style-name="T4"> </text:span></text:span><text:span text:style-name="apple-style-span"><text:span text:style-name="T3">du</text:span></text:span><text:span text:style-name="apple-style-span"><text:span text:style-name="T4"> </text:span></text:span><text:span text:style-name="apple-style-span"><text:span text:style-name="T3">projet:</text:span></text:span><text:span text:style-name="apple-style-span"><text:span text:style-name="T4"> </text:span></text:span><text:span text:style-name="apple-style-span"><text:span text:style-name="T3">la</text:span></text:span><text:span text:style-name="apple-style-span"><text:span text:style-name="T4"> </text:span></text:span><text:span text:style-name="apple-style-span"><text:span text:style-name="T3">taille</text:span></text:span><text:span text:style-name="apple-style-span"><text:span text:style-name="T4"> </text:span></text:span><text:span text:style-name="apple-style-span"><text:span text:style-name="T3">de</text:span></text:span><text:span text:style-name="apple-style-span"><text:span text:style-name="T4"> </text:span></text:span><text:span text:style-name="apple-style-span"><text:span text:style-name="T3">déploiement</text:span></text:span><text:span text:style-name="apple-style-span"><text:span text:style-name="T4"> </text:span></text:span><text:span text:style-name="apple-style-span"><text:span text:style-name="T3">(quantité</text:span></text:span><text:span text:style-name="apple-style-span"><text:span text:style-name="T4"> </text:span></text:span><text:span text:style-name="apple-style-span"><text:span text:style-name="T3">d'ordinateurs</text:span></text:span><text:span text:style-name="apple-style-span"><text:span text:style-name="T4"> </text:span></text:span><text:span text:style-name="apple-style-span"><text:span text:style-name="T3">portables,</text:span></text:span><text:span text:style-name="apple-style-span"><text:span text:style-name="T4"> </text:span></text:span><text:span text:style-name="apple-style-span"><text:span text:style-name="T3">échelle</text:span></text:span><text:span text:style-name="apple-style-span"><text:span text:style-name="T4"> </text:span></text:span><text:span text:style-name="apple-style-span"><text:span text:style-name="T3">et</text:span></text:span><text:span text:style-name="apple-style-span"><text:span text:style-name="T4"> </text:span></text:span><text:span text:style-name="apple-style-span"><text:span text:style-name="T3">plan</text:span></text:span><text:span text:style-name="apple-style-span"><text:span text:style-name="T4"> </text:span></text:span><text:span text:style-name="apple-style-span"><text:span text:style-name="T3">de</text:span></text:span><text:span text:style-name="apple-style-span"><text:span text:style-name="T4"> </text:span></text:span><text:span text:style-name="apple-style-span"><text:span text:style-name="T3">distribution),</text:span></text:span><text:span text:style-name="apple-style-span"><text:span text:style-name="T4"> </text:span></text:span><text:span text:style-name="apple-style-span"><text:span text:style-name="T3">l'équipe</text:span></text:span><text:span text:style-name="apple-style-span"><text:span text:style-name="T4"> </text:span></text:span><text:span text:style-name="apple-style-span"><text:span text:style-name="T3">principale</text:span></text:span><text:span text:style-name="apple-style-span"><text:span text:style-name="T4"> </text:span></text:span><text:span text:style-name="apple-style-span"><text:span text:style-name="T3">(</text:span></text:span><text:span text:style-name="apple-style-span"><text:span text:style-name="T6">background</text:span></text:span><text:span text:style-name="apple-style-span"><text:span text:style-name="T4"> </text:span></text:span><text:span text:style-name="apple-style-span"><text:span text:style-name="T3">et</text:span></text:span><text:span text:style-name="apple-style-span"><text:span text:style-name="T4"> </text:span></text:span><text:span text:style-name="apple-style-span"><text:span text:style-name="T3">taille),</text:span></text:span><text:span text:style-name="apple-style-span"><text:span text:style-name="T4"> </text:span></text:span><text:span text:style-name="apple-style-span"><text:span text:style-name="T3">l'emplacement</text:span></text:span><text:span text:style-name="apple-style-span"><text:span text:style-name="T4"> </text:span></text:span><text:span text:style-name="apple-style-span"><text:span text:style-name="T3">du</text:span></text:span><text:span text:style-name="apple-style-span"><text:span text:style-name="T4"> </text:span></text:span><text:span text:style-name="apple-style-span"><text:span text:style-name="T3">projet,</text:span></text:span><text:span text:style-name="apple-style-span"><text:span text:style-name="T4"> </text:span></text:span><text:span text:style-name="apple-style-span"><text:span text:style-name="T3">les</text:span></text:span><text:span text:style-name="apple-style-span"><text:span text:style-name="T4"> </text:span></text:span><text:span text:style-name="apple-style-span"><text:span text:style-name="T3">objectifs</text:span></text:span><text:span text:style-name="apple-style-span"><text:span text:style-name="T4"> </text:span></text:span><text:span text:style-name="apple-style-span"><text:span text:style-name="T3">du</text:span></text:span><text:span text:style-name="apple-style-span"><text:span text:style-name="T4"> </text:span></text:span><text:span text:style-name="apple-style-span"><text:span text:style-name="T3">projet</text:span></text:span><text:span text:style-name="apple-style-span"><text:span text:style-name="T4"> </text:span></text:span><text:span text:style-name="apple-style-span"><text:span text:style-name="T3">et</text:span></text:span><text:span text:style-name="apple-style-span"><text:span text:style-name="T4"> </text:span></text:span><text:span text:style-name="apple-style-span"><text:span text:style-name="T3">de</text:span></text:span><text:span text:style-name="apple-style-span"><text:span text:style-name="T4"> </text:span></text:span><text:span text:style-name="apple-style-span"><text:span text:style-name="T3">l'état</text:span></text:span><text:span text:style-name="apple-style-span"><text:span text:style-name="T4"> </text:span></text:span><text:span text:style-name="apple-style-span"><text:span text:style-name="T3">des</text:span></text:span><text:span text:style-name="apple-style-span"><text:span text:style-name="T4"> </text:span></text:span><text:span text:style-name="apple-style-span"><text:span text:style-name="T3">infrastructures.</text:span></text:span><text:span text:style-name="apple-converted-space"><text:span text:style-name="T3"> </text:span></text:span><text:span text:style-name="apple-style-span"><text:span text:style-name="T3">La</text:span></text:span><text:span text:style-name="apple-style-span"><text:span text:style-name="T4"> </text:span></text:span><text:span text:style-name="apple-style-span"><text:span text:style-name="T3">durée</text:span></text:span><text:span text:style-name="apple-style-span"><text:span text:style-name="T4"> </text:span></text:span><text:span text:style-name="apple-style-span"><text:span text:style-name="T3">dépendra</text:span></text:span><text:span text:style-name="apple-style-span"><text:span text:style-name="T4"> </text:span></text:span><text:span text:style-name="apple-style-span"><text:span text:style-name="T3">aussi</text:span></text:span><text:span text:style-name="apple-style-span"><text:span text:style-name="T4"> </text:span></text:span><text:span text:style-name="apple-style-span"><text:span text:style-name="T3">des</text:span></text:span><text:span text:style-name="apple-style-span"><text:span text:style-name="T4"> </text:span></text:span><text:span text:style-name="apple-style-span"><text:span text:style-name="T3">accords</text:span></text:span><text:span text:style-name="apple-style-span"><text:span text:style-name="T4"> </text:span></text:span><text:span text:style-name="apple-style-span"><text:span text:style-name="T3">conclus</text:span></text:span><text:span text:style-name="apple-style-span"><text:span text:style-name="T4"> </text:span></text:span><text:span text:style-name="apple-style-span"><text:span text:style-name="T3">pendant</text:span></text:span><text:span text:style-name="apple-style-span"><text:span text:style-name="T4"> </text:span></text:span><text:span text:style-name="apple-style-span"><text:span text:style-name="T3">la</text:span></text:span><text:span text:style-name="apple-style-span"><text:span text:style-name="T4"> </text:span></text:span><text:span text:style-name="apple-style-span"><text:span text:style-name="T3">phase</text:span></text:span><text:span text:style-name="apple-style-span"><text:span text:style-name="T4"> </text:span></text:span><text:span text:style-name="apple-style-span"><text:span text:style-name="T3">de</text:span></text:span><text:span text:style-name="apple-style-span"><text:span text:style-name="T4"> </text:span></text:span><text:span text:style-name="apple-style-span"><text:span text:style-name="T3">planification</text:span></text:span><text:span text:style-name="apple-style-span"><text:span text:style-name="T4"> </text:span></text:span><text:span text:style-name="apple-style-span"><text:span text:style-name="T3">entre</text:span></text:span><text:span text:style-name="apple-style-span"><text:span text:style-name="T4"> </text:span></text:span><text:span text:style-name="apple-style-span"><text:span text:style-name="T3">OLPC,</text:span></text:span><text:span text:style-name="apple-style-span"><text:span text:style-name="T4"> </text:span></text:span><text:span text:style-name="apple-style-span"><text:span text:style-name="T3">le</text:span></text:span><text:span text:style-name="apple-style-span"><text:span text:style-name="T4"> </text:span></text:span><text:span text:style-name="apple-style-span"><text:span text:style-name="T3">chef</text:span></text:span><text:span text:style-name="apple-style-span"><text:span text:style-name="T4"> </text:span></text:span><text:span text:style-name="apple-style-span"><text:span text:style-name="T3">de</text:span></text:span><text:span text:style-name="apple-style-span"><text:span text:style-name="T4"> </text:span></text:span><text:span text:style-name="apple-style-span"><text:span text:style-name="T3">projet</text:span></text:span><text:span text:style-name="apple-style-span"><text:span text:style-name="T4"> </text:span></text:span><text:span text:style-name="apple-style-span"><text:span text:style-name="T3">et</text:span></text:span><text:span text:style-name="apple-style-span"><text:span text:style-name="T4"> </text:span></text:span><text:span text:style-name="apple-style-span"><text:span text:style-name="T3">des</text:span></text:span><text:span text:style-name="apple-style-span"><text:span text:style-name="T4"> </text:span></text:span><text:span text:style-name="apple-style-span"><text:span text:style-name="T3">besoins</text:span></text:span><text:span text:style-name="apple-style-span"><text:span text:style-name="T4"> </text:span></text:span><text:span text:style-name="apple-style-span"><text:span text:style-name="T3">spécifiques</text:span></text:span><text:span text:style-name="apple-style-span"><text:span text:style-name="T4"> </text:span></text:span><text:span text:style-name="apple-style-span"><text:span text:style-name="T3">du</text:span></text:span><text:span text:style-name="apple-style-span"><text:span text:style-name="T4"> </text:span></text:span><text:span text:style-name="apple-style-span"><text:span text:style-name="T3">projet.</text:span></text:span><text:span text:style-name="apple-converted-space"><text:span text:style-name="T3"> </text:span></text:span><text:span text:style-name="apple-style-span"><text:span text:style-name="T3">Le</text:span></text:span><text:span text:style-name="apple-style-span"><text:span text:style-name="T4"> </text:span></text:span><text:span text:style-name="apple-style-span"><text:span text:style-name="T3">contenu</text:span></text:span><text:span text:style-name="apple-style-span"><text:span text:style-name="T4"> </text:span></text:span><text:span text:style-name="apple-style-span"><text:span text:style-name="T3">et</text:span></text:span><text:span text:style-name="apple-style-span"><text:span text:style-name="T4"> </text:span></text:span><text:span text:style-name="apple-style-span"><text:span text:style-name="T3">les</text:span></text:span><text:span text:style-name="apple-style-span"><text:span text:style-name="T4"> </text:span></text:span><text:span text:style-name="apple-style-span"><text:span text:style-name="T3">activités</text:span></text:span><text:span text:style-name="apple-style-span"><text:span text:style-name="T4"> </text:span></text:span><text:span text:style-name="apple-style-span"><text:span text:style-name="T3">de</text:span></text:span><text:span text:style-name="apple-style-span"><text:span text:style-name="T4"> </text:span></text:span><text:span text:style-name="apple-style-span"><text:span text:style-name="T3">ce</text:span></text:span><text:span text:style-name="apple-style-span"><text:span text:style-name="T4"> </text:span></text:span><text:span text:style-name="apple-style-span"><text:span text:style-name="T3">premier</text:span></text:span><text:span text:style-name="apple-style-span"><text:span text:style-name="T4"> </text:span></text:span><text:span text:style-name="apple-style-span"><text:span text:style-name="T3">atelier</text:span></text:span><text:span text:style-name="apple-style-span"><text:span text:style-name="T4"> </text:span></text:span><text:span text:style-name="apple-style-span"><text:span text:style-name="T3">va</text:span></text:span><text:span text:style-name="apple-style-span"><text:span text:style-name="T4"> </text:span></text:span><text:span text:style-name="apple-style-span"><text:span text:style-name="T3">également</text:span></text:span><text:span text:style-name="apple-style-span"><text:span text:style-name="T4"> </text:span></text:span><text:span text:style-name="apple-style-span"><text:span text:style-name="T3">s</text:span></text:span><text:span text:style-name="apple-style-span"><text:span text:style-name="T4">’</text:span></text:span><text:span text:style-name="apple-style-span"><text:span text:style-name="T3">adapter</text:span></text:span><text:span text:style-name="apple-style-span"><text:span text:style-name="T4"> </text:span></text:span><text:span text:style-name="apple-style-span"><text:span text:style-name="T3">aux</text:span></text:span><text:span text:style-name="apple-style-span"><text:span text:style-name="T4"> </text:span></text:span><text:span text:style-name="apple-style-span"><text:span text:style-name="T3">besoins</text:span></text:span><text:span text:style-name="apple-style-span"><text:span text:style-name="T4"> </text:span></text:span><text:span text:style-name="apple-style-span"><text:span text:style-name="T3">et</text:span></text:span><text:span text:style-name="apple-style-span"><text:span text:style-name="T4"> </text:span></text:span><text:span text:style-name="apple-style-span"><text:span text:style-name="T3">à</text:span></text:span><text:span text:style-name="apple-style-span"><text:span text:style-name="T4"> </text:span></text:span><text:span text:style-name="apple-style-span"><text:span text:style-name="T3">l'expérience</text:span></text:span><text:span text:style-name="apple-style-span"><text:span text:style-name="T4"> </text:span></text:span><text:span text:style-name="apple-style-span"><text:span text:style-name="T3">des</text:span></text:span><text:span text:style-name="apple-style-span"><text:span text:style-name="T4"> </text:span></text:span><text:span text:style-name="apple-style-span"><text:span text:style-name="T3">participants.</text:span></text:span><text:span text:style-name="apple-converted-space"><text:span text:style-name="T3"> </text:span></text:span><text:span text:style-name="apple-style-span"><text:span text:style-name="T3">Toutefois,</text:span></text:span><text:span text:style-name="apple-style-span"><text:span text:style-name="T4"> </text:span></text:span><text:span text:style-name="apple-style-span"><text:span text:style-name="T3">l'approche/méthodologie</text:span></text:span><text:span text:style-name="apple-style-span"><text:span text:style-name="T4"> </text:span></text:span><text:span text:style-name="apple-style-span"><text:span text:style-name="T3">et</text:span></text:span><text:span text:style-name="apple-style-span"><text:span text:style-name="T4"> </text:span></text:span><text:span text:style-name="apple-style-span"><text:span text:style-name="T3">certains</text:span></text:span><text:span text:style-name="apple-style-span"><text:span text:style-name="T4"> </text:span></text:span><text:span text:style-name="apple-style-span"><text:span text:style-name="T3">contenus</text:span></text:span><text:span text:style-name="apple-style-span"><text:span text:style-name="T4"> </text:span></text:span><text:span text:style-name="apple-style-span"><text:span text:style-name="T3">sont</text:span></text:span><text:span text:style-name="apple-style-span"><text:span text:style-name="T4"> </text:span></text:span><text:span text:style-name="apple-style-span"><text:span text:style-name="T3">communs</text:span></text:span><text:span text:style-name="apple-style-span"><text:span text:style-name="T4"> </text:span></text:span><text:span text:style-name="apple-style-span"><text:span text:style-name="T3">à</text:span></text:span><text:span text:style-name="apple-style-span"><text:span text:style-name="T4"> </text:span></text:span><text:span text:style-name="apple-style-span"><text:span text:style-name="T3">tous</text:span></text:span><text:span text:style-name="apple-style-span"><text:span text:style-name="T4"> </text:span></text:span><text:span text:style-name="apple-style-span"><text:span text:style-name="T3">les</text:span></text:span><text:span text:style-name="apple-style-span"><text:span text:style-name="T4"> </text:span></text:span><text:span text:style-name="apple-style-span"><text:span text:style-name="T3">ateliers</text:span></text:span><text:span text:style-name="apple-style-span"><text:span text:style-name="T4"> </text:span></text:span><text:span text:style-name="apple-style-span"><text:span text:style-name="T3">pour</text:span></text:span><text:span text:style-name="apple-style-span"><text:span text:style-name="T4"> </text:span></text:span><text:span text:style-name="apple-style-span"><text:span text:style-name="T3">qu'ils</text:span></text:span><text:span text:style-name="apple-style-span"><text:span text:style-name="T4"> </text:span></text:span><text:span text:style-name="apple-style-span"><text:span text:style-name="T3">s</text:span></text:span><text:span text:style-name="apple-style-span"><text:span text:style-name="T4">’</text:span></text:span><text:span text:style-name="apple-style-span"><text:span text:style-name="T3">articulent</text:span></text:span><text:span text:style-name="apple-style-span"><text:span text:style-name="T4"> </text:span></text:span><text:span text:style-name="apple-style-span"><text:span text:style-name="T3">autour</text:span></text:span><text:span text:style-name="apple-style-span"><text:span text:style-name="T4"> </text:span></text:span><text:span text:style-name="apple-style-span"><text:span text:style-name="T3">des</text:span></text:span><text:span text:style-name="apple-style-span"><text:span text:style-name="T4"> </text:span></text:span><text:span text:style-name="apple-style-span"><text:span text:style-name="T3">mêmes</text:span></text:span><text:span text:style-name="apple-style-span"><text:span text:style-name="T4"> </text:span></text:span><text:span text:style-name="apple-style-span"><text:span text:style-name="T3">principes</text:span></text:span><text:span text:style-name="apple-style-span"><text:span text:style-name="T4"> </text:span></text:span><text:span text:style-name="apple-style-span"><text:span text:style-name="T3">que</text:span></text:span><text:span text:style-name="apple-style-span"><text:span text:style-name="T4"> </text:span></text:span><text:span text:style-name="apple-style-span"><text:span text:style-name="T3">nous</text:span></text:span><text:span text:style-name="apple-style-span"><text:span text:style-name="T4"> </text:span></text:span><text:span text:style-name="apple-style-span"><text:span text:style-name="T3">défendons:</text:span></text:span><text:span text:style-name="apple-style-span"><text:span text:style-name="T4"> </text:span></text:span><text:span text:style-name="apple-style-span"><text:span text:style-name="T3">apprendre</text:span></text:span><text:span text:style-name="apple-style-span"><text:span text:style-name="T4"> </text:span></text:span><text:span text:style-name="apple-style-span"><text:span text:style-name="T3">en</text:span></text:span><text:span text:style-name="apple-style-span"><text:span text:style-name="T4"> </text:span></text:span><text:span text:style-name="apple-style-span"><text:span text:style-name="T3">faisant,</text:span></text:span><text:span text:style-name="apple-style-span"><text:span text:style-name="T4"> </text:span></text:span><text:span text:style-name="apple-style-span"><text:span text:style-name="T3">en</text:span></text:span><text:span text:style-name="apple-style-span"><text:span text:style-name="T4"> </text:span></text:span><text:span text:style-name="apple-style-span"><text:span text:style-name="T3">construisant,</text:span></text:span><text:span text:style-name="apple-style-span"><text:span text:style-name="T4"> </text:span></text:span><text:span text:style-name="apple-style-span"><text:span text:style-name="T3">en</text:span></text:span><text:span text:style-name="apple-style-span"><text:span text:style-name="T4"> </text:span></text:span><text:span text:style-name="apple-style-span"><text:span text:style-name="T3">collaborant</text:span></text:span><text:span text:style-name="apple-style-span"><text:span text:style-name="T4"> </text:span></text:span><text:span text:style-name="apple-style-span"><text:span text:style-name="T3">et</text:span></text:span><text:span text:style-name="apple-style-span"><text:span text:style-name="T4"> </text:span></text:span><text:span text:style-name="apple-style-span"><text:span text:style-name="T3">en</text:span></text:span><text:span text:style-name="apple-style-span"><text:span text:style-name="T4"> </text:span></text:span><text:span text:style-name="apple-style-span"><text:span text:style-name="T3">réfléchissant.</text:span></text:span></text:p>
      <text:p text:style-name="P12"><text:span text:style-name="T5"><text:line-break/></text:span><text:span text:style-name="apple-style-span"><text:span text:style-name="T3">Nous</text:span></text:span><text:span text:style-name="apple-style-span"><text:span text:style-name="T4"> </text:span></text:span><text:span text:style-name="apple-style-span"><text:span text:style-name="T3">recommandons</text:span></text:span><text:span text:style-name="apple-style-span"><text:span text:style-name="T4"> </text:span></text:span><text:span text:style-name="apple-style-span"><text:span text:style-name="T3">fortement</text:span></text:span><text:span text:style-name="apple-style-span"><text:span text:style-name="T4"> </text:span></text:span><text:span text:style-name="apple-style-span"><text:span text:style-name="T3">aux</text:span></text:span><text:span text:style-name="apple-style-span"><text:span text:style-name="T4"> </text:span></text:span><text:span text:style-name="apple-style-span"><text:span text:style-name="T3">managers</text:span></text:span><text:span text:style-name="apple-style-span"><text:span text:style-name="T4"> </text:span></text:span><text:span text:style-name="apple-style-span"><text:span text:style-name="T3">techniques</text:span></text:span><text:span text:style-name="apple-style-span"><text:span text:style-name="T4"> </text:span></text:span><text:span text:style-name="apple-style-span"><text:span text:style-name="T3">et</text:span></text:span><text:span text:style-name="apple-style-span"><text:span text:style-name="T4"> </text:span></text:span><text:span text:style-name="apple-style-span"><text:span text:style-name="T3">pédagogiques</text:span></text:span><text:span text:style-name="apple-style-span"><text:span text:style-name="T4"> </text:span></text:span><text:span text:style-name="apple-style-span"><text:span text:style-name="T3">de</text:span></text:span><text:span text:style-name="apple-style-span"><text:span text:style-name="T4"> </text:span></text:span><text:span text:style-name="apple-style-span"><text:span text:style-name="T3">l'équipe</text:span></text:span><text:span text:style-name="apple-style-span"><text:span text:style-name="T4"> </text:span></text:span><text:span text:style-name="apple-style-span"><text:span text:style-name="T3">principale</text:span></text:span><text:span text:style-name="apple-style-span"><text:span text:style-name="T4"> </text:span></text:span><text:span text:style-name="apple-style-span"><text:span text:style-name="T3">de</text:span></text:span><text:span text:style-name="apple-style-span"><text:span text:style-name="T4"> </text:span></text:span><text:span text:style-name="apple-style-span"><text:span text:style-name="T3">commencer</text:span></text:span><text:span text:style-name="apple-style-span"><text:span text:style-name="T4"> </text:span></text:span><text:span text:style-name="apple-style-span"><text:span text:style-name="T3">à</text:span></text:span><text:span text:style-name="apple-style-span"><text:span text:style-name="T4"> </text:span></text:span><text:span text:style-name="apple-style-span"><text:span text:style-name="T3">discuter</text:span></text:span><text:span text:style-name="apple-style-span"><text:span text:style-name="T4"> </text:span></text:span><text:span text:style-name="apple-style-span"><text:span text:style-name="T3">le</text:span></text:span><text:span text:style-name="apple-style-span"><text:span text:style-name="T4"> </text:span></text:span><text:span text:style-name="apple-style-span"><text:span text:style-name="T3">contenu,</text:span></text:span><text:span text:style-name="apple-style-span"><text:span text:style-name="T4"> </text:span></text:span><text:span text:style-name="apple-style-span"><text:span text:style-name="T3">la</text:span></text:span><text:span text:style-name="apple-style-span"><text:span text:style-name="T4"> </text:span></text:span><text:span text:style-name="apple-style-span"><text:span text:style-name="T3">durée</text:span></text:span><text:span text:style-name="apple-style-span"><text:span text:style-name="T4"> </text:span></text:span><text:span text:style-name="apple-style-span"><text:span text:style-name="T3">et</text:span></text:span><text:span text:style-name="apple-style-span"><text:span text:style-name="T4"> </text:span></text:span><text:span text:style-name="apple-style-span"><text:span text:style-name="T3">le</text:span></text:span><text:span text:style-name="apple-style-span"><text:span text:style-name="T4"> </text:span></text:span><text:span text:style-name="apple-style-span"><text:span text:style-name="T3">calendrier</text:span></text:span><text:span text:style-name="apple-style-span"><text:span text:style-name="T4"> </text:span></text:span><text:span text:style-name="apple-style-span"><text:span text:style-name="T3">de</text:span></text:span><text:span text:style-name="apple-style-span"><text:span text:style-name="T4"> </text:span></text:span><text:span text:style-name="apple-style-span"><text:span text:style-name="T3">cet</text:span></text:span><text:span text:style-name="apple-style-span"><text:span text:style-name="T4"> </text:span></text:span><text:span text:style-name="apple-style-span"><text:span text:style-name="T3">atelier</text:span></text:span><text:span text:style-name="apple-style-span"><text:span text:style-name="T4"> </text:span></text:span><text:span text:style-name="apple-style-span"><text:span text:style-name="T3">en</text:span></text:span><text:span text:style-name="apple-style-span"><text:span text:style-name="T4"> </text:span></text:span><text:span text:style-name="apple-style-span"><text:span text:style-name="T3">consacrant</text:span></text:span><text:span text:style-name="apple-style-span"><text:span text:style-name="T4"> </text:span></text:span><text:span text:style-name="apple-style-span"><text:span text:style-name="T3">du</text:span></text:span><text:span text:style-name="apple-style-span"><text:span text:style-name="T4"> </text:span></text:span><text:span text:style-name="apple-style-span"><text:span text:style-name="T3">temps</text:span></text:span><text:span text:style-name="apple-style-span"><text:span text:style-name="T4"> <text:s/></text:span></text:span><text:span text:style-name="apple-style-span"><text:span text:style-name="T3">à</text:span></text:span><text:span text:style-name="apple-style-span"><text:span text:style-name="T4"> </text:span></text:span><text:span text:style-name="apple-style-span"><text:span text:style-name="T3">des</text:span></text:span><text:span text:style-name="apple-style-span"><text:span text:style-name="T4"> </text:span></text:span><text:span text:style-name="apple-style-span"><text:span text:style-name="T3">webinaires</text:span></text:span><text:span text:style-name="apple-style-span"><text:span text:style-name="T4"> </text:span></text:span><text:span text:style-name="apple-style-span"><text:span text:style-name="T3">avec</text:span></text:span><text:span text:style-name="apple-style-span"><text:span text:style-name="T4"> </text:span></text:span><text:span text:style-name="apple-style-span"><text:span text:style-name="T3">OLPC.</text:span></text:span><text:span text:style-name="apple-converted-space"><text:span text:style-name="T3"> </text:span></text:span><text:span text:style-name="apple-style-span"><text:span text:style-name="T3">Cela</text:span></text:span><text:span text:style-name="apple-style-span"><text:span text:style-name="T4"> </text:span></text:span><text:span text:style-name="apple-style-span"><text:span text:style-name="T3">permettra</text:span></text:span><text:span text:style-name="apple-style-span"><text:span text:style-name="T4"> </text:span></text:span><text:span text:style-name="apple-style-span"><text:span text:style-name="T3">à</text:span></text:span><text:span text:style-name="apple-style-span"><text:span text:style-name="T4"> </text:span></text:span><text:span text:style-name="apple-style-span"><text:span text:style-name="T3">OLPC</text:span></text:span><text:span text:style-name="apple-style-span"><text:span text:style-name="T4"> </text:span></text:span><text:span text:style-name="apple-style-span"><text:span text:style-name="T3">et</text:span></text:span><text:span text:style-name="apple-style-span"><text:span text:style-name="T4"> </text:span></text:span><text:span text:style-name="apple-style-span"><text:span text:style-name="T3">aux</text:span></text:span><text:span text:style-name="apple-style-span"><text:span text:style-name="T4"> </text:span></text:span><text:span text:style-name="apple-style-span"><text:span text:style-name="T3">équipes</text:span></text:span><text:span text:style-name="apple-style-span"><text:span text:style-name="T4"> </text:span></text:span><text:span text:style-name="apple-style-span"><text:span text:style-name="T3">de</text:span></text:span><text:span text:style-name="apple-style-span"><text:span text:style-name="T4"> </text:span></text:span><text:span text:style-name="apple-style-span"><text:span text:style-name="T3">déploiement</text:span></text:span><text:span text:style-name="apple-style-span"><text:span text:style-name="T4"> </text:span></text:span><text:span text:style-name="apple-style-span"><text:span text:style-name="T3">de</text:span></text:span><text:span text:style-name="apple-style-span"><text:span text:style-name="T4"> </text:span></text:span><text:span text:style-name="apple-style-span"><text:span text:style-name="T3">définir</text:span></text:span><text:span text:style-name="apple-style-span"><text:span text:style-name="T4"> </text:span></text:span><text:span text:style-name="apple-style-span"><text:span text:style-name="T3">les</text:span></text:span><text:span text:style-name="apple-style-span"><text:span text:style-name="T4"> </text:span></text:span><text:span text:style-name="apple-style-span"><text:span text:style-name="T3">détails</text:span></text:span><text:span text:style-name="apple-style-span"><text:span text:style-name="T4"> </text:span></text:span><text:span text:style-name="apple-style-span"><text:span text:style-name="T3">de</text:span></text:span><text:span text:style-name="apple-style-span"><text:span text:style-name="T4"> </text:span></text:span><text:span text:style-name="apple-style-span"><text:span text:style-name="T3">l'atelier</text:span></text:span><text:span text:style-name="apple-style-span"><text:span text:style-name="T4"> </text:span></text:span><text:span text:style-name="apple-style-span"><text:span text:style-name="T3">et</text:span></text:span><text:span text:style-name="apple-style-span"><text:span text:style-name="T4"> </text:span></text:span><text:span text:style-name="apple-style-span"><text:span text:style-name="T3">pour</text:span></text:span><text:span text:style-name="apple-style-span"><text:span text:style-name="T4"> </text:span></text:span><text:span text:style-name="apple-style-span"><text:span text:style-name="T3">l'équipe</text:span></text:span><text:span text:style-name="apple-style-span"><text:span text:style-name="T4"> </text:span></text:span><text:span text:style-name="apple-style-span"><text:span text:style-name="T3">principale</text:span></text:span><text:span text:style-name="apple-style-span"><text:span text:style-name="T4"> </text:span></text:span><text:span text:style-name="apple-style-span"><text:span text:style-name="T3">pour</text:span></text:span><text:span text:style-name="apple-style-span"><text:span text:style-name="T4"> </text:span></text:span><text:span text:style-name="apple-style-span"><text:span text:style-name="T3">avancer</text:span></text:span><text:span text:style-name="apple-style-span"><text:span text:style-name="T4"> </text:span></text:span><text:span text:style-name="apple-style-span"><text:span text:style-name="T3">dans</text:span></text:span><text:span text:style-name="apple-style-span"><text:span text:style-name="T4"> </text:span></text:span><text:span text:style-name="apple-style-span"><text:span text:style-name="T3">les</text:span></text:span><text:span text:style-name="apple-style-span"><text:span text:style-name="T4"> </text:span></text:span><text:span text:style-name="apple-style-span"><text:span text:style-name="T3">préparatifs</text:span></text:span><text:span text:style-name="apple-style-span"><text:span text:style-name="T4"> </text:span></text:span><text:span text:style-name="apple-style-span"><text:span text:style-name="T3">nécessaires</text:span></text:span><text:span text:style-name="apple-style-span"><text:span text:style-name="T4"> </text:span></text:span><text:span text:style-name="apple-style-span"><text:span text:style-name="T3">avant</text:span></text:span><text:span text:style-name="apple-style-span"><text:span text:style-name="T4"> </text:span></text:span><text:span text:style-name="apple-style-span"><text:span text:style-name="T3">la</text:span></text:span><text:span text:style-name="apple-style-span"><text:span text:style-name="T4"> </text:span></text:span><text:span text:style-name="apple-style-span"><text:span text:style-name="T3">formation.</text:span></text:span><text:span text:style-name="apple-converted-space"><text:span text:style-name="T3"> </text:span></text:span></text:p>
      <text:p text:style-name="P13"><text:line-break/><text:bookmark-end text:name="OrgXref.sec-2"/></text:p>
      <text:p text:style-name="P15"><text:bookmark-start text:name="OrgXref.sec-2-1"/><text:bookmark-start text:name="sec-2-1"/><text:bookmark-end text:name="sec-2-1"/><text:span text:style-name="apple-style-span"><text:span text:style-name="T1">Description</text:span></text:span><text:span text:style-name="apple-style-span"><text:span text:style-name="T2"> </text:span></text:span><text:span text:style-name="apple-style-span"><text:span text:style-name="T1">de</text:span></text:span><text:span text:style-name="apple-style-span"><text:span text:style-name="T2"> </text:span></text:span><text:span text:style-name="apple-style-span"><text:span text:style-name="T1">la</text:span></text:span><text:span text:style-name="apple-style-span"><text:span text:style-name="T2"> </text:span></text:span><text:span text:style-name="apple-style-span"><text:span text:style-name="T1">formation</text:span></text:span><text:span text:style-name="apple-style-span"><text:span text:style-name="T2"> </text:span></text:span><text:span text:style-name="apple-style-span"><text:span text:style-name="T1">OLPC</text:span></text:span><text:span text:style-name="apple-converted-space"><text:span text:style-name="T1"> </text:span></text:span></text:p>
      <text:p text:style-name="P15"><text:bookmark-end text:name="OrgXref.sec-2-1"/><text:soft-page-break/><text:span text:style-name="apple-style-span"><text:span text:style-name="T6">Les</text:span></text:span><text:span text:style-name="apple-style-span"><text:span text:style-name="T7"> </text:span></text:span><text:span text:style-name="apple-style-span"><text:span text:style-name="T6">objectifs</text:span></text:span><text:span text:style-name="apple-style-span"><text:span text:style-name="T7"> </text:span></text:span><text:span text:style-name="apple-style-span"><text:span text:style-name="T6">de</text:span></text:span><text:span text:style-name="apple-style-span"><text:span text:style-name="T7"> </text:span></text:span><text:span text:style-name="apple-style-span"><text:span text:style-name="T6">l'atelier</text:span></text:span><text:span text:style-name="apple-style-span"><text:span text:style-name="T7"> </text:span></text:span><text:span text:style-name="apple-style-span"><text:span text:style-name="T6">d'apprentissage</text:span></text:span><text:span text:style-name="apple-style-span"><text:span text:style-name="T7"> </text:span></text:span><text:span text:style-name="apple-style-span"><text:span text:style-name="T6">OLPC</text:span></text:span><text:span text:style-name="apple-style-span"><text:span text:style-name="T7"> </text:span></text:span><text:span text:style-name="apple-style-span"><text:span text:style-name="T6">peuvent</text:span></text:span><text:span text:style-name="apple-style-span"><text:span text:style-name="T7"> </text:span></text:span><text:span text:style-name="apple-style-span"><text:span text:style-name="T6">inclure:</text:span></text:span><text:span text:style-name="apple-converted-space"><text:span text:style-name="T6"> </text:span></text:span></text:p>
      <text:p text:style-name="P15"><text:span text:style-name="T10"><text:line-break/></text:span><text:span text:style-name="apple-style-span"><text:span text:style-name="T7">• </text:span></text:span><text:span text:style-name="apple-style-span"><text:span text:style-name="T6">Développer</text:span></text:span><text:span text:style-name="apple-style-span"><text:span text:style-name="T7"> </text:span></text:span><text:span text:style-name="apple-style-span"><text:span text:style-name="T6">une</text:span></text:span><text:span text:style-name="apple-style-span"><text:span text:style-name="T7"> </text:span></text:span><text:span text:style-name="apple-style-span"><text:span text:style-name="T6">compréhension</text:span></text:span><text:span text:style-name="apple-style-span"><text:span text:style-name="T7"> </text:span></text:span><text:span text:style-name="apple-style-span"><text:span text:style-name="T6">de</text:span></text:span><text:span text:style-name="apple-style-span"><text:span text:style-name="T7"> </text:span></text:span><text:span text:style-name="apple-style-span"><text:span text:style-name="T6">la</text:span></text:span><text:span text:style-name="apple-style-span"><text:span text:style-name="T7"> </text:span></text:span><text:span text:style-name="apple-style-span"><text:span text:style-name="T6">théorie</text:span></text:span><text:span text:style-name="apple-style-span"><text:span text:style-name="T7"> </text:span></text:span><text:span text:style-name="apple-style-span"><text:span text:style-name="T6">de</text:span></text:span><text:span text:style-name="apple-style-span"><text:span text:style-name="T7"> </text:span></text:span><text:span text:style-name="apple-style-span"><text:span text:style-name="T6">l'apprentissage</text:span></text:span><text:span text:style-name="apple-style-span"><text:span text:style-name="T7"> </text:span></text:span><text:span text:style-name="apple-style-span"><text:span text:style-name="T6">et</text:span></text:span><text:span text:style-name="apple-style-span"><text:span text:style-name="T7"> </text:span></text:span><text:span text:style-name="apple-style-span"><text:span text:style-name="T6">de</text:span></text:span><text:span text:style-name="apple-style-span"><text:span text:style-name="T7"> </text:span></text:span><text:span text:style-name="apple-style-span"><text:span text:style-name="T6">la</text:span></text:span><text:span text:style-name="apple-style-span"><text:span text:style-name="T7"> </text:span></text:span><text:span text:style-name="apple-style-span"><text:span text:style-name="T6">pédagogie</text:span></text:span><text:span text:style-name="apple-style-span"><text:span text:style-name="T7"> </text:span></text:span><text:span text:style-name="apple-style-span"><text:span text:style-name="T6">OLPC</text:span></text:span></text:p>
      <text:p text:style-name="P15"><text:span text:style-name="T10"><text:line-break/></text:span><text:span text:style-name="apple-style-span"><text:span text:style-name="T7">• </text:span></text:span><text:span text:style-name="apple-style-span"><text:span text:style-name="T6">Fournir</text:span></text:span><text:span text:style-name="apple-style-span"><text:span text:style-name="T7"> </text:span></text:span><text:span text:style-name="apple-style-span"><text:span text:style-name="T6">une</text:span></text:span><text:span text:style-name="apple-style-span"><text:span text:style-name="T7"> </text:span></text:span><text:span text:style-name="apple-style-span"><text:span text:style-name="T6">expérience</text:span></text:span><text:span text:style-name="apple-style-span"><text:span text:style-name="T7"> </text:span></text:span><text:span text:style-name="apple-style-span"><text:span text:style-name="T6">pratique</text:span></text:span><text:span text:style-name="apple-style-span"><text:span text:style-name="T7"> </text:span></text:span><text:span text:style-name="apple-style-span"><text:span text:style-name="T6">de</text:span></text:span><text:span text:style-name="apple-style-span"><text:span text:style-name="T7"> </text:span></text:span><text:span text:style-name="apple-style-span"><text:span text:style-name="T6">la</text:span></text:span><text:span text:style-name="apple-style-span"><text:span text:style-name="T7"> </text:span></text:span><text:span text:style-name="apple-style-span"><text:span text:style-name="T6">plateforme</text:span></text:span><text:span text:style-name="apple-style-span"><text:span text:style-name="T7"> </text:span></text:span><text:span text:style-name="apple-style-span"><text:span text:style-name="T6">d'apprentissage</text:span></text:span><text:span text:style-name="apple-style-span"><text:span text:style-name="T7"> </text:span></text:span><text:span text:style-name="apple-style-span"><text:span text:style-name="T6">Sugar.</text:span></text:span><text:span text:style-name="apple-converted-space"><text:span text:style-name="T6"> </text:span></text:span></text:p>
      <text:p text:style-name="P15"><text:span text:style-name="T10"><text:line-break/></text:span><text:span text:style-name="apple-style-span"><text:span text:style-name="T7">• </text:span></text:span><text:span text:style-name="apple-style-span"><text:span text:style-name="T6">Permettre</text:span></text:span><text:span text:style-name="apple-style-span"><text:span text:style-name="T7"> </text:span></text:span><text:span text:style-name="apple-style-span"><text:span text:style-name="T6">à</text:span></text:span><text:span text:style-name="apple-style-span"><text:span text:style-name="T7"> </text:span></text:span><text:span text:style-name="apple-style-span"><text:span text:style-name="T6">l'équipe</text:span></text:span><text:span text:style-name="apple-style-span"><text:span text:style-name="T7"> </text:span></text:span><text:span text:style-name="apple-style-span"><text:span text:style-name="T6">principale</text:span></text:span><text:span text:style-name="apple-style-span"><text:span text:style-name="T7"> </text:span></text:span><text:span text:style-name="apple-style-span"><text:span text:style-name="T6">d</text:span></text:span><text:span text:style-name="apple-style-span"><text:span text:style-name="T7">’</text:span></text:span><text:span text:style-name="apple-style-span"><text:span text:style-name="T6">utiliser</text:span></text:span><text:span text:style-name="apple-style-span"><text:span text:style-name="T7"> </text:span></text:span><text:span text:style-name="apple-style-span"><text:span text:style-name="T6">le</text:span></text:span><text:span text:style-name="apple-style-span"><text:span text:style-name="T7"> </text:span></text:span><text:span text:style-name="apple-style-span"><text:span text:style-name="T6">XO</text:span></text:span><text:span text:style-name="apple-style-span"><text:span text:style-name="T7"> </text:span></text:span><text:span text:style-name="apple-style-span"><text:span text:style-name="T6">dans</text:span></text:span><text:span text:style-name="apple-style-span"><text:span text:style-name="T7"> </text:span></text:span><text:span text:style-name="apple-style-span"><text:span text:style-name="T6">des</text:span></text:span><text:span text:style-name="apple-style-span"><text:span text:style-name="T7"> </text:span></text:span><text:span text:style-name="apple-style-span"><text:span text:style-name="T6">stratégies</text:span></text:span><text:span text:style-name="apple-style-span"><text:span text:style-name="T7"> </text:span></text:span><text:span text:style-name="apple-style-span"><text:span text:style-name="T6">efficaces</text:span></text:span><text:span text:style-name="apple-style-span"><text:span text:style-name="T7"> </text:span></text:span><text:span text:style-name="apple-style-span"><text:span text:style-name="T6">d'apprentissage</text:span></text:span><text:span text:style-name="apple-style-span"><text:span text:style-name="T7"> </text:span></text:span><text:span text:style-name="apple-style-span"><text:span text:style-name="T6">grâce</text:span></text:span><text:span text:style-name="apple-style-span"><text:span text:style-name="T7"> </text:span></text:span><text:span text:style-name="apple-style-span"><text:span text:style-name="T6">à</text:span></text:span><text:span text:style-name="apple-style-span"><text:span text:style-name="T7"> </text:span></text:span><text:span text:style-name="apple-style-span"><text:span text:style-name="T6">la</text:span></text:span><text:span text:style-name="apple-style-span"><text:span text:style-name="T7"> </text:span></text:span><text:span text:style-name="apple-style-span"><text:span text:style-name="T6">construction,</text:span></text:span><text:span text:style-name="apple-style-span"><text:span text:style-name="T7"> </text:span></text:span><text:span text:style-name="apple-style-span"><text:span text:style-name="T6">l'expression,</text:span></text:span><text:span text:style-name="apple-style-span"><text:span text:style-name="T7"> </text:span></text:span><text:span text:style-name="apple-style-span"><text:span text:style-name="T6">et</text:span></text:span><text:span text:style-name="apple-style-span"><text:span text:style-name="T7"> </text:span></text:span><text:span text:style-name="apple-style-span"><text:span text:style-name="T6">la</text:span></text:span><text:span text:style-name="apple-style-span"><text:span text:style-name="T7"> </text:span></text:span><text:span text:style-name="apple-style-span"><text:span text:style-name="T6">collaboration.</text:span></text:span><text:span text:style-name="apple-converted-space"><text:span text:style-name="T6"> </text:span></text:span></text:p>
      <text:p text:style-name="P15"><text:span text:style-name="apple-style-span"><text:span text:style-name="T7">•</text:span></text:span><text:span text:style-name="apple-style-span"><text:span text:style-name="T7"> </text:span></text:span><text:span text:style-name="apple-style-span"><text:span text:style-name="T6">Intégrer</text:span></text:span><text:span text:style-name="apple-style-span"><text:span text:style-name="T7"> </text:span></text:span><text:span text:style-name="apple-style-span"><text:span text:style-name="T6">le</text:span></text:span><text:span text:style-name="apple-style-span"><text:span text:style-name="T7"> </text:span></text:span><text:span text:style-name="apple-style-span"><text:span text:style-name="T6">mode</text:span></text:span><text:span text:style-name="apple-style-span"><text:span text:style-name="T7"> </text:span></text:span><text:span text:style-name="apple-style-span"><text:span text:style-name="T6">1 :1</text:span></text:span><text:span text:style-name="apple-style-span"><text:span text:style-name="T7"> </text:span></text:span><text:span text:style-name="apple-style-span"><text:span text:style-name="T6">au</text:span></text:span><text:span text:style-name="apple-style-span"><text:span text:style-name="T7"> </text:span></text:span><text:span text:style-name="apple-style-span"><text:span text:style-name="T6">curriculum</text:span></text:span><text:span text:style-name="apple-style-span"><text:span text:style-name="T7"> </text:span></text:span><text:span text:style-name="apple-style-span"><text:span text:style-name="T6">et</text:span></text:span><text:span text:style-name="apple-style-span"><text:span text:style-name="T7"> </text:span></text:span><text:span text:style-name="apple-style-span"><text:span text:style-name="T6">à</text:span></text:span><text:span text:style-name="apple-style-span"><text:span text:style-name="T7"> </text:span></text:span><text:span text:style-name="apple-style-span"><text:span text:style-name="T6">des</text:span></text:span><text:span text:style-name="apple-style-span"><text:span text:style-name="T7"> </text:span></text:span><text:span text:style-name="apple-style-span"><text:span text:style-name="T6">environnements</text:span></text:span><text:span text:style-name="apple-style-span"><text:span text:style-name="T7"> </text:span></text:span><text:span text:style-name="apple-style-span"><text:span text:style-name="T6">d'apprentissage</text:span></text:span><text:span text:style-name="apple-style-span"><text:span text:style-name="T7"> </text:span></text:span><text:span text:style-name="apple-style-span"><text:span text:style-name="T6">informels.</text:span></text:span><text:span text:style-name="apple-converted-space"><text:span text:style-name="T6"> </text:span></text:span></text:p>
      <text:p text:style-name="P15"><text:span text:style-name="T10"><text:line-break/></text:span><text:span text:style-name="apple-style-span"><text:span text:style-name="T7">• </text:span></text:span><text:span text:style-name="apple-style-span"><text:span text:style-name="T6">Evaluer</text:span></text:span><text:span text:style-name="apple-style-span"><text:span text:style-name="T7"> </text:span></text:span><text:span text:style-name="apple-style-span"><text:span text:style-name="T6">l'apprentissage</text:span></text:span><text:span text:style-name="apple-style-span"><text:span text:style-name="T7"> </text:span></text:span><text:span text:style-name="apple-style-span"><text:span text:style-name="T6">au</text:span></text:span><text:span text:style-name="apple-style-span"><text:span text:style-name="T7"> </text:span></text:span><text:span text:style-name="apple-style-span"><text:span text:style-name="T6">sein</text:span></text:span><text:span text:style-name="apple-style-span"><text:span text:style-name="T7"> </text:span></text:span><text:span text:style-name="apple-style-span"><text:span text:style-name="T6">des</text:span></text:span><text:span text:style-name="apple-style-span"><text:span text:style-name="T7"> </text:span></text:span><text:span text:style-name="apple-style-span"><text:span text:style-name="T6">environnements</text:span></text:span><text:span text:style-name="apple-style-span"><text:span text:style-name="T7"> </text:span></text:span><text:span text:style-name="apple-style-span"><text:span text:style-name="T6">informatiques</text:span></text:span><text:span text:style-name="apple-style-span"><text:span text:style-name="T7"> </text:span></text:span><text:span text:style-name="apple-style-span"><text:span text:style-name="T6">1 :1.</text:span></text:span><text:span text:style-name="apple-converted-space"><text:span text:style-name="T6"> </text:span></text:span></text:p>
      <text:p text:style-name="P15"><text:span text:style-name="T10"><text:line-break/></text:span><text:span text:style-name="apple-style-span"><text:span text:style-name="T6">Certains</text:span></text:span><text:span text:style-name="apple-style-span"><text:span text:style-name="T7"> </text:span></text:span><text:span text:style-name="apple-style-span"><text:span text:style-name="T6">contenus</text:span></text:span><text:span text:style-name="apple-style-span"><text:span text:style-name="T7"> </text:span></text:span><text:span text:style-name="apple-style-span"><text:span text:style-name="T6">techniques</text:span></text:span><text:span text:style-name="apple-style-span"><text:span text:style-name="T7"> </text:span></text:span><text:span text:style-name="apple-style-span"><text:span text:style-name="T6">de</text:span></text:span><text:span text:style-name="apple-style-span"><text:span text:style-name="T7"> </text:span></text:span><text:span text:style-name="apple-style-span"><text:span text:style-name="T6">l'atelier</text:span></text:span><text:span text:style-name="apple-style-span"><text:span text:style-name="T7"> </text:span></text:span><text:span text:style-name="apple-style-span"><text:span text:style-name="T6">peuvent</text:span></text:span><text:span text:style-name="apple-style-span"><text:span text:style-name="T7"> </text:span></text:span><text:span text:style-name="apple-style-span"><text:span text:style-name="T6">concerner</text:span></text:span><text:span text:style-name="apple-style-span"><text:span text:style-name="T7"> </text:span></text:span><text:span text:style-name="apple-style-span"><text:span text:style-name="T6">simultanément</text:span></text:span><text:span text:style-name="apple-style-span"><text:span text:style-name="T7"> </text:span></text:span><text:span text:style-name="apple-style-span"><text:span text:style-name="T6">les</text:span></text:span><text:span text:style-name="apple-style-span"><text:span text:style-name="T7"> </text:span></text:span><text:span text:style-name="apple-style-span"><text:span text:style-name="T6">équipes</text:span></text:span><text:span text:style-name="apple-style-span"><text:span text:style-name="T7"> </text:span></text:span><text:span text:style-name="apple-style-span"><text:span text:style-name="T6">pédagogiques</text:span></text:span><text:span text:style-name="apple-style-span"><text:span text:style-name="T7"> </text:span></text:span><text:span text:style-name="apple-style-span"><text:span text:style-name="T6">et</text:span></text:span><text:span text:style-name="apple-style-span"><text:span text:style-name="T7"> </text:span></text:span><text:span text:style-name="apple-style-span"><text:span text:style-name="T6">techniques,</text:span></text:span><text:span text:style-name="apple-style-span"><text:span text:style-name="T7"> </text:span></text:span><text:span text:style-name="apple-style-span"><text:span text:style-name="T6">tandis</text:span></text:span><text:span text:style-name="apple-style-span"><text:span text:style-name="T7"> </text:span></text:span><text:span text:style-name="apple-style-span"><text:span text:style-name="T6">que</text:span></text:span><text:span text:style-name="apple-style-span"><text:span text:style-name="T7"> </text:span></text:span><text:span text:style-name="apple-style-span"><text:span text:style-name="T6">d'autres</text:span></text:span><text:span text:style-name="apple-style-span"><text:span text:style-name="T7"> </text:span></text:span><text:span text:style-name="apple-style-span"><text:span text:style-name="T6">sujets</text:span></text:span><text:span text:style-name="apple-style-span"><text:span text:style-name="T7"> </text:span></text:span><text:span text:style-name="apple-style-span"><text:span text:style-name="T6">avancés</text:span></text:span><text:span text:style-name="apple-style-span"><text:span text:style-name="T7"> </text:span></text:span><text:span text:style-name="apple-style-span"><text:span text:style-name="T6">devraient</text:span></text:span><text:span text:style-name="apple-style-span"><text:span text:style-name="T7"> </text:span></text:span><text:span text:style-name="apple-style-span"><text:span text:style-name="T6">être</text:span></text:span><text:span text:style-name="apple-style-span"><text:span text:style-name="T7"> </text:span></text:span><text:span text:style-name="apple-style-span"><text:span text:style-name="T6">traités</text:span></text:span><text:span text:style-name="apple-style-span"><text:span text:style-name="T7"> </text:span></text:span><text:span text:style-name="apple-style-span"><text:span text:style-name="T6">séparément</text:span></text:span><text:span text:style-name="apple-style-span"><text:span text:style-name="T7"> </text:span></text:span><text:span text:style-name="apple-style-span"><text:span text:style-name="T6">avec</text:span></text:span><text:span text:style-name="apple-style-span"><text:span text:style-name="T7"> </text:span></text:span><text:span text:style-name="apple-style-span"><text:span text:style-name="T6">l'équipe</text:span></text:span><text:span text:style-name="apple-style-span"><text:span text:style-name="T7"> </text:span></text:span><text:span text:style-name="apple-style-span"><text:span text:style-name="T6">technique.</text:span></text:span><text:span text:style-name="apple-converted-space"><text:span text:style-name="T6"> </text:span></text:span></text:p>
      <text:p text:style-name="P15"><text:span text:style-name="apple-style-span"><text:span text:style-name="T6">Les</text:span></text:span><text:span text:style-name="apple-style-span"><text:span text:style-name="T7"> </text:span></text:span><text:span text:style-name="apple-style-span"><text:span text:style-name="T6">objectifs</text:span></text:span><text:span text:style-name="apple-style-span"><text:span text:style-name="T7"> </text:span></text:span><text:span text:style-name="apple-style-span"><text:span text:style-name="T6">de</text:span></text:span><text:span text:style-name="apple-style-span"><text:span text:style-name="T7"> </text:span></text:span><text:span text:style-name="apple-style-span"><text:span text:style-name="T6">l'atelier</text:span></text:span><text:span text:style-name="apple-style-span"><text:span text:style-name="T7"> </text:span></text:span><text:span text:style-name="apple-style-span"><text:span text:style-name="T6">technique</text:span></text:span><text:span text:style-name="apple-style-span"><text:span text:style-name="T7"> </text:span></text:span><text:span text:style-name="apple-style-span"><text:span text:style-name="T6">de</text:span></text:span><text:span text:style-name="apple-style-span"><text:span text:style-name="T7"> </text:span></text:span><text:span text:style-name="apple-style-span"><text:span text:style-name="T6">l'OLPC</text:span></text:span><text:span text:style-name="apple-style-span"><text:span text:style-name="T7"> </text:span></text:span><text:span text:style-name="apple-style-span"><text:span text:style-name="T6">peuvent</text:span></text:span><text:span text:style-name="apple-style-span"><text:span text:style-name="T7"> </text:span></text:span><text:span text:style-name="apple-style-span"><text:span text:style-name="T6">être:</text:span></text:span><text:span text:style-name="apple-converted-space"><text:span text:style-name="T6"> </text:span></text:span></text:p>
      <text:p text:style-name="P15"><text:span text:style-name="apple-style-span"><text:span text:style-name="T8">Résolutions</text:span></text:span><text:span text:style-name="apple-style-span"><text:span text:style-name="T9"> </text:span></text:span><text:span text:style-name="apple-style-span"><text:span text:style-name="T8">des</text:span></text:span><text:span text:style-name="apple-style-span"><text:span text:style-name="T9"> </text:span></text:span><text:span text:style-name="apple-style-span"><text:span text:style-name="T8">problèmes</text:span></text:span><text:span text:style-name="apple-style-span"><text:span text:style-name="T9"> </text:span></text:span><text:span text:style-name="apple-style-span"><text:span text:style-name="T8">logiciels</text:span></text:span><text:span text:style-name="apple-style-span"><text:span text:style-name="T9"> </text:span></text:span><text:span text:style-name="apple-style-span"><text:span text:style-name="T8">ou</text:span></text:span><text:span text:style-name="apple-style-span"><text:span text:style-name="T9"> </text:span></text:span><text:span text:style-name="apple-style-span"><text:span text:style-name="T8">matériels</text:span></text:span></text:p>
      <text:p text:style-name="P15"><text:span text:style-name="apple-style-span"><text:span text:style-name="T7">•</text:span></text:span><text:span text:style-name="apple-style-span"><text:span text:style-name="T7"> </text:span></text:span><text:span text:style-name="apple-style-span"><text:span text:style-name="T6">Créer</text:span></text:span><text:span text:style-name="apple-style-span"><text:span text:style-name="T7"> </text:span></text:span><text:span text:style-name="apple-style-span"><text:span text:style-name="T6">et</text:span></text:span><text:span text:style-name="apple-style-span"><text:span text:style-name="T7"> </text:span></text:span><text:span text:style-name="apple-style-span"><text:span text:style-name="T6">utiliser</text:span></text:span><text:span text:style-name="apple-style-span"><text:span text:style-name="T7"> </text:span></text:span><text:span text:style-name="apple-style-span"><text:span text:style-name="T6">un</text:span></text:span><text:span text:style-name="apple-style-span"><text:span text:style-name="T7"> </text:span></text:span><text:span text:style-name="apple-style-span"><text:span text:style-name="T6">port</text:span></text:span><text:span text:style-name="apple-style-span"><text:span text:style-name="T7"> </text:span></text:span><text:span text:style-name="apple-style-span"><text:span text:style-name="T6">USB</text:span></text:span><text:span text:style-name="apple-style-span"><text:span text:style-name="T7"> </text:span></text:span><text:span text:style-name="apple-style-span"><text:span text:style-name="T6">Re-Flash</text:span></text:span><text:span text:style-name="apple-style-span"><text:span text:style-name="T7"> </text:span></text:span><text:span text:style-name="apple-style-span"><text:span text:style-name="T6">Stick</text:span></text:span><text:span text:style-name="apple-converted-space"><text:span text:style-name="T6"> </text:span></text:span></text:p>
      <text:p text:style-name="P15"><text:span text:style-name="T10"><text:line-break/></text:span><text:span text:style-name="apple-style-span"><text:span text:style-name="T7">• </text:span></text:span><text:span text:style-name="apple-style-span"><text:span text:style-name="T6">Connexion</text:span></text:span><text:span text:style-name="apple-style-span"><text:span text:style-name="T7"> </text:span></text:span><text:span text:style-name="apple-style-span"><text:span text:style-name="T6">et</text:span></text:span><text:span text:style-name="apple-style-span"><text:span text:style-name="T7"> </text:span></text:span><text:span text:style-name="apple-style-span"><text:span text:style-name="T6">inscription</text:span></text:span><text:span text:style-name="apple-style-span"><text:span text:style-name="T7"> </text:span></text:span><text:span text:style-name="apple-style-span"><text:span text:style-name="T6">au</text:span></text:span><text:span text:style-name="apple-style-span"><text:span text:style-name="T7"> </text:span></text:span><text:span text:style-name="apple-style-span"><text:span text:style-name="T6">serveur</text:span></text:span><text:span text:style-name="apple-style-span"><text:span text:style-name="T7"> </text:span></text:span><text:span text:style-name="apple-style-span"><text:span text:style-name="T6">de</text:span></text:span><text:span text:style-name="apple-style-span"><text:span text:style-name="T7"> </text:span></text:span><text:span text:style-name="apple-style-span"><text:span text:style-name="T6">l'école</text:span></text:span><text:span text:style-name="apple-converted-space"><text:span text:style-name="T6"> </text:span></text:span></text:p>
      <text:p text:style-name="P15"><text:span text:style-name="T10"><text:line-break/></text:span><text:span text:style-name="apple-style-span"><text:span text:style-name="T7">• </text:span></text:span><text:span text:style-name="apple-style-span"><text:span text:style-name="T6">Configuration</text:span></text:span><text:span text:style-name="apple-style-span"><text:span text:style-name="T7"> </text:span></text:span><text:span text:style-name="apple-style-span"><text:span text:style-name="T6">d</text:span></text:span><text:span text:style-name="apple-style-span"><text:span text:style-name="T7">’</text:span></text:span><text:span text:style-name="apple-style-span"><text:span text:style-name="T6">un</text:span></text:span><text:span text:style-name="apple-style-span"><text:span text:style-name="T7"> </text:span></text:span><text:span text:style-name="apple-style-span"><text:span text:style-name="T6">point</text:span></text:span><text:span text:style-name="apple-style-span"><text:span text:style-name="T7"> </text:span></text:span><text:span text:style-name="apple-style-span"><text:span text:style-name="T6">d</text:span></text:span><text:span text:style-name="apple-style-span"><text:span text:style-name="T7">’</text:span></text:span><text:span text:style-name="apple-style-span"><text:span text:style-name="T6">accès.</text:span></text:span><text:span text:style-name="apple-converted-space"><text:span text:style-name="T6"> </text:span></text:span></text:p>
      <text:p text:style-name="P15"><text:span text:style-name="T10"><text:line-break/></text:span><text:span text:style-name="apple-style-span"><text:span text:style-name="T7">• </text:span></text:span><text:span text:style-name="apple-style-span"><text:span text:style-name="T6">Installation</text:span></text:span><text:span text:style-name="apple-style-span"><text:span text:style-name="T7"> </text:span></text:span><text:span text:style-name="apple-style-span"><text:span text:style-name="T6">et</text:span></text:span><text:span text:style-name="apple-style-span"><text:span text:style-name="T7"> </text:span></text:span><text:span text:style-name="apple-style-span"><text:span text:style-name="T6">configuration</text:span></text:span><text:span text:style-name="apple-style-span"><text:span text:style-name="T7"> </text:span></text:span><text:span text:style-name="apple-style-span"><text:span text:style-name="T6">du</text:span></text:span><text:span text:style-name="apple-style-span"><text:span text:style-name="T7"> </text:span></text:span><text:span text:style-name="apple-style-span"><text:span text:style-name="T6">serveur</text:span></text:span><text:span text:style-name="apple-style-span"><text:span text:style-name="T7"> </text:span></text:span><text:span text:style-name="apple-style-span"><text:span text:style-name="T6">de</text:span></text:span><text:span text:style-name="apple-style-span"><text:span text:style-name="T7"> </text:span></text:span><text:span text:style-name="apple-style-span"><text:span text:style-name="T6">l'école</text:span></text:span><text:span text:style-name="apple-converted-space"><text:span text:style-name="T6"> </text:span></text:span></text:p>
      <text:p text:style-name="P15"><text:span text:style-name="T10"><text:line-break/></text:span><text:span text:style-name="apple-style-span"><text:span text:style-name="T7">• </text:span></text:span><text:span text:style-name="apple-style-span"><text:span text:style-name="T6">Définir</text:span></text:span><text:span text:style-name="apple-style-span"><text:span text:style-name="T7"> </text:span></text:span><text:span text:style-name="apple-style-span"><text:span text:style-name="T6">une</text:span></text:span><text:span text:style-name="apple-style-span"><text:span text:style-name="T7"> </text:span></text:span><text:span text:style-name="apple-style-span"><text:span text:style-name="T6">stratégie</text:span></text:span><text:span text:style-name="apple-style-span"><text:span text:style-name="T7"> </text:span></text:span><text:span text:style-name="apple-style-span"><text:span text:style-name="T6">de</text:span></text:span><text:span text:style-name="apple-style-span"><text:span text:style-name="T7"> </text:span></text:span><text:span text:style-name="apple-style-span"><text:span text:style-name="T6">support</text:span></text:span><text:span text:style-name="apple-style-span"><text:span text:style-name="T7"> </text:span></text:span><text:span text:style-name="apple-style-span"><text:span text:style-name="T6">technique</text:span></text:span><text:span text:style-name="apple-converted-space"><text:span text:style-name="T6"> </text:span></text:span></text:p>
      <text:p text:style-name="P15"><text:span text:style-name="T10"><text:line-break/></text:span><text:span text:style-name="apple-style-span"><text:span text:style-name="T7">• </text:span></text:span><text:span text:style-name="apple-style-span"><text:span text:style-name="T6">Définir</text:span></text:span><text:span text:style-name="apple-style-span"><text:span text:style-name="T7"> </text:span></text:span><text:span text:style-name="apple-style-span"><text:span text:style-name="T6">une</text:span></text:span><text:span text:style-name="apple-style-span"><text:span text:style-name="T7"> </text:span></text:span><text:span text:style-name="apple-style-span"><text:span text:style-name="T6">stratégie</text:span></text:span><text:span text:style-name="apple-style-span"><text:span text:style-name="T7"> </text:span></text:span><text:span text:style-name="apple-style-span"><text:span text:style-name="T6">d</text:span></text:span><text:span text:style-name="apple-style-span"><text:span text:style-name="T7">’</text:span></text:span><text:span text:style-name="apple-style-span"><text:span text:style-name="T6">entretien</text:span></text:span><text:span text:style-name="apple-style-span"><text:span text:style-name="T7"> </text:span></text:span><text:span text:style-name="apple-style-span"><text:span text:style-name="T6">et</text:span></text:span><text:span text:style-name="apple-style-span"><text:span text:style-name="T7"> </text:span></text:span><text:span text:style-name="apple-style-span"><text:span text:style-name="T6">de</text:span></text:span><text:span text:style-name="apple-style-span"><text:span text:style-name="T7"> </text:span></text:span><text:span text:style-name="apple-style-span"><text:span text:style-name="T6">réparation</text:span></text:span><text:span text:style-name="apple-style-span"><text:span text:style-name="T7"> </text:span></text:span><text:span text:style-name="apple-style-span"><text:span text:style-name="T6">à</text:span></text:span><text:span text:style-name="apple-style-span"><text:span text:style-name="T7"> </text:span></text:span><text:span text:style-name="apple-style-span"><text:span text:style-name="T6">large</text:span></text:span><text:span text:style-name="apple-style-span"><text:span text:style-name="T7"> </text:span></text:span><text:span text:style-name="apple-style-span"><text:span text:style-name="T6">échelle</text:span></text:span><text:span text:style-name="apple-style-span"><text:span text:style-name="T7"> </text:span></text:span><text:span text:style-name="apple-style-span"><text:span text:style-name="T6">en</text:span></text:span><text:span text:style-name="apple-style-span"><text:span text:style-name="T7"> </text:span></text:span><text:span text:style-name="apple-style-span"><text:span text:style-name="T6">milieu</text:span></text:span><text:span text:style-name="apple-style-span"><text:span text:style-name="T7"> </text:span></text:span><text:span text:style-name="apple-style-span"><text:span text:style-name="T6">scolaire</text:span></text:span><text:span text:style-name="apple-converted-space"><text:span text:style-name="T6"> </text:span></text:span></text:p>
      <text:p text:style-name="P15"><text:span text:style-name="T10"><text:line-break/></text:span><text:span text:style-name="apple-style-span"><text:span text:style-name="T6">L'ordre</text:span></text:span><text:span text:style-name="apple-style-span"><text:span text:style-name="T7"> </text:span></text:span><text:span text:style-name="apple-style-span"><text:span text:style-name="T6">du</text:span></text:span><text:span text:style-name="apple-style-span"><text:span text:style-name="T7"> </text:span></text:span><text:span text:style-name="apple-style-span"><text:span text:style-name="T6">jour</text:span></text:span><text:span text:style-name="apple-style-span"><text:span text:style-name="T7"> </text:span></text:span><text:span text:style-name="apple-style-span"><text:span text:style-name="T6">qui</text:span></text:span><text:span text:style-name="apple-style-span"><text:span text:style-name="T7"> </text:span></text:span><text:span text:style-name="apple-style-span"><text:span text:style-name="T6">suit</text:span></text:span><text:span text:style-name="apple-style-span"><text:span text:style-name="T7"> </text:span></text:span><text:span text:style-name="apple-style-span"><text:span text:style-name="T6">est</text:span></text:span><text:span text:style-name="apple-style-span"><text:span text:style-name="T7"> </text:span></text:span><text:span text:style-name="apple-style-span"><text:span text:style-name="T6">un</text:span></text:span><text:span text:style-name="apple-style-span"><text:span text:style-name="T7"> </text:span></text:span><text:span text:style-name="apple-style-span"><text:span text:style-name="T6">échantillon</text:span></text:span><text:span text:style-name="apple-style-span"><text:span text:style-name="T7"> </text:span></text:span><text:span text:style-name="apple-style-span"><text:span text:style-name="T6">des</text:span></text:span><text:span text:style-name="apple-style-span"><text:span text:style-name="T7"> </text:span></text:span><text:span text:style-name="apple-style-span"><text:span text:style-name="T6">sujets</text:span></text:span><text:span text:style-name="apple-style-span"><text:span text:style-name="T7"> </text:span></text:span><text:span text:style-name="apple-style-span"><text:span text:style-name="T6">habituellement</text:span></text:span><text:span text:style-name="apple-style-span"><text:span text:style-name="T7"> </text:span></text:span><text:span text:style-name="apple-style-span"><text:span text:style-name="T6">couverts</text:span></text:span><text:span text:style-name="apple-style-span"><text:span text:style-name="T7"> </text:span></text:span><text:span text:style-name="apple-style-span"><text:span text:style-name="T6">lors</text:span></text:span><text:span text:style-name="apple-style-span"><text:span text:style-name="T7"> </text:span></text:span><text:span text:style-name="apple-style-span"><text:span text:style-name="T6">d'un</text:span></text:span><text:span text:style-name="apple-style-span"><text:span text:style-name="T7"> </text:span></text:span><text:span text:style-name="apple-style-span"><text:span text:style-name="T6">atelier</text:span></text:span><text:span text:style-name="apple-style-span"><text:span text:style-name="T7"> </text:span></text:span><text:span text:style-name="apple-style-span"><text:span text:style-name="T6">d</text:span></text:span><text:span text:style-name="apple-style-span"><text:span text:style-name="T7">’</text:span></text:span><text:span text:style-name="apple-style-span"><text:span text:style-name="T6">une</text:span></text:span><text:span text:style-name="apple-style-span"><text:span text:style-name="T7"> </text:span></text:span><text:span text:style-name="apple-style-span"><text:span text:style-name="T6">semaine</text:span></text:span><text:span text:style-name="apple-style-span"><text:span text:style-name="T7"> </text:span></text:span><text:span text:style-name="apple-style-span"><text:span text:style-name="T6">avec</text:span></text:span><text:span text:style-name="apple-style-span"><text:span text:style-name="T7"> </text:span></text:span><text:span text:style-name="apple-style-span"><text:span text:style-name="T6">l'équipe</text:span></text:span><text:span text:style-name="apple-style-span"><text:span text:style-name="T7"> </text:span></text:span><text:span text:style-name="apple-style-span"><text:span text:style-name="T6">principale:</text:span></text:span><text:span text:style-name="apple-converted-space"><text:span text:style-name="T6"> </text:span></text:span></text:p>
      <text:p text:style-name="P15"><text:span text:style-name="apple-style-span"><text:span text:style-name="T6">OLPC</text:span></text:span><text:span text:style-name="apple-style-span"><text:span text:style-name="T7"> </text:span></text:span><text:span text:style-name="apple-style-span"><text:span text:style-name="T6">propose</text:span></text:span><text:span text:style-name="apple-style-span"><text:span text:style-name="T7"> </text:span></text:span><text:span text:style-name="apple-style-span"><text:span text:style-name="T6">un</text:span></text:span><text:span text:style-name="apple-style-span"><text:span text:style-name="T7"> </text:span></text:span><text:span text:style-name="apple-style-span"><text:span text:style-name="T6">suivi</text:span></text:span><text:span text:style-name="apple-style-span"><text:span text:style-name="T7"> </text:span></text:span><text:span text:style-name="apple-style-span"><text:span text:style-name="T6">des</text:span></text:span><text:span text:style-name="apple-style-span"><text:span text:style-name="T7"> </text:span></text:span><text:span text:style-name="apple-style-span"><text:span text:style-name="T6">ateliers</text:span></text:span><text:span text:style-name="apple-style-span"><text:span text:style-name="T7"> </text:span></text:span><text:span text:style-name="apple-style-span"><text:span text:style-name="T6">qui</text:span></text:span><text:span text:style-name="apple-style-span"><text:span text:style-name="T7"> </text:span></text:span><text:span text:style-name="apple-style-span"><text:span text:style-name="T6">peut</text:span></text:span><text:span text:style-name="apple-style-span"><text:span text:style-name="T7"> </text:span></text:span><text:span text:style-name="apple-style-span"><text:span text:style-name="T6">être</text:span></text:span><text:span text:style-name="apple-style-span"><text:span text:style-name="T7"> </text:span></text:span><text:span text:style-name="apple-style-span"><text:span text:style-name="T6">effectué</text:span></text:span><text:span text:style-name="apple-style-span"><text:span text:style-name="T7"> </text:span></text:span><text:span text:style-name="apple-style-span"><text:span text:style-name="T6">plusieurs</text:span></text:span><text:span text:style-name="apple-style-span"><text:span text:style-name="T7"> </text:span></text:span><text:span text:style-name="apple-style-span"><text:span text:style-name="T6">mois</text:span></text:span><text:span text:style-name="apple-style-span"><text:span text:style-name="T7"> </text:span></text:span><text:span text:style-name="apple-style-span"><text:span text:style-name="T6">après</text:span></text:span><text:span text:style-name="apple-style-span"><text:span text:style-name="T7"> </text:span></text:span><text:span text:style-name="apple-style-span"><text:span text:style-name="T6">le</text:span></text:span><text:span text:style-name="apple-style-span"><text:span text:style-name="T7"> </text:span></text:span><text:span text:style-name="apple-style-span"><text:span text:style-name="T6">déploiement</text:span></text:span><text:span text:style-name="apple-style-span"><text:span text:style-name="T7"> </text:span></text:span><text:span text:style-name="apple-style-span"><text:span text:style-name="T6">soit</text:span></text:span><text:span text:style-name="apple-style-span"><text:span text:style-name="T7"> </text:span></text:span><text:span text:style-name="apple-style-span"><text:span text:style-name="T6">en</text:span></text:span><text:span text:style-name="apple-style-span"><text:span text:style-name="T7"> </text:span></text:span><text:span text:style-name="apple-style-span"><text:span text:style-name="T6">marche</text:span></text:span><text:span text:style-name="apple-style-span"><text:span text:style-name="T7"> </text:span></text:span><text:span text:style-name="apple-style-span"><text:span text:style-name="T6">ou</text:span></text:span><text:span text:style-name="apple-style-span"><text:span text:style-name="T7"> </text:span></text:span><text:span text:style-name="apple-style-span"><text:span text:style-name="T6">une</text:span></text:span><text:span text:style-name="apple-style-span"><text:span text:style-name="T7"> </text:span></text:span><text:span text:style-name="apple-style-span"><text:span text:style-name="T6">fois</text:span></text:span><text:span text:style-name="apple-style-span"><text:span text:style-name="T7"> </text:span></text:span><text:span text:style-name="apple-style-span"><text:span text:style-name="T6">que</text:span></text:span><text:span text:style-name="apple-style-span"><text:span text:style-name="T7"> <text:s/></text:span></text:span><text:span text:style-name="apple-style-span"><text:span text:style-name="T6">l'équipe</text:span></text:span><text:span text:style-name="apple-style-span"><text:span text:style-name="T7"> </text:span></text:span><text:span text:style-name="apple-style-span"><text:span text:style-name="T6">principale</text:span></text:span><text:span text:style-name="apple-style-span"><text:span text:style-name="T7"> </text:span></text:span><text:span text:style-name="apple-style-span"><text:span text:style-name="T6">a</text:span></text:span><text:span text:style-name="apple-style-span"><text:span text:style-name="T7"> </text:span></text:span><text:span text:style-name="apple-style-span"><text:span text:style-name="T6">acquis</text:span></text:span><text:span text:style-name="apple-style-span"><text:span text:style-name="T7"> </text:span></text:span><text:span text:style-name="apple-style-span"><text:span text:style-name="T6">l'expérience</text:span></text:span><text:span text:style-name="apple-style-span"><text:span text:style-name="T7"> </text:span></text:span><text:span text:style-name="apple-style-span"><text:span text:style-name="T6">de</text:span></text:span><text:span text:style-name="apple-style-span"><text:span text:style-name="T7"> </text:span></text:span><text:span text:style-name="apple-style-span"><text:span text:style-name="T6">base,</text:span></text:span><text:span text:style-name="apple-style-span"><text:span text:style-name="T7"> </text:span></text:span><text:span text:style-name="apple-style-span"><text:span text:style-name="T6">les</text:span></text:span><text:span text:style-name="apple-style-span"><text:span text:style-name="T7"> </text:span></text:span><text:span text:style-name="apple-style-span"><text:span text:style-name="T6">connaissances</text:span></text:span><text:span text:style-name="apple-style-span"><text:span text:style-name="T7"> </text:span></text:span><text:span text:style-name="apple-style-span"><text:span text:style-name="T6">et</text:span></text:span><text:span text:style-name="apple-style-span"><text:span text:style-name="T7"> </text:span></text:span><text:span text:style-name="apple-style-span"><text:span text:style-name="T6">les</text:span></text:span><text:span text:style-name="apple-style-span"><text:span text:style-name="T7"> </text:span></text:span><text:span text:style-name="apple-style-span"><text:span text:style-name="T6">compétences</text:span></text:span><text:span text:style-name="apple-style-span"><text:span text:style-name="T7"> </text:span></text:span><text:span text:style-name="apple-style-span"><text:span text:style-name="T6">qui</text:span></text:span><text:span text:style-name="apple-style-span"><text:span text:style-name="T7"> </text:span></text:span><text:span text:style-name="apple-style-span"><text:span text:style-name="T6">profitent</text:span></text:span><text:span text:style-name="apple-style-span"><text:span text:style-name="T7"> </text:span></text:span><text:span text:style-name="apple-style-span"><text:span text:style-name="T6">à</text:span></text:span><text:span text:style-name="apple-style-span"><text:span text:style-name="T7"> </text:span></text:span><text:span text:style-name="apple-style-span"><text:span text:style-name="T6">leur</text:span></text:span><text:span text:style-name="apple-style-span"><text:span text:style-name="T7"> </text:span></text:span><text:span text:style-name="apple-style-span"><text:span text:style-name="T6">déploiement.</text:span></text:span><text:span text:style-name="apple-converted-space"><text:span text:style-name="T6"> </text:span></text:span><text:span text:style-name="apple-style-span"><text:span text:style-name="T6">Cette</text:span></text:span><text:span text:style-name="apple-style-span"><text:span text:style-name="T7"> </text:span></text:span><text:span text:style-name="apple-style-span"><text:span text:style-name="T6">option</text:span></text:span><text:span text:style-name="apple-style-span"><text:span text:style-name="T7"> </text:span></text:span><text:span text:style-name="apple-style-span"><text:span text:style-name="T6">peut</text:span></text:span><text:span text:style-name="apple-style-span"><text:span text:style-name="T7"> </text:span></text:span><text:span text:style-name="apple-style-span"><text:span text:style-name="T6">être</text:span></text:span><text:span text:style-name="apple-style-span"><text:span text:style-name="T7"> </text:span></text:span><text:span text:style-name="apple-style-span"><text:span text:style-name="T6">mise</text:span></text:span><text:span text:style-name="apple-style-span"><text:span text:style-name="T7"> </text:span></text:span><text:span text:style-name="apple-style-span"><text:span text:style-name="T6">en</text:span></text:span><text:span text:style-name="apple-style-span"><text:span text:style-name="T7"> </text:span></text:span><text:span text:style-name="apple-style-span"><text:span text:style-name="T6">oeuvre</text:span></text:span><text:span text:style-name="apple-style-span"><text:span text:style-name="T7"> </text:span></text:span><text:span text:style-name="apple-style-span"><text:span text:style-name="T6">pendant</text:span></text:span><text:span text:style-name="apple-style-span"><text:span text:style-name="T7"> </text:span></text:span><text:span text:style-name="apple-style-span"><text:span text:style-name="T6">une</text:span></text:span><text:span text:style-name="apple-style-span"><text:span text:style-name="T7"> </text:span></text:span><text:span text:style-name="apple-style-span"><text:span text:style-name="T6">formation</text:span></text:span><text:span text:style-name="apple-style-span"><text:span text:style-name="T7"> </text:span></text:span><text:span text:style-name="apple-style-span"><text:span text:style-name="T6">initiale</text:span></text:span><text:span text:style-name="apple-style-span"><text:span text:style-name="T7"> </text:span></text:span><text:span text:style-name="apple-style-span"><text:span text:style-name="T6">avec</text:span></text:span><text:span text:style-name="apple-style-span"><text:span text:style-name="T7"> </text:span></text:span><text:span text:style-name="apple-style-span"><text:span text:style-name="T6">OLPC,</text:span></text:span><text:span text:style-name="apple-style-span"><text:span text:style-name="T7"> </text:span></text:span><text:span text:style-name="apple-style-span"><text:span text:style-name="T6">si</text:span></text:span><text:span text:style-name="apple-style-span"><text:span text:style-name="T7"> </text:span></text:span><text:span text:style-name="apple-style-span"><text:span text:style-name="T6">les</text:span></text:span><text:span text:style-name="apple-style-span"><text:span text:style-name="T7"> </text:span></text:span><text:span text:style-name="apple-style-span"><text:span text:style-name="T6">participants</text:span></text:span><text:span text:style-name="apple-style-span"><text:span text:style-name="T7"> </text:span></text:span><text:span text:style-name="apple-style-span"><text:span text:style-name="T6">démontrent</text:span></text:span><text:span text:style-name="apple-style-span"><text:span text:style-name="T7"> </text:span></text:span><text:span text:style-name="apple-style-span"><text:span text:style-name="T6">déjà</text:span></text:span><text:span text:style-name="apple-style-span"><text:span text:style-name="T7"> </text:span></text:span><text:span text:style-name="apple-style-span"><text:span text:style-name="T6">un</text:span></text:span><text:span text:style-name="apple-style-span"><text:span text:style-name="T7"> </text:span></text:span><text:span text:style-name="apple-style-span"><text:span text:style-name="T6">niveau</text:span></text:span><text:span text:style-name="apple-style-span"><text:span text:style-name="T7"> </text:span></text:span><text:span text:style-name="apple-style-span"><text:span text:style-name="T6">avancé</text:span></text:span><text:span text:style-name="apple-style-span"><text:span text:style-name="T7"> </text:span></text:span><text:span text:style-name="apple-style-span"><text:span text:style-name="T6">de</text:span></text:span><text:span text:style-name="apple-style-span"><text:span text:style-name="T7"> </text:span></text:span><text:span text:style-name="apple-style-span"><text:span text:style-name="T6">compétences.</text:span></text:span><text:span text:style-name="apple-converted-space"><text:span text:style-name="T6"> </text:span></text:span><text:span text:style-name="apple-style-span"><text:span text:style-name="T6">Une</text:span></text:span><text:span text:style-name="apple-style-span"><text:span text:style-name="T7"> </text:span></text:span><text:span text:style-name="apple-style-span"><text:span text:style-name="T6">autre</text:span></text:span><text:span text:style-name="apple-style-span"><text:span text:style-name="T7"> </text:span></text:span><text:span text:style-name="apple-style-span"><text:span text:style-name="T6">option</text:span></text:span><text:span text:style-name="apple-style-span"><text:span text:style-name="T7"> </text:span></text:span><text:span text:style-name="apple-style-span"><text:span text:style-name="T6">pour</text:span></text:span><text:span text:style-name="apple-style-span"><text:span text:style-name="T7"> </text:span></text:span><text:span text:style-name="apple-style-span"><text:span text:style-name="T6">le</text:span></text:span><text:span text:style-name="apple-style-span"><text:span text:style-name="T7"> </text:span></text:span><text:span text:style-name="apple-style-span"><text:span text:style-name="T6">suivi</text:span></text:span><text:span text:style-name="apple-style-span"><text:span text:style-name="T7"> </text:span></text:span><text:span text:style-name="apple-style-span"><text:span text:style-name="T6">des</text:span></text:span><text:span text:style-name="apple-style-span"><text:span text:style-name="T7"> </text:span></text:span><text:span text:style-name="apple-style-span"><text:span text:style-name="T6">formations</text:span></text:span><text:span text:style-name="apple-style-span"><text:span text:style-name="T7"> </text:span></text:span><text:span text:style-name="apple-style-span"><text:span text:style-name="T6">consiste</text:span></text:span><text:span text:style-name="apple-style-span"><text:span text:style-name="T7"> </text:span></text:span><text:span text:style-name="apple-style-span"><text:span text:style-name="T6">en</text:span></text:span><text:span text:style-name="apple-style-span"><text:span text:style-name="T7"> </text:span></text:span><text:span text:style-name="apple-style-span"><text:span text:style-name="T6">des</text:span></text:span><text:span text:style-name="apple-style-span"><text:span text:style-name="T7"> </text:span></text:span><text:span text:style-name="apple-style-span"><text:span text:style-name="T6">ateliers</text:span></text:span><text:span text:style-name="apple-style-span"><text:span text:style-name="T7"> </text:span></text:span><text:span text:style-name="apple-style-span"><text:span text:style-name="T6">spécialisés</text:span></text:span><text:span text:style-name="apple-style-span"><text:span text:style-name="T7"> </text:span></text:span><text:span text:style-name="apple-style-span"><text:span text:style-name="T6">qui</text:span></text:span><text:span text:style-name="apple-style-span"><text:span text:style-name="T7"> </text:span></text:span><text:span text:style-name="apple-style-span"><text:span text:style-name="T6">mettent</text:span></text:span><text:span text:style-name="apple-style-span"><text:span text:style-name="T7"> </text:span></text:span><text:span text:style-name="apple-style-span"><text:span text:style-name="T6">l'accent</text:span></text:span><text:span text:style-name="apple-style-span"><text:span text:style-name="T7"> </text:span></text:span><text:span text:style-name="apple-style-span"><text:span text:style-name="T6">sur</text:span></text:span><text:span text:style-name="apple-style-span"><text:span text:style-name="T7"> </text:span></text:span><text:span text:style-name="apple-style-span"><text:span text:style-name="T6">un</text:span></text:span><text:span text:style-name="apple-style-span"><text:span text:style-name="T7"> </text:span></text:span><text:span text:style-name="apple-style-span"><text:span text:style-name="T6">sujet</text:span></text:span><text:span text:style-name="apple-style-span"><text:span text:style-name="T7"> </text:span></text:span><text:span text:style-name="apple-style-span"><text:span text:style-name="T6">d'intérêt</text:span></text:span><text:span text:style-name="apple-style-span"><text:span text:style-name="T7"> </text:span></text:span><text:span text:style-name="apple-style-span"><text:span text:style-name="T6">particulier</text:span></text:span><text:span text:style-name="apple-style-span"><text:span text:style-name="T7"> </text:span></text:span><text:span text:style-name="apple-style-span"><text:span text:style-name="T6">pour</text:span></text:span><text:span text:style-name="apple-style-span"><text:span text:style-name="T7"> </text:span></text:span><text:span text:style-name="apple-style-span"><text:span text:style-name="T6">l'équipe</text:span></text:span><text:span text:style-name="apple-style-span"><text:span text:style-name="T7"> </text:span></text:span><text:span text:style-name="apple-style-span"><text:span text:style-name="T6">principale</text:span></text:span><text:span text:style-name="apple-style-span"><text:span text:style-name="T7"> </text:span></text:span><text:span text:style-name="apple-style-span"><text:span text:style-name="T6">et</text:span></text:span><text:span text:style-name="apple-style-span"><text:span text:style-name="T7"> </text:span></text:span><text:span text:style-name="apple-style-span"><text:span text:style-name="T6">qui</text:span></text:span><text:span text:style-name="apple-style-span"><text:span text:style-name="T7"> </text:span></text:span><text:span text:style-name="apple-style-span"><text:span text:style-name="T6">visent</text:span></text:span><text:span text:style-name="apple-style-span"><text:span text:style-name="T7"> </text:span></text:span><text:span text:style-name="apple-style-span"><text:span text:style-name="T6">à</text:span></text:span><text:span text:style-name="apple-style-span"><text:span text:style-name="T7"> </text:span></text:span><text:span text:style-name="apple-style-span"><text:span text:style-name="T6">développer</text:span></text:span><text:span text:style-name="apple-style-span"><text:span text:style-name="T7"> </text:span></text:span><text:span text:style-name="apple-style-span"><text:span text:style-name="T6">des</text:span></text:span><text:span text:style-name="apple-style-span"><text:span text:style-name="T7"> </text:span></text:span><text:span text:style-name="apple-style-span"><text:span text:style-name="T6">compétences</text:span></text:span><text:span text:style-name="apple-style-span"><text:span text:style-name="T7"> </text:span></text:span><text:span text:style-name="apple-style-span"><text:span text:style-name="T6">complémentaires</text:span></text:span><text:span text:style-name="apple-style-span"><text:span text:style-name="T7"> </text:span></text:span><text:span text:style-name="apple-style-span"><text:span text:style-name="T6">et</text:span></text:span><text:span text:style-name="apple-style-span"><text:span text:style-name="T7"> </text:span></text:span><text:span text:style-name="apple-style-span"><text:span text:style-name="T6">spécialisées.</text:span></text:span><text:span text:style-name="apple-converted-space"><text:span text:style-name="T6"> </text:span></text:span><text:span text:style-name="apple-style-span"><text:span text:style-name="T6">Enfin,</text:span></text:span><text:span text:style-name="apple-style-span"><text:span text:style-name="T7"> </text:span></text:span><text:span text:style-name="apple-style-span"><text:span text:style-name="T6">OLPC</text:span></text:span><text:span text:style-name="apple-style-span"><text:span text:style-name="T7"> </text:span></text:span><text:span text:style-name="apple-style-span"><text:span text:style-name="T6">propose</text:span></text:span><text:span text:style-name="apple-style-span"><text:span text:style-name="T7"> </text:span></text:span><text:span text:style-name="apple-style-span"><text:span text:style-name="T6">des</text:span></text:span><text:span text:style-name="apple-style-span"><text:span text:style-name="T7"> </text:span></text:span><text:span text:style-name="apple-style-span"><text:span text:style-name="T6">ateliers</text:span></text:span><text:span text:style-name="apple-style-span"><text:span text:style-name="T7"> </text:span></text:span><text:span text:style-name="apple-style-span"><text:span text:style-name="T6">régionaux</text:span></text:span><text:span text:style-name="apple-style-span"><text:span text:style-name="T7"> </text:span></text:span><text:span text:style-name="apple-style-span"><text:span text:style-name="T6">pour</text:span></text:span><text:span text:style-name="apple-style-span"><text:span text:style-name="T7"> </text:span></text:span><text:span text:style-name="apple-style-span"><text:span text:style-name="T6">répondre</text:span></text:span><text:span text:style-name="apple-style-span"><text:span text:style-name="T7"> </text:span></text:span><text:span text:style-name="apple-style-span"><text:span text:style-name="T6">aux</text:span></text:span><text:span text:style-name="apple-style-span"><text:span text:style-name="T7"> </text:span></text:span><text:span text:style-name="apple-style-span"><text:span text:style-name="T6">besoins</text:span></text:span><text:span text:style-name="apple-style-span"><text:span text:style-name="T7"> </text:span></text:span><text:span text:style-name="apple-style-span"><text:span text:style-name="T6">communs</text:span></text:span><text:span text:style-name="apple-style-span"><text:span text:style-name="T7"> </text:span></text:span><text:span text:style-name="apple-style-span"><text:span text:style-name="T6">à</text:span></text:span><text:span text:style-name="apple-style-span"><text:span text:style-name="T7"> </text:span></text:span><text:span text:style-name="apple-style-span"><text:span text:style-name="T6">une</text:span></text:span><text:span text:style-name="apple-style-span"><text:span text:style-name="T7"> </text:span></text:span><text:span text:style-name="apple-style-span"><text:span text:style-name="T6">région</text:span></text:span><text:span text:style-name="apple-style-span"><text:span text:style-name="T7"> </text:span></text:span><text:span text:style-name="apple-style-span"><text:span text:style-name="T6">spécifique.</text:span></text:span><text:span text:style-name="apple-converted-space"><text:span text:style-name="T6"> </text:span></text:span><text:span text:style-name="apple-style-span"><text:span text:style-name="T6">Pour</text:span></text:span><text:span text:style-name="apple-style-span"><text:span text:style-name="T7"> </text:span></text:span><text:span text:style-name="apple-style-span"><text:span text:style-name="T6">cela,</text:span></text:span><text:span text:style-name="apple-style-span"><text:span text:style-name="T7"> </text:span></text:span><text:span text:style-name="apple-style-span"><text:span text:style-name="T6">OLPC</text:span></text:span><text:span text:style-name="apple-style-span"><text:span text:style-name="T7"> </text:span></text:span><text:span text:style-name="apple-style-span"><text:span text:style-name="T6">choisit</text:span></text:span><text:span text:style-name="apple-style-span"><text:span text:style-name="T7"> </text:span></text:span><text:span text:style-name="apple-style-span"><text:span text:style-name="T6">un</text:span></text:span><text:span text:style-name="apple-style-span"><text:span text:style-name="T7"> </text:span></text:span><text:span text:style-name="apple-style-span"><text:span text:style-name="T6">lieu</text:span></text:span><text:span text:style-name="apple-style-span"><text:span text:style-name="T7"> </text:span></text:span><text:span text:style-name="apple-style-span"><text:span text:style-name="T6">stratégique</text:span></text:span><text:span text:style-name="apple-style-span"><text:span text:style-name="T7"> </text:span></text:span><text:span text:style-name="apple-style-span"><text:span text:style-name="T6">qui</text:span></text:span><text:span text:style-name="apple-style-span"><text:span text:style-name="T7"> </text:span></text:span><text:span text:style-name="apple-style-span"><text:span text:style-name="T6">permettra</text:span></text:span><text:span text:style-name="apple-style-span"><text:span text:style-name="T7"> </text:span></text:span><text:span text:style-name="apple-style-span"><text:span text:style-name="T6">aux</text:span></text:span><text:span text:style-name="apple-style-span"><text:span text:style-name="T7"> </text:span></text:span><text:span text:style-name="apple-style-span"><text:span text:style-name="T6">participants</text:span></text:span><text:span text:style-name="apple-style-span"><text:span text:style-name="T7"> </text:span></text:span><text:span text:style-name="apple-style-span"><text:span text:style-name="T6">de</text:span></text:span><text:span text:style-name="apple-style-span"><text:span text:style-name="T7"> </text:span></text:span><text:span text:style-name="apple-style-span"><text:span text:style-name="T6">multiples</text:span></text:span><text:span text:style-name="apple-style-span"><text:span text:style-name="T7"> </text:span></text:span><text:span text:style-name="apple-style-span"><text:span text:style-name="T6">déploiements</text:span></text:span><text:span text:style-name="apple-style-span"><text:span text:style-name="T7"> </text:span></text:span><text:span text:style-name="apple-style-span"><text:span text:style-name="T6">d</text:span></text:span><text:span text:style-name="apple-style-span"><text:span text:style-name="T7">’</text:span></text:span><text:span text:style-name="apple-style-span"><text:span text:style-name="T6">y</text:span></text:span><text:span text:style-name="apple-style-span"><text:span text:style-name="T7"> </text:span></text:span><text:span text:style-name="apple-style-span"><text:span text:style-name="T6">assister.</text:span></text:span><text:span text:style-name="apple-converted-space"><text:span text:style-name="T6"> </text:span></text:span><text:span text:style-name="T10"><text:line-break/></text:span><text:span text:style-name="apple-style-span"><text:span text:style-name="T6">Les</text:span></text:span><text:span text:style-name="apple-style-span"><text:span text:style-name="T7"> </text:span></text:span><text:span text:style-name="apple-style-span"><text:span text:style-name="T6">éléments</text:span></text:span><text:span text:style-name="apple-style-span"><text:span text:style-name="T7"> </text:span></text:span><text:span text:style-name="apple-style-span"><text:span text:style-name="T6">suivants</text:span></text:span><text:span text:style-name="apple-style-span"><text:span text:style-name="T7"> </text:span></text:span><text:span text:style-name="apple-style-span"><text:span text:style-name="T6">sont</text:span></text:span><text:span text:style-name="apple-style-span"><text:span text:style-name="T7"> </text:span></text:span><text:span text:style-name="apple-style-span"><text:span text:style-name="T6">des</text:span></text:span><text:span text:style-name="apple-style-span"><text:span text:style-name="T7"> </text:span></text:span><text:span text:style-name="apple-style-span"><text:span text:style-name="T6">exemples</text:span></text:span><text:span text:style-name="apple-style-span"><text:span text:style-name="T7"> </text:span></text:span><text:span text:style-name="apple-style-span"><text:span text:style-name="T6">d'ateliers</text:span></text:span><text:span text:style-name="apple-style-span"><text:span text:style-name="T7"> </text:span></text:span><text:span text:style-name="apple-style-span"><text:span text:style-name="T6">avancés</text:span></text:span><text:span text:style-name="apple-style-span"><text:span text:style-name="T7"> </text:span></text:span><text:span text:style-name="apple-style-span"><text:span text:style-name="T6">pour</text:span></text:span><text:span text:style-name="apple-style-span"><text:span text:style-name="T7"> </text:span></text:span><text:span text:style-name="apple-style-span"><text:span text:style-name="T6">l'équipe</text:span></text:span><text:span text:style-name="apple-style-span"><text:span text:style-name="T7"> </text:span></text:span><text:span text:style-name="apple-style-span"><text:span text:style-name="T6">principale:</text:span></text:span><text:span text:style-name="apple-converted-space"><text:span text:style-name="T6"> </text:span></text:span><text:span text:style-name="T10"><text:line-break/></text:span>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8">Sujet/activité</text:p>
          </table:table-cell>
          <table:table-cell table:style-name="Tableau2.B1" office:value-type="string">
            <text:p text:style-name="P8">Description</text:p>
          </table:table-cell>
        </table:table-row>
        <table:table-row table:style-name="Tableau2.1">
          <table:table-cell table:style-name="Tableau2.A1" office:value-type="string">
            <text:p text:style-name="P8">Programmation<text:span text:style-name="T28"> </text:span>et<text:span text:style-name="T28"> </text:span>débogage</text:p>
          </table:table-cell>
          <table:table-cell table:style-name="Tableau2.B1" office:value-type="string">
            <text:p text:style-name="P8"><text:span text:style-name="T24">Dé</text:span><text:span text:style-name="T24">velopper</text:span><text:span text:style-name="T26"> </text:span><text:span text:style-name="T24">des</text:span><text:span text:style-name="T26"> </text:span><text:span text:style-name="T24">compétences</text:span><text:span text:style-name="T26"> </text:span><text:span text:style-name="T24">en</text:span><text:span text:style-name="T26"> </text:span><text:span text:style-name="T24">programmation</text:span><text:span text:style-name="T26"> </text:span><text:span text:style-name="T24">et</text:span><text:span text:style-name="T26"> </text:span><text:span text:style-name="T24">débogage</text:span><text:span text:style-name="T26"> </text:span><text:span text:style-name="T24">de</text:span><text:span text:style-name="T26"> </text:span><text:span text:style-name="T24">telle</text:span><text:span text:style-name="T26"> </text:span><text:span text:style-name="T24">sorte</text:span><text:span text:style-name="T26"> </text:span><text:span text:style-name="T24">que</text:span><text:span text:style-name="T26"> </text:span><text:span text:style-name="T24">les</text:span><text:span text:style-name="T26"> </text:span><text:span text:style-name="T24">participants</text:span><text:span text:style-name="T26"> </text:span><text:span text:style-name="T24">peuvent</text:span><text:span text:style-name="T26"> </text:span><text:span text:style-name="T24">aider</text:span><text:span text:style-name="T26"> </text:span><text:span text:style-name="T24">les</text:span><text:span text:style-name="T26"> </text:span><text:span text:style-name="T24">élèves</text:span><text:span text:style-name="T26"> </text:span><text:span text:style-name="T24">dans</text:span><text:span text:style-name="T26"> </text:span><text:span text:style-name="T24">des</text:span><text:span text:style-name="T26"> </text:span><text:span text:style-name="T24">projets</text:span><text:span text:style-name="T26"> </text:span><text:span text:style-name="T24">avancés</text:span><text:span text:style-name="T26"> </text:span><text:span text:style-name="T24">de</text:span><text:span text:style-name="T26"> </text:span><text:span text:style-name="T24">développement</text:span></text:p>
            <text:p text:style-name="Text_20_body_20__28_user_29_"><text:soft-page-break/><text:span text:style-name="T24">Implique</text:span><text:span text:style-name="T26"> </text:span><text:span text:style-name="T24">la</text:span><text:span text:style-name="T26"> </text:span><text:span text:style-name="T24">démonstration</text:span><text:span text:style-name="T26"> </text:span><text:span text:style-name="T24">de</text:span><text:span text:style-name="T26"> </text:span><text:span text:style-name="T24">compétences</text:span><text:span text:style-name="T26"> </text:span><text:span text:style-name="T24">avancées</text:span><text:span text:style-name="T26"> </text:span><text:span text:style-name="T24">dans</text:span><text:span text:style-name="T26"> </text:span><text:span text:style-name="T24">les</text:span><text:span text:style-name="T26"> </text:span><text:span text:style-name="T24">activités</text:span><text:span text:style-name="T26"> </text:span><text:span text:style-name="T24">telles</text:span><text:span text:style-name="T26"> </text:span><text:span text:style-name="T24">que :</text:span><text:span text:style-name="T26"> </text:span><text:span text:style-name="T24">Etoys,</text:span><text:span text:style-name="T26"> </text:span><text:span text:style-name="T24">Programmation</text:span><text:span text:style-name="T26"> </text:span><text:span text:style-name="T24">Python</text:span></text:p>
          </table:table-cell>
        </table:table-row>
        <table:table-row table:style-name="Tableau2.1">
          <table:table-cell table:style-name="Tableau2.A1" office:value-type="string">
            <text:p text:style-name="P9">Robotique</text:p>
          </table:table-cell>
          <table:table-cell table:style-name="Tableau2.B1" office:value-type="string">
            <text:p text:style-name="P8"><text:span text:style-name="T24">L</text:span><text:span text:style-name="T26">’</text:span><text:span text:style-name="T24">utilisation</text:span><text:span text:style-name="T26"> </text:span><text:span text:style-name="T24">de</text:span><text:span text:style-name="T26"> </text:span><text:span text:style-name="T24">capteurs</text:span><text:span text:style-name="T26"> </text:span><text:span text:style-name="T24">et</text:span><text:span text:style-name="T26"> </text:span><text:span text:style-name="T24">autres</text:span><text:span text:style-name="T26"> </text:span><text:span text:style-name="T24">plateformes</text:span><text:span text:style-name="T26"> </text:span><text:span text:style-name="T24">robotiques</text:span><text:span text:style-name="T26"> </text:span><text:span text:style-name="T24">avec</text:span><text:span text:style-name="T26"> </text:span><text:span text:style-name="T24">le</text:span><text:span text:style-name="T26"> </text:span><text:span text:style-name="T24">XO</text:span><text:span text:style-name="T26"> </text:span><text:span text:style-name="T24">incorporé</text:span><text:span text:style-name="T26"> </text:span><text:span text:style-name="T24">dans</text:span><text:span text:style-name="T26"> </text:span><text:span text:style-name="T24">le</text:span><text:span text:style-name="T26"> </text:span><text:span text:style-name="T24">développement</text:span><text:span text:style-name="T26"> </text:span><text:span text:style-name="T24">de</text:span><text:span text:style-name="T26"> </text:span><text:span text:style-name="T24">projets</text:span></text:p>
          </table:table-cell>
        </table:table-row>
        <table:table-row table:style-name="Tableau2.1">
          <table:table-cell table:style-name="Tableau2.A1" office:value-type="string">
            <text:p text:style-name="P9">Communauté<text:span text:style-name="T28"> </text:span>Sugar</text:p>
          </table:table-cell>
          <table:table-cell table:style-name="Tableau2.B1" office:value-type="string">
            <text:p text:style-name="P8"><text:span text:style-name="T24">Les</text:span><text:span text:style-name="T26"> </text:span><text:span text:style-name="T24">participants</text:span><text:span text:style-name="T26"> </text:span><text:span text:style-name="T24">font</text:span><text:span text:style-name="T26"> </text:span><text:span text:style-name="T24">des</text:span><text:span text:style-name="T26"> </text:span><text:span text:style-name="T24">contributions</text:span><text:span text:style-name="T26"> </text:span><text:span text:style-name="T24">à</text:span><text:span text:style-name="T26"> </text:span><text:span text:style-name="T24">la</text:span><text:span text:style-name="T26"> </text:span><text:span text:style-name="T24">communauté</text:span><text:span text:style-name="T26"> </text:span><text:span text:style-name="T24">Sugar</text:span><text:span text:style-name="T26"> </text:span><text:span text:style-name="T24">en</text:span><text:span text:style-name="T26"> </text:span><text:span text:style-name="T24">développement</text:span><text:span text:style-name="T26"> </text:span><text:span text:style-name="T24">des</text:span><text:span text:style-name="T26"> </text:span><text:span text:style-name="T24">matériaux</text:span><text:span text:style-name="T26"> </text:span><text:span text:style-name="T24">ou</text:span><text:span text:style-name="T26"> </text:span><text:span text:style-name="T24">des</text:span><text:span text:style-name="T26"> </text:span><text:span text:style-name="T24">activités</text:span><text:span text:style-name="T26"> </text:span><text:span text:style-name="T24">Sugar</text:span><text:span text:style-name="T26"> </text:span><text:span text:style-name="T24">pour</text:span><text:span text:style-name="T26"> </text:span><text:span text:style-name="T24">un</text:span><text:span text:style-name="T26"> </text:span><text:span text:style-name="T24">contenu</text:span><text:span text:style-name="T26"> </text:span><text:span text:style-name="T24">local</text:span><text:span text:style-name="T26"> </text:span><text:span text:style-name="T24">ou</text:span><text:span text:style-name="T26"> </text:span><text:span text:style-name="T24">pour</text:span><text:span text:style-name="T26"> </text:span><text:span text:style-name="T24">la</text:span><text:span text:style-name="T26"> </text:span><text:span text:style-name="T24">communauté</text:span><text:span text:style-name="T26"> </text:span><text:span text:style-name="T24">Sugar</text:span><text:span text:style-name="T26"> </text:span><text:span text:style-name="T24">globale</text:span></text:p>
          </table:table-cell>
        </table:table-row>
        <table:table-row table:style-name="Tableau2.1">
          <table:table-cell table:style-name="Tableau2.A1" office:value-type="string">
            <text:p text:style-name="P9">Développement<text:span text:style-name="T28"> </text:span>du<text:span text:style-name="T28"> </text:span>curriculum</text:p>
          </table:table-cell>
          <table:table-cell table:style-name="Tableau2.B1" office:value-type="string">
            <text:p text:style-name="P9">Développer<text:span text:style-name="T28"> </text:span>une<text:span text:style-name="T28"> </text:span>collection<text:span text:style-name="T28"> </text:span>avancée<text:span text:style-name="T28"> </text:span>et<text:span text:style-name="T28"> </text:span>innovante<text:span text:style-name="T28"> </text:span>de<text:span text:style-name="T28"> </text:span>plans<text:span text:style-name="T28"> </text:span>de<text:span text:style-name="T28"> </text:span>leçons<text:span text:style-name="T28"> </text:span>alignée<text:span text:style-name="T28"> </text:span>avec<text:span text:style-name="T28"> </text:span>le<text:span text:style-name="T28"> </text:span>curriculum<text:span text:style-name="T28"> </text:span>local</text:p>
          </table:table-cell>
        </table:table-row>
      </table:table>
      <text:p text:style-name="Text_20_body_20__28_user_29_"/>
      <text:p text:style-name="P15"><text:bookmark-start text:name="OrgXref.sec-2-2"/><text:bookmark-start text:name="sec-2-2"/><text:bookmark-end text:name="sec-2-2"/><text:span text:style-name="apple-style-span"><text:span text:style-name="T8">Développement</text:span></text:span><text:span text:style-name="apple-style-span"><text:span text:style-name="T9"> </text:span></text:span><text:span text:style-name="apple-style-span"><text:span text:style-name="T8">de</text:span></text:span><text:span text:style-name="apple-style-span"><text:span text:style-name="T9"> </text:span></text:span><text:span text:style-name="apple-style-span"><text:span text:style-name="T8">contenu</text:span></text:span></text:p>
      <text:p text:style-name="P15"><text:span text:style-name="apple-style-span"><text:span text:style-name="T6">Une</text:span></text:span><text:span text:style-name="apple-style-span"><text:span text:style-name="T7"> </text:span></text:span><text:span text:style-name="apple-style-span"><text:span text:style-name="T6">autre</text:span></text:span><text:span text:style-name="apple-style-span"><text:span text:style-name="T7"> </text:span></text:span><text:span text:style-name="apple-style-span"><text:span text:style-name="T6">stratégie</text:span></text:span><text:span text:style-name="apple-style-span"><text:span text:style-name="T7"> </text:span></text:span><text:span text:style-name="apple-style-span"><text:span text:style-name="T6">recommandée</text:span></text:span><text:span text:style-name="apple-style-span"><text:span text:style-name="T7"> </text:span></text:span><text:span text:style-name="apple-style-span"><text:span text:style-name="T6">pour</text:span></text:span><text:span text:style-name="apple-style-span"><text:span text:style-name="T7"> </text:span></text:span><text:span text:style-name="apple-style-span"><text:span text:style-name="T6">les</text:span></text:span><text:span text:style-name="apple-style-span"><text:span text:style-name="T7"> </text:span></text:span><text:span text:style-name="apple-style-span"><text:span text:style-name="T6">équipes</text:span></text:span><text:span text:style-name="apple-style-span"><text:span text:style-name="T7"> </text:span></text:span><text:span text:style-name="apple-style-span"><text:span text:style-name="T6">de</text:span></text:span><text:span text:style-name="apple-style-span"><text:span text:style-name="T7"> </text:span></text:span><text:span text:style-name="apple-style-span"><text:span text:style-name="T6">base</text:span></text:span><text:span text:style-name="apple-style-span"><text:span text:style-name="T7"> </text:span></text:span><text:span text:style-name="apple-style-span"><text:span text:style-name="T6">pour</text:span></text:span><text:span text:style-name="apple-style-span"><text:span text:style-name="T7"> </text:span></text:span><text:span text:style-name="apple-style-span"><text:span text:style-name="T6">le</text:span></text:span><text:span text:style-name="apple-style-span"><text:span text:style-name="T7"> </text:span></text:span><text:span text:style-name="apple-style-span"><text:span text:style-name="T6">déploiement</text:span></text:span><text:span text:style-name="apple-style-span"><text:span text:style-name="T7"> </text:span></text:span><text:span text:style-name="apple-style-span"><text:span text:style-name="T6">est</text:span></text:span><text:span text:style-name="apple-style-span"><text:span text:style-name="T7"> </text:span></text:span><text:span text:style-name="apple-style-span"><text:span text:style-name="T6">le</text:span></text:span><text:span text:style-name="apple-style-span"><text:span text:style-name="T7"> </text:span></text:span><text:span text:style-name="apple-style-span"><text:span text:style-name="T6">développement</text:span></text:span><text:span text:style-name="apple-style-span"><text:span text:style-name="T7"> </text:span></text:span><text:span text:style-name="apple-style-span"><text:span text:style-name="T6">de</text:span></text:span><text:span text:style-name="apple-style-span"><text:span text:style-name="T7"> </text:span></text:span><text:span text:style-name="apple-style-span"><text:span text:style-name="T6">contenu</text:span></text:span><text:span text:style-name="apple-style-span"><text:span text:style-name="T7"> </text:span></text:span><text:span text:style-name="apple-style-span"><text:span text:style-name="T6">pour</text:span></text:span><text:span text:style-name="apple-style-span"><text:span text:style-name="T7"> </text:span></text:span><text:span text:style-name="apple-style-span"><text:span text:style-name="T6">les</text:span></text:span><text:span text:style-name="apple-style-span"><text:span text:style-name="T7"> </text:span></text:span><text:span text:style-name="apple-style-span"><text:span text:style-name="T6">communautés</text:span></text:span><text:span text:style-name="apple-style-span"><text:span text:style-name="T7"> </text:span></text:span><text:span text:style-name="apple-style-span"><text:span text:style-name="T6">et</text:span></text:span><text:span text:style-name="apple-style-span"><text:span text:style-name="T7"> </text:span></text:span><text:span text:style-name="apple-style-span"><text:span text:style-name="T6">les</text:span></text:span><text:span text:style-name="apple-style-span"><text:span text:style-name="T7"> </text:span></text:span><text:span text:style-name="apple-style-span"><text:span text:style-name="T6">écoles.</text:span></text:span><text:span text:style-name="apple-converted-space"><text:span text:style-name="T6"> </text:span></text:span><text:span text:style-name="apple-style-span"><text:span text:style-name="T6">Les</text:span></text:span><text:span text:style-name="apple-style-span"><text:span text:style-name="T7"> </text:span></text:span><text:span text:style-name="apple-style-span"><text:span text:style-name="T6">documents</text:span></text:span><text:span text:style-name="apple-style-span"><text:span text:style-name="T7"> </text:span></text:span><text:span text:style-name="apple-style-span"><text:span text:style-name="T6">suivants</text:span></text:span><text:span text:style-name="apple-style-span"><text:span text:style-name="T7"> </text:span></text:span><text:span text:style-name="apple-style-span"><text:span text:style-name="T6">sont</text:span></text:span><text:span text:style-name="apple-style-span"><text:span text:style-name="T7"> </text:span></text:span><text:span text:style-name="apple-style-span"><text:span text:style-name="T6">des</text:span></text:span><text:span text:style-name="apple-style-span"><text:span text:style-name="T7"> </text:span></text:span><text:span text:style-name="apple-style-span"><text:span text:style-name="T6">exemples</text:span></text:span><text:span text:style-name="apple-style-span"><text:span text:style-name="T7"> </text:span></text:span><text:span text:style-name="apple-style-span"><text:span text:style-name="T6">d'un</text:span></text:span><text:span text:style-name="apple-style-span"><text:span text:style-name="T7"> </text:span></text:span><text:span text:style-name="apple-style-span"><text:span text:style-name="T6">tel</text:span></text:span><text:span text:style-name="apple-style-span"><text:span text:style-name="T7"> </text:span></text:span><text:span text:style-name="apple-style-span"><text:span text:style-name="T6">contenu:</text:span></text:span><text:span text:style-name="apple-style-span"><text:span text:style-name="T7"> </text:span></text:span></text:p>
      <text:p text:style-name="P15"><text:span text:style-name="apple-style-span"><text:span text:style-name="T6">a)</text:span></text:span><text:span text:style-name="apple-style-span"><text:span text:style-name="T7"> </text:span></text:span><text:span text:style-name="apple-style-span"><text:span text:style-name="T6">Guide</text:span></text:span><text:span text:style-name="apple-style-span"><text:span text:style-name="T7"> </text:span></text:span><text:span text:style-name="apple-style-span"><text:span text:style-name="T6">pour</text:span></text:span><text:span text:style-name="apple-style-span"><text:span text:style-name="T7"> </text:span></text:span><text:span text:style-name="apple-style-span"><text:span text:style-name="T6">les</text:span></text:span><text:span text:style-name="apple-style-span"><text:span text:style-name="T7"> </text:span></text:span><text:span text:style-name="apple-style-span"><text:span text:style-name="T6">usages</text:span></text:span><text:span text:style-name="apple-style-span"><text:span text:style-name="T7"> </text:span></text:span><text:span text:style-name="apple-style-span"><text:span text:style-name="T6">multiples</text:span></text:span><text:span text:style-name="apple-style-span"><text:span text:style-name="T7"> </text:span></text:span><text:span text:style-name="apple-style-span"><text:span text:style-name="T6">des</text:span></text:span><text:span text:style-name="apple-style-span"><text:span text:style-name="T7"> </text:span></text:span><text:span text:style-name="apple-style-span"><text:span text:style-name="T6">ordinateurs</text:span></text:span><text:span text:style-name="apple-style-span"><text:span text:style-name="T7"> </text:span></text:span></text:p>
      <text:p text:style-name="P15"><text:span text:style-name="apple-style-span"><text:span text:style-name="T6">b)</text:span></text:span><text:span text:style-name="apple-style-span"><text:span text:style-name="T7"> </text:span></text:span><text:span text:style-name="apple-style-span"><text:span text:style-name="T6">des</text:span></text:span><text:span text:style-name="apple-style-span"><text:span text:style-name="T7"> </text:span></text:span><text:span text:style-name="apple-style-span"><text:span text:style-name="T6">idées</text:span></text:span><text:span text:style-name="apple-style-span"><text:span text:style-name="T7"> </text:span></text:span><text:span text:style-name="apple-style-span"><text:span text:style-name="T6">pour</text:span></text:span><text:span text:style-name="apple-style-span"><text:span text:style-name="T7"> </text:span></text:span><text:span text:style-name="apple-style-span"><text:span text:style-name="T6">des</text:span></text:span><text:span text:style-name="apple-style-span"><text:span text:style-name="T7"> </text:span></text:span><text:span text:style-name="apple-style-span"><text:span text:style-name="T6">projets</text:span></text:span><text:span text:style-name="apple-style-span"><text:span text:style-name="T7"> </text:span></text:span><text:span text:style-name="apple-style-span"><text:span text:style-name="T6">qui</text:span></text:span><text:span text:style-name="apple-style-span"><text:span text:style-name="T7"> </text:span></text:span><text:span text:style-name="apple-style-span"><text:span text:style-name="T6">correspondent</text:span></text:span><text:span text:style-name="apple-style-span"><text:span text:style-name="T7"> </text:span></text:span><text:span text:style-name="apple-style-span"><text:span text:style-name="T6">à</text:span></text:span><text:span text:style-name="apple-style-span"><text:span text:style-name="T7"> </text:span></text:span><text:span text:style-name="apple-style-span"><text:span text:style-name="T6">des</text:span></text:span><text:span text:style-name="apple-style-span"><text:span text:style-name="T7"> </text:span></text:span><text:span text:style-name="apple-style-span"><text:span text:style-name="T6">thèmes</text:span></text:span><text:span text:style-name="apple-style-span"><text:span text:style-name="T7"> </text:span></text:span><text:span text:style-name="apple-style-span"><text:span text:style-name="T6">spécifiques,</text:span></text:span><text:span text:style-name="apple-style-span"><text:span text:style-name="T7"> </text:span></text:span><text:span text:style-name="apple-style-span"><text:span text:style-name="T6">qui</text:span></text:span><text:span text:style-name="apple-style-span"><text:span text:style-name="T7"> </text:span></text:span><text:span text:style-name="apple-style-span"><text:span text:style-name="T6">pourraient</text:span></text:span><text:span text:style-name="apple-style-span"><text:span text:style-name="T7"> </text:span></text:span><text:span text:style-name="apple-style-span"><text:span text:style-name="T6">être</text:span></text:span><text:span text:style-name="apple-style-span"><text:span text:style-name="T7"> </text:span></text:span><text:span text:style-name="apple-style-span"><text:span text:style-name="T6">d'intérêt</text:span></text:span><text:span text:style-name="apple-style-span"><text:span text:style-name="T7"> </text:span></text:span><text:span text:style-name="apple-style-span"><text:span text:style-name="T6">ou</text:span></text:span><text:span text:style-name="apple-style-span"><text:span text:style-name="T7"> </text:span></text:span><text:span text:style-name="apple-style-span"><text:span text:style-name="T6">pertinents</text:span></text:span><text:span text:style-name="apple-style-span"><text:span text:style-name="T7"> </text:span></text:span><text:span text:style-name="apple-style-span"><text:span text:style-name="T6">dans</text:span></text:span><text:span text:style-name="apple-style-span"><text:span text:style-name="T7"> </text:span></text:span><text:span text:style-name="apple-style-span"><text:span text:style-name="T6">l'environnement</text:span></text:span><text:span text:style-name="apple-style-span"><text:span text:style-name="T7"> </text:span></text:span><text:span text:style-name="apple-style-span"><text:span text:style-name="T6">des</text:span></text:span><text:span text:style-name="apple-style-span"><text:span text:style-name="T7"> </text:span></text:span><text:span text:style-name="apple-style-span"><text:span text:style-name="T6">élèves</text:span></text:span><text:span text:style-name="apple-style-span"><text:span text:style-name="T7"> </text:span></text:span><text:span text:style-name="apple-style-span"><text:span text:style-name="T6">et</text:span></text:span><text:span text:style-name="apple-style-span"><text:span text:style-name="T7"> </text:span></text:span><text:span text:style-name="apple-style-span"><text:span text:style-name="T6">des</text:span></text:span><text:span text:style-name="apple-style-span"><text:span text:style-name="T7"> </text:span></text:span><text:span text:style-name="apple-style-span"><text:span text:style-name="T6">enseignants.</text:span></text:span><text:span text:style-name="apple-converted-space"><text:span text:style-name="T6"> </text:span></text:span></text:p>
      <text:p text:style-name="P15"><text:span text:style-name="apple-style-span"><text:span text:style-name="T6">c)</text:span></text:span><text:span text:style-name="apple-style-span"><text:span text:style-name="T7"> </text:span></text:span><text:span text:style-name="apple-style-span"><text:span text:style-name="T6">Les</text:span></text:span><text:span text:style-name="apple-style-span"><text:span text:style-name="T7"> </text:span></text:span><text:span text:style-name="apple-style-span"><text:span text:style-name="T6">plans</text:span></text:span><text:span text:style-name="apple-style-span"><text:span text:style-name="T7"> </text:span></text:span><text:span text:style-name="apple-style-span"><text:span text:style-name="T6">de</text:span></text:span><text:span text:style-name="apple-style-span"><text:span text:style-name="T7"> </text:span></text:span><text:span text:style-name="apple-style-span"><text:span text:style-name="T6">leçon</text:span></text:span><text:span text:style-name="apple-style-span"><text:span text:style-name="T7"> </text:span></text:span><text:span text:style-name="apple-style-span"><text:span text:style-name="T6">qui</text:span></text:span><text:span text:style-name="apple-style-span"><text:span text:style-name="T7"> </text:span></text:span><text:span text:style-name="apple-style-span"><text:span text:style-name="T6">montrent</text:span></text:span><text:span text:style-name="apple-style-span"><text:span text:style-name="T7"> </text:span></text:span><text:span text:style-name="apple-style-span"><text:span text:style-name="T6">comment</text:span></text:span><text:span text:style-name="apple-style-span"><text:span text:style-name="T7"> </text:span></text:span><text:span text:style-name="apple-style-span"><text:span text:style-name="T6">utiliser</text:span></text:span><text:span text:style-name="apple-style-span"><text:span text:style-name="T7"> </text:span></text:span><text:span text:style-name="apple-style-span"><text:span text:style-name="T6">les</text:span></text:span><text:span text:style-name="apple-style-span"><text:span text:style-name="T7"> </text:span></text:span><text:span text:style-name="apple-style-span"><text:span text:style-name="T6">activités</text:span></text:span><text:span text:style-name="apple-style-span"><text:span text:style-name="T7"> </text:span></text:span><text:span text:style-name="apple-style-span"><text:span text:style-name="T6">de</text:span></text:span><text:span text:style-name="apple-style-span"><text:span text:style-name="T7"> </text:span></text:span><text:span text:style-name="apple-style-span"><text:span text:style-name="T6">Sugar</text:span></text:span><text:span text:style-name="apple-style-span"><text:span text:style-name="T7"> </text:span></text:span><text:span text:style-name="apple-style-span"><text:span text:style-name="T6">lors</text:span></text:span><text:span text:style-name="apple-style-span"><text:span text:style-name="T7"> </text:span></text:span><text:span text:style-name="apple-style-span"><text:span text:style-name="T6">de</text:span></text:span><text:span text:style-name="apple-style-span"><text:span text:style-name="T7"> </text:span></text:span><text:span text:style-name="apple-style-span"><text:span text:style-name="T6">l'enseignement</text:span></text:span><text:span text:style-name="apple-style-span"><text:span text:style-name="T7"> </text:span></text:span><text:span text:style-name="apple-style-span"><text:span text:style-name="T6">de</text:span></text:span><text:span text:style-name="apple-style-span"><text:span text:style-name="T7"> </text:span></text:span><text:span text:style-name="apple-style-span"><text:span text:style-name="T6">différentes</text:span></text:span><text:span text:style-name="apple-style-span"><text:span text:style-name="T7"> </text:span></text:span><text:span text:style-name="apple-style-span"><text:span text:style-name="T6">parties</text:span></text:span><text:span text:style-name="apple-style-span"><text:span text:style-name="T7"> </text:span></text:span><text:span text:style-name="apple-style-span"><text:span text:style-name="T6">du</text:span></text:span><text:span text:style-name="apple-style-span"><text:span text:style-name="T7"> </text:span></text:span><text:span text:style-name="apple-style-span"><text:span text:style-name="T6">programme</text:span></text:span><text:span text:style-name="apple-style-span"><text:span text:style-name="T7"> </text:span></text:span><text:span text:style-name="apple-style-span"><text:span text:style-name="T6">national</text:span></text:span><text:span text:style-name="apple-converted-space"><text:span text:style-name="T6"> </text:span></text:span></text:p>
      <text:p text:style-name="P15"><text:span text:style-name="T10"><text:line-break/></text:span><text:span text:style-name="apple-style-span"><text:span text:style-name="T6">Nous</text:span></text:span><text:span text:style-name="apple-style-span"><text:span text:style-name="T7"> </text:span></text:span><text:span text:style-name="apple-style-span"><text:span text:style-name="T6">recommandons</text:span></text:span><text:span text:style-name="apple-style-span"><text:span text:style-name="T7"> </text:span></text:span><text:span text:style-name="apple-style-span"><text:span text:style-name="T6">la</text:span></text:span><text:span text:style-name="apple-style-span"><text:span text:style-name="T7"> </text:span></text:span><text:span text:style-name="apple-style-span"><text:span text:style-name="T6">création</text:span></text:span><text:span text:style-name="apple-style-span"><text:span text:style-name="T7"> </text:span></text:span><text:span text:style-name="apple-style-span"><text:span text:style-name="T6">d'une</text:span></text:span><text:span text:style-name="apple-style-span"><text:span text:style-name="T7"> </text:span></text:span><text:span text:style-name="apple-style-span"><text:span text:style-name="T6">première</text:span></text:span><text:span text:style-name="apple-style-span"><text:span text:style-name="T7"> </text:span></text:span><text:span text:style-name="apple-style-span"><text:span text:style-name="T6">bibliothèque</text:span></text:span><text:span text:style-name="apple-style-span"><text:span text:style-name="T7"> </text:span></text:span><text:span text:style-name="apple-style-span"><text:span text:style-name="T6">ou</text:span></text:span><text:span text:style-name="apple-style-span"><text:span text:style-name="T7"> </text:span></text:span><text:span text:style-name="apple-style-span"><text:span text:style-name="T6">portfolio</text:span></text:span><text:span text:style-name="apple-style-span"><text:span text:style-name="T7"> </text:span></text:span><text:span text:style-name="apple-style-span"><text:span text:style-name="T6">de</text:span></text:span><text:span text:style-name="apple-style-span"><text:span text:style-name="T7"> </text:span></text:span><text:span text:style-name="apple-style-span"><text:span text:style-name="T6">projets</text:span></text:span><text:span text:style-name="apple-style-span"><text:span text:style-name="T7"> </text:span></text:span><text:span text:style-name="apple-style-span"><text:span text:style-name="T6">qui</text:span></text:span><text:span text:style-name="apple-style-span"><text:span text:style-name="T7"> </text:span></text:span><text:span text:style-name="apple-style-span"><text:span text:style-name="T6">aidera</text:span></text:span><text:span text:style-name="apple-style-span"><text:span text:style-name="T7"> </text:span></text:span><text:span text:style-name="apple-style-span"><text:span text:style-name="T6">les</text:span></text:span><text:span text:style-name="apple-style-span"><text:span text:style-name="T7"> </text:span></text:span><text:span text:style-name="apple-style-span"><text:span text:style-name="T6">enseignants</text:span></text:span><text:span text:style-name="apple-style-span"><text:span text:style-name="T7"> </text:span></text:span><text:span text:style-name="apple-style-span"><text:span text:style-name="T6">à</text:span></text:span><text:span text:style-name="apple-style-span"><text:span text:style-name="T7"> </text:span></text:span><text:span text:style-name="apple-style-span"><text:span text:style-name="T6">intégrer</text:span></text:span><text:span text:style-name="apple-style-span"><text:span text:style-name="T7"> </text:span></text:span><text:span text:style-name="apple-style-span"><text:span text:style-name="T6">l'ordinateur</text:span></text:span><text:span text:style-name="apple-style-span"><text:span text:style-name="T7"> </text:span></text:span><text:span text:style-name="apple-style-span"><text:span text:style-name="T6">dans</text:span></text:span><text:span text:style-name="apple-style-span"><text:span text:style-name="T7"> </text:span></text:span><text:span text:style-name="apple-style-span"><text:span text:style-name="T6">leur</text:span></text:span><text:span text:style-name="apple-style-span"><text:span text:style-name="T7"> </text:span></text:span><text:span text:style-name="apple-style-span"><text:span text:style-name="T6">pratique</text:span></text:span><text:span text:style-name="apple-style-span"><text:span text:style-name="T7"> </text:span></text:span><text:span text:style-name="apple-style-span"><text:span text:style-name="T6">pédagogique</text:span></text:span><text:span text:style-name="apple-style-span"><text:span text:style-name="T7"> </text:span></text:span><text:span text:style-name="apple-style-span"><text:span text:style-name="T6">tout</text:span></text:span><text:span text:style-name="apple-style-span"><text:span text:style-name="T7"> </text:span></text:span><text:span text:style-name="apple-style-span"><text:span text:style-name="T6">en</text:span></text:span><text:span text:style-name="apple-style-span"><text:span text:style-name="T7"> </text:span></text:span><text:span text:style-name="apple-style-span"><text:span text:style-name="T6">les</text:span></text:span><text:span text:style-name="apple-style-span"><text:span text:style-name="T7"> </text:span></text:span><text:span text:style-name="apple-style-span"><text:span text:style-name="T6">incitant</text:span></text:span><text:span text:style-name="apple-style-span"><text:span text:style-name="T7"> </text:span></text:span><text:span text:style-name="apple-style-span"><text:span text:style-name="T6">à</text:span></text:span><text:span text:style-name="apple-style-span"><text:span text:style-name="T7"> </text:span></text:span><text:span text:style-name="apple-style-span"><text:span text:style-name="T6">créer</text:span></text:span><text:span text:style-name="apple-style-span"><text:span text:style-name="T7"> </text:span></text:span><text:span text:style-name="apple-style-span"><text:span text:style-name="T6">leurs</text:span></text:span><text:span text:style-name="apple-style-span"><text:span text:style-name="T7"> </text:span></text:span><text:span text:style-name="apple-style-span"><text:span text:style-name="T6">propres</text:span></text:span><text:span text:style-name="apple-style-span"><text:span text:style-name="T7"> </text:span></text:span><text:span text:style-name="apple-style-span"><text:span text:style-name="T6">projets,</text:span></text:span><text:span text:style-name="apple-style-span"><text:span text:style-name="T7"> </text:span></text:span><text:span text:style-name="apple-style-span"><text:span text:style-name="T6">en</text:span></text:span><text:span text:style-name="apple-style-span"><text:span text:style-name="T7"> </text:span></text:span><text:span text:style-name="apple-style-span"><text:span text:style-name="T6">se</text:span></text:span><text:span text:style-name="apple-style-span"><text:span text:style-name="T7"> </text:span></text:span><text:span text:style-name="apple-style-span"><text:span text:style-name="T6">concentrant</text:span></text:span><text:span text:style-name="apple-style-span"><text:span text:style-name="T7"> </text:span></text:span><text:span text:style-name="apple-style-span"><text:span text:style-name="T6">sur</text:span></text:span><text:span text:style-name="apple-style-span"><text:span text:style-name="T7"> </text:span></text:span><text:span text:style-name="apple-style-span"><text:span text:style-name="T6">l'approche</text:span></text:span><text:span text:style-name="apple-style-span"><text:span text:style-name="T7"> </text:span></text:span><text:span text:style-name="apple-style-span"><text:span text:style-name="T6">de</text:span></text:span><text:span text:style-name="apple-style-span"><text:span text:style-name="T7"> </text:span></text:span><text:span text:style-name="apple-style-span"><text:span text:style-name="T6">formation</text:span></text:span><text:span text:style-name="apple-style-span"><text:span text:style-name="T7"> </text:span></text:span><text:span text:style-name="apple-style-span"><text:span text:style-name="T6">décrite</text:span></text:span><text:span text:style-name="apple-style-span"><text:span text:style-name="T7"> </text:span></text:span><text:span text:style-name="apple-style-span"><text:span text:style-name="T6">dans</text:span></text:span><text:span text:style-name="apple-style-span"><text:span text:style-name="T7"> </text:span></text:span><text:span text:style-name="apple-style-span"><text:span text:style-name="T6">la</text:span></text:span><text:span text:style-name="apple-style-span"><text:span text:style-name="T7"> </text:span></text:span><text:span text:style-name="apple-style-span"><text:span text:style-name="T6">section</text:span></text:span><text:span text:style-name="apple-style-span"><text:span text:style-name="T7"> </text:span></text:span><text:span text:style-name="apple-style-span"><text:span text:style-name="T6">précédente.</text:span></text:span><text:span text:style-name="apple-converted-space"><text:span text:style-name="T6"> </text:span></text:span><text:span text:style-name="apple-style-span"><text:span text:style-name="T6">Il</text:span></text:span><text:span text:style-name="apple-style-span"><text:span text:style-name="T7"> </text:span></text:span><text:span text:style-name="apple-style-span"><text:span text:style-name="T6">se</text:span></text:span><text:span text:style-name="apple-style-span"><text:span text:style-name="T7"> </text:span></text:span><text:span text:style-name="apple-style-span"><text:span text:style-name="T6">peut</text:span></text:span><text:span text:style-name="apple-style-span"><text:span text:style-name="T7"> </text:span></text:span><text:span text:style-name="apple-style-span"><text:span text:style-name="T6">que</text:span></text:span><text:span text:style-name="apple-style-span"><text:span text:style-name="T7"> </text:span></text:span><text:span text:style-name="apple-style-span"><text:span text:style-name="T6">chaque</text:span></text:span><text:span text:style-name="apple-style-span"><text:span text:style-name="T7"> </text:span></text:span><text:span text:style-name="apple-style-span"><text:span text:style-name="T6">enseignant</text:span></text:span><text:span text:style-name="apple-style-span"><text:span text:style-name="T7"> </text:span></text:span><text:span text:style-name="apple-style-span"><text:span text:style-name="T6">utilise</text:span></text:span><text:span text:style-name="apple-style-span"><text:span text:style-name="T7"> </text:span></text:span><text:span text:style-name="apple-style-span"><text:span text:style-name="T6">l'ordinateur</text:span></text:span><text:span text:style-name="apple-style-span"><text:span text:style-name="T7"> </text:span></text:span><text:span text:style-name="apple-style-span"><text:span text:style-name="T6">dans</text:span></text:span><text:span text:style-name="apple-style-span"><text:span text:style-name="T7"> </text:span></text:span><text:span text:style-name="apple-style-span"><text:span text:style-name="T6">leur</text:span></text:span><text:span text:style-name="apple-style-span"><text:span text:style-name="T7"> </text:span></text:span><text:span text:style-name="apple-style-span"><text:span text:style-name="T6">classe</text:span></text:span><text:span text:style-name="apple-style-span"><text:span text:style-name="T7"> </text:span></text:span><text:span text:style-name="apple-style-span"><text:span text:style-name="T6">individuelle,</text:span></text:span><text:span text:style-name="apple-style-span"><text:span text:style-name="T7"> </text:span></text:span><text:span text:style-name="apple-style-span"><text:span text:style-name="T6">ou</text:span></text:span><text:span text:style-name="apple-style-span"><text:span text:style-name="T7"> </text:span></text:span><text:span text:style-name="apple-style-span"><text:span text:style-name="T6">que</text:span></text:span><text:span text:style-name="apple-style-span"><text:span text:style-name="T7"> </text:span></text:span><text:span text:style-name="apple-style-span"><text:span text:style-name="T6">les</text:span></text:span><text:span text:style-name="apple-style-span"><text:span text:style-name="T7"> </text:span></text:span><text:span text:style-name="apple-style-span"><text:span text:style-name="T6">enseignants</text:span></text:span><text:span text:style-name="apple-style-span"><text:span text:style-name="T7"> </text:span></text:span><text:span text:style-name="apple-style-span"><text:span text:style-name="T6">de</text:span></text:span><text:span text:style-name="apple-style-span"><text:span text:style-name="T7"> </text:span></text:span><text:span text:style-name="apple-style-span"><text:span text:style-name="T6">différentes</text:span></text:span><text:span text:style-name="apple-style-span"><text:span text:style-name="T7"> </text:span></text:span><text:span text:style-name="apple-style-span"><text:span text:style-name="T6">régions</text:span></text:span><text:span text:style-name="apple-style-span"><text:span text:style-name="T7"> </text:span></text:span><text:span text:style-name="apple-style-span"><text:span text:style-name="T6">se</text:span></text:span><text:span text:style-name="apple-style-span"><text:span text:style-name="T7"> </text:span></text:span><text:span text:style-name="apple-style-span"><text:span text:style-name="T6">réunissent</text:span></text:span><text:span text:style-name="apple-style-span"><text:span text:style-name="T7"> </text:span></text:span><text:span text:style-name="apple-style-span"><text:span text:style-name="T6">pour</text:span></text:span><text:span text:style-name="apple-style-span"><text:span text:style-name="T7"> </text:span></text:span><text:span text:style-name="apple-style-span"><text:span text:style-name="T6">concevoir</text:span></text:span><text:span text:style-name="apple-style-span"><text:span text:style-name="T7"> </text:span></text:span><text:span text:style-name="apple-style-span"><text:span text:style-name="T6">des</text:span></text:span><text:span text:style-name="apple-style-span"><text:span text:style-name="T7"> </text:span></text:span><text:span text:style-name="apple-style-span"><text:span text:style-name="T6">projets</text:span></text:span><text:span text:style-name="apple-style-span"><text:span text:style-name="T7"> </text:span></text:span><text:span text:style-name="apple-style-span"><text:span text:style-name="T6">communs.</text:span></text:span><text:span text:style-name="apple-converted-space"><text:span text:style-name="T6"> </text:span></text:span><text:span text:style-name="apple-style-span"><text:span text:style-name="T6">De</text:span></text:span><text:span text:style-name="apple-style-span"><text:span text:style-name="T7"> </text:span></text:span><text:span text:style-name="apple-style-span"><text:span text:style-name="T6">toute</text:span></text:span><text:span text:style-name="apple-style-span"><text:span text:style-name="T7"> </text:span></text:span><text:span text:style-name="apple-style-span"><text:span text:style-name="T6">façon,</text:span></text:span><text:span text:style-name="apple-style-span"><text:span text:style-name="T7"> </text:span></text:span><text:span text:style-name="apple-style-span"><text:span text:style-name="T6">cette</text:span></text:span><text:span text:style-name="apple-style-span"><text:span text:style-name="T7"> </text:span></text:span><text:span text:style-name="apple-style-span"><text:span text:style-name="T6">approche</text:span></text:span><text:span text:style-name="apple-style-span"><text:span text:style-name="T7"> </text:span></text:span><text:span text:style-name="apple-style-span"><text:span text:style-name="T6">permettra</text:span></text:span><text:span text:style-name="apple-style-span"><text:span text:style-name="T7"> </text:span></text:span><text:span text:style-name="apple-style-span"><text:span text:style-name="T6">de</text:span></text:span><text:span text:style-name="apple-style-span"><text:span text:style-name="T7"> </text:span></text:span><text:span text:style-name="apple-style-span"><text:span text:style-name="T6">rendre</text:span></text:span><text:span text:style-name="apple-style-span"><text:span text:style-name="T7"> </text:span></text:span><text:span text:style-name="apple-style-span"><text:span text:style-name="T6">explicites</text:span></text:span><text:span text:style-name="apple-style-span"><text:span text:style-name="T7"> </text:span></text:span><text:span text:style-name="apple-style-span"><text:span text:style-name="T6">les</text:span></text:span><text:span text:style-name="apple-style-span"><text:span text:style-name="T7"> </text:span></text:span><text:span text:style-name="apple-style-span"><text:span text:style-name="T6">concepts</text:span></text:span><text:span text:style-name="apple-style-span"><text:span text:style-name="T7"> </text:span></text:span><text:span text:style-name="apple-style-span"><text:span text:style-name="T6">que</text:span></text:span><text:span text:style-name="apple-style-span"><text:span text:style-name="T7"> </text:span></text:span><text:span text:style-name="apple-style-span"><text:span text:style-name="T6">les</text:span></text:span><text:span text:style-name="apple-style-span"><text:span text:style-name="T7"> </text:span></text:span><text:span text:style-name="apple-style-span"><text:span text:style-name="T6">projets</text:span></text:span><text:span text:style-name="apple-style-span"><text:span text:style-name="T7"> </text:span></text:span><text:span text:style-name="apple-style-span"><text:span text:style-name="T6">intègrent</text:span></text:span><text:span text:style-name="apple-style-span"><text:span text:style-name="T7"> </text:span></text:span><text:span text:style-name="apple-style-span"><text:span text:style-name="T6">et</text:span></text:span><text:span text:style-name="apple-style-span"><text:span text:style-name="T7"> </text:span></text:span><text:span text:style-name="apple-style-span"><text:span text:style-name="T6">promeuvent,</text:span></text:span><text:span text:style-name="apple-style-span"><text:span text:style-name="T7"> </text:span></text:span><text:span text:style-name="apple-style-span"><text:span text:style-name="T6">soulignant</text:span></text:span><text:span text:style-name="apple-style-span"><text:span text:style-name="T7"> </text:span></text:span><text:span text:style-name="apple-style-span"><text:span text:style-name="T6">ce</text:span></text:span><text:span text:style-name="apple-style-span"><text:span text:style-name="T7"> </text:span></text:span><text:span text:style-name="apple-style-span"><text:span text:style-name="T6">que</text:span></text:span><text:span text:style-name="apple-style-span"><text:span text:style-name="T7"> </text:span></text:span><text:span text:style-name="apple-style-span"><text:span text:style-name="T6">l'on</text:span></text:span><text:span text:style-name="apple-style-span"><text:span text:style-name="T7"> </text:span></text:span><text:span text:style-name="apple-style-span"><text:span text:style-name="T6">peut</text:span></text:span><text:span text:style-name="apple-style-span"><text:span text:style-name="T7"> </text:span></text:span><text:span text:style-name="apple-style-span"><text:span text:style-name="T6">«manipuler»</text:span></text:span><text:span text:style-name="apple-style-span"><text:span text:style-name="T7"> </text:span></text:span><text:span text:style-name="apple-style-span"><text:span text:style-name="T6">et</text:span></text:span><text:span text:style-name="apple-style-span"><text:span text:style-name="T7"> </text:span></text:span><text:span text:style-name="apple-style-span"><text:span text:style-name="T6">comprendre</text:span></text:span><text:span text:style-name="apple-style-span"><text:span text:style-name="T7"> </text:span></text:span><text:span text:style-name="apple-style-span"><text:span text:style-name="T6">en</text:span></text:span><text:span text:style-name="apple-style-span"><text:span text:style-name="T7"> </text:span></text:span><text:span text:style-name="apple-style-span"><text:span text:style-name="T6">utilisant</text:span></text:span><text:span text:style-name="apple-style-span"><text:span text:style-name="T7"> </text:span></text:span><text:span text:style-name="apple-style-span"><text:span text:style-name="T6">le</text:span></text:span><text:span text:style-name="apple-style-span"><text:span text:style-name="T7"> </text:span></text:span><text:span text:style-name="apple-style-span"><text:span text:style-name="T6">portable,</text:span></text:span><text:span text:style-name="apple-style-span"><text:span text:style-name="T7"> </text:span></text:span><text:span text:style-name="apple-style-span"><text:span text:style-name="T6">mais</text:span></text:span><text:span text:style-name="apple-style-span"><text:span text:style-name="T7"> </text:span></text:span><text:span text:style-name="apple-style-span"><text:span text:style-name="T6">qui</text:span></text:span><text:span text:style-name="apple-style-span"><text:span text:style-name="T7"> </text:span></text:span><text:span text:style-name="apple-style-span"><text:span text:style-name="T6">serait</text:span></text:span><text:span text:style-name="apple-style-span"><text:span text:style-name="T7"> </text:span></text:span><text:span text:style-name="apple-style-span"><text:span text:style-name="T6">plus</text:span></text:span><text:span text:style-name="apple-style-span"><text:span text:style-name="T7"> </text:span></text:span><text:span text:style-name="apple-style-span"><text:span text:style-name="T6">difficile,</text:span></text:span><text:span text:style-name="apple-style-span"><text:span text:style-name="T7"> </text:span></text:span><text:span text:style-name="apple-style-span"><text:span text:style-name="T6">ou</text:span></text:span><text:span text:style-name="apple-style-span"><text:span text:style-name="T7"> </text:span></text:span><text:span text:style-name="apple-style-span"><text:span text:style-name="T6">presque,</text:span></text:span><text:span text:style-name="apple-style-span"><text:span text:style-name="T7"> </text:span></text:span><text:span text:style-name="apple-style-span"><text:span text:style-name="T6">impossible</text:span></text:span><text:span text:style-name="apple-style-span"><text:span text:style-name="T7"> </text:span></text:span><text:span text:style-name="apple-style-span"><text:span text:style-name="T6">à</text:span></text:span><text:span text:style-name="apple-style-span"><text:span text:style-name="T7"> </text:span></text:span><text:span text:style-name="apple-style-span"><text:span text:style-name="T6">réaliser</text:span></text:span><text:span text:style-name="apple-style-span"><text:span text:style-name="T7"> </text:span></text:span><text:span text:style-name="apple-style-span"><text:span text:style-name="T6">avec</text:span></text:span><text:span text:style-name="apple-style-span"><text:span text:style-name="T7"> </text:span></text:span><text:span text:style-name="apple-style-span"><text:span text:style-name="T6">le</text:span></text:span><text:span text:style-name="apple-style-span"><text:span text:style-name="T7"> </text:span></text:span><text:span text:style-name="apple-style-span"><text:span text:style-name="T6">stylo</text:span></text:span><text:span text:style-name="apple-style-span"><text:span text:style-name="T7"> </text:span></text:span><text:span text:style-name="apple-style-span"><text:span text:style-name="T6">et</text:span></text:span><text:span text:style-name="apple-converted-space"><text:span text:style-name="T6"> </text:span></text:span><text:span text:style-name="apple-style-span"><text:span text:style-name="T6">papier.</text:span></text:span><text:span text:style-name="apple-converted-space"><text:span text:style-name="T6"> </text:span></text:span></text:p>
      <text:p text:style-name="P15"><text:span text:style-name="T10"><text:line-break/></text:span><text:span text:style-name="apple-style-span"><text:span text:style-name="T8">Préparer</text:span></text:span><text:span text:style-name="apple-style-span"><text:span text:style-name="T9"> </text:span></text:span><text:span text:style-name="apple-style-span"><text:span text:style-name="T8">les</text:span></text:span><text:span text:style-name="apple-style-span"><text:span text:style-name="T9"> </text:span></text:span><text:span text:style-name="apple-style-span"><text:span text:style-name="T8">écoles</text:span></text:span><text:span text:style-name="apple-style-span"><text:span text:style-name="T9"> </text:span></text:span><text:span text:style-name="apple-style-span"><text:span text:style-name="T8">et</text:span></text:span><text:span text:style-name="apple-style-span"><text:span text:style-name="T9"> </text:span></text:span><text:span text:style-name="apple-style-span"><text:span text:style-name="T8">communautés</text:span></text:span></text:p>
      <text:p text:style-name="P15"><text:span text:style-name="apple-style-span"><text:span text:style-name="T6">Lorsque</text:span></text:span><text:span text:style-name="apple-style-span"><text:span text:style-name="T7"> </text:span></text:span><text:span text:style-name="apple-style-span"><text:span text:style-name="T6">les</text:span></text:span><text:span text:style-name="apple-style-span"><text:span text:style-name="T7"> </text:span></text:span><text:span text:style-name="apple-style-span"><text:span text:style-name="T6">ordinateurs</text:span></text:span><text:span text:style-name="apple-style-span"><text:span text:style-name="T7"> </text:span></text:span><text:span text:style-name="apple-style-span"><text:span text:style-name="T6">portables</text:span></text:span><text:span text:style-name="apple-style-span"><text:span text:style-name="T7"> </text:span></text:span><text:span text:style-name="apple-style-span"><text:span text:style-name="T6">sont</text:span></text:span><text:span text:style-name="apple-style-span"><text:span text:style-name="T7"> </text:span></text:span><text:span text:style-name="apple-style-span"><text:span text:style-name="T6">prêts</text:span></text:span><text:span text:style-name="apple-style-span"><text:span text:style-name="T7"> </text:span></text:span><text:span text:style-name="apple-style-span"><text:span text:style-name="T6">à</text:span></text:span><text:span text:style-name="apple-style-span"><text:span text:style-name="T7"> </text:span></text:span><text:span text:style-name="apple-style-span"><text:span text:style-name="T6">être</text:span></text:span><text:span text:style-name="apple-style-span"><text:span text:style-name="T7"> </text:span></text:span><text:span text:style-name="apple-style-span"><text:span text:style-name="T6">distribués,</text:span></text:span><text:span text:style-name="apple-style-span"><text:span text:style-name="T7"> </text:span></text:span><text:span text:style-name="apple-style-span"><text:span text:style-name="T6">et</text:span></text:span><text:span text:style-name="apple-style-span"><text:span text:style-name="T7"> </text:span></text:span><text:span text:style-name="apple-style-span"><text:span text:style-name="T6">en</text:span></text:span><text:span text:style-name="apple-style-span"><text:span text:style-name="T7"> </text:span></text:span><text:span text:style-name="apple-style-span"><text:span text:style-name="T6">supposant</text:span></text:span><text:span text:style-name="apple-style-span"><text:span text:style-name="T7"> </text:span></text:span><text:span text:style-name="apple-style-span"><text:span text:style-name="T6">que</text:span></text:span><text:span text:style-name="apple-style-span"><text:span text:style-name="T7"> </text:span></text:span><text:span text:style-name="apple-style-span"><text:span text:style-name="T6">les</text:span></text:span><text:span text:style-name="apple-style-span"><text:span text:style-name="T7"> </text:span></text:span><text:span text:style-name="apple-style-span"><text:span text:style-name="T6">infrastructures</text:span></text:span><text:span text:style-name="apple-style-span"><text:span text:style-name="T7"> </text:span></text:span><text:span text:style-name="apple-style-span"><text:span text:style-name="T6">scolaires</text:span></text:span><text:span text:style-name="apple-style-span"><text:span text:style-name="T7"> </text:span></text:span><text:span text:style-name="apple-style-span"><text:span text:style-name="T6">sont</text:span></text:span><text:span text:style-name="apple-style-span"><text:span text:style-name="T7"> </text:span></text:span><text:span text:style-name="apple-style-span"><text:span text:style-name="T6">prêtes,</text:span></text:span><text:span text:style-name="apple-style-span"><text:span text:style-name="T7"> </text:span></text:span><text:span text:style-name="apple-style-span"><text:span text:style-name="T6">il</text:span></text:span><text:span text:style-name="apple-style-span"><text:span text:style-name="T7"> </text:span></text:span><text:span text:style-name="apple-style-span"><text:span text:style-name="T6">est</text:span></text:span><text:span text:style-name="apple-style-span"><text:span text:style-name="T7"> </text:span></text:span><text:span text:style-name="apple-style-span"><text:span text:style-name="T6">temps</text:span></text:span><text:span text:style-name="apple-style-span"><text:span text:style-name="T7"> </text:span></text:span><text:span text:style-name="apple-style-span"><text:span text:style-name="T6">de</text:span></text:span><text:span text:style-name="apple-style-span"><text:span text:style-name="T7"> </text:span></text:span><text:span text:style-name="apple-style-span"><text:span text:style-name="T6">préparer</text:span></text:span><text:span text:style-name="apple-style-span"><text:span text:style-name="T7"> </text:span></text:span><text:span text:style-name="apple-style-span"><text:span text:style-name="T6">les</text:span></text:span><text:span text:style-name="apple-style-span"><text:span text:style-name="T7"> </text:span></text:span><text:span text:style-name="apple-style-span"><text:span text:style-name="T6">enseignants</text:span></text:span><text:span text:style-name="apple-style-span"><text:span text:style-name="T7"> </text:span></text:span><text:span text:style-name="apple-style-span"><text:span text:style-name="T6">et</text:span></text:span><text:span text:style-name="apple-style-span"><text:span text:style-name="T7"> </text:span></text:span><text:span text:style-name="apple-style-span"><text:span text:style-name="T6">autres</text:span></text:span><text:span text:style-name="apple-style-span"><text:span text:style-name="T7"> </text:span></text:span><text:span text:style-name="apple-style-span"><text:span text:style-name="T6">membres</text:span></text:span><text:span text:style-name="apple-style-span"><text:span text:style-name="T7"> </text:span></text:span><text:span text:style-name="apple-style-span"><text:span text:style-name="T6">des</text:span></text:span><text:span text:style-name="apple-style-span"><text:span text:style-name="T7"> </text:span></text:span><text:span text:style-name="apple-style-span"><text:span text:style-name="T6">communautés</text:span></text:span><text:span text:style-name="apple-style-span"><text:span text:style-name="T7"> </text:span></text:span><text:span text:style-name="apple-style-span"><text:span text:style-name="T6">pour</text:span></text:span><text:span text:style-name="apple-style-span"><text:span text:style-name="T7"> </text:span></text:span><text:span text:style-name="apple-style-span"><text:span text:style-name="T6">cette</text:span></text:span><text:span text:style-name="apple-style-span"><text:span text:style-name="T7"> </text:span></text:span><text:span text:style-name="apple-style-span"><text:span text:style-name="T6">expérience.</text:span></text:span><text:span text:style-name="apple-converted-space"><text:span text:style-name="T6"> </text:span></text:span><text:span text:style-name="apple-style-span"><text:span text:style-name="T6">La</text:span></text:span><text:span text:style-name="apple-style-span"><text:span text:style-name="T7"> </text:span></text:span><text:span text:style-name="apple-style-span"><text:span text:style-name="T6">formation</text:span></text:span><text:span text:style-name="apple-style-span"><text:span text:style-name="T7"> </text:span></text:span><text:span text:style-name="apple-style-span"><text:span text:style-name="T6">des</text:span></text:span><text:span text:style-name="apple-style-span"><text:span text:style-name="T7"> </text:span></text:span><text:span text:style-name="apple-style-span"><text:span text:style-name="T6">enseignants</text:span></text:span><text:span text:style-name="apple-style-span"><text:span text:style-name="T7"> </text:span></text:span><text:span text:style-name="apple-style-span"><text:span text:style-name="T6">et</text:span></text:span><text:span text:style-name="apple-style-span"><text:span text:style-name="T7"> </text:span></text:span><text:span text:style-name="apple-style-span"><text:span text:style-name="T6">de</text:span></text:span><text:span text:style-name="apple-style-span"><text:span text:style-name="T7"> </text:span></text:span><text:span text:style-name="apple-style-span"><text:span text:style-name="T6">sensibilisation</text:span></text:span><text:span text:style-name="apple-style-span"><text:span text:style-name="T7"> </text:span></text:span><text:span text:style-name="apple-style-span"><text:span text:style-name="T6">de</text:span></text:span><text:span text:style-name="apple-style-span"><text:span text:style-name="T7"> </text:span></text:span><text:span text:style-name="apple-style-span"><text:span text:style-name="T6">la</text:span></text:span><text:span text:style-name="apple-style-span"><text:span text:style-name="T7"> </text:span></text:span><text:span text:style-name="apple-style-span"><text:span text:style-name="T6">communauté</text:span></text:span><text:span text:style-name="apple-style-span"><text:span text:style-name="T7"> </text:span></text:span><text:span text:style-name="apple-style-span"><text:span text:style-name="T6">peuvent</text:span></text:span><text:span text:style-name="apple-style-span"><text:span text:style-name="T7"> </text:span></text:span><text:span text:style-name="apple-style-span"><text:span text:style-name="T6">se</text:span></text:span><text:span text:style-name="apple-style-span"><text:span text:style-name="T7"> </text:span></text:span><text:span text:style-name="apple-style-span"><text:span text:style-name="T6">produire</text:span></text:span><text:span text:style-name="apple-style-span"><text:span text:style-name="T7"> </text:span></text:span><text:span text:style-name="apple-style-span"><text:span text:style-name="T6">simultanément,</text:span></text:span><text:span text:style-name="apple-style-span"><text:span text:style-name="T7"> </text:span></text:span><text:span text:style-name="apple-style-span"><text:span text:style-name="T6">mais</text:span></text:span><text:span text:style-name="apple-style-span"><text:span text:style-name="T7"> </text:span></text:span><text:span text:style-name="apple-style-span"><text:span text:style-name="T6">peut</text:span></text:span><text:span text:style-name="apple-style-span"><text:span text:style-name="T7"> </text:span></text:span><text:span text:style-name="apple-style-span"><text:span text:style-name="T6">également</text:span></text:span><text:span text:style-name="apple-style-span"><text:span text:style-name="T7"> </text:span></text:span><text:span text:style-name="apple-style-span"><text:span text:style-name="T6">se</text:span></text:span><text:span text:style-name="apple-style-span"><text:span text:style-name="T7"> </text:span></text:span><text:span text:style-name="apple-style-span"><text:span text:style-name="T6">produire</text:span></text:span><text:span text:style-name="apple-style-span"><text:span text:style-name="T7"> </text:span></text:span><text:span text:style-name="apple-style-span"><text:span text:style-name="T6">à</text:span></text:span><text:span text:style-name="apple-style-span"><text:span text:style-name="T7"> </text:span></text:span><text:span text:style-name="apple-style-span"><text:span text:style-name="T6">différents</text:span></text:span><text:span text:style-name="apple-style-span"><text:span text:style-name="T7"> </text:span></text:span><text:span text:style-name="apple-style-span"><text:span text:style-name="T6">moments.</text:span></text:span><text:span text:style-name="apple-converted-space"><text:span text:style-name="T6"> Des</text:span></text:span><text:span text:style-name="apple-converted-space"><text:span text:style-name="T7"> </text:span></text:span><text:span text:style-name="apple-converted-space"><text:span text:style-name="T6">v</text:span></text:span><text:span text:style-name="apple-style-span"><text:span text:style-name="T6">ariables</text:span></text:span><text:span text:style-name="apple-style-span"><text:span text:style-name="T7"> </text:span></text:span><text:span text:style-name="apple-style-span"><text:span text:style-name="T6">liées</text:span></text:span><text:span text:style-name="apple-style-span"><text:span text:style-name="T7"> </text:span></text:span><text:span text:style-name="apple-style-span"><text:span text:style-name="T6">à</text:span></text:span><text:span text:style-name="apple-style-span"><text:span text:style-name="T7"> </text:span></text:span><text:span text:style-name="apple-style-span"><text:span text:style-name="T6">la</text:span></text:span><text:span text:style-name="apple-style-span"><text:span text:style-name="T7"> </text:span></text:span><text:span text:style-name="apple-style-span"><text:span text:style-name="T6">localisation,</text:span></text:span><text:span text:style-name="apple-style-span"><text:span text:style-name="T7"> </text:span></text:span><text:span text:style-name="apple-style-span"><text:span text:style-name="T6">la</text:span></text:span><text:span text:style-name="apple-style-span"><text:span text:style-name="T7"> </text:span></text:span><text:span text:style-name="apple-style-span"><text:span text:style-name="T6">taille</text:span></text:span><text:span text:style-name="apple-style-span"><text:span text:style-name="T7"> </text:span></text:span><text:span text:style-name="apple-style-span"><text:span text:style-name="T6">et</text:span></text:span><text:span text:style-name="apple-style-span"><text:span text:style-name="T7"> </text:span></text:span><text:span text:style-name="apple-style-span"><text:span text:style-name="T6">la</text:span></text:span><text:span text:style-name="apple-style-span"><text:span text:style-name="T7"> </text:span></text:span><text:span text:style-name="apple-style-span"><text:span text:style-name="T6">préparation</text:span></text:span><text:span text:style-name="apple-style-span"><text:span text:style-name="T7"> </text:span></text:span><text:span text:style-name="apple-style-span"><text:span text:style-name="T6">de</text:span></text:span><text:span text:style-name="apple-style-span"><text:span text:style-name="T7"> </text:span></text:span><text:span text:style-name="apple-style-span"><text:span text:style-name="T6">chaque</text:span></text:span><text:span text:style-name="apple-style-span"><text:span text:style-name="T7"> </text:span></text:span><text:span text:style-name="apple-style-span"><text:span text:style-name="T6">école</text:span></text:span><text:span text:style-name="apple-style-span"><text:span text:style-name="T7"> </text:span></text:span><text:span text:style-name="apple-style-span"><text:span text:style-name="T6">ou</text:span></text:span><text:span text:style-name="apple-style-span"><text:span text:style-name="T7"> <text:s/></text:span></text:span><text:span text:style-name="apple-style-span"><text:span text:style-name="T6">communauté</text:span></text:span><text:span text:style-name="apple-style-span"><text:span text:style-name="T7"> </text:span></text:span><text:span text:style-name="apple-style-span"><text:span text:style-name="T6">doivent</text:span></text:span><text:span text:style-name="apple-style-span"><text:span text:style-name="T7"> </text:span></text:span><text:span text:style-name="apple-style-span"><text:span text:style-name="T6">être</text:span></text:span><text:span text:style-name="apple-style-span"><text:span text:style-name="T7"> </text:span></text:span><text:span text:style-name="apple-style-span"><text:span text:style-name="T6">considérés</text:span></text:span><text:span text:style-name="apple-style-span"><text:span text:style-name="T7"> </text:span></text:span><text:span text:style-name="apple-style-span"><text:span text:style-name="T6">au</text:span></text:span><text:span text:style-name="apple-style-span"><text:span text:style-name="T7"> </text:span></text:span><text:span text:style-name="apple-style-span"><text:span text:style-name="T6">moment</text:span></text:span><text:span text:style-name="apple-style-span"><text:span text:style-name="T7"> </text:span></text:span><text:span text:style-name="apple-style-span"><text:span text:style-name="T6">de</text:span></text:span><text:span text:style-name="apple-style-span"><text:span text:style-name="T7"> </text:span></text:span><text:span text:style-name="apple-style-span"><text:span text:style-name="T6">décider</text:span></text:span><text:span text:style-name="apple-style-span"><text:span text:style-name="T7"> </text:span></text:span><text:span text:style-name="apple-style-span"><text:span text:style-name="T6">l'ordre</text:span></text:span><text:span text:style-name="apple-style-span"><text:span text:style-name="T7"> </text:span></text:span><text:span text:style-name="apple-style-span"><text:span text:style-name="T6">dans</text:span></text:span><text:span text:style-name="apple-style-span"><text:span text:style-name="T7"> </text:span></text:span><text:span text:style-name="apple-style-span"><text:span text:style-name="T6">lequel</text:span></text:span><text:span text:style-name="apple-style-span"><text:span text:style-name="T7"> </text:span></text:span><text:span text:style-name="apple-style-span"><text:span text:style-name="T6">mettre</text:span></text:span><text:span text:style-name="apple-style-span"><text:span text:style-name="T7"> </text:span></text:span><text:span text:style-name="apple-style-span"><text:span text:style-name="T6">en</text:span></text:span><text:span text:style-name="apple-style-span"><text:span text:style-name="T7"> </text:span></text:span><text:span text:style-name="apple-style-span"><text:span text:style-name="T6">œuvre</text:span></text:span><text:span text:style-name="apple-style-span"><text:span text:style-name="T7"> </text:span></text:span><text:span text:style-name="apple-style-span"><text:span text:style-name="T6">chaque</text:span></text:span><text:span text:style-name="apple-style-span"><text:span text:style-name="T7"> </text:span></text:span><text:span text:style-name="apple-style-span"><text:span text:style-name="T6">événement.</text:span></text:span></text:p>
      <text:p text:style-name="Text_20_body_20__28_user_29_"><text:span text:style-name="apple-style-span"><text:span text:style-name="T14">Formation</text:span></text:span><text:span text:style-name="apple-style-span"><text:span text:style-name="T15"> </text:span></text:span><text:span text:style-name="apple-style-span"><text:span text:style-name="T14">des</text:span></text:span><text:span text:style-name="apple-style-span"><text:span text:style-name="T15"> </text:span></text:span><text:span text:style-name="apple-style-span"><text:span text:style-name="T14">enseignants</text:span></text:span><text:span text:style-name="apple-converted-space"><text:span text:style-name="T14"> </text:span></text:span><text:span text:style-name="T14"><text:line-break/></text:span><text:span text:style-name="apple-style-span"><text:span text:style-name="T18">La</text:span></text:span><text:span text:style-name="apple-style-span"><text:span text:style-name="T19"> </text:span></text:span><text:span text:style-name="apple-style-span"><text:span text:style-name="T18">formation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enseignants</text:span></text:span><text:span text:style-name="apple-style-span"><text:span text:style-name="T19"> </text:span></text:span><text:span text:style-name="apple-style-span"><text:span text:style-name="T18">est</text:span></text:span><text:span text:style-name="apple-style-span"><text:span text:style-name="T19"> </text:span></text:span><text:span text:style-name="apple-style-span"><text:span text:style-name="T18">une</text:span></text:span><text:span text:style-name="apple-style-span"><text:span text:style-name="T19"> </text:span></text:span><text:span text:style-name="apple-style-span"><text:span text:style-name="T18">composante</text:span></text:span><text:span text:style-name="apple-style-span"><text:span text:style-name="T19"> </text:span></text:span><text:span text:style-name="apple-style-span"><text:span text:style-name="T18">essentielle</text:span></text:span><text:span text:style-name="apple-style-span"><text:span text:style-name="T19"> </text:span></text:span><text:span text:style-name="apple-style-span"><text:span text:style-name="T18">d'un</text:span></text:span><text:span text:style-name="apple-style-span"><text:span text:style-name="T19"> </text:span></text:span><text:span text:style-name="apple-style-span"><text:span text:style-name="T18">projet</text:span></text:span><text:span text:style-name="apple-style-span"><text:span text:style-name="T19"> </text:span></text:span><text:span text:style-name="apple-style-span"><text:span text:style-name="T18">OLPC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devrait</text:span></text:span><text:span text:style-name="apple-style-span"><text:span text:style-name="T19"> </text:span></text:span><text:span text:style-name="apple-style-span"><text:span text:style-name="T18">être</text:span></text:span><text:span text:style-name="apple-style-span"><text:span text:style-name="T19"> </text:span></text:span><text:span text:style-name="apple-style-span"><text:span text:style-name="T18">un</text:span></text:span><text:span text:style-name="apple-style-span"><text:span text:style-name="T19"> </text:span></text:span><text:span text:style-name="apple-style-span"><text:span text:style-name="T18">processus</text:span></text:span><text:span text:style-name="apple-style-span"><text:span text:style-name="T19"> </text:span></text:span><text:span text:style-name="apple-style-span"><text:span text:style-name="T18">continu.</text:span></text:span><text:span text:style-name="apple-converted-space"><text:span text:style-name="T18"> 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enseignants</text:span></text:span><text:span text:style-name="apple-style-span"><text:span text:style-name="T19"> </text:span></text:span><text:span text:style-name="apple-style-span"><text:span text:style-name="T18">devraient</text:span></text:span><text:span text:style-name="apple-style-span"><text:span text:style-name="T19"> </text:span></text:span><text:span text:style-name="apple-style-span"><text:span text:style-name="T18">être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premiers</text:span></text:span><text:span text:style-name="apple-style-span"><text:span text:style-name="T19"> </text:span></text:span><text:span text:style-name="apple-style-span"><text:span text:style-name="T18">membres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la</text:span></text:span><text:span text:style-name="apple-style-span"><text:span text:style-name="T19"> </text:span></text:span><text:span text:style-name="apple-style-span"><text:span text:style-name="T18">communauté</text:span></text:span><text:span text:style-name="apple-style-span"><text:span text:style-name="T19"> </text:span></text:span><text:span text:style-name="apple-style-span"><text:span text:style-name="T18">éducative</text:span></text:span><text:span text:style-name="apple-style-span"><text:span text:style-name="T19"> </text:span></text:span><text:span text:style-name="apple-style-span"><text:span text:style-name="T18">à</text:span></text:span><text:span text:style-name="apple-style-span"><text:span text:style-name="T19"> </text:span></text:span><text:span text:style-name="apple-style-span"><text:span text:style-name="T18">recevoir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informations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à</text:span></text:span><text:span text:style-name="apple-style-span"><text:span text:style-name="T19"> </text:span></text:span><text:span text:style-name="apple-style-span"><text:span text:style-name="T18">s'impliquer</text:span></text:span><text:span text:style-name="apple-style-span"><text:span text:style-name="T19"> </text:span></text:span><text:span text:style-name="apple-style-span"><text:span text:style-name="T18">dans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initiatives</text:span></text:span><text:span text:style-name="apple-style-span"><text:span text:style-name="T19"> </text:span></text:span><text:span text:style-name="apple-style-span"><text:span text:style-name="T18">qui</text:span></text:span><text:span text:style-name="apple-style-span"><text:span text:style-name="T19"> </text:span></text:span><text:span text:style-name="apple-style-span"><text:span text:style-name="T18">ont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effets</text:span></text:span><text:span text:style-name="apple-style-span"><text:span text:style-name="T19"> </text:span></text:span><text:span text:style-name="apple-style-span"><text:span text:style-name="T18">directs</text:span></text:span><text:span text:style-name="apple-style-span"><text:span text:style-name="T19"> </text:span></text:span><text:span text:style-name="apple-style-span"><text:span text:style-name="T18">sur</text:span></text:span><text:span text:style-name="apple-style-span"><text:span text:style-name="T19"> </text:span></text:span><text:span text:style-name="apple-style-span"><text:span text:style-name="T18">leurs</text:span></text:span><text:span text:style-name="apple-style-span"><text:span text:style-name="T19"> </text:span></text:span><text:span text:style-name="apple-style-span"><text:span text:style-name="T18">propres</text:span></text:span><text:span text:style-name="apple-style-span"><text:span text:style-name="T19"> </text:span></text:span><text:span text:style-name="apple-style-span"><text:span text:style-name="T18">pratiques</text:span></text:span><text:span text:style-name="apple-style-span"><text:span text:style-name="T19"> </text:span></text:span><text:span text:style-name="apple-style-span"><text:span text:style-name="T18">professionnelles.</text:span></text:span><text:span text:style-name="apple-converted-space"><text:span text:style-name="T18"> </text:span></text:span><text:span text:style-name="apple-style-span"><text:span text:style-name="T18">Il</text:span></text:span><text:span text:style-name="apple-style-span"><text:span text:style-name="T19"> </text:span></text:span><text:span text:style-name="apple-style-span"><text:span text:style-name="T18">est</text:span></text:span><text:span text:style-name="apple-style-span"><text:span text:style-name="T19"> </text:span></text:span><text:span text:style-name="apple-style-span"><text:span text:style-name="T18">recommandé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commencer</text:span></text:span><text:span text:style-name="apple-style-span"><text:span text:style-name="T19"> </text:span></text:span><text:span text:style-name="apple-style-span"><text:span text:style-name="T18">la</text:span></text:span><text:span text:style-name="apple-style-span"><text:span text:style-name="T19"> </text:span></text:span><text:span text:style-name="apple-style-span"><text:span text:style-name="T18">formation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enseignants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leur</text:span></text:span><text:span text:style-name="apple-style-span"><text:span text:style-name="T19"> </text:span></text:span><text:span text:style-name="apple-style-span"><text:span text:style-name="T18">fournir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ordinateurs</text:span></text:span><text:span text:style-name="apple-style-span"><text:span text:style-name="T19"> </text:span></text:span><text:span text:style-name="apple-style-span"><text:span text:style-name="T18">portables</text:span></text:span><text:span text:style-name="apple-style-span"><text:span text:style-name="T19"> </text:span></text:span><text:span text:style-name="apple-style-span"><text:span text:style-name="T18">XO</text:span></text:span><text:span text:style-name="apple-style-span"><text:span text:style-name="T19"> </text:span></text:span><text:span text:style-name="apple-style-span"><text:span text:style-name="T18">dès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premiers</text:span></text:span><text:span text:style-name="apple-style-span"><text:span text:style-name="T19"> </text:span></text:span><text:span text:style-name="apple-style-span"><text:span text:style-name="T18">stades</text:span></text:span><text:span text:style-name="apple-style-span"><text:span text:style-name="T19"> </text:span></text:span><text:span text:style-name="apple-style-span"><text:span text:style-name="T18">d'un</text:span></text:span><text:span text:style-name="apple-style-span"><text:span text:style-name="T19"> </text:span></text:span><text:span text:style-name="apple-style-span"><text:span text:style-name="T18">projet;</text:span></text:span><text:span text:style-name="apple-style-span"><text:span text:style-name="T19"> </text:span></text:span><text:span text:style-name="apple-style-span"><text:span text:style-name="T18">cette</text:span></text:span><text:span text:style-name="apple-style-span"><text:span text:style-name="T19"> </text:span></text:span><text:span text:style-name="apple-style-span"><text:span text:style-name="T18">approche</text:span></text:span><text:span text:style-name="apple-style-span"><text:span text:style-name="T19"> </text:span></text:span><text:span text:style-name="apple-style-span"><text:span text:style-name="T18">garantissant</text:span></text:span><text:span text:style-name="apple-style-span"><text:span text:style-name="T19"> </text:span></text:span><text:span text:style-name="apple-style-span"><text:span text:style-name="T18">leur</text:span></text:span><text:span text:style-name="apple-style-span"><text:span text:style-name="T19"> </text:span></text:span><text:span text:style-name="apple-style-span"><text:span text:style-name="T18">niveau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confiance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d'engagement</text:span></text:span><text:span text:style-name="apple-style-span"><text:span text:style-name="T19"> </text:span></text:span><text:span text:style-name="apple-style-span"><text:span text:style-name="T18">dans</text:span></text:span><text:span text:style-name="apple-style-span"><text:span text:style-name="T19"> </text:span></text:span><text:span text:style-name="apple-style-span"><text:span text:style-name="T18">l'initiative.</text:span></text:span><text:span text:style-name="apple-converted-space"><text:span text:style-name="T18"> </text:span></text:span></text:p>
      <text:p text:style-name="Text_20_body_20__28_user_29_"><text:span text:style-name="T18"><text:line-break/></text:span><text:span text:style-name="apple-style-span"><text:span text:style-name="T18">L'aspect</text:span></text:span><text:span text:style-name="apple-style-span"><text:span text:style-name="T19"> </text:span></text:span><text:span text:style-name="apple-style-span"><text:span text:style-name="T18">le</text:span></text:span><text:span text:style-name="apple-style-span"><text:span text:style-name="T19"> </text:span></text:span><text:span text:style-name="apple-style-span"><text:span text:style-name="T18">plus</text:span></text:span><text:span text:style-name="apple-style-span"><text:span text:style-name="T19"> </text:span></text:span><text:span text:style-name="apple-style-span"><text:span text:style-name="T18">important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la</text:span></text:span><text:span text:style-name="apple-style-span"><text:span text:style-name="T19"> </text:span></text:span><text:span text:style-name="apple-style-span"><text:span text:style-name="T18">préparation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enseignants</text:span></text:span><text:span text:style-name="apple-style-span"><text:span text:style-name="T19"> </text:span></text:span><text:span text:style-name="apple-style-span"><text:span text:style-name="T18">est</text:span></text:span><text:span text:style-name="apple-style-span"><text:span text:style-name="T19"> </text:span></text:span><text:span text:style-name="apple-style-span"><text:span text:style-name="T18">en</text:span></text:span><text:span text:style-name="apple-style-span"><text:span text:style-name="T19"> </text:span></text:span><text:span text:style-name="apple-style-span"><text:span text:style-name="T18">ce</text:span></text:span><text:span text:style-name="apple-style-span"><text:span text:style-name="T19"> </text:span></text:span><text:span text:style-name="apple-style-span"><text:span text:style-name="T18">qui</text:span></text:span><text:span text:style-name="apple-style-span"><text:span text:style-name="T19"> </text:span></text:span><text:span text:style-name="apple-style-span"><text:span text:style-name="T18">concerne</text:span></text:span><text:span text:style-name="apple-style-span"><text:span text:style-name="T19"> </text:span></text:span><text:span text:style-name="apple-style-span"><text:span text:style-name="T18">la</text:span></text:span><text:span text:style-name="apple-style-span"><text:span text:style-name="T19"> </text:span></text:span><text:span text:style-name="apple-style-span"><text:span text:style-name="T18">manière</text:span></text:span><text:span text:style-name="apple-style-span"><text:span text:style-name="T19"> </text:span></text:span><text:soft-page-break/><text:span text:style-name="apple-style-span"><text:span text:style-name="T18">dont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enfants</text:span></text:span><text:span text:style-name="apple-style-span"><text:span text:style-name="T19"> </text:span></text:span><text:span text:style-name="apple-style-span"><text:span text:style-name="T18">apprennent.</text:span></text:span><text:span text:style-name="apple-converted-space"><text:span text:style-name="T18"> 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éducateurs</text:span></text:span><text:span text:style-name="apple-style-span"><text:span text:style-name="T19"> </text:span></text:span><text:span text:style-name="apple-style-span"><text:span text:style-name="T18">ont</text:span></text:span><text:span text:style-name="apple-style-span"><text:span text:style-name="T19"> </text:span></text:span><text:span text:style-name="apple-style-span"><text:span text:style-name="T18">reconnu</text:span></text:span><text:span text:style-name="apple-style-span"><text:span text:style-name="T19"> </text:span></text:span><text:span text:style-name="apple-style-span"><text:span text:style-name="T18">depuis</text:span></text:span><text:span text:style-name="apple-style-span"><text:span text:style-name="T19"> </text:span></text:span><text:span text:style-name="apple-style-span"><text:span text:style-name="T18">longtemps</text:span></text:span><text:span text:style-name="apple-style-span"><text:span text:style-name="T19"> </text:span></text:span><text:span text:style-name="apple-style-span"><text:span text:style-name="T18">que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enfants</text:span></text:span><text:span text:style-name="apple-style-span"><text:span text:style-name="T19"> </text:span></text:span><text:span text:style-name="apple-style-span"><text:span text:style-name="T18">apprennent</text:span></text:span><text:span text:style-name="apple-style-span"><text:span text:style-name="T19"> </text:span></text:span><text:span text:style-name="apple-style-span"><text:span text:style-name="T18">mieux</text:span></text:span><text:span text:style-name="apple-style-span"><text:span text:style-name="T19"> </text:span></text:span><text:span text:style-name="apple-style-span"><text:span text:style-name="T18">quand</text:span></text:span><text:span text:style-name="apple-style-span"><text:span text:style-name="T19"> </text:span></text:span><text:span text:style-name="apple-style-span"><text:span text:style-name="T18">ils</text:span></text:span><text:span text:style-name="apple-style-span"><text:span text:style-name="T19"> </text:span></text:span><text:span text:style-name="apple-style-span"><text:span text:style-name="T18">sont</text:span></text:span><text:span text:style-name="apple-style-span"><text:span text:style-name="T19"> </text:span></text:span><text:span text:style-name="apple-style-span"><text:span text:style-name="T18">actifs</text:span></text:span><text:span text:style-name="apple-style-span"><text:span text:style-name="T19"> </text:span></text:span><text:span text:style-name="apple-style-span"><text:span text:style-name="T18">ou</text:span></text:span><text:span text:style-name="apple-style-span"><text:span text:style-name="T19"> </text:span></text:span><text:span text:style-name="apple-style-span"><text:span text:style-name="T18">quand</text:span></text:span><text:span text:style-name="apple-style-span"><text:span text:style-name="T19"> </text:span></text:span><text:span text:style-name="apple-style-span"><text:span text:style-name="T18">ils</text:span></text:span><text:span text:style-name="apple-style-span"><text:span text:style-name="T19"> </text:span></text:span><text:span text:style-name="apple-style-span"><text:span text:style-name="T18">poursuivent</text:span></text:span><text:span text:style-name="apple-style-span"><text:span text:style-name="T19"> </text:span></text:span><text:span text:style-name="apple-style-span"><text:span text:style-name="T18">leurs</text:span></text:span><text:span text:style-name="apple-style-span"><text:span text:style-name="T19"> </text:span></text:span><text:span text:style-name="apple-style-span"><text:span text:style-name="T18">propres</text:span></text:span><text:span text:style-name="apple-style-span"><text:span text:style-name="T19"> </text:span></text:span><text:span text:style-name="apple-style-span"><text:span text:style-name="T18">intérêts,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quand</text:span></text:span><text:span text:style-name="apple-style-span"><text:span text:style-name="T19"> </text:span></text:span><text:span text:style-name="apple-style-span"><text:span text:style-name="T18">ils</text:span></text:span><text:span text:style-name="apple-style-span"><text:span text:style-name="T19"> </text:span></text:span><text:span text:style-name="apple-style-span"><text:span text:style-name="T18">évoluent</text:span></text:span><text:span text:style-name="apple-style-span"><text:span text:style-name="T19"> </text:span></text:span><text:span text:style-name="apple-style-span"><text:span text:style-name="T18">dans</text:span></text:span><text:span text:style-name="apple-style-span"><text:span text:style-name="T19"> </text:span></text:span><text:span text:style-name="apple-style-span"><text:span text:style-name="T18">une</text:span></text:span><text:span text:style-name="apple-style-span"><text:span text:style-name="T19"> </text:span></text:span><text:span text:style-name="apple-style-span"><text:span text:style-name="T18">culture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la</text:span></text:span><text:span text:style-name="apple-style-span"><text:span text:style-name="T19"> </text:span></text:span><text:span text:style-name="apple-style-span"><text:span text:style-name="T18">connaissance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l</text:span></text:span><text:span text:style-name="apple-style-span"><text:span text:style-name="T19">’</text:span></text:span><text:span text:style-name="apple-style-span"><text:span text:style-name="T18">engagement.</text:span></text:span></text:p>
      <text:p text:style-name="Text_20_body_20__28_user_29_"><text:span text:style-name="apple-style-span"><text:span text:style-name="T18">Avec</text:span></text:span><text:span text:style-name="apple-style-span"><text:span text:style-name="T19"> </text:span></text:span><text:span text:style-name="apple-style-span"><text:span text:style-name="T18">l</text:span></text:span><text:span text:style-name="apple-style-span"><text:span text:style-name="T19">’</text:span></text:span><text:span text:style-name="apple-style-span"><text:span text:style-name="T18">accès</text:span></text:span><text:span text:style-name="apple-style-span"><text:span text:style-name="T19"> </text:span></text:span><text:span text:style-name="apple-style-span"><text:span text:style-name="T18">en</text:span></text:span><text:span text:style-name="apple-style-span"><text:span text:style-name="T19"> </text:span></text:span><text:span text:style-name="apple-style-span"><text:span text:style-name="T18">mode</text:span></text:span><text:span text:style-name="apple-style-span"><text:span text:style-name="T19"> </text:span></text:span><text:span text:style-name="apple-style-span"><text:span text:style-name="T18">1-to-1</text:span></text:span><text:span text:style-name="apple-style-span"><text:span text:style-name="T19"> </text:span></text:span><text:span text:style-name="apple-style-span"><text:span text:style-name="T18">à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ordinateurs</text:span></text:span><text:span text:style-name="apple-style-span"><text:span text:style-name="T19"> </text:span></text:span><text:span text:style-name="apple-style-span"><text:span text:style-name="T18">portables</text:span></text:span><text:span text:style-name="apple-style-span"><text:span text:style-name="T19"> </text:span></text:span><text:span text:style-name="apple-style-span"><text:span text:style-name="T18">connectés,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enfants</text:span></text:span><text:span text:style-name="apple-style-span"><text:span text:style-name="T19"> </text:span></text:span><text:span text:style-name="apple-style-span"><text:span text:style-name="T18">s'engagent</text:span></text:span><text:span text:style-name="apple-style-span"><text:span text:style-name="T19"> </text:span></text:span><text:span text:style-name="apple-style-span"><text:span text:style-name="T18">activement</text:span></text:span><text:span text:style-name="apple-style-span"><text:span text:style-name="T19"> </text:span></text:span><text:span text:style-name="apple-style-span"><text:span text:style-name="T18">dans</text:span></text:span><text:span text:style-name="apple-style-span"><text:span text:style-name="T19"> </text:span></text:span><text:span text:style-name="apple-style-span"><text:span text:style-name="T18">la</text:span></text:span><text:span text:style-name="apple-style-span"><text:span text:style-name="T19"> </text:span></text:span><text:span text:style-name="apple-style-span"><text:span text:style-name="T18">construction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connaissances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ne</text:span></text:span><text:span text:style-name="apple-style-span"><text:span text:style-name="T19"> </text:span></text:span><text:span text:style-name="apple-style-span"><text:span text:style-name="T18">sont</text:span></text:span><text:span text:style-name="apple-style-span"><text:span text:style-name="T19"> </text:span></text:span><text:span text:style-name="apple-style-span"><text:span text:style-name="T18">pas</text:span></text:span><text:span text:style-name="apple-style-span"><text:span text:style-name="T19"> </text:span></text:span><text:span text:style-name="apple-style-span"><text:span text:style-name="T18">limités</text:span></text:span><text:span text:style-name="apple-style-span"><text:span text:style-name="T19"> </text:span></text:span><text:span text:style-name="apple-style-span"><text:span text:style-name="T18">à</text:span></text:span><text:span text:style-name="apple-style-span"><text:span text:style-name="T19"> </text:span></text:span><text:span text:style-name="apple-style-span"><text:span text:style-name="T18">la</text:span></text:span><text:span text:style-name="apple-style-span"><text:span text:style-name="T19"> </text:span></text:span><text:span text:style-name="apple-style-span"><text:span text:style-name="T18">réception</text:span></text:span><text:span text:style-name="apple-style-span"><text:span text:style-name="T19"> </text:span></text:span><text:span text:style-name="apple-style-span"><text:span text:style-name="T18">passive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l'information.</text:span></text:span><text:span text:style-name="apple-converted-space"><text:span text:style-name="T18"> </text:span></text:span><text:span text:style-name="apple-style-span"><text:span text:style-name="T18">Chaque</text:span></text:span><text:span text:style-name="apple-style-span"><text:span text:style-name="T19"> </text:span></text:span><text:span text:style-name="apple-style-span"><text:span text:style-name="T18">enfant</text:span></text:span><text:span text:style-name="apple-style-span"><text:span text:style-name="T19"> </text:span></text:span><text:span text:style-name="apple-style-span"><text:span text:style-name="T18">(et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enseignants</text:span></text:span><text:span text:style-name="apple-style-span"><text:span text:style-name="T19"> </text:span></text:span><text:span text:style-name="apple-style-span"><text:span text:style-name="T18">eux-mêmes)</text:span></text:span><text:span text:style-name="apple-style-span"><text:span text:style-name="T19"> </text:span></text:span><text:span text:style-name="apple-style-span"><text:span text:style-name="T18">peuvent</text:span></text:span><text:span text:style-name="apple-style-span"><text:span text:style-name="T19"> </text:span></text:span><text:span text:style-name="apple-style-span"><text:span text:style-name="T18">poursuivre</text:span></text:span><text:span text:style-name="apple-style-span"><text:span text:style-name="T19"> </text:span></text:span><text:span text:style-name="apple-style-span"><text:span text:style-name="T18">leur</text:span></text:span><text:span text:style-name="apple-style-span"><text:span text:style-name="T19"> </text:span></text:span><text:span text:style-name="apple-style-span"><text:span text:style-name="T18">apprentissage</text:span></text:span><text:span text:style-name="apple-style-span"><text:span text:style-name="T19"> </text:span></text:span><text:span text:style-name="apple-style-span"><text:span text:style-name="T18">dans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domaines</text:span></text:span><text:span text:style-name="apple-style-span"><text:span text:style-name="T19"> </text:span></text:span><text:span text:style-name="apple-style-span"><text:span text:style-name="T18">d'intérêt</text:span></text:span><text:span text:style-name="apple-style-span"><text:span text:style-name="T19"> </text:span></text:span><text:span text:style-name="apple-style-span"><text:span text:style-name="T18">personnel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la</text:span></text:span><text:span text:style-name="apple-style-span"><text:span text:style-name="T19"> </text:span></text:span><text:span text:style-name="apple-style-span"><text:span text:style-name="T18">pratique</text:span></text:span><text:span text:style-name="apple-style-span"><text:span text:style-name="T19"> </text:span></text:span><text:span text:style-name="apple-style-span"><text:span text:style-name="T18">en</text:span></text:span><text:span text:style-name="apple-style-span"><text:span text:style-name="T19"> </text:span></text:span><text:span text:style-name="apple-style-span"><text:span text:style-name="T18">classe</text:span></text:span><text:span text:style-name="apple-style-span"><text:span text:style-name="T19"> </text:span></text:span><text:span text:style-name="apple-style-span"><text:span text:style-name="T18">ne</text:span></text:span><text:span text:style-name="apple-style-span"><text:span text:style-name="T19"> </text:span></text:span><text:span text:style-name="apple-style-span"><text:span text:style-name="T18">se</text:span></text:span><text:span text:style-name="apple-style-span"><text:span text:style-name="T19"> </text:span></text:span><text:span text:style-name="apple-style-span"><text:span text:style-name="T18">limite</text:span></text:span><text:span text:style-name="apple-style-span"><text:span text:style-name="T19"> </text:span></text:span><text:span text:style-name="apple-style-span"><text:span text:style-name="T18">pas</text:span></text:span><text:span text:style-name="apple-style-span"><text:span text:style-name="T19"> </text:span></text:span><text:span text:style-name="apple-style-span"><text:span text:style-name="T18">à</text:span></text:span><text:span text:style-name="apple-style-span"><text:span text:style-name="T19"> </text:span></text:span><text:span text:style-name="apple-style-span"><text:span text:style-name="T18">une</text:span></text:span><text:span text:style-name="apple-style-span"><text:span text:style-name="T19"> </text:span></text:span><text:span text:style-name="apple-style-span"><text:span text:style-name="T18">approche</text:span></text:span><text:span text:style-name="apple-style-span"><text:span text:style-name="T19"> </text:span></text:span><text:span text:style-name="apple-style-span"><text:span text:style-name="T18">prédéterminé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uniforme.</text:span></text:span></text:p>
      <text:p text:style-name="Text_20_body_20__28_user_29_"><text:span text:style-name="apple-converted-space"><text:span text:style-name="T18"> </text:span></text:span><text:span text:style-name="T18"><text:line-break/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enseignants</text:span></text:span><text:span text:style-name="apple-style-span"><text:span text:style-name="T19"> </text:span></text:span><text:span text:style-name="apple-style-span"><text:span text:style-name="T18">en</text:span></text:span><text:span text:style-name="apple-style-span"><text:span text:style-name="T19"> </text:span></text:span><text:span text:style-name="apple-style-span"><text:span text:style-name="T18">bénéficient</text:span></text:span><text:span text:style-name="apple-style-span"><text:span text:style-name="T19"> </text:span></text:span><text:span text:style-name="apple-style-span"><text:span text:style-name="T18">aussi.</text:span></text:span><text:span text:style-name="apple-converted-space"><text:span text:style-name="T18"> </text:span></text:span><text:span text:style-name="apple-style-span"><text:span text:style-name="T18">Non</text:span></text:span><text:span text:style-name="apple-style-span"><text:span text:style-name="T19"> </text:span></text:span><text:span text:style-name="apple-style-span"><text:span text:style-name="T18">seulement</text:span></text:span><text:span text:style-name="apple-style-span"><text:span text:style-name="T19"> </text:span></text:span><text:span text:style-name="apple-style-span"><text:span text:style-name="T18">ils</text:span></text:span><text:span text:style-name="apple-style-span"><text:span text:style-name="T19"> </text:span></text:span><text:span text:style-name="apple-style-span"><text:span text:style-name="T18">arrivent</text:span></text:span><text:span text:style-name="apple-style-span"><text:span text:style-name="T19"> </text:span></text:span><text:span text:style-name="apple-style-span"><text:span text:style-name="T18">à</text:span></text:span><text:span text:style-name="apple-style-span"><text:span text:style-name="T19"> </text:span></text:span><text:span text:style-name="apple-style-span"><text:span text:style-name="T18">utiliser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ordinateurs</text:span></text:span><text:span text:style-name="apple-style-span"><text:span text:style-name="T19"> </text:span></text:span><text:span text:style-name="apple-style-span"><text:span text:style-name="T18">portables</text:span></text:span><text:span text:style-name="apple-style-span"><text:span text:style-name="T19"> </text:span></text:span><text:span text:style-name="apple-style-span"><text:span text:style-name="T18">à</text:span></text:span><text:span text:style-name="apple-style-span"><text:span text:style-name="T19"> </text:span></text:span><text:span text:style-name="apple-style-span"><text:span text:style-name="T18">la</text:span></text:span><text:span text:style-name="apple-style-span"><text:span text:style-name="T19"> </text:span></text:span><text:span text:style-name="apple-style-span"><text:span text:style-name="T18">maison</text:span></text:span><text:span text:style-name="apple-style-span"><text:span text:style-name="T19"> </text:span></text:span><text:span text:style-name="apple-style-span"><text:span text:style-name="T18">pour</text:span></text:span><text:span text:style-name="apple-style-span"><text:span text:style-name="T19"> </text:span></text:span><text:span text:style-name="apple-style-span"><text:span text:style-name="T18">leur</text:span></text:span><text:span text:style-name="apple-style-span"><text:span text:style-name="T19"> </text:span></text:span><text:span text:style-name="apple-style-span"><text:span text:style-name="T18">propre</text:span></text:span><text:span text:style-name="apple-style-span"><text:span text:style-name="T19"> </text:span></text:span><text:span text:style-name="apple-style-span"><text:span text:style-name="T18">apprentissage,</text:span></text:span><text:span text:style-name="apple-style-span"><text:span text:style-name="T19"> </text:span></text:span><text:span text:style-name="apple-style-span"><text:span text:style-name="T18">mais</text:span></text:span><text:span text:style-name="apple-style-span"><text:span text:style-name="T19"> </text:span></text:span><text:span text:style-name="apple-style-span"><text:span text:style-name="T18">l'ordinateur</text:span></text:span><text:span text:style-name="apple-style-span"><text:span text:style-name="T19"> </text:span></text:span><text:span text:style-name="apple-style-span"><text:span text:style-name="T18">portable</text:span></text:span><text:span text:style-name="apple-style-span"><text:span text:style-name="T19"> </text:span></text:span><text:span text:style-name="apple-style-span"><text:span text:style-name="T18">connecté</text:span></text:span><text:span text:style-name="apple-style-span"><text:span text:style-name="T19"> </text:span></text:span><text:span text:style-name="apple-style-span"><text:span text:style-name="T18">devient</text:span></text:span><text:span text:style-name="apple-style-span"><text:span text:style-name="T19"> </text:span></text:span><text:span text:style-name="apple-style-span"><text:span text:style-name="T18">un</text:span></text:span><text:span text:style-name="apple-style-span"><text:span text:style-name="T19"> </text:span></text:span><text:span text:style-name="apple-style-span"><text:span text:style-name="T18">moteur</text:span></text:span><text:span text:style-name="apple-style-span"><text:span text:style-name="T19"> </text:span></text:span><text:span text:style-name="apple-style-span"><text:span text:style-name="T18">pour</text:span></text:span><text:span text:style-name="apple-style-span"><text:span text:style-name="T19"> </text:span></text:span><text:span text:style-name="apple-style-span"><text:span text:style-name="T18">le</text:span></text:span><text:span text:style-name="apple-style-span"><text:span text:style-name="T19"> </text:span></text:span><text:span text:style-name="apple-style-span"><text:span text:style-name="T18">développement</text:span></text:span><text:span text:style-name="apple-style-span"><text:span text:style-name="T19"> </text:span></text:span><text:span text:style-name="apple-style-span"><text:span text:style-name="T18">professionnel</text:span></text:span><text:span text:style-name="apple-style-span"><text:span text:style-name="T19"> </text:span></text:span><text:span text:style-name="apple-style-span"><text:span text:style-name="T18">personnalisé.</text:span></text:span><text:span text:style-name="apple-converted-space"><text:span text:style-name="T18"> </text:span></text:span><text:span text:style-name="apple-style-span"><text:span text:style-name="T18">Cela</text:span></text:span><text:span text:style-name="apple-style-span"><text:span text:style-name="T19"> </text:span></text:span><text:span text:style-name="apple-style-span"><text:span text:style-name="T18">permet</text:span></text:span><text:span text:style-name="apple-style-span"><text:span text:style-name="T19"> </text:span></text:span><text:span text:style-name="apple-style-span"><text:span text:style-name="T18">aux</text:span></text:span><text:span text:style-name="apple-style-span"><text:span text:style-name="T19"> </text:span></text:span><text:span text:style-name="apple-style-span"><text:span text:style-name="T18">enseignants</text:span></text:span><text:span text:style-name="apple-style-span"><text:span text:style-name="T19"> </text:span></text:span><text:span text:style-name="apple-style-span"><text:span text:style-name="T18">d'accéder</text:span></text:span><text:span text:style-name="apple-style-span"><text:span text:style-name="T19"> </text:span></text:span><text:span text:style-name="apple-style-span"><text:span text:style-name="T18">à</text:span></text:span><text:span text:style-name="apple-style-span"><text:span text:style-name="T19"> </text:span></text:span><text:span text:style-name="apple-style-span"><text:span text:style-name="T18">l'expertise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à</text:span></text:span><text:span text:style-name="apple-style-span"><text:span text:style-name="T19"> </text:span></text:span><text:span text:style-name="apple-style-span"><text:span text:style-name="T18">échanger</text:span></text:span><text:span text:style-name="apple-style-span"><text:span text:style-name="T19"> </text:span></text:span><text:span text:style-name="apple-style-span"><text:span text:style-name="T18">avec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collègues,</text:span></text:span><text:span text:style-name="apple-style-span"><text:span text:style-name="T19"> </text:span></text:span><text:span text:style-name="apple-style-span"><text:span text:style-name="T18">en</text:span></text:span><text:span text:style-name="apple-style-span"><text:span text:style-name="T19"> </text:span></text:span><text:span text:style-name="apple-style-span"><text:span text:style-name="T18">posant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répondant</text:span></text:span><text:span text:style-name="apple-style-span"><text:span text:style-name="T19"> </text:span></text:span><text:span text:style-name="apple-style-span"><text:span text:style-name="T18">à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questions</text:span></text:span><text:span text:style-name="apple-style-span"><text:span text:style-name="T19"> </text:span></text:span><text:span text:style-name="apple-style-span"><text:span text:style-name="T18">pratiques.</text:span></text:span><text:span text:style-name="apple-converted-space"><text:span text:style-name="T18"> </text:span></text:span><text:span text:style-name="apple-style-span"><text:span text:style-name="T18">Ils</text:span></text:span><text:span text:style-name="apple-style-span"><text:span text:style-name="T19"> </text:span></text:span><text:span text:style-name="apple-style-span"><text:span text:style-name="T18">peuvent</text:span></text:span><text:span text:style-name="apple-style-span"><text:span text:style-name="T19"> </text:span></text:span><text:span text:style-name="apple-style-span"><text:span text:style-name="T18">participer</text:span></text:span><text:span text:style-name="apple-style-span"><text:span text:style-name="T19"> </text:span></text:span><text:span text:style-name="apple-style-span"><text:span text:style-name="T18">pleinement</text:span></text:span><text:span text:style-name="apple-style-span"><text:span text:style-name="T19"> </text:span></text:span><text:span text:style-name="apple-style-span"><text:span text:style-name="T18">en</text:span></text:span><text:span text:style-name="apple-style-span"><text:span text:style-name="T19"> </text:span></text:span><text:span text:style-name="apple-style-span"><text:span text:style-name="T18">tant</text:span></text:span><text:span text:style-name="apple-style-span"><text:span text:style-name="T19"> </text:span></text:span><text:span text:style-name="apple-style-span"><text:span text:style-name="T18">que</text:span></text:span><text:span text:style-name="apple-style-span"><text:span text:style-name="T19"> </text:span></text:span><text:span text:style-name="apple-style-span"><text:span text:style-name="T18">producteurs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connaissances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non</text:span></text:span><text:span text:style-name="apple-style-span"><text:span text:style-name="T19"> </text:span></text:span><text:span text:style-name="apple-style-span"><text:span text:style-name="T18">pas</text:span></text:span><text:span text:style-name="apple-style-span"><text:span text:style-name="T19"> </text:span></text:span><text:span text:style-name="apple-style-span"><text:span text:style-name="T18">seulement</text:span></text:span><text:span text:style-name="apple-style-span"><text:span text:style-name="T19"> </text:span></text:span><text:span text:style-name="apple-style-span"><text:span text:style-name="T18">comme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consommateurs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matériel</text:span></text:span><text:span text:style-name="apple-style-span"><text:span text:style-name="T19"> </text:span></text:span><text:span text:style-name="apple-style-span"><text:span text:style-name="T18">produit</text:span></text:span><text:span text:style-name="apple-style-span"><text:span text:style-name="T19"> </text:span></text:span><text:span text:style-name="apple-style-span"><text:span text:style-name="T18">par</text:span></text:span><text:span text:style-name="apple-style-span"><text:span text:style-name="T19"> </text:span></text:span><text:span text:style-name="apple-style-span"><text:span text:style-name="T18">d'autres.</text:span></text:span><text:span text:style-name="apple-converted-space"><text:span text:style-name="T18"> </text:span></text:span><text:span text:style-name="T18"><text:line-break/></text:span></text:p>
      <text:p text:style-name="Text_20_body_20__28_user_29_"><text:span text:style-name="apple-style-span"><text:span text:style-name="T18">L'équipe</text:span></text:span><text:span text:style-name="apple-style-span"><text:span text:style-name="T19"> </text:span></text:span><text:span text:style-name="apple-style-span"><text:span text:style-name="T18">principale</text:span></text:span><text:span text:style-name="apple-style-span"><text:span text:style-name="T19"> </text:span></text:span><text:span text:style-name="apple-style-span"><text:span text:style-name="T18">devrait</text:span></text:span><text:span text:style-name="apple-style-span"><text:span text:style-name="T19"> </text:span></text:span><text:span text:style-name="apple-style-span"><text:span text:style-name="T18">élaborer</text:span></text:span><text:span text:style-name="apple-style-span"><text:span text:style-name="T19"> </text:span></text:span><text:span text:style-name="apple-style-span"><text:span text:style-name="T18">différentes</text:span></text:span><text:span text:style-name="apple-style-span"><text:span text:style-name="T19"> </text:span></text:span><text:span text:style-name="apple-style-span"><text:span text:style-name="T18">stratégies</text:span></text:span><text:span text:style-name="apple-style-span"><text:span text:style-name="T19"> </text:span></text:span><text:span text:style-name="apple-style-span"><text:span text:style-name="T18">pour</text:span></text:span><text:span text:style-name="apple-style-span"><text:span text:style-name="T19"> </text:span></text:span><text:span text:style-name="apple-style-span"><text:span text:style-name="T18">développer</text:span></text:span><text:span text:style-name="apple-style-span"><text:span text:style-name="T19"> </text:span></text:span><text:span text:style-name="apple-style-span"><text:span text:style-name="T18">la</text:span></text:span><text:span text:style-name="apple-style-span"><text:span text:style-name="T19"> </text:span></text:span><text:span text:style-name="apple-style-span"><text:span text:style-name="T18">capacité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l'enseignant:</text:span></text:span><text:span text:style-name="apple-converted-space"><text:span text:style-name="T18"> </text:span></text:span><text:span text:style-name="T18"><text:line-break/></text:span><text:span text:style-name="apple-style-span"><text:span text:style-name="T18">1.</text:span></text:span><text:span text:style-name="apple-converted-space"><text:span text:style-name="T18"> 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ateliers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formation:</text:span></text:span><text:span text:style-name="apple-style-span"><text:span text:style-name="T19"> </text:span></text:span><text:span text:style-name="apple-style-span"><text:span text:style-name="T18">où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enseignants</text:span></text:span><text:span text:style-name="apple-style-span"><text:span text:style-name="T19"> </text:span></text:span><text:span text:style-name="apple-style-span"><text:span text:style-name="T18">apprennent</text:span></text:span><text:span text:style-name="apple-style-span"><text:span text:style-name="T19"> </text:span></text:span><text:span text:style-name="apple-style-span"><text:span text:style-name="T18">à</text:span></text:span><text:span text:style-name="apple-style-span"><text:span text:style-name="T19"> </text:span></text:span><text:span text:style-name="apple-style-span"><text:span text:style-name="T18">utiliser</text:span></text:span><text:span text:style-name="apple-style-span"><text:span text:style-name="T19"> </text:span></text:span><text:span text:style-name="apple-style-span"><text:span text:style-name="T18">l'ordinateur,</text:span></text:span><text:span text:style-name="apple-style-span"><text:span text:style-name="T19"> </text:span></text:span><text:span text:style-name="apple-style-span"><text:span text:style-name="T18">et,</text:span></text:span><text:span text:style-name="apple-style-span"><text:span text:style-name="T19"> </text:span></text:span><text:span text:style-name="apple-style-span"><text:span text:style-name="T18">dans</text:span></text:span><text:span text:style-name="apple-style-span"><text:span text:style-name="T19"> </text:span></text:span><text:span text:style-name="apple-style-span"><text:span text:style-name="T18">le</text:span></text:span><text:span text:style-name="apple-style-span"><text:span text:style-name="T19"> </text:span></text:span><text:span text:style-name="apple-style-span"><text:span text:style-name="T18">même</text:span></text:span><text:span text:style-name="apple-style-span"><text:span text:style-name="T19"> </text:span></text:span><text:span text:style-name="apple-style-span"><text:span text:style-name="T18">temps,</text:span></text:span><text:span text:style-name="apple-style-span"><text:span text:style-name="T19"> </text:span></text:span><text:span text:style-name="apple-style-span"><text:span text:style-name="T18">à</text:span></text:span><text:span text:style-name="apple-style-span"><text:span text:style-name="T19"> </text:span></text:span><text:span text:style-name="apple-style-span"><text:span text:style-name="T18">l'incorporer</text:span></text:span><text:span text:style-name="apple-style-span"><text:span text:style-name="T19"> </text:span></text:span><text:span text:style-name="apple-style-span"><text:span text:style-name="T18">dans</text:span></text:span><text:span text:style-name="apple-style-span"><text:span text:style-name="T19"> </text:span></text:span><text:span text:style-name="apple-style-span"><text:span text:style-name="T18">leur</text:span></text:span><text:span text:style-name="apple-style-span"><text:span text:style-name="T19"> </text:span></text:span><text:span text:style-name="apple-style-span"><text:span text:style-name="T18">pratique</text:span></text:span><text:span text:style-name="apple-style-span"><text:span text:style-name="T19"> </text:span></text:span><text:span text:style-name="apple-style-span"><text:span text:style-name="T18">pédagogique.</text:span></text:span><text:span text:style-name="apple-converted-space"><text:span text:style-name="T18"> </text:span></text:span><text:span text:style-name="T18"><text:line-break/></text:span><text:span text:style-name="apple-style-span"><text:span text:style-name="T18">2.</text:span></text:span><text:span text:style-name="apple-converted-space"><text:span text:style-name="T18"> 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mécanismes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soutien:</text:span></text:span><text:span text:style-name="apple-style-span"><text:span text:style-name="T19"> </text:span></text:span><text:span text:style-name="apple-style-span"><text:span text:style-name="T18">Bien</text:span></text:span><text:span text:style-name="apple-style-span"><text:span text:style-name="T19"> </text:span></text:span><text:span text:style-name="apple-style-span"><text:span text:style-name="T18">que</text:span></text:span><text:span text:style-name="apple-style-span"><text:span text:style-name="T19"> </text:span></text:span><text:span text:style-name="apple-style-span"><text:span text:style-name="T18">le</text:span></text:span><text:span text:style-name="apple-style-span"><text:span text:style-name="T19"> </text:span></text:span><text:span text:style-name="apple-style-span"><text:span text:style-name="T18">contenu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l'initiative</text:span></text:span><text:span text:style-name="apple-style-span"><text:span text:style-name="T19"> </text:span></text:span><text:span text:style-name="apple-style-span"><text:span text:style-name="T18">constitue</text:span></text:span><text:span text:style-name="apple-style-span"><text:span text:style-name="T19"> </text:span></text:span><text:span text:style-name="apple-style-span"><text:span text:style-name="T18">un</text:span></text:span><text:span text:style-name="apple-style-span"><text:span text:style-name="T19"> </text:span></text:span><text:span text:style-name="apple-style-span"><text:span text:style-name="T18">mécanisme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soutien</text:span></text:span><text:span text:style-name="apple-style-span"><text:span text:style-name="T19"> </text:span></text:span><text:span text:style-name="apple-style-span"><text:span text:style-name="T18">important</text:span></text:span><text:span text:style-name="apple-style-span"><text:span text:style-name="T19"> </text:span></text:span><text:span text:style-name="apple-style-span"><text:span text:style-name="T18">à</text:span></text:span><text:span text:style-name="apple-style-span"><text:span text:style-name="T19"> </text:span></text:span><text:span text:style-name="apple-style-span"><text:span text:style-name="T18">la</text:span></text:span><text:span text:style-name="apple-style-span"><text:span text:style-name="T19"> </text:span></text:span><text:span text:style-name="apple-style-span"><text:span text:style-name="T18">pratique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l'enseignement,</text:span></text:span><text:span text:style-name="apple-style-span"><text:span text:style-name="T19"> </text:span></text:span><text:span text:style-name="apple-style-span"><text:span text:style-name="T18">d'autres</text:span></text:span><text:span text:style-name="apple-style-span"><text:span text:style-name="T19"> </text:span></text:span><text:span text:style-name="apple-style-span"><text:span text:style-name="T18">mécanismes</text:span></text:span><text:span text:style-name="apple-style-span"><text:span text:style-name="T19"> </text:span></text:span><text:span text:style-name="apple-style-span"><text:span text:style-name="T18">doivent</text:span></text:span><text:span text:style-name="apple-style-span"><text:span text:style-name="T19"> </text:span></text:span><text:span text:style-name="apple-style-span"><text:span text:style-name="T18">être</text:span></text:span><text:span text:style-name="apple-style-span"><text:span text:style-name="T19"> </text:span></text:span><text:span text:style-name="apple-style-span"><text:span text:style-name="T18">mis</text:span></text:span><text:span text:style-name="apple-style-span"><text:span text:style-name="T19"> </text:span></text:span><text:span text:style-name="apple-style-span"><text:span text:style-name="T18">en</text:span></text:span><text:span text:style-name="apple-style-span"><text:span text:style-name="T19"> </text:span></text:span><text:span text:style-name="apple-style-span"><text:span text:style-name="T18">œuvre,</text:span></text:span><text:span text:style-name="apple-style-span"><text:span text:style-name="T19"> </text:span></text:span><text:span text:style-name="apple-style-span"><text:span text:style-name="T18">y</text:span></text:span><text:span text:style-name="apple-style-span"><text:span text:style-name="T19"> </text:span></text:span><text:span text:style-name="apple-style-span"><text:span text:style-name="T18">compris</text:span></text:span><text:span text:style-name="apple-style-span"><text:span text:style-name="T19"> </text:span></text:span><text:span text:style-name="apple-style-span"><text:span text:style-name="T18">l</text:span></text:span><text:span text:style-name="apple-style-span"><text:span text:style-name="T19">’</text:span></text:span><text:span text:style-name="apple-style-span"><text:span text:style-name="T18">assistance</text:span></text:span><text:span text:style-name="apple-style-span"><text:span text:style-name="T19"> </text:span></text:span><text:span text:style-name="apple-style-span"><text:span text:style-name="T18">en</text:span></text:span><text:span text:style-name="apple-style-span"><text:span text:style-name="T19"> </text:span></text:span><text:span text:style-name="apple-style-span"><text:span text:style-name="T18">classe,</text:span></text:span><text:span text:style-name="apple-style-span"><text:span text:style-name="T19"> </text:span></text:span><text:span text:style-name="apple-style-span"><text:span text:style-name="T18">ce</text:span></text:span><text:span text:style-name="apple-style-span"><text:span text:style-name="T19"> </text:span></text:span><text:span text:style-name="apple-style-span"><text:span text:style-name="T18">qui</text:span></text:span><text:span text:style-name="apple-style-span"><text:span text:style-name="T19"> </text:span></text:span><text:span text:style-name="apple-style-span"><text:span text:style-name="T18">peut</text:span></text:span><text:span text:style-name="apple-style-span"><text:span text:style-name="T19"> </text:span></text:span><text:span text:style-name="apple-style-span"><text:span text:style-name="T18">se</text:span></text:span><text:span text:style-name="apple-style-span"><text:span text:style-name="T19"> </text:span></text:span><text:span text:style-name="apple-style-span"><text:span text:style-name="T18">faire</text:span></text:span><text:span text:style-name="apple-style-span"><text:span text:style-name="T19"> </text:span></text:span><text:span text:style-name="apple-style-span"><text:span text:style-name="T18">grâce</text:span></text:span><text:span text:style-name="apple-style-span"><text:span text:style-name="T19"> </text:span></text:span><text:span text:style-name="apple-style-span"><text:span text:style-name="T18">à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accords</text:span></text:span><text:span text:style-name="apple-style-span"><text:span text:style-name="T19"> </text:span></text:span><text:span text:style-name="apple-style-span"><text:span text:style-name="T18">avec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universités,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lignes</text:span></text:span><text:span text:style-name="apple-style-span"><text:span text:style-name="T19"> </text:span></text:span><text:span text:style-name="apple-style-span"><text:span text:style-name="T18">téléphoniques</text:span></text:span><text:span text:style-name="apple-style-span"><text:span text:style-name="T19"> </text:span></text:span><text:span text:style-name="apple-style-span"><text:span text:style-name="T18">d'aide</text:span></text:span><text:span text:style-name="apple-style-span"><text:span text:style-name="T19"> </text:span></text:span><text:span text:style-name="apple-style-span"><text:span text:style-name="T18">qui</text:span></text:span><text:span text:style-name="apple-style-span"><text:span text:style-name="T19"> </text:span></text:span><text:span text:style-name="apple-style-span"><text:span text:style-name="T18">peuvent</text:span></text:span><text:span text:style-name="apple-style-span"><text:span text:style-name="T19"> </text:span></text:span><text:span text:style-name="apple-style-span"><text:span text:style-name="T18">être</text:span></text:span><text:span text:style-name="apple-style-span"><text:span text:style-name="T19"> </text:span></text:span><text:span text:style-name="apple-style-span"><text:span text:style-name="T18">mis</text:span></text:span><text:span text:style-name="apple-style-span"><text:span text:style-name="T19"> </text:span></text:span><text:span text:style-name="apple-style-span"><text:span text:style-name="T18">en</text:span></text:span><text:span text:style-name="apple-style-span"><text:span text:style-name="T19"> </text:span></text:span><text:span text:style-name="apple-style-span"><text:span text:style-name="T18">place</text:span></text:span><text:span text:style-name="apple-style-span"><text:span text:style-name="T19"> </text:span></text:span><text:span text:style-name="apple-style-span"><text:span text:style-name="T18">avec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techniciens</text:span></text:span><text:span text:style-name="apple-converted-space"><text:span text:style-name="T18"> </text:span></text:span><text:span text:style-name="apple-style-span"><text:span text:style-name="T18">développeurs</text:span></text:span><text:span text:style-name="apple-style-span"><text:span text:style-name="T19"> </text:span></text:span><text:span text:style-name="apple-style-span"><text:span text:style-name="T18">dans</text:span></text:span><text:span text:style-name="apple-style-span"><text:span text:style-name="T19"> </text:span></text:span><text:span text:style-name="apple-style-span"><text:span text:style-name="T18">le</text:span></text:span><text:span text:style-name="apple-style-span"><text:span text:style-name="T19"> </text:span></text:span><text:span text:style-name="apple-style-span"><text:span text:style-name="T18">pays,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blogs</text:span></text:span><text:span text:style-name="apple-style-span"><text:span text:style-name="T19"> </text:span></text:span><text:span text:style-name="apple-style-span"><text:span text:style-name="T18">ou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forums</text:span></text:span><text:span text:style-name="apple-style-span"><text:span text:style-name="T19"> </text:span></text:span><text:span text:style-name="apple-style-span"><text:span text:style-name="T18">en</text:span></text:span><text:span text:style-name="apple-style-span"><text:span text:style-name="T19"> </text:span></text:span><text:span text:style-name="apple-style-span"><text:span text:style-name="T18">ligne</text:span></text:span><text:span text:style-name="apple-style-span"><text:span text:style-name="T19"> </text:span></text:span><text:span text:style-name="apple-style-span"><text:span text:style-name="T18">où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enseignants</text:span></text:span><text:span text:style-name="apple-style-span"><text:span text:style-name="T19"> </text:span></text:span><text:span text:style-name="apple-style-span"><text:span text:style-name="T18">peuvent</text:span></text:span><text:span text:style-name="apple-style-span"><text:span text:style-name="T19"> </text:span></text:span><text:span text:style-name="apple-style-span"><text:span text:style-name="T18">participer.</text:span></text:span><text:span text:style-name="apple-converted-space"><text:span text:style-name="T18"> </text:span></text:span><text:span text:style-name="T18"><text:line-break/></text:span><text:span text:style-name="apple-style-span"><text:span text:style-name="T18">3.</text:span></text:span><text:span text:style-name="apple-converted-space"><text:span text:style-name="T18"> Des</text:span></text:span><text:span text:style-name="apple-converted-space"><text:span text:style-name="T19"> </text:span></text:span><text:span text:style-name="apple-converted-space"><text:span text:style-name="T18">clubs</text:span></text:span><text:span text:style-name="apple-converted-space"><text:span text:style-name="T19"> </text:span></text:span><text:span text:style-name="apple-converted-space"><text:span text:style-name="T18">enseignants</text:span></text:span><text:span text:style-name="apple-style-span"><text:span text:style-name="T18">: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espaces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travail</text:span></text:span><text:span text:style-name="apple-style-span"><text:span text:style-name="T19"> </text:span></text:span><text:span text:style-name="apple-style-span"><text:span text:style-name="T18">où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enseignants</text:span></text:span><text:span text:style-name="apple-style-span"><text:span text:style-name="T19"> </text:span></text:span><text:span text:style-name="apple-style-span"><text:span text:style-name="T18">peuvent</text:span></text:span><text:span text:style-name="apple-style-span"><text:span text:style-name="T19"> </text:span></text:span><text:span text:style-name="apple-style-span"><text:span text:style-name="T18">se</text:span></text:span><text:span text:style-name="apple-style-span"><text:span text:style-name="T19"> </text:span></text:span><text:span text:style-name="apple-style-span"><text:span text:style-name="T18">rencontrer</text:span></text:span><text:span text:style-name="apple-style-span"><text:span text:style-name="T19"> </text:span></text:span><text:span text:style-name="apple-style-span"><text:span text:style-name="T18">régulièrement</text:span></text:span><text:span text:style-name="apple-style-span"><text:span text:style-name="T19"> </text:span></text:span><text:span text:style-name="apple-style-span"><text:span text:style-name="T18">pour</text:span></text:span><text:span text:style-name="apple-style-span"><text:span text:style-name="T19"> </text:span></text:span><text:span text:style-name="apple-style-span"><text:span text:style-name="T18">partager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réussites,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problèmes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solutions.</text:span></text:span><text:span text:style-name="apple-converted-space"><text:span text:style-name="T18"> </text:span></text:span><text:span text:style-name="T18"><text:line-break/></text:span><text:span text:style-name="apple-style-span"><text:span text:style-name="T18">4.</text:span></text:span><text:span text:style-name="apple-converted-space"><text:span text:style-name="T18"> </text:span></text:span><text:span text:style-name="apple-style-span"><text:span text:style-name="T18">Guides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ressources.</text:span></text:span><text:span text:style-name="apple-converted-space"><text:span text:style-name="T18"> </text:span></text:span><text:span text:style-name="T18"><text:line-break/></text:span></text:p>
      <text:p text:style-name="Text_20_body_20__28_user_29_"><text:span text:style-name="apple-style-span"><text:span text:style-name="T18">Lors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premières</text:span></text:span><text:span text:style-name="apple-style-span"><text:span text:style-name="T19"> </text:span></text:span><text:span text:style-name="apple-style-span"><text:span text:style-name="T18">formations,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enseignants</text:span></text:span><text:span text:style-name="apple-style-span"><text:span text:style-name="T19"> </text:span></text:span><text:span text:style-name="apple-style-span"><text:span text:style-name="T18">devraient</text:span></text:span><text:span text:style-name="apple-style-span"><text:span text:style-name="T19"> </text:span></text:span><text:span text:style-name="apple-style-span"><text:span text:style-name="T18">apprendre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utilisations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base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l'ordinateur</text:span></text:span><text:span text:style-name="apple-style-span"><text:span text:style-name="T19"> </text:span></text:span><text:span text:style-name="apple-style-span"><text:span text:style-name="T18">portable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comment</text:span></text:span><text:span text:style-name="apple-style-span"><text:span text:style-name="T19"> </text:span></text:span><text:span text:style-name="apple-style-span"><text:span text:style-name="T18">l'intégrer</text:span></text:span><text:span text:style-name="apple-style-span"><text:span text:style-name="T19"> </text:span></text:span><text:span text:style-name="apple-style-span"><text:span text:style-name="T18">dans</text:span></text:span><text:span text:style-name="apple-style-span"><text:span text:style-name="T19"> </text:span></text:span><text:span text:style-name="apple-style-span"><text:span text:style-name="T18">leur</text:span></text:span><text:span text:style-name="apple-style-span"><text:span text:style-name="T19"> </text:span></text:span><text:span text:style-name="apple-style-span"><text:span text:style-name="T18">pratique</text:span></text:span><text:span text:style-name="apple-style-span"><text:span text:style-name="T19"> </text:span></text:span><text:span text:style-name="apple-style-span"><text:span text:style-name="T18">pédagogique.</text:span></text:span><text:span text:style-name="apple-converted-space"><text:span text:style-name="T18"> </text:span></text:span><text:span text:style-name="apple-style-span"><text:span text:style-name="T18">La</text:span></text:span><text:span text:style-name="apple-style-span"><text:span text:style-name="T19"> </text:span></text:span><text:span text:style-name="apple-style-span"><text:span text:style-name="T18">formation</text:span></text:span><text:span text:style-name="apple-style-span"><text:span text:style-name="T19"> </text:span></text:span><text:span text:style-name="apple-style-span"><text:span text:style-name="T18">devrait</text:span></text:span><text:span text:style-name="apple-style-span"><text:span text:style-name="T19"> </text:span></text:span><text:span text:style-name="apple-style-span"><text:span text:style-name="T18">être</text:span></text:span><text:span text:style-name="apple-style-span"><text:span text:style-name="T19"> </text:span></text:span><text:span text:style-name="apple-style-span"><text:span text:style-name="T18">guidée</text:span></text:span><text:span text:style-name="apple-style-span"><text:span text:style-name="T19"> </text:span></text:span><text:span text:style-name="apple-style-span"><text:span text:style-name="T18">par</text:span></text:span><text:span text:style-name="apple-style-span"><text:span text:style-name="T19"> </text:span></text:span><text:span text:style-name="apple-style-span"><text:span text:style-name="T18">la</text:span></text:span><text:span text:style-name="apple-style-span"><text:span text:style-name="T19"> </text:span></text:span><text:span text:style-name="apple-style-span"><text:span text:style-name="T18">vision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l'objectif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l'initiative</text:span></text:span><text:span text:style-name="apple-style-span"><text:span text:style-name="T19"> </text:span></text:span><text:span text:style-name="apple-style-span"><text:span text:style-name="T18">globale.</text:span></text:span><text:span text:style-name="apple-converted-space"><text:span text:style-name="T18"> </text:span></text:span><text:span text:style-name="apple-style-span"><text:span text:style-name="T18">Nous</text:span></text:span><text:span text:style-name="apple-style-span"><text:span text:style-name="T19"> </text:span></text:span><text:span text:style-name="apple-style-span"><text:span text:style-name="T18">recommandons</text:span></text:span><text:span text:style-name="apple-style-span"><text:span text:style-name="T19"> </text:span></text:span><text:span text:style-name="apple-style-span"><text:span text:style-name="T18">que</text:span></text:span><text:span text:style-name="apple-style-span"><text:span text:style-name="T19"> </text:span></text:span><text:span text:style-name="apple-style-span"><text:span text:style-name="T18">l'approche</text:span></text:span><text:span text:style-name="apple-style-span"><text:span text:style-name="T19"> </text:span></text:span><text:span text:style-name="apple-style-span"><text:span text:style-name="T18">appropriée</text:span></text:span><text:span text:style-name="apple-style-span"><text:span text:style-name="T19"> </text:span></text:span><text:span text:style-name="apple-style-span"><text:span text:style-name="T18">soit</text:span></text:span><text:span text:style-name="apple-style-span"><text:span text:style-name="T19"> </text:span></text:span><text:span text:style-name="apple-style-span"><text:span text:style-name="T18">celle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«learning</text:span></text:span><text:span text:style-name="apple-style-span"><text:span text:style-name="T19"> </text:span></text:span><text:span text:style-name="apple-style-span"><text:span text:style-name="T18">by</text:span></text:span><text:span text:style-name="apple-style-span"><text:span text:style-name="T19"> </text:span></text:span><text:span text:style-name="apple-style-span"><text:span text:style-name="T18">doing»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que</text:span></text:span><text:span text:style-name="apple-style-span"><text:span text:style-name="T19"> </text:span></text:span><text:span text:style-name="apple-style-span"><text:span text:style-name="T18">le</text:span></text:span><text:span text:style-name="apple-style-span"><text:span text:style-name="T19"> </text:span></text:span><text:span text:style-name="apple-style-span"><text:span text:style-name="T18">«faire»</text:span></text:span><text:span text:style-name="apple-style-span"><text:span text:style-name="T19"> </text:span></text:span><text:span text:style-name="apple-style-span"><text:span text:style-name="T18">se</text:span></text:span><text:span text:style-name="apple-style-span"><text:span text:style-name="T19"> </text:span></text:span><text:span text:style-name="apple-style-span"><text:span text:style-name="T18">concentre</text:span></text:span><text:span text:style-name="apple-style-span"><text:span text:style-name="T19"> </text:span></text:span><text:span text:style-name="apple-style-span"><text:span text:style-name="T18">sur</text:span></text:span><text:span text:style-name="apple-style-span"><text:span text:style-name="T19"> </text:span></text:span><text:span text:style-name="apple-style-span"><text:span text:style-name="T18">le</text:span></text:span><text:span text:style-name="apple-style-span"><text:span text:style-name="T19"> </text:span></text:span><text:span text:style-name="apple-style-span"><text:span text:style-name="T18">développement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projets</text:span></text:span><text:span text:style-name="apple-style-span"><text:span text:style-name="T19"> </text:span></text:span><text:span text:style-name="apple-style-span"><text:span text:style-name="T18">concrets</text:span></text:span><text:span text:style-name="apple-style-span"><text:span text:style-name="T19"> </text:span></text:span><text:span text:style-name="apple-style-span"><text:span text:style-name="T18">au</text:span></text:span><text:span text:style-name="apple-style-span"><text:span text:style-name="T19"> </text:span></text:span><text:span text:style-name="apple-style-span"><text:span text:style-name="T18">sein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la</text:span></text:span><text:span text:style-name="apple-style-span"><text:span text:style-name="T19"> </text:span></text:span><text:span text:style-name="apple-style-span"><text:span text:style-name="T18">classe.</text:span></text:span><text:span text:style-name="apple-converted-space"><text:span text:style-name="T18"> </text:span></text:span><text:span text:style-name="apple-style-span"><text:span text:style-name="T18">L'équipe</text:span></text:span><text:span text:style-name="apple-style-span"><text:span text:style-name="T19"> </text:span></text:span><text:span text:style-name="apple-style-span"><text:span text:style-name="T18">principale</text:span></text:span><text:span text:style-name="apple-style-span"><text:span text:style-name="T19"> </text:span></text:span><text:span text:style-name="apple-style-span"><text:span text:style-name="T18">doit</text:span></text:span><text:span text:style-name="apple-style-span"><text:span text:style-name="T19"> </text:span></text:span><text:span text:style-name="apple-style-span"><text:span text:style-name="T18">adapter</text:span></text:span><text:span text:style-name="apple-style-span"><text:span text:style-name="T19"> </text:span></text:span><text:span text:style-name="apple-style-span"><text:span text:style-name="T18">le</text:span></text:span><text:span text:style-name="apple-style-span"><text:span text:style-name="T19"> </text:span></text:span><text:span text:style-name="apple-style-span"><text:span text:style-name="T18">contenu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la</text:span></text:span><text:span text:style-name="apple-style-span"><text:span text:style-name="T19"> </text:span></text:span><text:span text:style-name="apple-style-span"><text:span text:style-name="T18">durée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la</text:span></text:span><text:span text:style-name="apple-style-span"><text:span text:style-name="T19"> </text:span></text:span><text:span text:style-name="apple-style-span"><text:span text:style-name="T18">formation</text:span></text:span><text:span text:style-name="apple-style-span"><text:span text:style-name="T19"> </text:span></text:span><text:span text:style-name="apple-style-span"><text:span text:style-name="T18">initiale</text:span></text:span><text:span text:style-name="apple-style-span"><text:span text:style-name="T19"> </text:span></text:span><text:span text:style-name="apple-style-span"><text:span text:style-name="T18">sur</text:span></text:span><text:span text:style-name="apple-style-span"><text:span text:style-name="T19"> </text:span></text:span><text:span text:style-name="apple-style-span"><text:span text:style-name="T18">la</text:span></text:span><text:span text:style-name="apple-style-span"><text:span text:style-name="T19"> </text:span></text:span><text:span text:style-name="apple-style-span"><text:span text:style-name="T18">base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compétences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enseignants.</text:span></text:span><text:span text:style-name="apple-converted-space"><text:span text:style-name="T18"> </text:span></text:span><text:span text:style-name="T18"><text:line-break/></text:span></text:p>
      <text:p text:style-name="Text_20_body_20__28_user_29_"><text:span text:style-name="apple-style-span"><text:span text:style-name="T18">Il</text:span></text:span><text:span text:style-name="apple-style-span"><text:span text:style-name="T19"> </text:span></text:span><text:span text:style-name="apple-style-span"><text:span text:style-name="T18">est</text:span></text:span><text:span text:style-name="apple-style-span"><text:span text:style-name="T19"> </text:span></text:span><text:span text:style-name="apple-style-span"><text:span text:style-name="T18">recommandé</text:span></text:span><text:span text:style-name="apple-style-span"><text:span text:style-name="T19"> </text:span></text:span><text:span text:style-name="apple-style-span"><text:span text:style-name="T18">que</text:span></text:span><text:span text:style-name="apple-style-span"><text:span text:style-name="T19"> </text:span></text:span><text:span text:style-name="apple-style-span"><text:span text:style-name="T18">l'équipe</text:span></text:span><text:span text:style-name="apple-style-span"><text:span text:style-name="T19"> </text:span></text:span><text:span text:style-name="apple-style-span"><text:span text:style-name="T18">technique</text:span></text:span><text:span text:style-name="apple-style-span"><text:span text:style-name="T19"> </text:span></text:span><text:span text:style-name="apple-style-span"><text:span text:style-name="T18">effectue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sessions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formation</text:span></text:span><text:span text:style-name="apple-style-span"><text:span text:style-name="T19"> </text:span></text:span><text:span text:style-name="apple-style-span"><text:span text:style-name="T18">avec</text:span></text:span><text:span text:style-name="apple-style-span"><text:span text:style-name="T19"> </text:span></text:span><text:span text:style-name="apple-style-span"><text:span text:style-name="T18">l'équipe</text:span></text:span><text:span text:style-name="apple-style-span"><text:span text:style-name="T19"> </text:span></text:span><text:span text:style-name="apple-style-span"><text:span text:style-name="T18">pédagogique</text:span></text:span><text:span text:style-name="apple-style-span"><text:span text:style-name="T19"> </text:span></text:span><text:span text:style-name="apple-style-span"><text:span text:style-name="T18">pour</text:span></text:span><text:span text:style-name="apple-style-span"><text:span text:style-name="T19"> </text:span></text:span><text:span text:style-name="apple-style-span"><text:span text:style-name="T18">préparer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enseignants</text:span></text:span><text:span text:style-name="apple-style-span"><text:span text:style-name="T19"> </text:span></text:span><text:span text:style-name="apple-style-span"><text:span text:style-name="T18">au</text:span></text:span><text:span text:style-name="apple-style-span"><text:span text:style-name="T19"> </text:span></text:span><text:span text:style-name="apple-style-span"><text:span text:style-name="T18">dépannage</text:span></text:span><text:span text:style-name="apple-style-span"><text:span text:style-name="T19"> </text:span></text:span><text:span text:style-name="apple-style-span"><text:span text:style-name="T18">technique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base</text:span></text:span><text:span text:style-name="apple-style-span"><text:span text:style-name="T19"> </text:span></text:span><text:span text:style-name="apple-style-span"><text:span text:style-name="T18">concernant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logiciels,</text:span></text:span><text:span text:style-name="apple-style-span"><text:span text:style-name="T19"> </text:span></text:span><text:span text:style-name="apple-style-span"><text:span text:style-name="T18">le</text:span></text:span><text:span text:style-name="apple-style-span"><text:span text:style-name="T19"> </text:span></text:span><text:span text:style-name="apple-style-span"><text:span text:style-name="T18">matériel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la</text:span></text:span><text:span text:style-name="apple-style-span"><text:span text:style-name="T19"> </text:span></text:span><text:span text:style-name="apple-style-span"><text:span text:style-name="T18">connectivité.</text:span></text:span><text:span text:style-name="apple-converted-space"><text:span text:style-name="T18"> </text:span></text:span><text:span text:style-name="apple-style-span"><text:span text:style-name="T18">Au</text:span></text:span><text:span text:style-name="apple-style-span"><text:span text:style-name="T19"> </text:span></text:span><text:span text:style-name="apple-style-span"><text:span text:style-name="T18">cours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ces</text:span></text:span><text:span text:style-name="apple-style-span"><text:span text:style-name="T19"> </text:span></text:span><text:span text:style-name="apple-style-span"><text:span text:style-name="T18">premières</text:span></text:span><text:span text:style-name="apple-style-span"><text:span text:style-name="T19"> </text:span></text:span><text:span text:style-name="apple-style-span"><text:span text:style-name="T18">sessions</text:span></text:span><text:span text:style-name="apple-style-span"><text:span text:style-name="T19"> </text:span></text:span><text:span text:style-name="apple-style-span"><text:span text:style-name="T18">avec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enseignants,</text:span></text:span><text:span text:style-name="apple-style-span"><text:span text:style-name="T19"> </text:span></text:span><text:span text:style-name="apple-style-span"><text:span text:style-name="T18">l'équipe</text:span></text:span><text:span text:style-name="apple-style-span"><text:span text:style-name="T19"> </text:span></text:span><text:span text:style-name="apple-style-span"><text:span text:style-name="T18">principale</text:span></text:span><text:span text:style-name="apple-style-span"><text:span text:style-name="T19"> </text:span></text:span><text:span text:style-name="apple-style-span"><text:span text:style-name="T18">peut</text:span></text:span><text:span text:style-name="apple-style-span"><text:span text:style-name="T19"> </text:span></text:span><text:span text:style-name="apple-style-span"><text:span text:style-name="T18">rapidement</text:span></text:span><text:span text:style-name="apple-style-span"><text:span text:style-name="T19"> </text:span></text:span><text:span text:style-name="apple-style-span"><text:span text:style-name="T18">identifier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participants</text:span></text:span><text:span text:style-name="apple-style-span"><text:span text:style-name="T19"> </text:span></text:span><text:span text:style-name="apple-style-span"><text:span text:style-name="T18">qui</text:span></text:span><text:span text:style-name="apple-style-span"><text:span text:style-name="T19"> </text:span></text:span><text:span text:style-name="apple-style-span"><text:span text:style-name="T18">font</text:span></text:span><text:span text:style-name="apple-style-span"><text:span text:style-name="T19"> </text:span></text:span><text:span text:style-name="apple-style-span"><text:span text:style-name="T18">preuve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leadership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qui</text:span></text:span><text:span text:style-name="apple-style-span"><text:span text:style-name="T19"> </text:span></text:span><text:span text:style-name="apple-style-span"><text:span text:style-name="T18">peuvent</text:span></text:span><text:span text:style-name="apple-style-span"><text:span text:style-name="T19"> </text:span></text:span><text:span text:style-name="apple-style-span"><text:span text:style-name="T18">être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contacts</text:span></text:span><text:span text:style-name="apple-style-span"><text:span text:style-name="T19"> </text:span></text:span><text:span text:style-name="apple-style-span"><text:span text:style-name="T18">clés</text:span></text:span><text:span text:style-name="apple-style-span"><text:span text:style-name="T19"> </text:span></text:span><text:span text:style-name="apple-style-span"><text:span text:style-name="T18">pour</text:span></text:span><text:span text:style-name="apple-style-span"><text:span text:style-name="T19"> </text:span></text:span><text:span text:style-name="apple-style-span"><text:span text:style-name="T18">soutenir</text:span></text:span><text:span text:style-name="apple-style-span"><text:span text:style-name="T19"> </text:span></text:span><text:span text:style-name="apple-style-span"><text:span text:style-name="T18">le</text:span></text:span><text:span text:style-name="apple-style-span"><text:span text:style-name="T19"> </text:span></text:span><text:span text:style-name="apple-style-span"><text:span text:style-name="T18">projet</text:span></text:span><text:span text:style-name="apple-style-span"><text:span text:style-name="T19"> </text:span></text:span><text:span text:style-name="apple-style-span"><text:span text:style-name="T18">au</text:span></text:span><text:span text:style-name="apple-style-span"><text:span text:style-name="T19"> </text:span></text:span><text:span text:style-name="apple-style-span"><text:span text:style-name="T18">niveau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l'école.</text:span></text:span><text:span text:style-name="apple-converted-space"><text:span text:style-name="T18"> </text:span></text:span><text:span text:style-name="apple-style-span"><text:span text:style-name="T18">Selon</text:span></text:span><text:span text:style-name="apple-style-span"><text:span text:style-name="T19"> </text:span></text:span><text:span text:style-name="apple-style-span"><text:span text:style-name="T18">l'ampleur</text:span></text:span><text:span text:style-name="apple-style-span"><text:span text:style-name="T19"> </text:span></text:span><text:span text:style-name="apple-style-span"><text:span text:style-name="T18">du</text:span></text:span><text:span text:style-name="apple-style-span"><text:span text:style-name="T19"> </text:span></text:span><text:span text:style-name="apple-style-span"><text:span text:style-name="T18">projet,</text:span></text:span><text:span text:style-name="apple-style-span"><text:span text:style-name="T19"> </text:span></text:span><text:span text:style-name="apple-style-span"><text:span text:style-name="T18">l'équipe</text:span></text:span><text:span text:style-name="apple-style-span"><text:span text:style-name="T19"> </text:span></text:span><text:span text:style-name="apple-style-span"><text:span text:style-name="T18">principale</text:span></text:span><text:span text:style-name="apple-style-span"><text:span text:style-name="T19"> </text:span></text:span><text:span text:style-name="apple-style-span"><text:span text:style-name="T18">peut</text:span></text:span><text:span text:style-name="apple-style-span"><text:span text:style-name="T19"> </text:span></text:span><text:span text:style-name="apple-style-span"><text:span text:style-name="T18">décider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former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enseignants</text:span></text:span><text:span text:style-name="apple-style-span"><text:span text:style-name="T19"> </text:span></text:span><text:span text:style-name="apple-style-span"><text:span text:style-name="T18">directement</text:span></text:span><text:span text:style-name="apple-style-span"><text:span text:style-name="T19"> </text:span></text:span><text:span text:style-name="apple-style-span"><text:span text:style-name="T18">ou</text:span></text:span><text:span text:style-name="apple-style-span"><text:span text:style-name="T19"> </text:span></text:span><text:span text:style-name="apple-style-span"><text:span text:style-name="T18">par</text:span></text:span><text:span text:style-name="apple-style-span"><text:span text:style-name="T19"> </text:span></text:span><text:span text:style-name="apple-style-span"><text:span text:style-name="T18">le</text:span></text:span><text:span text:style-name="apple-style-span"><text:span text:style-name="T19"> </text:span></text:span><text:span text:style-name="apple-style-span"><text:span text:style-name="T18">biais</text:span></text:span><text:span text:style-name="apple-style-span"><text:span text:style-name="T19"> </text:span></text:span><text:span text:style-name="apple-style-span"><text:span text:style-name="T18">d</text:span></text:span><text:span text:style-name="apple-style-span"><text:span text:style-name="T19">’</text:span></text:span><text:span text:style-name="apple-style-span"><text:span text:style-name="T18">enseignants-formateurs</text:span></text:span><text:span text:style-name="apple-style-span"><text:span text:style-name="T19"> </text:span></text:span><text:span text:style-name="apple-style-span"><text:span text:style-name="T18">qui</text:span></text:span><text:span text:style-name="apple-style-span"><text:span text:style-name="T19"> </text:span></text:span><text:span text:style-name="apple-style-span"><text:span text:style-name="T18">seront</text:span></text:span><text:span text:style-name="apple-style-span"><text:span text:style-name="T19"> </text:span></text:span><text:span text:style-name="apple-style-span"><text:span text:style-name="T18">ensuite</text:span></text:span><text:span text:style-name="apple-style-span"><text:span text:style-name="T19"> </text:span></text:span><text:span text:style-name="apple-style-span"><text:span text:style-name="T18">amenés</text:span></text:span><text:span text:style-name="apple-style-span"><text:span text:style-name="T19"> </text:span></text:span><text:span text:style-name="apple-style-span"><text:span text:style-name="T18">reproduire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formations</text:span></text:span><text:span text:style-name="apple-style-span"><text:span text:style-name="T19"> </text:span></text:span><text:span text:style-name="apple-style-span"><text:span text:style-name="T18">pour</text:span></text:span><text:span text:style-name="apple-style-span"><text:span text:style-name="T19"> </text:span></text:span><text:span text:style-name="apple-style-span"><text:span text:style-name="T18">d'autres</text:span></text:span><text:span text:style-name="apple-style-span"><text:span text:style-name="T19"> </text:span></text:span><text:span text:style-name="apple-style-span"><text:span text:style-name="T18">enseignants.</text:span></text:span><text:span text:style-name="apple-converted-space"><text:span text:style-name="T18"> </text:span></text:span><text:span text:style-name="apple-style-span"><text:span text:style-name="T18">Certains</text:span></text:span><text:span text:style-name="apple-style-span"><text:span text:style-name="T19"> </text:span></text:span><text:span text:style-name="apple-style-span"><text:span text:style-name="T18">projets</text:span></text:span><text:span text:style-name="apple-style-span"><text:span text:style-name="T19"> </text:span></text:span><text:span text:style-name="apple-style-span"><text:span text:style-name="T18">décident</text:span></text:span><text:span text:style-name="apple-style-span"><text:span text:style-name="T19"> </text:span></text:span><text:span text:style-name="apple-style-span"><text:span text:style-name="T18">d'effectuer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formations</text:span></text:span><text:span text:style-name="apple-style-span"><text:span text:style-name="T19"> </text:span></text:span><text:span text:style-name="apple-style-span"><text:span text:style-name="T18">à</text:span></text:span><text:span text:style-name="apple-style-span"><text:span text:style-name="T19"> </text:span></text:span><text:span text:style-name="apple-style-span"><text:span text:style-name="T18">grande</text:span></text:span><text:span text:style-name="apple-style-span"><text:span text:style-name="T19"> </text:span></text:span><text:span text:style-name="apple-style-span"><text:span text:style-name="T18">échelle</text:span></text:span><text:span text:style-name="apple-style-span"><text:span text:style-name="T19"> </text:span></text:span><text:span text:style-name="apple-style-span"><text:span text:style-name="T18">dans</text:span></text:span><text:span text:style-name="apple-style-span"><text:span text:style-name="T19"> </text:span></text:span><text:span text:style-name="apple-style-span"><text:span text:style-name="T18">une</text:span></text:span><text:span text:style-name="apple-style-span"><text:span text:style-name="T19"> </text:span></text:span><text:span text:style-name="apple-style-span"><text:span text:style-name="T18">démarche</text:span></text:span><text:span text:style-name="apple-style-span"><text:span text:style-name="T19"> </text:span></text:span><text:span text:style-name="apple-style-span"><text:span text:style-name="T18">visant</text:span></text:span><text:span text:style-name="apple-style-span"><text:span text:style-name="T19"> </text:span></text:span><text:span text:style-name="apple-style-span"><text:span text:style-name="T18">à</text:span></text:span><text:span text:style-name="apple-style-span"><text:span text:style-name="T19"> </text:span></text:span><text:span text:style-name="apple-style-span"><text:span text:style-name="T18">cibler</text:span></text:span><text:span text:style-name="apple-style-span"><text:span text:style-name="T19"> </text:span></text:span><text:span text:style-name="apple-style-span"><text:span text:style-name="T18">plusieurs</text:span></text:span><text:span text:style-name="apple-style-span"><text:span text:style-name="T19"> </text:span></text:span><text:span text:style-name="apple-style-span"><text:span text:style-name="T18">écoles.</text:span></text:span><text:span text:style-name="apple-converted-space"><text:span text:style-name="T18"> </text:span></text:span></text:p>
      <text:p text:style-name="Text_20_body_20__28_user_29_"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écoles</text:span></text:span><text:span text:style-name="apple-style-span"><text:span text:style-name="T19"> </text:span></text:span><text:span text:style-name="apple-style-span"><text:span text:style-name="T18">peuvent</text:span></text:span><text:span text:style-name="apple-style-span"><text:span text:style-name="T19"> </text:span></text:span><text:span text:style-name="apple-style-span"><text:span text:style-name="T18">choisir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membres</text:span></text:span><text:span text:style-name="apple-style-span"><text:span text:style-name="T19"> </text:span></text:span><text:span text:style-name="apple-style-span"><text:span text:style-name="T18">clés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leur</text:span></text:span><text:span text:style-name="apple-style-span"><text:span text:style-name="T19"> </text:span></text:span><text:span text:style-name="apple-style-span"><text:span text:style-name="T18">personnel</text:span></text:span><text:span text:style-name="apple-style-span"><text:span text:style-name="T19"> </text:span></text:span><text:span text:style-name="apple-style-span"><text:span text:style-name="T18">à</text:span></text:span><text:span text:style-name="apple-style-span"><text:span text:style-name="T19"> </text:span></text:span><text:span text:style-name="apple-style-span"><text:span text:style-name="T18">participer</text:span></text:span><text:span text:style-name="apple-style-span"><text:span text:style-name="T19"> </text:span></text:span><text:span text:style-name="apple-style-span"><text:span text:style-name="T18">à</text:span></text:span><text:span text:style-name="apple-style-span"><text:span text:style-name="T19"> </text:span></text:span><text:span text:style-name="apple-style-span"><text:span text:style-name="T18">cette</text:span></text:span><text:span text:style-name="apple-style-span"><text:span text:style-name="T19"> </text:span></text:span><text:span text:style-name="apple-style-span"><text:span text:style-name="T18">formation,</text:span></text:span><text:span text:style-name="apple-style-span"><text:span text:style-name="T19"> </text:span></text:span><text:span text:style-name="apple-style-span"><text:span text:style-name="T18">avec</text:span></text:span><text:span text:style-name="apple-style-span"><text:span text:style-name="T19"> </text:span></text:span><text:span text:style-name="apple-style-span"><text:span text:style-name="T18">l'idée</text:span></text:span><text:span text:style-name="apple-style-span"><text:span text:style-name="T19"> </text:span></text:span><text:span text:style-name="apple-style-span"><text:span text:style-name="T18">que</text:span></text:span><text:span text:style-name="apple-style-span"><text:span text:style-name="T19"> </text:span></text:span><text:span text:style-name="apple-style-span"><text:span text:style-name="T18">ces</text:span></text:span><text:span text:style-name="apple-style-span"><text:span text:style-name="T19"> </text:span></text:span><text:span text:style-name="apple-style-span"><text:span text:style-name="T18">stagiaires</text:span></text:span><text:span text:style-name="apple-style-span"><text:span text:style-name="T19"> </text:span></text:span><text:span text:style-name="apple-style-span"><text:span text:style-name="T18">deviennent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leaders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démultiplient</text:span></text:span><text:span text:style-name="apple-style-span"><text:span text:style-name="T19"> </text:span></text:span><text:span text:style-name="apple-style-span"><text:span text:style-name="T18">la</text:span></text:span><text:span text:style-name="apple-style-span"><text:span text:style-name="T19"> </text:span></text:span><text:span text:style-name="apple-style-span"><text:span text:style-name="T18">formation</text:span></text:span><text:span text:style-name="apple-style-span"><text:span text:style-name="T19"> </text:span></text:span><text:span text:style-name="apple-style-span"><text:span text:style-name="T18">dans</text:span></text:span><text:span text:style-name="apple-style-span"><text:span text:style-name="T19"> </text:span></text:span><text:span text:style-name="apple-style-span"><text:span text:style-name="T18">leur</text:span></text:span><text:span text:style-name="apple-style-span"><text:span text:style-name="T19"> </text:span></text:span><text:span text:style-name="apple-style-span"><text:span text:style-name="T18">propre</text:span></text:span><text:span text:style-name="apple-style-span"><text:span text:style-name="T19"> </text:span></text:span><text:span text:style-name="apple-style-span"><text:span text:style-name="T18">école.</text:span></text:span><text:span text:style-name="apple-converted-space"><text:span text:style-name="T18"> </text:span></text:span><text:span text:style-name="apple-style-span"><text:span text:style-name="T18">Une</text:span></text:span><text:span text:style-name="apple-style-span"><text:span text:style-name="T19"> </text:span></text:span><text:span text:style-name="apple-style-span"><text:span text:style-name="T18">autre</text:span></text:span><text:span text:style-name="apple-style-span"><text:span text:style-name="T19"> </text:span></text:span><text:span text:style-name="apple-style-span"><text:span text:style-name="T18">approche</text:span></text:span><text:span text:style-name="apple-style-span"><text:span text:style-name="T19"> </text:span></text:span><text:span text:style-name="apple-style-span"><text:span text:style-name="T18">consiste</text:span></text:span><text:span text:style-name="apple-style-span"><text:span text:style-name="T19"> </text:span></text:span><text:span text:style-name="apple-style-span"><text:span text:style-name="T18">à</text:span></text:span><text:span text:style-name="apple-style-span"><text:span text:style-name="T19"> </text:span></text:span><text:span text:style-name="apple-style-span"><text:span text:style-name="T18">attribuer</text:span></text:span><text:span text:style-name="apple-style-span"><text:span text:style-name="T19"> </text:span></text:span><text:span text:style-name="apple-style-span"><text:span text:style-name="T18">à</text:span></text:span><text:span text:style-name="apple-style-span"><text:span text:style-name="T19"> </text:span></text:span><text:span text:style-name="apple-style-span"><text:span text:style-name="T18">chaque</text:span></text:span><text:span text:style-name="apple-style-span"><text:span text:style-name="T19"> </text:span></text:span><text:span text:style-name="apple-style-span"><text:span text:style-name="T18">membre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l'équipe</text:span></text:span><text:span text:style-name="apple-style-span"><text:span text:style-name="T19"> </text:span></text:span><text:span text:style-name="apple-style-span"><text:span text:style-name="T18">principale</text:span></text:span><text:span text:style-name="apple-style-span"><text:span text:style-name="T19"> </text:span></text:span><text:span text:style-name="apple-style-span"><text:span text:style-name="T18">une</text:span></text:span><text:span text:style-name="apple-style-span"><text:span text:style-name="T19"> </text:span></text:span><text:span text:style-name="apple-style-span"><text:span text:style-name="T18">école</text:span></text:span><text:span text:style-name="apple-style-span"><text:span text:style-name="T19"> </text:span></text:span><text:span text:style-name="apple-style-span"><text:span text:style-name="T18">spécifique</text:span></text:span><text:span text:style-name="apple-style-span"><text:span text:style-name="T19"> </text:span></text:span><text:span text:style-name="apple-style-span"><text:span text:style-name="T18">dans</text:span></text:span><text:span text:style-name="apple-style-span"><text:span text:style-name="T19"> </text:span></text:span><text:span text:style-name="apple-style-span"><text:span text:style-name="T18">lequel</text:span></text:span><text:span text:style-name="apple-style-span"><text:span text:style-name="T19"> </text:span></text:span><text:span text:style-name="apple-style-span"><text:span text:style-name="T18">s</text:span></text:span><text:span text:style-name="apple-style-span"><text:span text:style-name="T19">’</text:span></text:span><text:span text:style-name="apple-style-span"><text:span text:style-name="T18">effectue</text:span></text:span><text:span text:style-name="apple-style-span"><text:span text:style-name="T19"> </text:span></text:span><text:span text:style-name="apple-style-span"><text:span text:style-name="T18">la</text:span></text:span><text:span text:style-name="apple-style-span"><text:span text:style-name="T19"> </text:span></text:span><text:span text:style-name="apple-style-span"><text:span text:style-name="T18">formation</text:span></text:span><text:span text:style-name="apple-style-span"><text:span text:style-name="T19"> </text:span></text:span><text:span text:style-name="apple-style-span"><text:span text:style-name="T18">du</text:span></text:span><text:span text:style-name="apple-style-span"><text:span text:style-name="T19"> </text:span></text:span><text:span text:style-name="apple-style-span"><text:span text:style-name="T18">personnel</text:span></text:span><text:span text:style-name="apple-style-span"><text:span text:style-name="T19"> </text:span></text:span><text:span text:style-name="apple-style-span"><text:span text:style-name="T18">sur</text:span></text:span><text:span text:style-name="apple-style-span"><text:span text:style-name="T19"> </text:span></text:span><text:span text:style-name="apple-style-span"><text:span text:style-name="T18">place.</text:span></text:span><text:span text:style-name="apple-converted-space"><text:span text:style-name="T18"> </text:span></text:span><text:span text:style-name="apple-style-span"><text:span text:style-name="T18">Peu</text:span></text:span><text:span text:style-name="apple-style-span"><text:span text:style-name="T19"> </text:span></text:span><text:span text:style-name="apple-style-span"><text:span text:style-name="T18">importe</text:span></text:span><text:span text:style-name="apple-style-span"><text:span text:style-name="T19"> </text:span></text:span><text:span text:style-name="apple-style-span"><text:span text:style-name="T18">l'approche</text:span></text:span><text:span text:style-name="apple-style-span"><text:span text:style-name="T19"> </text:span></text:span><text:span text:style-name="apple-style-span"><text:span text:style-name="T18">qui</text:span></text:span><text:span text:style-name="apple-style-span"><text:span text:style-name="T19"> </text:span></text:span><text:span text:style-name="apple-style-span"><text:span text:style-name="T18">est</text:span></text:span><text:span text:style-name="apple-style-span"><text:span text:style-name="T19"> </text:span></text:span><text:span text:style-name="apple-style-span"><text:span text:style-name="T18">choisie,</text:span></text:span><text:span text:style-name="apple-style-span"><text:span text:style-name="T19"> </text:span></text:span><text:span text:style-name="apple-style-span"><text:span text:style-name="T18">l'équipe</text:span></text:span><text:span text:style-name="apple-style-span"><text:span text:style-name="T19"> </text:span></text:span><text:span text:style-name="apple-style-span"><text:span text:style-name="T18">principale</text:span></text:span><text:span text:style-name="apple-style-span"><text:span text:style-name="T19"> </text:span></text:span><text:span text:style-name="apple-style-span"><text:span text:style-name="T18">a</text:span></text:span><text:span text:style-name="apple-style-span"><text:span text:style-name="T19"> </text:span></text:span><text:span text:style-name="apple-style-span"><text:span text:style-name="T18">besoin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surveiller</text:span></text:span><text:span text:style-name="apple-style-span"><text:span text:style-name="T19"> </text:span></text:span><text:span text:style-name="apple-style-span"><text:span text:style-name="T18">constamment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progrès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chaque</text:span></text:span><text:span text:style-name="apple-style-span"><text:span text:style-name="T19"> </text:span></text:span><text:span text:style-name="apple-style-span"><text:span text:style-name="T18">école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chaque</text:span></text:span><text:span text:style-name="apple-style-span"><text:span text:style-name="T19"> </text:span></text:span><text:span text:style-name="apple-style-span"><text:span text:style-name="T18">enseignant.</text:span></text:span><text:span text:style-name="apple-converted-space"><text:span text:style-name="T18"> </text:span></text:span><text:span text:style-name="apple-converted-space"><text:span text:style-name="T19"> </text:span></text:span></text:p>
      <text:p text:style-name="Text_20_body_20__28_user_29_"><text:span text:style-name="apple-style-span"><text:span text:style-name="T18">L'ordre</text:span></text:span><text:span text:style-name="apple-style-span"><text:span text:style-name="T19"> </text:span></text:span><text:span text:style-name="apple-style-span"><text:span text:style-name="T18">du</text:span></text:span><text:span text:style-name="apple-style-span"><text:span text:style-name="T19"> </text:span></text:span><text:span text:style-name="apple-style-span"><text:span text:style-name="T18">jour</text:span></text:span><text:span text:style-name="apple-style-span"><text:span text:style-name="T19"> </text:span></text:span><text:span text:style-name="apple-style-span"><text:span text:style-name="T18">qui</text:span></text:span><text:span text:style-name="apple-style-span"><text:span text:style-name="T19"> </text:span></text:span><text:span text:style-name="apple-style-span"><text:span text:style-name="T18">suit</text:span></text:span><text:span text:style-name="apple-style-span"><text:span text:style-name="T19"> </text:span></text:span><text:span text:style-name="apple-style-span"><text:span text:style-name="T18">est</text:span></text:span><text:span text:style-name="apple-style-span"><text:span text:style-name="T19"> </text:span></text:span><text:span text:style-name="apple-style-span"><text:span text:style-name="T18">un</text:span></text:span><text:span text:style-name="apple-style-span"><text:span text:style-name="T19"> </text:span></text:span><text:span text:style-name="apple-style-span"><text:span text:style-name="T18">échantillon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sujets</text:span></text:span><text:span text:style-name="apple-style-span"><text:span text:style-name="T19"> </text:span></text:span><text:span text:style-name="apple-style-span"><text:span text:style-name="T18">que</text:span></text:span><text:span text:style-name="apple-style-span"><text:span text:style-name="T19"> </text:span></text:span><text:span text:style-name="apple-style-span"><text:span text:style-name="T18">l'équipe</text:span></text:span><text:span text:style-name="apple-style-span"><text:span text:style-name="T19"> </text:span></text:span><text:span text:style-name="apple-style-span"><text:span text:style-name="T18">principale</text:span></text:span><text:span text:style-name="apple-style-span"><text:span text:style-name="T19"> </text:span></text:span><text:span text:style-name="apple-style-span"><text:span text:style-name="T18">peut</text:span></text:span><text:span text:style-name="apple-style-span"><text:span text:style-name="T19"> </text:span></text:span><text:span text:style-name="apple-style-span"><text:span text:style-name="T18">couvrir</text:span></text:span><text:span text:style-name="apple-style-span"><text:span text:style-name="T19"> </text:span></text:span><text:span text:style-name="apple-style-span"><text:span text:style-name="T18">durant</text:span></text:span><text:span text:style-name="apple-style-span"><text:span text:style-name="T19"> </text:span></text:span><text:span text:style-name="apple-style-span"><text:span text:style-name="T18">une</text:span></text:span><text:span text:style-name="apple-style-span"><text:span text:style-name="T19"> </text:span></text:span><text:soft-page-break/><text:span text:style-name="apple-style-span"><text:span text:style-name="T18">session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formation</text:span></text:span><text:span text:style-name="apple-style-span"><text:span text:style-name="T19"> </text:span></text:span><text:span text:style-name="apple-style-span"><text:span text:style-name="T18">initiale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enseignants:</text:span></text:span><text:span text:style-name="apple-converted-space"><text:span text:style-name="T18"> </text:span></text:span>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8"><text:span text:style-name="apple-converted-space"><text:span text:style-name="T18">Session</text:span></text:span></text:p>
          </table:table-cell>
          <table:table-cell table:style-name="Tableau3.B1" office:value-type="string">
            <text:p text:style-name="P8"><text:span text:style-name="apple-converted-space"><text:span text:style-name="T18">Sujet/activité</text:span></text:span></text:p>
          </table:table-cell>
        </table:table-row>
        <table:table-row table:style-name="Tableau3.1">
          <table:table-cell table:style-name="Tableau3.A1" office:value-type="string">
            <text:p text:style-name="P8"><text:span text:style-name="apple-converted-space"><text:span text:style-name="T18">1</text:span></text:span></text:p>
          </table:table-cell>
          <table:table-cell table:style-name="Tableau3.B1" office:value-type="string">
            <text:p text:style-name="P8"><text:span text:style-name="apple-converted-space"><text:span text:style-name="T18">Description</text:span></text:span><text:span text:style-name="apple-converted-space"><text:span text:style-name="T19"> </text:span></text:span><text:span text:style-name="apple-converted-space"><text:span text:style-name="T18">des</text:span></text:span><text:span text:style-name="apple-converted-space"><text:span text:style-name="T19"> </text:span></text:span><text:span text:style-name="apple-converted-space"><text:span text:style-name="T18">objectifs</text:span></text:span><text:span text:style-name="apple-converted-space"><text:span text:style-name="T19"> </text:span></text:span><text:span text:style-name="apple-converted-space"><text:span text:style-name="T18">et</text:span></text:span><text:span text:style-name="apple-converted-space"><text:span text:style-name="T19"> </text:span></text:span><text:span text:style-name="apple-converted-space"><text:span text:style-name="T18">de</text:span></text:span><text:span text:style-name="apple-converted-space"><text:span text:style-name="T19"> </text:span></text:span><text:span text:style-name="apple-converted-space"><text:span text:style-name="T18">la</text:span></text:span><text:span text:style-name="apple-converted-space"><text:span text:style-name="T19"> </text:span></text:span><text:span text:style-name="apple-converted-space"><text:span text:style-name="T18">politique</text:span></text:span><text:span text:style-name="apple-converted-space"><text:span text:style-name="T19"> </text:span></text:span><text:span text:style-name="apple-converted-space"><text:span text:style-name="T18">du</text:span></text:span><text:span text:style-name="apple-converted-space"><text:span text:style-name="T19"> </text:span></text:span><text:span text:style-name="apple-converted-space"><text:span text:style-name="T18">projet</text:span></text:span><text:span text:style-name="apple-converted-space"><text:span text:style-name="T19"> </text:span></text:span><text:span text:style-name="apple-converted-space"><text:span text:style-name="T18">OLPC</text:span></text:span></text:p>
            <text:p text:style-name="P5">Rôle<text:span text:style-name="T27"> </text:span>attendu<text:span text:style-name="T27"> </text:span>des<text:span text:style-name="T27"> </text:span>enseignants</text:p>
            <text:p text:style-name="P2">Le<text:span text:style-name="T27"> </text:span>modèle<text:span text:style-name="T27"> </text:span>pédagogique<text:span text:style-name="T27"> </text:span>OLPC :<text:span text:style-name="T27"> </text:span>le<text:span text:style-name="T27"> </text:span>constructivisme</text:p>
            <text:p text:style-name="P2">Pratique :<text:span text:style-name="T27"> </text:span>Vue<text:span text:style-name="T27"> </text:span>des<text:span text:style-name="T27"> </text:span>outils<text:span text:style-name="T27"> </text:span>disponibles<text:span text:style-name="T27"> </text:span>sur<text:span text:style-name="T27"> </text:span>le<text:span text:style-name="T27"> </text:span>XO</text:p>
            <text:p text:style-name="P2">Introduction<text:span text:style-name="T27"> </text:span>au<text:span text:style-name="T27"> </text:span>XO :<text:span text:style-name="T27"> </text:span>matériels<text:span text:style-name="T27"> </text:span>et<text:span text:style-name="T27"> </text:span>logiciels</text:p>
          </table:table-cell>
        </table:table-row>
        <table:table-row table:style-name="Tableau3.1">
          <table:table-cell table:style-name="Tableau3.A1" office:value-type="string">
            <text:p text:style-name="P8"><text:span text:style-name="apple-converted-space"><text:span text:style-name="T18">2</text:span></text:span></text:p>
          </table:table-cell>
          <table:table-cell table:style-name="Tableau3.B1" office:value-type="string">
            <text:p text:style-name="P8"><text:span text:style-name="apple-converted-space"><text:span text:style-name="T18">Se</text:span></text:span><text:span text:style-name="apple-converted-space"><text:span text:style-name="T19"> </text:span></text:span><text:span text:style-name="apple-converted-space"><text:span text:style-name="T18">connecter</text:span></text:span><text:span text:style-name="apple-converted-space"><text:span text:style-name="T19"> </text:span></text:span><text:span text:style-name="apple-converted-space"><text:span text:style-name="T18">à</text:span></text:span><text:span text:style-name="apple-converted-space"><text:span text:style-name="T19"> </text:span></text:span><text:span text:style-name="apple-converted-space"><text:span text:style-name="T18">Internet</text:span></text:span></text:p>
            <text:p text:style-name="Text_20_body_20__28_user_29_"><text:span text:style-name="apple-converted-space"><text:span text:style-name="T18">Utiliser</text:span></text:span><text:span text:style-name="apple-converted-space"><text:span text:style-name="T19"> </text:span></text:span><text:span text:style-name="apple-converted-space"><text:span text:style-name="T18">le</text:span></text:span><text:span text:style-name="apple-converted-space"><text:span text:style-name="T19"> </text:span></text:span><text:span text:style-name="apple-converted-space"><text:span text:style-name="T18">XO</text:span></text:span><text:span text:style-name="apple-converted-space"><text:span text:style-name="T19"> </text:span></text:span><text:span text:style-name="apple-converted-space"><text:span text:style-name="T18">dans</text:span></text:span><text:span text:style-name="apple-converted-space"><text:span text:style-name="T19"> </text:span></text:span><text:span text:style-name="apple-converted-space"><text:span text:style-name="T18">la</text:span></text:span><text:span text:style-name="apple-converted-space"><text:span text:style-name="T19"> </text:span></text:span><text:span text:style-name="apple-converted-space"><text:span text:style-name="T18">classe</text:span></text:span></text:p>
            <text:p text:style-name="Text_20_body_20__28_user_29_"><text:span text:style-name="apple-converted-space"><text:span text:style-name="T18">Développer</text:span></text:span><text:span text:style-name="apple-converted-space"><text:span text:style-name="T19"> </text:span></text:span><text:span text:style-name="apple-converted-space"><text:span text:style-name="T18">des</text:span></text:span><text:span text:style-name="apple-converted-space"><text:span text:style-name="T19"> </text:span></text:span><text:span text:style-name="apple-converted-space"><text:span text:style-name="T18">projets</text:span></text:span><text:span text:style-name="apple-converted-space"><text:span text:style-name="T19"> </text:span></text:span><text:span text:style-name="apple-converted-space"><text:span text:style-name="T18">de</text:span></text:span><text:span text:style-name="apple-converted-space"><text:span text:style-name="T19"> </text:span></text:span><text:span text:style-name="apple-converted-space"><text:span text:style-name="T18">classe</text:span></text:span></text:p>
          </table:table-cell>
        </table:table-row>
        <table:table-row table:style-name="Tableau3.1">
          <table:table-cell table:style-name="Tableau3.A1" office:value-type="string">
            <text:p text:style-name="P8"><text:span text:style-name="apple-converted-space"><text:span text:style-name="T18">3</text:span></text:span></text:p>
          </table:table-cell>
          <table:table-cell table:style-name="Tableau3.B1" office:value-type="string">
            <text:p text:style-name="P8"><text:span text:style-name="apple-converted-space"><text:span text:style-name="T18">Intégrer</text:span></text:span><text:span text:style-name="apple-converted-space"><text:span text:style-name="T19"> </text:span></text:span><text:span text:style-name="apple-converted-space"><text:span text:style-name="T18">le</text:span></text:span><text:span text:style-name="apple-converted-space"><text:span text:style-name="T19"> </text:span></text:span><text:span text:style-name="apple-converted-space"><text:span text:style-name="T18">programme</text:span></text:span><text:span text:style-name="apple-converted-space"><text:span text:style-name="T19"> </text:span></text:span><text:span text:style-name="apple-converted-space"><text:span text:style-name="T18">de</text:span></text:span><text:span text:style-name="apple-converted-space"><text:span text:style-name="T19"> </text:span></text:span><text:span text:style-name="apple-converted-space"><text:span text:style-name="T18">maths</text:span></text:span><text:span text:style-name="apple-converted-space"><text:span text:style-name="T19"> </text:span></text:span><text:span text:style-name="apple-converted-space"><text:span text:style-name="T18">dans</text:span></text:span><text:span text:style-name="apple-converted-space"><text:span text:style-name="T19"> </text:span></text:span><text:span text:style-name="apple-converted-space"><text:span text:style-name="T18">le</text:span></text:span><text:span text:style-name="apple-converted-space"><text:span text:style-name="T19"> </text:span></text:span><text:span text:style-name="apple-converted-space"><text:span text:style-name="T18">XO</text:span></text:span></text:p>
            <text:p text:style-name="Text_20_body_20__28_user_29_"><text:span text:style-name="apple-converted-space"><text:span text:style-name="T18">Collaboration</text:span></text:span><text:span text:style-name="apple-converted-space"><text:span text:style-name="T19"> </text:span></text:span><text:span text:style-name="apple-converted-space"><text:span text:style-name="T18">et</text:span></text:span><text:span text:style-name="apple-converted-space"><text:span text:style-name="T19"> </text:span></text:span><text:span text:style-name="apple-converted-space"><text:span text:style-name="T18">réseaux</text:span></text:span><text:span text:style-name="apple-converted-space"><text:span text:style-name="T19"> </text:span></text:span><text:span text:style-name="apple-converted-space"><text:span text:style-name="T18">d</text:span></text:span><text:span text:style-name="apple-converted-space"><text:span text:style-name="T19">’</text:span></text:span><text:span text:style-name="apple-converted-space"><text:span text:style-name="T18">apprentissage</text:span></text:span></text:p>
            <text:p text:style-name="P3">Création<text:span text:style-name="T27"> </text:span>et<text:span text:style-name="T27"> </text:span>utilisation<text:span text:style-name="T27"> </text:span>des<text:span text:style-name="T27"> </text:span>clés/disques<text:span text:style-name="T27"> </text:span>reflash</text:p>
          </table:table-cell>
        </table:table-row>
        <table:table-row table:style-name="Tableau3.1">
          <table:table-cell table:style-name="Tableau3.A1" office:value-type="string">
            <text:p text:style-name="P8"><text:span text:style-name="apple-converted-space"><text:span text:style-name="T18">4</text:span></text:span></text:p>
          </table:table-cell>
          <table:table-cell table:style-name="Tableau3.B1" office:value-type="string">
            <text:p text:style-name="P8"><text:span text:style-name="apple-converted-space"><text:span text:style-name="T18">Intégrer</text:span></text:span><text:span text:style-name="apple-converted-space"><text:span text:style-name="T19"> </text:span></text:span><text:span text:style-name="apple-converted-space"><text:span text:style-name="T18">le</text:span></text:span><text:span text:style-name="apple-converted-space"><text:span text:style-name="T19"> </text:span></text:span><text:span text:style-name="apple-converted-space"><text:span text:style-name="T18">programme</text:span></text:span><text:span text:style-name="apple-converted-space"><text:span text:style-name="T19"> </text:span></text:span><text:span text:style-name="apple-converted-space"><text:span text:style-name="T18">de</text:span></text:span><text:span text:style-name="apple-converted-space"><text:span text:style-name="T19"> </text:span></text:span><text:span text:style-name="apple-converted-space"><text:span text:style-name="T18">sciences</text:span></text:span><text:span text:style-name="apple-converted-space"><text:span text:style-name="T19"> </text:span></text:span><text:span text:style-name="apple-converted-space"><text:span text:style-name="T18">dans</text:span></text:span><text:span text:style-name="apple-converted-space"><text:span text:style-name="T19"> </text:span></text:span><text:span text:style-name="apple-converted-space"><text:span text:style-name="T18">le</text:span></text:span><text:span text:style-name="apple-converted-space"><text:span text:style-name="T19"> </text:span></text:span><text:span text:style-name="apple-converted-space"><text:span text:style-name="T18">XO</text:span></text:span></text:p>
            <text:p text:style-name="P3">Résolutions<text:span text:style-name="T27"> </text:span>des<text:span text:style-name="T27"> </text:span>problèmes<text:span text:style-name="T27"> </text:span>matériels<text:span text:style-name="T27"> </text:span>et<text:span text:style-name="T27"> </text:span>logiciels</text:p>
            <text:p text:style-name="P3">Création<text:span text:style-name="T27"> </text:span>des<text:span text:style-name="T27"> </text:span>clubs<text:span text:style-name="T27"> </text:span>XO</text:p>
          </table:table-cell>
        </table:table-row>
        <table:table-row table:style-name="Tableau3.1">
          <table:table-cell table:style-name="Tableau3.A1" office:value-type="string">
            <text:p text:style-name="P8"><text:span text:style-name="apple-converted-space"><text:span text:style-name="T18">5</text:span></text:span></text:p>
          </table:table-cell>
          <table:table-cell table:style-name="Tableau3.B1" office:value-type="string">
            <text:p text:style-name="P8"><text:span text:style-name="apple-converted-space"><text:span text:style-name="T18">Intégrer</text:span></text:span><text:span text:style-name="apple-converted-space"><text:span text:style-name="T19"> </text:span></text:span><text:span text:style-name="apple-converted-space"><text:span text:style-name="T18">le</text:span></text:span><text:span text:style-name="apple-converted-space"><text:span text:style-name="T19"> </text:span></text:span><text:span text:style-name="apple-converted-space"><text:span text:style-name="T18">programme</text:span></text:span><text:span text:style-name="apple-converted-space"><text:span text:style-name="T19"> </text:span></text:span><text:span text:style-name="apple-converted-space"><text:span text:style-name="T18">d</text:span></text:span><text:span text:style-name="apple-converted-space"><text:span text:style-name="T19">’’</text:span></text:span><text:span text:style-name="apple-converted-space"><text:span text:style-name="T18">enseignement</text:span></text:span><text:span text:style-name="apple-converted-space"><text:span text:style-name="T19"> </text:span></text:span><text:span text:style-name="apple-converted-space"><text:span text:style-name="T18">de</text:span></text:span><text:span text:style-name="apple-converted-space"><text:span text:style-name="T19"> </text:span></text:span><text:span text:style-name="apple-converted-space"><text:span text:style-name="T18">la</text:span></text:span><text:span text:style-name="apple-converted-space"><text:span text:style-name="T19"> </text:span></text:span><text:span text:style-name="apple-converted-space"><text:span text:style-name="T18">langue</text:span></text:span><text:span text:style-name="apple-converted-space"><text:span text:style-name="T19"> </text:span></text:span><text:span text:style-name="apple-converted-space"><text:span text:style-name="T18">dans</text:span></text:span><text:span text:style-name="apple-converted-space"><text:span text:style-name="T19"> </text:span></text:span><text:span text:style-name="apple-converted-space"><text:span text:style-name="T18">le</text:span></text:span><text:span text:style-name="apple-converted-space"><text:span text:style-name="T19"> </text:span></text:span><text:span text:style-name="apple-converted-space"><text:span text:style-name="T18">XO</text:span></text:span></text:p>
            <text:p text:style-name="Text_20_body_20__28_user_29_"><text:span text:style-name="apple-converted-space"><text:span text:style-name="T18">Evaluer</text:span></text:span><text:span text:style-name="apple-converted-space"><text:span text:style-name="T19"> </text:span></text:span><text:span text:style-name="apple-converted-space"><text:span text:style-name="T18">les</text:span></text:span><text:span text:style-name="apple-converted-space"><text:span text:style-name="T19"> </text:span></text:span><text:span text:style-name="apple-converted-space"><text:span text:style-name="T18">environnements</text:span></text:span><text:span text:style-name="apple-converted-space"><text:span text:style-name="T19"> </text:span></text:span><text:span text:style-name="apple-converted-space"><text:span text:style-name="T18">1 :1</text:span></text:span></text:p>
            <text:p text:style-name="P3">Résolutions<text:span text:style-name="T27"> </text:span>des<text:span text:style-name="T27"> </text:span>problèmes<text:span text:style-name="T27"> </text:span>logiciels<text:span text:style-name="T27"> </text:span>de<text:span text:style-name="T27"> </text:span>base</text:p>
          </table:table-cell>
        </table:table-row>
      </table:table>
      <text:p text:style-name="Text_20_body_20__28_user_29_"><text:span text:style-name="apple-converted-space"><text:span text:style-name="T18"/></text:span></text:p>
      <text:p text:style-name="Text_20_body_20__28_user_29_"><text:span text:style-name="apple-style-span"><text:span text:style-name="T18">Le</text:span></text:span><text:span text:style-name="apple-style-span"><text:span text:style-name="T19"> </text:span></text:span><text:span text:style-name="apple-style-span"><text:span text:style-name="T18">déploiement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ordinateurs</text:span></text:span><text:span text:style-name="apple-style-span"><text:span text:style-name="T19"> </text:span></text:span><text:span text:style-name="apple-style-span"><text:span text:style-name="T18">portables</text:span></text:span><text:span text:style-name="apple-style-span"><text:span text:style-name="T19"> </text:span></text:span><text:span text:style-name="apple-style-span"><text:span text:style-name="T18">pour</text:span></text:span><text:span text:style-name="apple-style-span"><text:span text:style-name="T19"> </text:span></text:span><text:span text:style-name="apple-style-span"><text:span text:style-name="T18">chaque</text:span></text:span><text:span text:style-name="apple-style-span"><text:span text:style-name="T19"> </text:span></text:span><text:span text:style-name="apple-style-span"><text:span text:style-name="T18">enfant</text:span></text:span><text:span text:style-name="apple-style-span"><text:span text:style-name="T19"> </text:span></text:span><text:span text:style-name="apple-style-span"><text:span text:style-name="T18">dans</text:span></text:span><text:span text:style-name="apple-style-span"><text:span text:style-name="T19"> </text:span></text:span><text:span text:style-name="apple-style-span"><text:span text:style-name="T18">toute</text:span></text:span><text:span text:style-name="apple-style-span"><text:span text:style-name="T19"> </text:span></text:span><text:span text:style-name="apple-style-span"><text:span text:style-name="T18">une</text:span></text:span><text:span text:style-name="apple-style-span"><text:span text:style-name="T19"> </text:span></text:span><text:span text:style-name="apple-style-span"><text:span text:style-name="T18">région</text:span></text:span><text:span text:style-name="apple-style-span"><text:span text:style-name="T19"> </text:span></text:span><text:span text:style-name="apple-style-span"><text:span text:style-name="T18">ou</text:span></text:span><text:span text:style-name="apple-style-span"><text:span text:style-name="T19"> </text:span></text:span><text:span text:style-name="apple-style-span"><text:span text:style-name="T18">un</text:span></text:span><text:span text:style-name="apple-style-span"><text:span text:style-name="T19"> </text:span></text:span><text:span text:style-name="apple-style-span"><text:span text:style-name="T18">pays</text:span></text:span><text:span text:style-name="apple-style-span"><text:span text:style-name="T19"> </text:span></text:span><text:span text:style-name="apple-style-span"><text:span text:style-name="T18">ne</text:span></text:span><text:span text:style-name="apple-style-span"><text:span text:style-name="T19"> </text:span></text:span><text:span text:style-name="apple-style-span"><text:span text:style-name="T18">peut</text:span></text:span><text:span text:style-name="apple-style-span"><text:span text:style-name="T19"> </text:span></text:span><text:span text:style-name="apple-style-span"><text:span text:style-name="T18">pas</text:span></text:span><text:span text:style-name="apple-style-span"><text:span text:style-name="T19"> </text:span></text:span><text:span text:style-name="apple-style-span"><text:span text:style-name="T18">être</text:span></text:span><text:span text:style-name="apple-style-span"><text:span text:style-name="T19"> </text:span></text:span><text:span text:style-name="apple-style-span"><text:span text:style-name="T18">géré</text:span></text:span><text:span text:style-name="apple-style-span"><text:span text:style-name="T19"> </text:span></text:span><text:span text:style-name="apple-style-span"><text:span text:style-name="T18">par</text:span></text:span><text:span text:style-name="apple-style-span"><text:span text:style-name="T19"> </text:span></text:span><text:span text:style-name="apple-style-span"><text:span text:style-name="T18">l'équipe</text:span></text:span><text:span text:style-name="apple-style-span"><text:span text:style-name="T19"> </text:span></text:span><text:span text:style-name="apple-style-span"><text:span text:style-name="T18">principale</text:span></text:span><text:span text:style-name="apple-style-span"><text:span text:style-name="T19"> </text:span></text:span><text:span text:style-name="apple-style-span"><text:span text:style-name="T18">seule.</text:span></text:span><text:span text:style-name="apple-converted-space"><text:span text:style-name="T18"> </text:span></text:span><text:span text:style-name="apple-style-span"><text:span text:style-name="T18">Il</text:span></text:span><text:span text:style-name="apple-style-span"><text:span text:style-name="T19"> </text:span></text:span><text:span text:style-name="apple-style-span"><text:span text:style-name="T18">doit</text:span></text:span><text:span text:style-name="apple-style-span"><text:span text:style-name="T19"> </text:span></text:span><text:span text:style-name="apple-style-span"><text:span text:style-name="T18">être</text:span></text:span><text:span text:style-name="apple-style-span"><text:span text:style-name="T19"> </text:span></text:span><text:span text:style-name="apple-style-span"><text:span text:style-name="T18">mené</text:span></text:span><text:span text:style-name="apple-style-span"><text:span text:style-name="T19"> </text:span></text:span><text:span text:style-name="apple-style-span"><text:span text:style-name="T18">par</text:span></text:span><text:span text:style-name="apple-style-span"><text:span text:style-name="T19"> </text:span></text:span><text:span text:style-name="apple-style-span"><text:span text:style-name="T18">l'équipe</text:span></text:span><text:span text:style-name="apple-style-span"><text:span text:style-name="T19"> </text:span></text:span><text:span text:style-name="apple-style-span"><text:span text:style-name="T18">principale,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soutenu</text:span></text:span><text:span text:style-name="apple-style-span"><text:span text:style-name="T19"> </text:span></text:span><text:span text:style-name="apple-style-span"><text:span text:style-name="T18">par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équipes</text:span></text:span><text:span text:style-name="apple-style-span"><text:span text:style-name="T19"> </text:span></text:span><text:span text:style-name="apple-style-span"><text:span text:style-name="T18">régionales.</text:span></text:span><text:span text:style-name="apple-converted-space"><text:span text:style-name="T18"> </text:span></text:span><text:span text:style-name="apple-style-span"><text:span text:style-name="T18">L'équipe</text:span></text:span><text:span text:style-name="apple-style-span"><text:span text:style-name="T19"> </text:span></text:span><text:span text:style-name="apple-style-span"><text:span text:style-name="T18">principale</text:span></text:span><text:span text:style-name="apple-style-span"><text:span text:style-name="T19"> </text:span></text:span><text:span text:style-name="apple-style-span"><text:span text:style-name="T18">devra</text:span></text:span><text:span text:style-name="apple-style-span"><text:span text:style-name="T19"> </text:span></text:span><text:span text:style-name="apple-style-span"><text:span text:style-name="T18">fixer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principes</text:span></text:span><text:span text:style-name="apple-style-span"><text:span text:style-name="T19"> </text:span></text:span><text:span text:style-name="apple-style-span"><text:span text:style-name="T18">directeurs</text:span></text:span><text:span text:style-name="apple-style-span"><text:span text:style-name="T19"> </text:span></text:span><text:span text:style-name="apple-style-span"><text:span text:style-name="T18">du</text:span></text:span><text:span text:style-name="apple-style-span"><text:span text:style-name="T19"> </text:span></text:span><text:span text:style-name="apple-style-span"><text:span text:style-name="T18">programme</text:span></text:span><text:span text:style-name="apple-style-span"><text:span text:style-name="T19"> </text:span></text:span><text:span text:style-name="apple-style-span"><text:span text:style-name="T18">tandis</text:span></text:span><text:span text:style-name="apple-style-span"><text:span text:style-name="T19"> </text:span></text:span><text:span text:style-name="apple-style-span"><text:span text:style-name="T18">que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équipes</text:span></text:span><text:span text:style-name="apple-style-span"><text:span text:style-name="T19"> </text:span></text:span><text:span text:style-name="apple-style-span"><text:span text:style-name="T18">régionales</text:span></text:span><text:span text:style-name="apple-style-span"><text:span text:style-name="T19"> </text:span></text:span><text:span text:style-name="apple-style-span"><text:span text:style-name="T18">seront</text:span></text:span><text:span text:style-name="apple-style-span"><text:span text:style-name="T19"> </text:span></text:span><text:span text:style-name="apple-style-span"><text:span text:style-name="T18">chargées</text:span></text:span><text:span text:style-name="apple-style-span"><text:span text:style-name="T19"> </text:span></text:span><text:span text:style-name="apple-style-span"><text:span text:style-name="T18">du</text:span></text:span><text:span text:style-name="apple-style-span"><text:span text:style-name="T19"> </text:span></text:span><text:span text:style-name="apple-style-span"><text:span text:style-name="T18">déploiement</text:span></text:span><text:span text:style-name="apple-style-span"><text:span text:style-name="T19"> </text:span></text:span><text:span text:style-name="apple-style-span"><text:span text:style-name="T18">dans</text:span></text:span><text:span text:style-name="apple-style-span"><text:span text:style-name="T19"> </text:span></text:span><text:span text:style-name="apple-style-span"><text:span text:style-name="T18">leurs</text:span></text:span><text:span text:style-name="apple-style-span"><text:span text:style-name="T19"> </text:span></text:span><text:span text:style-name="apple-style-span"><text:span text:style-name="T18">régions</text:span></text:span><text:span text:style-name="apple-style-span"><text:span text:style-name="T19"> </text:span></text:span><text:span text:style-name="apple-style-span"><text:span text:style-name="T18">respectives</text:span></text:span><text:span text:style-name="apple-style-span"><text:span text:style-name="T19"> </text:span></text:span><text:span text:style-name="apple-style-span"><text:span text:style-name="T18">en</text:span></text:span><text:span text:style-name="apple-style-span"><text:span text:style-name="T19"> </text:span></text:span><text:span text:style-name="apple-style-span"><text:span text:style-name="T18">fonction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ces</text:span></text:span><text:span text:style-name="apple-style-span"><text:span text:style-name="T19"> </text:span></text:span><text:span text:style-name="apple-style-span"><text:span text:style-name="T18">principes,</text:span></text:span><text:span text:style-name="apple-style-span"><text:span text:style-name="T19"> </text:span></text:span><text:span text:style-name="apple-style-span"><text:span text:style-name="T18">tout</text:span></text:span><text:span text:style-name="apple-style-span"><text:span text:style-name="T19"> </text:span></text:span><text:span text:style-name="apple-style-span"><text:span text:style-name="T18">en</text:span></text:span><text:span text:style-name="apple-style-span"><text:span text:style-name="T19"> </text:span></text:span><text:span text:style-name="apple-style-span"><text:span text:style-name="T18">soulevant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inquiétudes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en</text:span></text:span><text:span text:style-name="apple-style-span"><text:span text:style-name="T19"> </text:span></text:span><text:span text:style-name="apple-style-span"><text:span text:style-name="T18">proposant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alternatives</text:span></text:span><text:span text:style-name="apple-style-span"><text:span text:style-name="T19"> </text:span></text:span><text:span text:style-name="apple-style-span"><text:span text:style-name="T18">viables</text:span></text:span><text:span text:style-name="apple-style-span"><text:span text:style-name="T19"> </text:span></text:span><text:span text:style-name="apple-style-span"><text:span text:style-name="T18">si</text:span></text:span><text:span text:style-name="apple-style-span"><text:span text:style-name="T19"> </text:span></text:span><text:span text:style-name="apple-style-span"><text:span text:style-name="T18">nécessaire.</text:span></text:span><text:span text:style-name="apple-style-span"><text:span text:style-name="T19"> </text:span></text:span><text:span text:style-name="apple-style-span"><text:span text:style-name="T18">Différentes</text:span></text:span><text:span text:style-name="apple-style-span"><text:span text:style-name="T19"> </text:span></text:span><text:span text:style-name="apple-style-span"><text:span text:style-name="T18">fonctions</text:span></text:span><text:span text:style-name="apple-style-span"><text:span text:style-name="T19"> </text:span></text:span><text:span text:style-name="apple-style-span"><text:span text:style-name="T18">devraient</text:span></text:span><text:span text:style-name="apple-style-span"><text:span text:style-name="T19"> </text:span></text:span><text:span text:style-name="apple-style-span"><text:span text:style-name="T18">être</text:span></text:span><text:span text:style-name="apple-style-span"><text:span text:style-name="T19"> </text:span></text:span><text:span text:style-name="apple-style-span"><text:span text:style-name="T18">déléguées</text:span></text:span><text:span text:style-name="apple-style-span"><text:span text:style-name="T19"> </text:span></text:span><text:span text:style-name="apple-style-span"><text:span text:style-name="T18">aux</text:span></text:span><text:span text:style-name="apple-style-span"><text:span text:style-name="T19"> </text:span></text:span><text:span text:style-name="apple-style-span"><text:span text:style-name="T18">équipes</text:span></text:span><text:span text:style-name="apple-style-span"><text:span text:style-name="T19"> </text:span></text:span><text:span text:style-name="apple-style-span"><text:span text:style-name="T18">régionales</text:span></text:span><text:span text:style-name="apple-style-span"><text:span text:style-name="T19"> </text:span></text:span><text:span text:style-name="apple-style-span"><text:span text:style-name="T18">selon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pratiques</text:span></text:span><text:span text:style-name="apple-style-span"><text:span text:style-name="T19"> </text:span></text:span><text:span text:style-name="apple-style-span"><text:span text:style-name="T18">existantes.</text:span></text:span><text:span text:style-name="apple-converted-space"><text:span text:style-name="T18"> </text:span></text:span><text:span text:style-name="T18"><text:line-break/></text:span><text:bookmark-end text:name="OrgXref.sec-2-2"/></text:p>
      <text:p text:style-name="P1"><text:bookmark-start text:name="OrgXref.sec-3-2"/><text:bookmark-start text:name="sec-3-2"/><text:bookmark-end text:name="sec-3-2"/><text:span text:style-name="apple-style-span"><text:span text:style-name="T14">Sensibilisation</text:span></text:span><text:span text:style-name="apple-style-span"><text:span text:style-name="T15"> </text:span></text:span><text:span text:style-name="apple-style-span"><text:span text:style-name="T14">des</text:span></text:span><text:span text:style-name="apple-style-span"><text:span text:style-name="T15"> </text:span></text:span><text:span text:style-name="apple-style-span"><text:span text:style-name="T14">communautés</text:span></text:span></text:p>
      <text:p text:style-name="P15"><text:soft-page-break/><text:span text:style-name="T5"><text:line-break/></text:span><text:span text:style-name="apple-style-span"><text:span text:style-name="T6">Avant</text:span></text:span><text:span text:style-name="apple-style-span"><text:span text:style-name="T7"> </text:span></text:span><text:span text:style-name="apple-style-span"><text:span text:style-name="T6">l'arrivée</text:span></text:span><text:span text:style-name="apple-style-span"><text:span text:style-name="T7"> </text:span></text:span><text:span text:style-name="apple-style-span"><text:span text:style-name="T6">des</text:span></text:span><text:span text:style-name="apple-style-span"><text:span text:style-name="T7"> </text:span></text:span><text:span text:style-name="apple-style-span"><text:span text:style-name="T6">ordinateurs</text:span></text:span><text:span text:style-name="apple-style-span"><text:span text:style-name="T7"> </text:span></text:span><text:span text:style-name="apple-style-span"><text:span text:style-name="T6">portables</text:span></text:span><text:span text:style-name="apple-style-span"><text:span text:style-name="T7"> </text:span></text:span><text:span text:style-name="apple-style-span"><text:span text:style-name="T6">dans</text:span></text:span><text:span text:style-name="apple-style-span"><text:span text:style-name="T7"> </text:span></text:span><text:span text:style-name="apple-style-span"><text:span text:style-name="T6">une</text:span></text:span><text:span text:style-name="apple-style-span"><text:span text:style-name="T7"> </text:span></text:span><text:span text:style-name="apple-style-span"><text:span text:style-name="T6">communauté,</text:span></text:span><text:span text:style-name="apple-style-span"><text:span text:style-name="T7"> </text:span></text:span><text:span text:style-name="apple-style-span"><text:span text:style-name="T6">il</text:span></text:span><text:span text:style-name="apple-style-span"><text:span text:style-name="T7"> </text:span></text:span><text:span text:style-name="apple-style-span"><text:span text:style-name="T6">est</text:span></text:span><text:span text:style-name="apple-style-span"><text:span text:style-name="T7"> </text:span></text:span><text:span text:style-name="apple-style-span"><text:span text:style-name="T6">important</text:span></text:span><text:span text:style-name="apple-style-span"><text:span text:style-name="T7"> </text:span></text:span><text:span text:style-name="apple-style-span"><text:span text:style-name="T6">de</text:span></text:span><text:span text:style-name="apple-style-span"><text:span text:style-name="T7"> </text:span></text:span><text:span text:style-name="apple-style-span"><text:span text:style-name="T6">préparer</text:span></text:span><text:span text:style-name="apple-style-span"><text:span text:style-name="T7"> </text:span></text:span><text:span text:style-name="apple-style-span"><text:span text:style-name="T6">les</text:span></text:span><text:span text:style-name="apple-style-span"><text:span text:style-name="T7"> </text:span></text:span><text:span text:style-name="apple-style-span"><text:span text:style-name="T6">différents</text:span></text:span><text:span text:style-name="apple-style-span"><text:span text:style-name="T7"> </text:span></text:span><text:span text:style-name="apple-style-span"><text:span text:style-name="T6">groupes</text:span></text:span><text:span text:style-name="apple-style-span"><text:span text:style-name="T7"> </text:span></text:span><text:span text:style-name="apple-style-span"><text:span text:style-name="T6">de</text:span></text:span><text:span text:style-name="apple-style-span"><text:span text:style-name="T7"> </text:span></text:span><text:span text:style-name="apple-style-span"><text:span text:style-name="T6">personnes</text:span></text:span><text:span text:style-name="apple-style-span"><text:span text:style-name="T7"> </text:span></text:span><text:span text:style-name="apple-style-span"><text:span text:style-name="T6">qui</text:span></text:span><text:span text:style-name="apple-style-span"><text:span text:style-name="T7"> </text:span></text:span><text:span text:style-name="apple-style-span"><text:span text:style-name="T6">seront</text:span></text:span><text:span text:style-name="apple-style-span"><text:span text:style-name="T7"> </text:span></text:span><text:span text:style-name="apple-style-span"><text:span text:style-name="T6">touchées</text:span></text:span><text:span text:style-name="apple-style-span"><text:span text:style-name="T7"> </text:span></text:span><text:span text:style-name="apple-style-span"><text:span text:style-name="T6">par</text:span></text:span><text:span text:style-name="apple-style-span"><text:span text:style-name="T7"> </text:span></text:span><text:span text:style-name="apple-style-span"><text:span text:style-name="T6">le</text:span></text:span><text:span text:style-name="apple-style-span"><text:span text:style-name="T7"> </text:span></text:span><text:span text:style-name="apple-style-span"><text:span text:style-name="T6">projet:</text:span></text:span><text:span text:style-name="apple-style-span"><text:span text:style-name="T7"> </text:span></text:span><text:span text:style-name="apple-style-span"><text:span text:style-name="T6">parents,</text:span></text:span><text:span text:style-name="apple-style-span"><text:span text:style-name="T7"> </text:span></text:span><text:span text:style-name="apple-style-span"><text:span text:style-name="T6">enseignants,</text:span></text:span><text:span text:style-name="apple-style-span"><text:span text:style-name="T7"> </text:span></text:span><text:span text:style-name="apple-style-span"><text:span text:style-name="T6">directeurs</text:span></text:span><text:span text:style-name="apple-style-span"><text:span text:style-name="T7"> </text:span></text:span><text:span text:style-name="apple-style-span"><text:span text:style-name="T6">d'école,</text:span></text:span><text:span text:style-name="apple-style-span"><text:span text:style-name="T7"> </text:span></text:span><text:span text:style-name="apple-style-span"><text:span text:style-name="T6">les</text:span></text:span><text:span text:style-name="apple-style-span"><text:span text:style-name="T7"> </text:span></text:span><text:span text:style-name="apple-style-span"><text:span text:style-name="T6">familles,</text:span></text:span><text:span text:style-name="apple-style-span"><text:span text:style-name="T7"> </text:span></text:span><text:span text:style-name="apple-style-span"><text:span text:style-name="T6">et</text:span></text:span><text:span text:style-name="apple-style-span"><text:span text:style-name="T7"> </text:span></text:span><text:span text:style-name="apple-style-span"><text:span text:style-name="T6">d'autres</text:span></text:span><text:span text:style-name="apple-style-span"><text:span text:style-name="T7"> </text:span></text:span><text:span text:style-name="apple-style-span"><text:span text:style-name="T6">membres</text:span></text:span><text:span text:style-name="apple-style-span"><text:span text:style-name="T7"> </text:span></text:span><text:span text:style-name="apple-style-span"><text:span text:style-name="T6">actifs</text:span></text:span><text:span text:style-name="apple-style-span"><text:span text:style-name="T7"> </text:span></text:span><text:span text:style-name="apple-style-span"><text:span text:style-name="T6">d'une</text:span></text:span><text:span text:style-name="apple-style-span"><text:span text:style-name="T7"> </text:span></text:span><text:span text:style-name="apple-style-span"><text:span text:style-name="T6">communauté.</text:span></text:span><text:span text:style-name="apple-converted-space"><text:span text:style-name="T6"> </text:span></text:span><text:span text:style-name="apple-style-span"><text:span text:style-name="T6">Le</text:span></text:span><text:span text:style-name="apple-style-span"><text:span text:style-name="T7"> </text:span></text:span><text:span text:style-name="apple-style-span"><text:span text:style-name="T6">ministre</text:span></text:span><text:span text:style-name="apple-style-span"><text:span text:style-name="T7"> </text:span></text:span><text:span text:style-name="apple-style-span"><text:span text:style-name="T6">de</text:span></text:span><text:span text:style-name="apple-style-span"><text:span text:style-name="T7"> </text:span></text:span><text:span text:style-name="apple-style-span"><text:span text:style-name="T6">l'Education,</text:span></text:span><text:span text:style-name="apple-style-span"><text:span text:style-name="T7"> </text:span></text:span><text:span text:style-name="apple-style-span"><text:span text:style-name="T6">les</text:span></text:span><text:span text:style-name="apple-style-span"><text:span text:style-name="T7"> </text:span></text:span><text:span text:style-name="apple-style-span"><text:span text:style-name="T6">autorités</text:span></text:span><text:span text:style-name="apple-style-span"><text:span text:style-name="T7"> </text:span></text:span><text:span text:style-name="apple-style-span"><text:span text:style-name="T6">et</text:span></text:span><text:span text:style-name="apple-style-span"><text:span text:style-name="T7"> </text:span></text:span><text:span text:style-name="apple-style-span"><text:span text:style-name="T6">leaders</text:span></text:span><text:span text:style-name="apple-style-span"><text:span text:style-name="T7"> </text:span></text:span><text:span text:style-name="apple-style-span"><text:span text:style-name="T6">et</text:span></text:span><text:span text:style-name="apple-style-span"><text:span text:style-name="T7"> </text:span></text:span><text:span text:style-name="apple-style-span"><text:span text:style-name="T6">locaux</text:span></text:span><text:span text:style-name="apple-style-span"><text:span text:style-name="T7"> </text:span></text:span><text:span text:style-name="apple-style-span"><text:span text:style-name="T6">devraient</text:span></text:span><text:span text:style-name="apple-style-span"><text:span text:style-name="T7"> </text:span></text:span><text:span text:style-name="apple-style-span"><text:span text:style-name="T6">être</text:span></text:span><text:span text:style-name="apple-style-span"><text:span text:style-name="T7"> </text:span></text:span><text:span text:style-name="apple-style-span"><text:span text:style-name="T6">impliquées</text:span></text:span><text:span text:style-name="apple-style-span"><text:span text:style-name="T7"> </text:span></text:span><text:span text:style-name="apple-style-span"><text:span text:style-name="T6">dans</text:span></text:span><text:span text:style-name="apple-style-span"><text:span text:style-name="T7"> </text:span></text:span><text:span text:style-name="apple-style-span"><text:span text:style-name="T6">les</text:span></text:span><text:span text:style-name="apple-style-span"><text:span text:style-name="T7"> </text:span></text:span><text:span text:style-name="apple-style-span"><text:span text:style-name="T6">communications</text:span></text:span><text:span text:style-name="apple-style-span"><text:span text:style-name="T7"> </text:span></text:span><text:span text:style-name="apple-style-span"><text:span text:style-name="T6">au</text:span></text:span><text:span text:style-name="apple-style-span"><text:span text:style-name="T7"> </text:span></text:span><text:span text:style-name="apple-style-span"><text:span text:style-name="T6">sujet</text:span></text:span><text:span text:style-name="apple-style-span"><text:span text:style-name="T7"> </text:span></text:span><text:span text:style-name="apple-style-span"><text:span text:style-name="T6">du</text:span></text:span><text:span text:style-name="apple-style-span"><text:span text:style-name="T7"> </text:span></text:span><text:span text:style-name="apple-style-span"><text:span text:style-name="T6">programme,</text:span></text:span><text:span text:style-name="apple-style-span"><text:span text:style-name="T7"> </text:span></text:span><text:span text:style-name="apple-style-span"><text:span text:style-name="T6">de</text:span></text:span><text:span text:style-name="apple-style-span"><text:span text:style-name="T7"> </text:span></text:span><text:span text:style-name="apple-style-span"><text:span text:style-name="T6">ses</text:span></text:span><text:span text:style-name="apple-style-span"><text:span text:style-name="T7"> </text:span></text:span><text:span text:style-name="apple-style-span"><text:span text:style-name="T6">objectifs,</text:span></text:span><text:span text:style-name="apple-style-span"><text:span text:style-name="T7"> </text:span></text:span><text:span text:style-name="apple-style-span"><text:span text:style-name="T6">des</text:span></text:span><text:span text:style-name="apple-style-span"><text:span text:style-name="T7"> </text:span></text:span><text:span text:style-name="apple-style-span"><text:span text:style-name="T6">caractéristiques,</text:span></text:span><text:span text:style-name="apple-style-span"><text:span text:style-name="T7"> </text:span></text:span><text:span text:style-name="apple-style-span"><text:span text:style-name="T6">avantages</text:span></text:span><text:span text:style-name="apple-style-span"><text:span text:style-name="T7"> </text:span></text:span><text:span text:style-name="apple-style-span"><text:span text:style-name="T6">et</text:span></text:span><text:span text:style-name="apple-style-span"><text:span text:style-name="T7"> </text:span></text:span><text:span text:style-name="apple-style-span"><text:span text:style-name="T6">engagements</text:span></text:span><text:span text:style-name="apple-style-span"><text:span text:style-name="T7"> </text:span></text:span><text:span text:style-name="apple-style-span"><text:span text:style-name="T6">à</text:span></text:span><text:span text:style-name="apple-style-span"><text:span text:style-name="T7"> </text:span></text:span><text:span text:style-name="apple-style-span"><text:span text:style-name="T6">prendre.</text:span></text:span><text:span text:style-name="apple-converted-space"><text:span text:style-name="T6"> </text:span></text:span></text:p>
      <text:p text:style-name="P15"><text:span text:style-name="T10"><text:line-break/></text:span><text:span text:style-name="apple-style-span"><text:span text:style-name="T6">Les</text:span></text:span><text:span text:style-name="apple-style-span"><text:span text:style-name="T7"> </text:span></text:span><text:span text:style-name="apple-style-span"><text:span text:style-name="T6">coordonnateurs</text:span></text:span><text:span text:style-name="apple-style-span"><text:span text:style-name="T7"> </text:span></text:span><text:span text:style-name="apple-style-span"><text:span text:style-name="T6">du</text:span></text:span><text:span text:style-name="apple-style-span"><text:span text:style-name="T7"> </text:span></text:span><text:span text:style-name="apple-style-span"><text:span text:style-name="T6">projet</text:span></text:span><text:span text:style-name="apple-style-span"><text:span text:style-name="T7"> </text:span></text:span><text:span text:style-name="apple-style-span"><text:span text:style-name="T6">doit</text:span></text:span><text:span text:style-name="apple-style-span"><text:span text:style-name="T7"> </text:span></text:span><text:span text:style-name="apple-style-span"><text:span text:style-name="T6">planifier</text:span></text:span><text:span text:style-name="apple-style-span"><text:span text:style-name="T7"> </text:span></text:span><text:span text:style-name="apple-style-span"><text:span text:style-name="T6">soigneusement</text:span></text:span><text:span text:style-name="apple-style-span"><text:span text:style-name="T7"> </text:span></text:span><text:span text:style-name="apple-style-span"><text:span text:style-name="T6">les</text:span></text:span><text:span text:style-name="apple-style-span"><text:span text:style-name="T7"> </text:span></text:span><text:span text:style-name="apple-style-span"><text:span text:style-name="T6">campagnes</text:span></text:span><text:span text:style-name="apple-style-span"><text:span text:style-name="T7"> </text:span></text:span><text:span text:style-name="apple-style-span"><text:span text:style-name="T6">de</text:span></text:span><text:span text:style-name="apple-style-span"><text:span text:style-name="T7"> </text:span></text:span><text:span text:style-name="apple-style-span"><text:span text:style-name="T6">sensibilisation,</text:span></text:span><text:span text:style-name="apple-style-span"><text:span text:style-name="T7"> </text:span></text:span><text:span text:style-name="apple-style-span"><text:span text:style-name="T6">en</text:span></text:span><text:span text:style-name="apple-style-span"><text:span text:style-name="T7"> </text:span></text:span><text:span text:style-name="apple-style-span"><text:span text:style-name="T6">sélectionnant</text:span></text:span><text:span text:style-name="apple-style-span"><text:span text:style-name="T7"> </text:span></text:span><text:span text:style-name="apple-style-span"><text:span text:style-name="T6">les</text:span></text:span><text:span text:style-name="apple-style-span"><text:span text:style-name="T7"> </text:span></text:span><text:span text:style-name="apple-style-span"><text:span text:style-name="T6">outils</text:span></text:span><text:span text:style-name="apple-style-span"><text:span text:style-name="T7"> </text:span></text:span><text:span text:style-name="apple-style-span"><text:span text:style-name="T6">appropriés</text:span></text:span><text:span text:style-name="apple-style-span"><text:span text:style-name="T7"> </text:span></text:span><text:span text:style-name="apple-style-span"><text:span text:style-name="T6">(impressions,</text:span></text:span><text:span text:style-name="apple-style-span"><text:span text:style-name="T7"> </text:span></text:span><text:span text:style-name="apple-style-span"><text:span text:style-name="T6">affiches,</text:span></text:span><text:span text:style-name="apple-style-span"><text:span text:style-name="T7"> </text:span></text:span><text:span text:style-name="apple-style-span"><text:span text:style-name="T6">panneaux,</text:span></text:span><text:span text:style-name="apple-style-span"><text:span text:style-name="T7"> </text:span></text:span><text:span text:style-name="apple-style-span"><text:span text:style-name="T6">etc)</text:span></text:span><text:span text:style-name="apple-style-span"><text:span text:style-name="T7"> </text:span></text:span><text:span text:style-name="apple-style-span"><text:span text:style-name="T6">et</text:span></text:span><text:span text:style-name="apple-style-span"><text:span text:style-name="T7"> </text:span></text:span><text:span text:style-name="apple-style-span"><text:span text:style-name="T6">des</text:span></text:span><text:span text:style-name="apple-style-span"><text:span text:style-name="T7"> </text:span></text:span><text:span text:style-name="apple-style-span"><text:span text:style-name="T6">stratégies</text:span></text:span><text:span text:style-name="apple-style-span"><text:span text:style-name="T7"> </text:span></text:span><text:span text:style-name="apple-style-span"><text:span text:style-name="T6">de</text:span></text:span><text:span text:style-name="apple-style-span"><text:span text:style-name="T7"> </text:span></text:span><text:span text:style-name="apple-style-span"><text:span text:style-name="T6">communication</text:span></text:span><text:span text:style-name="apple-style-span"><text:span text:style-name="T7"> </text:span></text:span><text:span text:style-name="apple-style-span"><text:span text:style-name="T6">(spots</text:span></text:span><text:span text:style-name="apple-style-span"><text:span text:style-name="T7"> </text:span></text:span><text:span text:style-name="apple-style-span"><text:span text:style-name="T6">radio</text:span></text:span><text:span text:style-name="apple-style-span"><text:span text:style-name="T7"> </text:span></text:span><text:span text:style-name="apple-style-span"><text:span text:style-name="T6">ou</text:span></text:span><text:span text:style-name="apple-style-span"><text:span text:style-name="T7"> </text:span></text:span><text:span text:style-name="apple-style-span"><text:span text:style-name="T6">de</text:span></text:span><text:span text:style-name="apple-style-span"><text:span text:style-name="T7"> </text:span></text:span><text:span text:style-name="apple-style-span"><text:span text:style-name="T6">télévision,</text:span></text:span><text:span text:style-name="apple-style-span"><text:span text:style-name="T7"> </text:span></text:span><text:span text:style-name="apple-style-span"><text:span text:style-name="T6">rencontres,</text:span></text:span><text:span text:style-name="apple-style-span"><text:span text:style-name="T7"> </text:span></text:span><text:span text:style-name="apple-style-span"><text:span text:style-name="T6">etc)</text:span></text:span><text:span text:style-name="apple-style-span"><text:span text:style-name="T7"> </text:span></text:span><text:span text:style-name="apple-style-span"><text:span text:style-name="T6">adaptées</text:span></text:span><text:span text:style-name="apple-style-span"><text:span text:style-name="T7"> </text:span></text:span><text:span text:style-name="apple-style-span"><text:span text:style-name="T6">aux</text:span></text:span><text:span text:style-name="apple-style-span"><text:span text:style-name="T7"> </text:span></text:span><text:span text:style-name="apple-style-span"><text:span text:style-name="T6">caractéristiques</text:span></text:span><text:span text:style-name="apple-style-span"><text:span text:style-name="T7"> </text:span></text:span><text:span text:style-name="apple-style-span"><text:span text:style-name="T6">uniques</text:span></text:span><text:span text:style-name="apple-style-span"><text:span text:style-name="T7"> </text:span></text:span><text:span text:style-name="apple-style-span"><text:span text:style-name="T6">de</text:span></text:span><text:span text:style-name="apple-style-span"><text:span text:style-name="T7"> </text:span></text:span><text:span text:style-name="apple-style-span"><text:span text:style-name="T6">chaque</text:span></text:span><text:span text:style-name="apple-style-span"><text:span text:style-name="T7"> </text:span></text:span><text:span text:style-name="apple-style-span"><text:span text:style-name="T6">communauté</text:span></text:span><text:span text:style-name="apple-style-span"><text:span text:style-name="T7"> </text:span></text:span><text:span text:style-name="apple-style-span"><text:span text:style-name="T6">et</text:span></text:span><text:span text:style-name="apple-style-span"><text:span text:style-name="T7"> </text:span></text:span><text:span text:style-name="apple-style-span"><text:span text:style-name="T6">à</text:span></text:span><text:span text:style-name="apple-style-span"><text:span text:style-name="T7"> </text:span></text:span><text:span text:style-name="apple-style-span"><text:span text:style-name="T6">l'échelle</text:span></text:span><text:span text:style-name="apple-style-span"><text:span text:style-name="T7"> </text:span></text:span><text:span text:style-name="apple-style-span"><text:span text:style-name="T6">de</text:span></text:span><text:span text:style-name="apple-style-span"><text:span text:style-name="T7"> </text:span></text:span><text:span text:style-name="apple-style-span"><text:span text:style-name="T6">chaque</text:span></text:span><text:span text:style-name="apple-style-span"><text:span text:style-name="T7"> </text:span></text:span><text:span text:style-name="apple-style-span"><text:span text:style-name="T6">projet.</text:span></text:span><text:span text:style-name="apple-converted-space"><text:span text:style-name="T6"> </text:span></text:span><text:span text:style-name="apple-style-span"><text:span text:style-name="T6">Le</text:span></text:span><text:span text:style-name="apple-style-span"><text:span text:style-name="T7"> </text:span></text:span><text:span text:style-name="apple-style-span"><text:span text:style-name="T6">calendrier</text:span></text:span><text:span text:style-name="apple-style-span"><text:span text:style-name="T7"> </text:span></text:span><text:span text:style-name="apple-style-span"><text:span text:style-name="T6">de</text:span></text:span><text:span text:style-name="apple-style-span"><text:span text:style-name="T7"> </text:span></text:span><text:span text:style-name="apple-style-span"><text:span text:style-name="T6">la</text:span></text:span><text:span text:style-name="apple-style-span"><text:span text:style-name="T7"> </text:span></text:span><text:span text:style-name="apple-style-span"><text:span text:style-name="T6">campagne</text:span></text:span><text:span text:style-name="apple-style-span"><text:span text:style-name="T7"> </text:span></text:span><text:span text:style-name="apple-style-span"><text:span text:style-name="T6">devrait</text:span></text:span><text:span text:style-name="apple-style-span"><text:span text:style-name="T7"> </text:span></text:span><text:span text:style-name="apple-style-span"><text:span text:style-name="T6">également</text:span></text:span><text:span text:style-name="apple-style-span"><text:span text:style-name="T7"> </text:span></text:span><text:span text:style-name="apple-style-span"><text:span text:style-name="T6">être</text:span></text:span><text:span text:style-name="apple-style-span"><text:span text:style-name="T7"> </text:span></text:span><text:span text:style-name="apple-style-span"><text:span text:style-name="T6">mûrement</text:span></text:span><text:span text:style-name="apple-style-span"><text:span text:style-name="T7"> </text:span></text:span><text:span text:style-name="apple-style-span"><text:span text:style-name="T6">réfléchi</text:span></text:span><text:span text:style-name="apple-style-span"><text:span text:style-name="T7"> </text:span></text:span><text:span text:style-name="apple-style-span"><text:span text:style-name="T6">afin</text:span></text:span><text:span text:style-name="apple-style-span"><text:span text:style-name="T7"> </text:span></text:span><text:span text:style-name="apple-style-span"><text:span text:style-name="T6">de</text:span></text:span><text:span text:style-name="apple-style-span"><text:span text:style-name="T7"> </text:span></text:span><text:span text:style-name="apple-style-span"><text:span text:style-name="T6">permettre</text:span></text:span><text:span text:style-name="apple-style-span"><text:span text:style-name="T7"> </text:span></text:span><text:span text:style-name="apple-style-span"><text:span text:style-name="T6">aux</text:span></text:span><text:span text:style-name="apple-style-span"><text:span text:style-name="T7"> </text:span></text:span><text:span text:style-name="apple-style-span"><text:span text:style-name="T6">communautés</text:span></text:span><text:span text:style-name="apple-style-span"><text:span text:style-name="T7"> </text:span></text:span><text:span text:style-name="apple-style-span"><text:span text:style-name="T6">de</text:span></text:span><text:span text:style-name="apple-style-span"><text:span text:style-name="T7"> </text:span></text:span><text:span text:style-name="apple-style-span"><text:span text:style-name="T6">se</text:span></text:span><text:span text:style-name="apple-style-span"><text:span text:style-name="T7"> </text:span></text:span><text:span text:style-name="apple-style-span"><text:span text:style-name="T6">préparer</text:span></text:span><text:span text:style-name="apple-style-span"><text:span text:style-name="T7"> </text:span></text:span><text:span text:style-name="apple-style-span"><text:span text:style-name="T6">à</text:span></text:span><text:span text:style-name="apple-style-span"><text:span text:style-name="T7"> </text:span></text:span><text:span text:style-name="apple-style-span"><text:span text:style-name="T6">lancer</text:span></text:span><text:span text:style-name="apple-style-span"><text:span text:style-name="T7"> </text:span></text:span><text:span text:style-name="apple-style-span"><text:span text:style-name="T6">un</text:span></text:span><text:span text:style-name="apple-style-span"><text:span text:style-name="T7"> </text:span></text:span><text:span text:style-name="apple-style-span"><text:span text:style-name="T6">programme</text:span></text:span><text:span text:style-name="apple-style-span"><text:span text:style-name="T7"> </text:span></text:span><text:span text:style-name="apple-style-span"><text:span text:style-name="T6">formel.</text:span></text:span><text:span text:style-name="apple-converted-space"><text:span text:style-name="T6"> </text:span></text:span><text:span text:style-name="apple-style-span"><text:span text:style-name="T6">Si</text:span></text:span><text:span text:style-name="apple-style-span"><text:span text:style-name="T7"> </text:span></text:span><text:span text:style-name="apple-style-span"><text:span text:style-name="T6">des</text:span></text:span><text:span text:style-name="apple-style-span"><text:span text:style-name="T7"> </text:span></text:span><text:span text:style-name="apple-style-span"><text:span text:style-name="T6">campagnes</text:span></text:span><text:span text:style-name="apple-style-span"><text:span text:style-name="T7"> </text:span></text:span><text:span text:style-name="apple-style-span"><text:span text:style-name="T6">nationales</text:span></text:span><text:span text:style-name="apple-style-span"><text:span text:style-name="T7"> </text:span></text:span><text:span text:style-name="apple-style-span"><text:span text:style-name="T6">sont</text:span></text:span><text:span text:style-name="apple-style-span"><text:span text:style-name="T7"> </text:span></text:span><text:span text:style-name="apple-style-span"><text:span text:style-name="T6">créées</text:span></text:span><text:span text:style-name="apple-style-span"><text:span text:style-name="T7"> </text:span></text:span><text:span text:style-name="apple-style-span"><text:span text:style-name="T6">pour</text:span></text:span><text:span text:style-name="apple-style-span"><text:span text:style-name="T7"> </text:span></text:span><text:span text:style-name="apple-style-span"><text:span text:style-name="T6">informer</text:span></text:span><text:span text:style-name="apple-style-span"><text:span text:style-name="T7"> </text:span></text:span><text:span text:style-name="apple-style-span"><text:span text:style-name="T6">les</text:span></text:span><text:span text:style-name="apple-style-span"><text:span text:style-name="T7"> </text:span></text:span><text:span text:style-name="apple-style-span"><text:span text:style-name="T6">différents</text:span></text:span><text:span text:style-name="apple-style-span"><text:span text:style-name="T7"> </text:span></text:span><text:span text:style-name="apple-style-span"><text:span text:style-name="T6">publics</text:span></text:span><text:span text:style-name="apple-style-span"><text:span text:style-name="T7"> </text:span></text:span><text:span text:style-name="apple-style-span"><text:span text:style-name="T6">sur</text:span></text:span><text:span text:style-name="apple-style-span"><text:span text:style-name="T7"> </text:span></text:span><text:span text:style-name="apple-style-span"><text:span text:style-name="T6">les</text:span></text:span><text:span text:style-name="apple-style-span"><text:span text:style-name="T7"> </text:span></text:span><text:span text:style-name="apple-style-span"><text:span text:style-name="T6">projets,</text:span></text:span><text:span text:style-name="apple-style-span"><text:span text:style-name="T7"> </text:span></text:span><text:span text:style-name="apple-style-span"><text:span text:style-name="T6">elles</text:span></text:span><text:span text:style-name="apple-style-span"><text:span text:style-name="T7"> </text:span></text:span><text:span text:style-name="apple-style-span"><text:span text:style-name="T6">devraient</text:span></text:span><text:span text:style-name="apple-style-span"><text:span text:style-name="T7"> </text:span></text:span><text:span text:style-name="apple-style-span"><text:span text:style-name="T6">être</text:span></text:span><text:span text:style-name="apple-style-span"><text:span text:style-name="T7"> </text:span></text:span><text:span text:style-name="apple-style-span"><text:span text:style-name="T6">mises</text:span></text:span><text:span text:style-name="apple-style-span"><text:span text:style-name="T7"> </text:span></text:span><text:span text:style-name="apple-style-span"><text:span text:style-name="T6">en</text:span></text:span><text:span text:style-name="apple-style-span"><text:span text:style-name="T7"> </text:span></text:span><text:span text:style-name="apple-style-span"><text:span text:style-name="T6">place</text:span></text:span><text:span text:style-name="apple-style-span"><text:span text:style-name="T7"> </text:span></text:span><text:span text:style-name="apple-style-span"><text:span text:style-name="T6">avant</text:span></text:span><text:span text:style-name="apple-style-span"><text:span text:style-name="T7"> </text:span></text:span><text:span text:style-name="apple-style-span"><text:span text:style-name="T6">la</text:span></text:span><text:span text:style-name="apple-style-span"><text:span text:style-name="T7"> </text:span></text:span><text:span text:style-name="apple-style-span"><text:span text:style-name="T6">distribution</text:span></text:span><text:span text:style-name="apple-style-span"><text:span text:style-name="T7"> </text:span></text:span><text:span text:style-name="apple-style-span"><text:span text:style-name="T6">des</text:span></text:span><text:span text:style-name="apple-style-span"><text:span text:style-name="T7"> </text:span></text:span><text:span text:style-name="apple-style-span"><text:span text:style-name="T6">unités</text:span></text:span><text:span text:style-name="apple-style-span"><text:span text:style-name="T7"> <text:s/></text:span></text:span><text:span text:style-name="apple-style-span"><text:span text:style-name="T6">ou</text:span></text:span><text:span text:style-name="apple-style-span"><text:span text:style-name="T7"> </text:span></text:span><text:span text:style-name="apple-style-span"><text:span text:style-name="T6">après</text:span></text:span><text:span text:style-name="apple-style-span"><text:span text:style-name="T7"> </text:span></text:span><text:span text:style-name="apple-style-span"><text:span text:style-name="T6">que</text:span></text:span><text:span text:style-name="apple-style-span"><text:span text:style-name="T7"> </text:span></text:span><text:span text:style-name="apple-style-span"><text:span text:style-name="T6">des</text:span></text:span><text:span text:style-name="apple-style-span"><text:span text:style-name="T7"> </text:span></text:span><text:span text:style-name="apple-style-span"><text:span text:style-name="T6">actions</text:span></text:span><text:span text:style-name="apple-style-span"><text:span text:style-name="T7"> </text:span></text:span><text:span text:style-name="apple-style-span"><text:span text:style-name="T6">de</text:span></text:span><text:span text:style-name="apple-style-span"><text:span text:style-name="T7"> </text:span></text:span><text:span text:style-name="apple-style-span"><text:span text:style-name="T6">sensibilisation</text:span></text:span><text:span text:style-name="apple-style-span"><text:span text:style-name="T7"> </text:span></text:span><text:span text:style-name="apple-style-span"><text:span text:style-name="T6">communautaire</text:span></text:span><text:span text:style-name="apple-style-span"><text:span text:style-name="T7"> </text:span></text:span><text:span text:style-name="apple-style-span"><text:span text:style-name="T6">plus</text:span></text:span><text:span text:style-name="apple-style-span"><text:span text:style-name="T7"> </text:span></text:span><text:span text:style-name="apple-style-span"><text:span text:style-name="T6">formelles</text:span></text:span><text:span text:style-name="apple-style-span"><text:span text:style-name="T7"> </text:span></text:span><text:span text:style-name="apple-style-span"><text:span text:style-name="T6">soient</text:span></text:span><text:span text:style-name="apple-style-span"><text:span text:style-name="T7"> </text:span></text:span><text:span text:style-name="apple-style-span"><text:span text:style-name="T6">entreprises</text:span></text:span><text:span text:style-name="apple-style-span"><text:span text:style-name="T7"> </text:span></text:span><text:span text:style-name="apple-style-span"><text:span text:style-name="T6">par</text:span></text:span><text:span text:style-name="apple-style-span"><text:span text:style-name="T7"> </text:span></text:span><text:span text:style-name="apple-style-span"><text:span text:style-name="T6">l'équipe</text:span></text:span><text:span text:style-name="apple-style-span"><text:span text:style-name="T7"> </text:span></text:span><text:span text:style-name="apple-style-span"><text:span text:style-name="T6">principale.</text:span></text:span><text:span text:style-name="apple-converted-space"><text:span text:style-name="T6"> </text:span></text:span></text:p>
      <text:p text:style-name="P15"><text:span text:style-name="T10"><text:line-break/></text:span><text:span text:style-name="apple-style-span"><text:span text:style-name="T6">La</text:span></text:span><text:span text:style-name="apple-style-span"><text:span text:style-name="T7"> </text:span></text:span><text:span text:style-name="apple-style-span"><text:span text:style-name="T6">phase</text:span></text:span><text:span text:style-name="apple-style-span"><text:span text:style-name="T7"> </text:span></text:span><text:span text:style-name="apple-style-span"><text:span text:style-name="T6">de</text:span></text:span><text:span text:style-name="apple-style-span"><text:span text:style-name="T7"> </text:span></text:span><text:span text:style-name="apple-style-span"><text:span text:style-name="T6">préparation</text:span></text:span><text:span text:style-name="apple-style-span"><text:span text:style-name="T7"> </text:span></text:span><text:span text:style-name="apple-style-span"><text:span text:style-name="T6">joue</text:span></text:span><text:span text:style-name="apple-style-span"><text:span text:style-name="T7"> </text:span></text:span><text:span text:style-name="apple-style-span"><text:span text:style-name="T6">un</text:span></text:span><text:span text:style-name="apple-style-span"><text:span text:style-name="T7"> </text:span></text:span><text:span text:style-name="apple-style-span"><text:span text:style-name="T6">rôle</text:span></text:span><text:span text:style-name="apple-style-span"><text:span text:style-name="T7"> </text:span></text:span><text:span text:style-name="apple-style-span"><text:span text:style-name="T6">important</text:span></text:span><text:span text:style-name="apple-style-span"><text:span text:style-name="T7"> </text:span></text:span><text:span text:style-name="apple-style-span"><text:span text:style-name="T6">dans</text:span></text:span><text:span text:style-name="apple-style-span"><text:span text:style-name="T7"> </text:span></text:span><text:span text:style-name="apple-style-span"><text:span text:style-name="T6">la</text:span></text:span><text:span text:style-name="apple-style-span"><text:span text:style-name="T7"> </text:span></text:span><text:span text:style-name="apple-style-span"><text:span text:style-name="T6">création</text:span></text:span><text:span text:style-name="apple-style-span"><text:span text:style-name="T7"> </text:span></text:span><text:span text:style-name="apple-style-span"><text:span text:style-name="T6">des</text:span></text:span><text:span text:style-name="apple-style-span"><text:span text:style-name="T7"> </text:span></text:span><text:span text:style-name="apple-style-span"><text:span text:style-name="T6">attentes</text:span></text:span><text:span text:style-name="apple-style-span"><text:span text:style-name="T7"> </text:span></text:span><text:span text:style-name="apple-style-span"><text:span text:style-name="T6">positives,</text:span></text:span><text:span text:style-name="apple-style-span"><text:span text:style-name="T7"> </text:span></text:span><text:span text:style-name="apple-style-span"><text:span text:style-name="T6">les</text:span></text:span><text:span text:style-name="apple-style-span"><text:span text:style-name="T7"> </text:span></text:span><text:span text:style-name="apple-style-span"><text:span text:style-name="T6">attitudes,</text:span></text:span><text:span text:style-name="apple-style-span"><text:span text:style-name="T7"> </text:span></text:span><text:span text:style-name="apple-style-span"><text:span text:style-name="T6">et</text:span></text:span><text:span text:style-name="apple-style-span"><text:span text:style-name="T7"> </text:span></text:span><text:span text:style-name="apple-style-span"><text:span text:style-name="T6">l'implication</text:span></text:span><text:span text:style-name="apple-style-span"><text:span text:style-name="T7"> </text:span></text:span><text:span text:style-name="apple-style-span"><text:span text:style-name="T6">de</text:span></text:span><text:span text:style-name="apple-style-span"><text:span text:style-name="T7"> </text:span></text:span><text:span text:style-name="apple-style-span"><text:span text:style-name="T6">tous</text:span></text:span><text:span text:style-name="apple-style-span"><text:span text:style-name="T7"> </text:span></text:span><text:span text:style-name="apple-style-span"><text:span text:style-name="T6">les</text:span></text:span><text:span text:style-name="apple-style-span"><text:span text:style-name="T7"> </text:span></text:span><text:span text:style-name="apple-style-span"><text:span text:style-name="T6">membres.</text:span></text:span><text:span text:style-name="apple-converted-space"><text:span text:style-name="T6"> </text:span></text:span><text:span text:style-name="apple-style-span"><text:span text:style-name="T6">Lorsque</text:span></text:span><text:span text:style-name="apple-style-span"><text:span text:style-name="T7"> </text:span></text:span><text:span text:style-name="apple-style-span"><text:span text:style-name="T6">les</text:span></text:span><text:span text:style-name="apple-style-span"><text:span text:style-name="T7"> </text:span></text:span><text:span text:style-name="apple-style-span"><text:span text:style-name="T6">communautés</text:span></text:span><text:span text:style-name="apple-style-span"><text:span text:style-name="T7"> </text:span></text:span><text:span text:style-name="apple-style-span"><text:span text:style-name="T6">comprennent</text:span></text:span><text:span text:style-name="apple-style-span"><text:span text:style-name="T7"> </text:span></text:span><text:span text:style-name="apple-style-span"><text:span text:style-name="T6">les</text:span></text:span><text:span text:style-name="apple-style-span"><text:span text:style-name="T7"> </text:span></text:span><text:span text:style-name="apple-style-span"><text:span text:style-name="T6">programmes</text:span></text:span><text:span text:style-name="apple-style-span"><text:span text:style-name="T7"> </text:span></text:span><text:span text:style-name="apple-style-span"><text:span text:style-name="T6">et</text:span></text:span><text:span text:style-name="apple-style-span"><text:span text:style-name="T7"> </text:span></text:span><text:span text:style-name="apple-style-span"><text:span text:style-name="T6">leurs</text:span></text:span><text:span text:style-name="apple-style-span"><text:span text:style-name="T7"> </text:span></text:span><text:span text:style-name="apple-style-span"><text:span text:style-name="T6">avantages,</text:span></text:span><text:span text:style-name="apple-style-span"><text:span text:style-name="T7"> </text:span></text:span><text:span text:style-name="apple-style-span"><text:span text:style-name="T6">il</text:span></text:span><text:span text:style-name="apple-style-span"><text:span text:style-name="T7"> </text:span></text:span><text:span text:style-name="apple-style-span"><text:span text:style-name="T6">ya</text:span></text:span><text:span text:style-name="apple-style-span"><text:span text:style-name="T7"> </text:span></text:span><text:span text:style-name="apple-style-span"><text:span text:style-name="T6">des</text:span></text:span><text:span text:style-name="apple-style-span"><text:span text:style-name="T7"> </text:span></text:span><text:span text:style-name="apple-style-span"><text:span text:style-name="T6">impacts</text:span></text:span><text:span text:style-name="apple-style-span"><text:span text:style-name="T7"> </text:span></text:span><text:span text:style-name="apple-style-span"><text:span text:style-name="T6">directs</text:span></text:span><text:span text:style-name="apple-style-span"><text:span text:style-name="T7"> </text:span></text:span><text:span text:style-name="apple-style-span"><text:span text:style-name="T6">sur</text:span></text:span><text:span text:style-name="apple-style-span"><text:span text:style-name="T7"> </text:span></text:span><text:span text:style-name="apple-style-span"><text:span text:style-name="T6">l'apprentissage</text:span></text:span><text:span text:style-name="apple-style-span"><text:span text:style-name="T7"> </text:span></text:span><text:span text:style-name="apple-style-span"><text:span text:style-name="T6">et</text:span></text:span><text:span text:style-name="apple-style-span"><text:span text:style-name="T7"> </text:span></text:span><text:span text:style-name="apple-style-span"><text:span text:style-name="T6">sur</text:span></text:span><text:span text:style-name="apple-style-span"><text:span text:style-name="T7"> </text:span></text:span><text:span text:style-name="apple-style-span"><text:span text:style-name="T6">la</text:span></text:span><text:span text:style-name="apple-style-span"><text:span text:style-name="T7"> </text:span></text:span><text:span text:style-name="apple-style-span"><text:span text:style-name="T6">façon</text:span></text:span><text:span text:style-name="apple-style-span"><text:span text:style-name="T7"> </text:span></text:span><text:span text:style-name="apple-style-span"><text:span text:style-name="T6">dont</text:span></text:span><text:span text:style-name="apple-style-span"><text:span text:style-name="T7"> </text:span></text:span><text:span text:style-name="apple-style-span"><text:span text:style-name="T6">les</text:span></text:span><text:span text:style-name="apple-style-span"><text:span text:style-name="T7"> </text:span></text:span><text:span text:style-name="apple-style-span"><text:span text:style-name="T6">ordinateurs</text:span></text:span><text:span text:style-name="apple-style-span"><text:span text:style-name="T7"> </text:span></text:span><text:span text:style-name="apple-style-span"><text:span text:style-name="T6">portables</text:span></text:span><text:span text:style-name="apple-style-span"><text:span text:style-name="T7"> </text:span></text:span><text:span text:style-name="apple-style-span"><text:span text:style-name="T6">sont</text:span></text:span><text:span text:style-name="apple-style-span"><text:span text:style-name="T7"> </text:span></text:span><text:span text:style-name="apple-style-span"><text:span text:style-name="T6">pris</text:span></text:span><text:span text:style-name="apple-style-span"><text:span text:style-name="T7"> </text:span></text:span><text:span text:style-name="apple-style-span"><text:span text:style-name="T6">en</text:span></text:span><text:span text:style-name="apple-style-span"><text:span text:style-name="T7"> </text:span></text:span><text:span text:style-name="apple-style-span"><text:span text:style-name="T6">charge.</text:span></text:span><text:span text:style-name="apple-converted-space"><text:span text:style-name="T6"> </text:span></text:span><text:span text:style-name="apple-style-span"><text:span text:style-name="T6">Au</text:span></text:span><text:span text:style-name="apple-style-span"><text:span text:style-name="T7"> </text:span></text:span><text:span text:style-name="apple-style-span"><text:span text:style-name="T6">niveau</text:span></text:span><text:span text:style-name="apple-style-span"><text:span text:style-name="T7"> </text:span></text:span><text:span text:style-name="apple-style-span"><text:span text:style-name="T6">national</text:span></text:span><text:span text:style-name="apple-style-span"><text:span text:style-name="T7"> </text:span></text:span><text:span text:style-name="apple-style-span"><text:span text:style-name="T6">et</text:span></text:span><text:span text:style-name="apple-style-span"><text:span text:style-name="T7"> </text:span></text:span><text:span text:style-name="apple-style-span"><text:span text:style-name="T6">local,</text:span></text:span><text:span text:style-name="apple-style-span"><text:span text:style-name="T7"> </text:span></text:span><text:span text:style-name="apple-style-span"><text:span text:style-name="T6">les</text:span></text:span><text:span text:style-name="apple-style-span"><text:span text:style-name="T7"> </text:span></text:span><text:span text:style-name="apple-style-span"><text:span text:style-name="T6">collectivités</text:span></text:span><text:span text:style-name="apple-style-span"><text:span text:style-name="T7"> </text:span></text:span><text:span text:style-name="apple-style-span"><text:span text:style-name="T6">doivent</text:span></text:span><text:span text:style-name="apple-style-span"><text:span text:style-name="T7"> </text:span></text:span><text:span text:style-name="apple-style-span"><text:span text:style-name="T6">savoir</text:span></text:span><text:span text:style-name="apple-style-span"><text:span text:style-name="T7"> </text:span></text:span><text:span text:style-name="apple-style-span"><text:span text:style-name="T6">ce</text:span></text:span><text:span text:style-name="apple-style-span"><text:span text:style-name="T7"> </text:span></text:span><text:span text:style-name="apple-style-span"><text:span text:style-name="T6">que</text:span></text:span><text:span text:style-name="apple-style-span"><text:span text:style-name="T7"> </text:span></text:span><text:span text:style-name="apple-style-span"><text:span text:style-name="T6">signifie</text:span></text:span><text:span text:style-name="apple-style-span"><text:span text:style-name="T7"> </text:span></text:span><text:span text:style-name="apple-style-span"><text:span text:style-name="T6">un</text:span></text:span><text:span text:style-name="apple-style-span"><text:span text:style-name="T7"> </text:span></text:span><text:span text:style-name="apple-style-span"><text:span text:style-name="T6">ordinateur</text:span></text:span><text:span text:style-name="apple-style-span"><text:span text:style-name="T7"> </text:span></text:span><text:span text:style-name="apple-style-span"><text:span text:style-name="T6">portable</text:span></text:span><text:span text:style-name="apple-style-span"><text:span text:style-name="T7"> </text:span></text:span><text:span text:style-name="apple-style-span"><text:span text:style-name="T6">par</text:span></text:span><text:span text:style-name="apple-style-span"><text:span text:style-name="T7"> </text:span></text:span><text:span text:style-name="apple-style-span"><text:span text:style-name="T6">enfant.</text:span></text:span><text:span text:style-name="apple-converted-space"><text:span text:style-name="T6"> </text:span></text:span><text:span text:style-name="apple-style-span"><text:span text:style-name="T6">Les</text:span></text:span><text:span text:style-name="apple-style-span"><text:span text:style-name="T7"> </text:span></text:span><text:span text:style-name="apple-style-span"><text:span text:style-name="T6">enfants</text:span></text:span><text:span text:style-name="apple-style-span"><text:span text:style-name="T7"> </text:span></text:span><text:span text:style-name="apple-style-span"><text:span text:style-name="T6">sont</text:span></text:span><text:span text:style-name="apple-style-span"><text:span text:style-name="T7"> </text:span></text:span><text:span text:style-name="apple-style-span"><text:span text:style-name="T6">les</text:span></text:span><text:span text:style-name="apple-style-span"><text:span text:style-name="T7"> </text:span></text:span><text:span text:style-name="apple-style-span"><text:span text:style-name="T6">meilleurs</text:span></text:span><text:span text:style-name="apple-style-span"><text:span text:style-name="T7"> </text:span></text:span><text:span text:style-name="apple-style-span"><text:span text:style-name="T6">ambassadeurs,</text:span></text:span><text:span text:style-name="apple-style-span"><text:span text:style-name="T7"> </text:span></text:span><text:span text:style-name="apple-style-span"><text:span text:style-name="T6">mais</text:span></text:span><text:span text:style-name="apple-style-span"><text:span text:style-name="T7"> </text:span></text:span><text:span text:style-name="apple-style-span"><text:span text:style-name="T6">l'implication</text:span></text:span><text:span text:style-name="apple-style-span"><text:span text:style-name="T7"> </text:span></text:span><text:span text:style-name="apple-style-span"><text:span text:style-name="T6">des</text:span></text:span><text:span text:style-name="apple-style-span"><text:span text:style-name="T7"> </text:span></text:span><text:span text:style-name="apple-style-span"><text:span text:style-name="T6">parents</text:span></text:span><text:span text:style-name="apple-style-span"><text:span text:style-name="T7"> </text:span></text:span><text:span text:style-name="apple-style-span"><text:span text:style-name="T6">et</text:span></text:span><text:span text:style-name="apple-style-span"><text:span text:style-name="T7"> </text:span></text:span><text:span text:style-name="apple-style-span"><text:span text:style-name="T6">chefs</text:span></text:span><text:span text:style-name="apple-style-span"><text:span text:style-name="T7"> </text:span></text:span><text:span text:style-name="apple-style-span"><text:span text:style-name="T6">des</text:span></text:span><text:span text:style-name="apple-style-span"><text:span text:style-name="T7"> </text:span></text:span><text:span text:style-name="apple-style-span"><text:span text:style-name="T6">communautés</text:span></text:span><text:span text:style-name="apple-style-span"><text:span text:style-name="T7"> </text:span></text:span><text:span text:style-name="apple-style-span"><text:span text:style-name="T6">est</text:span></text:span><text:span text:style-name="apple-style-span"><text:span text:style-name="T7"> </text:span></text:span><text:span text:style-name="apple-style-span"><text:span text:style-name="T6">également</text:span></text:span><text:span text:style-name="apple-style-span"><text:span text:style-name="T7"> </text:span></text:span><text:span text:style-name="apple-style-span"><text:span text:style-name="T6">influente.</text:span></text:span><text:span text:style-name="apple-converted-space"><text:span text:style-name="T6"> </text:span></text:span><text:span text:style-name="apple-style-span"><text:span text:style-name="T6">Encourager</text:span></text:span><text:span text:style-name="apple-style-span"><text:span text:style-name="T7"> </text:span></text:span><text:span text:style-name="apple-style-span"><text:span text:style-name="T6">la</text:span></text:span><text:span text:style-name="apple-style-span"><text:span text:style-name="T7"> </text:span></text:span><text:span text:style-name="apple-style-span"><text:span text:style-name="T6">sensibilisation</text:span></text:span><text:span text:style-name="apple-style-span"><text:span text:style-name="T7"> </text:span></text:span><text:span text:style-name="apple-style-span"><text:span text:style-name="T6">est</text:span></text:span><text:span text:style-name="apple-style-span"><text:span text:style-name="T7"> </text:span></text:span><text:span text:style-name="apple-style-span"><text:span text:style-name="T6">très</text:span></text:span><text:span text:style-name="apple-style-span"><text:span text:style-name="T7"> </text:span></text:span><text:span text:style-name="apple-style-span"><text:span text:style-name="T6">important</text:span></text:span><text:span text:style-name="apple-style-span"><text:span text:style-name="T7"> </text:span></text:span><text:span text:style-name="apple-style-span"><text:span text:style-name="T6">pour</text:span></text:span><text:span text:style-name="apple-style-span"><text:span text:style-name="T7"> </text:span></text:span><text:span text:style-name="apple-style-span"><text:span text:style-name="T6">le</text:span></text:span><text:span text:style-name="apple-style-span"><text:span text:style-name="T7"> </text:span></text:span><text:span text:style-name="apple-style-span"><text:span text:style-name="T6">succès</text:span></text:span><text:span text:style-name="apple-style-span"><text:span text:style-name="T7"> </text:span></text:span><text:span text:style-name="apple-style-span"><text:span text:style-name="T6">des</text:span></text:span><text:span text:style-name="apple-style-span"><text:span text:style-name="T7"> </text:span></text:span><text:span text:style-name="apple-style-span"><text:span text:style-name="T6">initiatives,</text:span></text:span><text:span text:style-name="apple-style-span"><text:span text:style-name="T7"> </text:span></text:span><text:span text:style-name="apple-style-span"><text:span text:style-name="T6">à</text:span></text:span><text:span text:style-name="apple-style-span"><text:span text:style-name="T7"> </text:span></text:span><text:span text:style-name="apple-style-span"><text:span text:style-name="T6">la</text:span></text:span><text:span text:style-name="apple-style-span"><text:span text:style-name="T7"> </text:span></text:span><text:span text:style-name="apple-style-span"><text:span text:style-name="T6">fois</text:span></text:span><text:span text:style-name="apple-style-span"><text:span text:style-name="T7"> </text:span></text:span><text:span text:style-name="apple-style-span"><text:span text:style-name="T6">parce</text:span></text:span><text:span text:style-name="apple-style-span"><text:span text:style-name="T7"> </text:span></text:span><text:span text:style-name="apple-style-span"><text:span text:style-name="T6">qu'il</text:span></text:span><text:span text:style-name="apple-style-span"><text:span text:style-name="T7"> </text:span></text:span><text:span text:style-name="apple-style-span"><text:span text:style-name="T6">permet</text:span></text:span><text:span text:style-name="apple-style-span"><text:span text:style-name="T7"> </text:span></text:span><text:span text:style-name="apple-style-span"><text:span text:style-name="T6">aux</text:span></text:span><text:span text:style-name="apple-style-span"><text:span text:style-name="T7"> </text:span></text:span><text:span text:style-name="apple-style-span"><text:span text:style-name="T6">familles</text:span></text:span><text:span text:style-name="apple-style-span"><text:span text:style-name="T7"> </text:span></text:span><text:span text:style-name="apple-style-span"><text:span text:style-name="T6">et</text:span></text:span><text:span text:style-name="apple-style-span"><text:span text:style-name="T7"> </text:span></text:span><text:span text:style-name="apple-style-span"><text:span text:style-name="T6">autres</text:span></text:span><text:span text:style-name="apple-style-span"><text:span text:style-name="T7"> </text:span></text:span><text:span text:style-name="apple-style-span"><text:span text:style-name="T6">membres</text:span></text:span><text:span text:style-name="apple-style-span"><text:span text:style-name="T7"> </text:span></text:span><text:span text:style-name="apple-style-span"><text:span text:style-name="T6">des</text:span></text:span><text:span text:style-name="apple-style-span"><text:span text:style-name="T7"> </text:span></text:span><text:span text:style-name="apple-style-span"><text:span text:style-name="T6">communautés</text:span></text:span><text:span text:style-name="apple-style-span"><text:span text:style-name="T7"> </text:span></text:span><text:span text:style-name="apple-style-span"><text:span text:style-name="T6">d'être</text:span></text:span><text:span text:style-name="apple-style-span"><text:span text:style-name="T7"> </text:span></text:span><text:span text:style-name="apple-style-span"><text:span text:style-name="T6">impliqués</text:span></text:span><text:span text:style-name="apple-style-span"><text:span text:style-name="T7"> </text:span></text:span><text:span text:style-name="apple-style-span"><text:span text:style-name="T6">dans</text:span></text:span><text:span text:style-name="apple-style-span"><text:span text:style-name="T7"> </text:span></text:span><text:span text:style-name="apple-style-span"><text:span text:style-name="T6">le</text:span></text:span><text:span text:style-name="apple-style-span"><text:span text:style-name="T7"> </text:span></text:span><text:span text:style-name="apple-style-span"><text:span text:style-name="T6">processus</text:span></text:span><text:span text:style-name="apple-style-span"><text:span text:style-name="T7"> </text:span></text:span><text:span text:style-name="apple-style-span"><text:span text:style-name="T6">d'apprentissage</text:span></text:span><text:span text:style-name="apple-style-span"><text:span text:style-name="T7"> </text:span></text:span><text:span text:style-name="apple-style-span"><text:span text:style-name="T6">des</text:span></text:span><text:span text:style-name="apple-style-span"><text:span text:style-name="T7"> </text:span></text:span><text:span text:style-name="apple-style-span"><text:span text:style-name="T6">enfants,</text:span></text:span><text:span text:style-name="apple-style-span"><text:span text:style-name="T7"> </text:span></text:span><text:span text:style-name="apple-style-span"><text:span text:style-name="T6">et</text:span></text:span><text:span text:style-name="apple-style-span"><text:span text:style-name="T7"> </text:span></text:span><text:span text:style-name="apple-style-span"><text:span text:style-name="T6">parce</text:span></text:span><text:span text:style-name="apple-style-span"><text:span text:style-name="T7"> </text:span></text:span><text:span text:style-name="apple-style-span"><text:span text:style-name="T6">qu'il</text:span></text:span><text:span text:style-name="apple-style-span"><text:span text:style-name="T7"> </text:span></text:span><text:span text:style-name="apple-style-span"><text:span text:style-name="T6">leur</text:span></text:span><text:span text:style-name="apple-style-span"><text:span text:style-name="T7"> </text:span></text:span><text:span text:style-name="apple-style-span"><text:span text:style-name="T6">permet</text:span></text:span><text:span text:style-name="apple-style-span"><text:span text:style-name="T7"> </text:span></text:span><text:span text:style-name="apple-style-span"><text:span text:style-name="T6">d'être</text:span></text:span><text:span text:style-name="apple-style-span"><text:span text:style-name="T7"> </text:span></text:span><text:span text:style-name="apple-style-span"><text:span text:style-name="T6">des</text:span></text:span><text:span text:style-name="apple-style-span"><text:span text:style-name="T7"> </text:span></text:span><text:span text:style-name="apple-style-span"><text:span text:style-name="T6">participants</text:span></text:span><text:span text:style-name="apple-style-span"><text:span text:style-name="T7"> </text:span></text:span><text:span text:style-name="apple-style-span"><text:span text:style-name="T6">actifs</text:span></text:span><text:span text:style-name="apple-style-span"><text:span text:style-name="T7"> </text:span></text:span><text:span text:style-name="apple-style-span"><text:span text:style-name="T6">dans</text:span></text:span><text:span text:style-name="apple-style-span"><text:span text:style-name="T7"> </text:span></text:span><text:span text:style-name="apple-style-span"><text:span text:style-name="T6">la</text:span></text:span><text:span text:style-name="apple-style-span"><text:span text:style-name="T7"> </text:span></text:span><text:span text:style-name="apple-style-span"><text:span text:style-name="T6">création</text:span></text:span><text:span text:style-name="apple-style-span"><text:span text:style-name="T7"> </text:span></text:span><text:span text:style-name="apple-style-span"><text:span text:style-name="T6">d'une</text:span></text:span><text:span text:style-name="apple-style-span"><text:span text:style-name="T7"> </text:span></text:span><text:span text:style-name="apple-style-span"><text:span text:style-name="T6">nouvelle</text:span></text:span><text:span text:style-name="apple-style-span"><text:span text:style-name="T7"> </text:span></text:span><text:span text:style-name="apple-style-span"><text:span text:style-name="T6">culture</text:span></text:span><text:span text:style-name="apple-style-span"><text:span text:style-name="T7"> </text:span></text:span><text:span text:style-name="apple-style-span"><text:span text:style-name="T6">et</text:span></text:span><text:span text:style-name="apple-style-span"><text:span text:style-name="T7"> </text:span></text:span><text:span text:style-name="apple-style-span"><text:span text:style-name="T6">de</text:span></text:span><text:span text:style-name="apple-style-span"><text:span text:style-name="T7"> </text:span></text:span><text:span text:style-name="apple-style-span"><text:span text:style-name="T6">nouvelles</text:span></text:span><text:span text:style-name="apple-style-span"><text:span text:style-name="T7"> </text:span></text:span><text:span text:style-name="apple-style-span"><text:span text:style-name="T6">expériences</text:span></text:span><text:span text:style-name="apple-style-span"><text:span text:style-name="T7"> </text:span></text:span><text:span text:style-name="apple-style-span"><text:span text:style-name="T6">d'apprentissage</text:span></text:span><text:span text:style-name="apple-converted-space"><text:span text:style-name="T6"> </text:span></text:span><text:span text:style-name="apple-style-span"><text:span text:style-name="T6">au</text:span></text:span><text:span text:style-name="apple-style-span"><text:span text:style-name="T7"> </text:span></text:span><text:span text:style-name="apple-style-span"><text:span text:style-name="T6">sein</text:span></text:span><text:span text:style-name="apple-style-span"><text:span text:style-name="T7"> </text:span></text:span><text:span text:style-name="apple-style-span"><text:span text:style-name="T6">de</text:span></text:span><text:span text:style-name="apple-style-span"><text:span text:style-name="T7"> </text:span></text:span><text:span text:style-name="apple-style-span"><text:span text:style-name="T6">leur</text:span></text:span><text:span text:style-name="apple-style-span"><text:span text:style-name="T7"> </text:span></text:span><text:span text:style-name="apple-style-span"><text:span text:style-name="T6">communauté.</text:span></text:span><text:span text:style-name="apple-converted-space"><text:span text:style-name="T6"> </text:span></text:span></text:p>
      <text:p text:style-name="P15"><text:span text:style-name="apple-style-span"><text:span text:style-name="T6">Les</text:span></text:span><text:span text:style-name="apple-style-span"><text:span text:style-name="T7"> </text:span></text:span><text:span text:style-name="apple-style-span"><text:span text:style-name="T6">réunions</text:span></text:span><text:span text:style-name="apple-style-span"><text:span text:style-name="T7"> </text:span></text:span><text:span text:style-name="apple-style-span"><text:span text:style-name="T6">de</text:span></text:span><text:span text:style-name="apple-style-span"><text:span text:style-name="T7"> </text:span></text:span><text:span text:style-name="apple-style-span"><text:span text:style-name="T6">parents</text:span></text:span><text:span text:style-name="apple-style-span"><text:span text:style-name="T7"> </text:span></text:span><text:span text:style-name="apple-style-span"><text:span text:style-name="T6">peuvent</text:span></text:span><text:span text:style-name="apple-style-span"><text:span text:style-name="T7"> </text:span></text:span><text:span text:style-name="apple-style-span"><text:span text:style-name="T6">être</text:span></text:span><text:span text:style-name="apple-style-span"><text:span text:style-name="T7"> </text:span></text:span><text:span text:style-name="apple-style-span"><text:span text:style-name="T6">tenus</text:span></text:span><text:span text:style-name="apple-style-span"><text:span text:style-name="T7"> </text:span></text:span><text:span text:style-name="apple-style-span"><text:span text:style-name="T6">dans</text:span></text:span><text:span text:style-name="apple-style-span"><text:span text:style-name="T7"> </text:span></text:span><text:span text:style-name="apple-style-span"><text:span text:style-name="T6">des</text:span></text:span><text:span text:style-name="apple-style-span"><text:span text:style-name="T7"> </text:span></text:span><text:span text:style-name="apple-style-span"><text:span text:style-name="T6">écoles</text:span></text:span><text:span text:style-name="apple-style-span"><text:span text:style-name="T7"> </text:span></text:span><text:span text:style-name="apple-style-span"><text:span text:style-name="T6">ou</text:span></text:span><text:span text:style-name="apple-style-span"><text:span text:style-name="T7"> </text:span></text:span><text:span text:style-name="apple-style-span"><text:span text:style-name="T6">des</text:span></text:span><text:span text:style-name="apple-style-span"><text:span text:style-name="T7"> </text:span></text:span><text:span text:style-name="apple-style-span"><text:span text:style-name="T6">centres</text:span></text:span><text:span text:style-name="apple-style-span"><text:span text:style-name="T7"> </text:span></text:span><text:span text:style-name="apple-style-span"><text:span text:style-name="T6">communautaires</text:span></text:span><text:span text:style-name="apple-style-span"><text:span text:style-name="T7"> </text:span></text:span><text:span text:style-name="apple-style-span"><text:span text:style-name="T6">et</text:span></text:span><text:span text:style-name="apple-style-span"><text:span text:style-name="T7"> </text:span></text:span><text:span text:style-name="apple-style-span"><text:span text:style-name="T6">devrait</text:span></text:span><text:span text:style-name="apple-style-span"><text:span text:style-name="T7"> </text:span></text:span><text:span text:style-name="apple-style-span"><text:span text:style-name="T6">inclure,</text:span></text:span><text:span text:style-name="apple-style-span"><text:span text:style-name="T7"> </text:span></text:span><text:span text:style-name="apple-style-span"><text:span text:style-name="T6">sans</text:span></text:span><text:span text:style-name="apple-style-span"><text:span text:style-name="T7"> </text:span></text:span><text:span text:style-name="apple-style-span"><text:span text:style-name="T6">s'y</text:span></text:span><text:span text:style-name="apple-style-span"><text:span text:style-name="T7"> </text:span></text:span><text:span text:style-name="apple-style-span"><text:span text:style-name="T6">limiter,</text:span></text:span><text:span text:style-name="apple-style-span"><text:span text:style-name="T7"> </text:span></text:span><text:span text:style-name="apple-style-span"><text:span text:style-name="T6">les</text:span></text:span><text:span text:style-name="apple-style-span"><text:span text:style-name="T7"> </text:span></text:span><text:span text:style-name="apple-style-span"><text:span text:style-name="T6">sujets</text:span></text:span><text:span text:style-name="apple-style-span"><text:span text:style-name="T7"> </text:span></text:span><text:span text:style-name="apple-style-span"><text:span text:style-name="T6">suivants:</text:span></text:span><text:span text:style-name="apple-converted-space"><text:span text:style-name="T6"> </text:span></text:span></text:p>
      <text:p text:style-name="P15"><text:span text:style-name="T10"><text:line-break/></text:span><text:span text:style-name="apple-style-span"><text:span text:style-name="T7">• </text:span></text:span><text:span text:style-name="apple-style-span"><text:span text:style-name="T6">Une</text:span></text:span><text:span text:style-name="apple-style-span"><text:span text:style-name="T7"> </text:span></text:span><text:span text:style-name="apple-style-span"><text:span text:style-name="T6">description</text:span></text:span><text:span text:style-name="apple-style-span"><text:span text:style-name="T7"> </text:span></text:span><text:span text:style-name="apple-style-span"><text:span text:style-name="T6">des</text:span></text:span><text:span text:style-name="apple-style-span"><text:span text:style-name="T7"> </text:span></text:span><text:span text:style-name="apple-style-span"><text:span text:style-name="T6">responsabilités</text:span></text:span><text:span text:style-name="apple-style-span"><text:span text:style-name="T7"> </text:span></text:span><text:span text:style-name="apple-style-span"><text:span text:style-name="T6">et</text:span></text:span><text:span text:style-name="apple-style-span"><text:span text:style-name="T7"> </text:span></text:span><text:span text:style-name="apple-style-span"><text:span text:style-name="T6">des</text:span></text:span><text:span text:style-name="apple-style-span"><text:span text:style-name="T7"> </text:span></text:span><text:span text:style-name="apple-style-span"><text:span text:style-name="T6">rôles</text:span></text:span><text:span text:style-name="apple-style-span"><text:span text:style-name="T7"> </text:span></text:span><text:span text:style-name="apple-style-span"><text:span text:style-name="T6">dans</text:span></text:span><text:span text:style-name="apple-style-span"><text:span text:style-name="T7"> </text:span></text:span><text:span text:style-name="apple-style-span"><text:span text:style-name="T6">les</text:span></text:span><text:span text:style-name="apple-style-span"><text:span text:style-name="T7"> </text:span></text:span><text:span text:style-name="apple-style-span"><text:span text:style-name="T6">différentes</text:span></text:span><text:span text:style-name="apple-style-span"><text:span text:style-name="T7"> </text:span></text:span><text:span text:style-name="apple-style-span"><text:span text:style-name="T6">phases</text:span></text:span><text:span text:style-name="apple-style-span"><text:span text:style-name="T7"> </text:span></text:span><text:span text:style-name="apple-style-span"><text:span text:style-name="T6">du</text:span></text:span><text:span text:style-name="apple-style-span"><text:span text:style-name="T7"> </text:span></text:span><text:span text:style-name="apple-style-span"><text:span text:style-name="T6">projet.</text:span></text:span><text:span text:style-name="apple-converted-space"><text:span text:style-name="T6"> </text:span></text:span><text:span text:style-name="apple-style-span"><text:span text:style-name="T6">Tâches</text:span></text:span><text:span text:style-name="apple-style-span"><text:span text:style-name="T7"> </text:span></text:span><text:span text:style-name="apple-style-span"><text:span text:style-name="T6">à</text:span></text:span><text:span text:style-name="apple-style-span"><text:span text:style-name="T7"> </text:span></text:span><text:span text:style-name="apple-style-span"><text:span text:style-name="T6">définir,</text:span></text:span><text:span text:style-name="apple-style-span"><text:span text:style-name="T7"> </text:span></text:span><text:span text:style-name="apple-style-span"><text:span text:style-name="T6">organisées</text:span></text:span><text:span text:style-name="apple-style-span"><text:span text:style-name="T7"> </text:span></text:span><text:span text:style-name="apple-style-span"><text:span text:style-name="T6">et</text:span></text:span><text:span text:style-name="apple-style-span"><text:span text:style-name="T7"> </text:span></text:span><text:span text:style-name="apple-style-span"><text:span text:style-name="T6">réalisées</text:span></text:span><text:span text:style-name="apple-style-span"><text:span text:style-name="T7"> </text:span></text:span><text:span text:style-name="apple-style-span"><text:span text:style-name="T6">par</text:span></text:span><text:span text:style-name="apple-style-span"><text:span text:style-name="T7"> </text:span></text:span><text:span text:style-name="apple-style-span"><text:span text:style-name="T6">des</text:span></text:span><text:span text:style-name="apple-style-span"><text:span text:style-name="T7"> </text:span></text:span><text:span text:style-name="apple-style-span"><text:span text:style-name="T6">groupes</text:span></text:span><text:span text:style-name="apple-style-span"><text:span text:style-name="T7"> </text:span></text:span><text:span text:style-name="apple-style-span"><text:span text:style-name="T6">d'action</text:span></text:span><text:span text:style-name="apple-style-span"><text:span text:style-name="T7"> </text:span></text:span><text:span text:style-name="apple-style-span"><text:span text:style-name="T6">différents.</text:span></text:span><text:span text:style-name="apple-converted-space"><text:span text:style-name="T6"> </text:span></text:span></text:p>
      <text:p text:style-name="P15"><text:span text:style-name="T10"><text:line-break/></text:span><text:span text:style-name="apple-style-span"><text:span text:style-name="T7">• </text:span></text:span><text:span text:style-name="apple-style-span"><text:span text:style-name="T6">Établissement</text:span></text:span><text:span text:style-name="apple-style-span"><text:span text:style-name="T7"> </text:span></text:span><text:span text:style-name="apple-style-span"><text:span text:style-name="T6">de</text:span></text:span><text:span text:style-name="apple-style-span"><text:span text:style-name="T7"> </text:span></text:span><text:span text:style-name="apple-style-span"><text:span text:style-name="T6">normes</text:span></text:span><text:span text:style-name="apple-style-span"><text:span text:style-name="T7"> </text:span></text:span><text:span text:style-name="apple-style-span"><text:span text:style-name="T6">pour</text:span></text:span><text:span text:style-name="apple-style-span"><text:span text:style-name="T7"> </text:span></text:span><text:span text:style-name="apple-style-span"><text:span text:style-name="T6">le</text:span></text:span><text:span text:style-name="apple-style-span"><text:span text:style-name="T7"> </text:span></text:span><text:span text:style-name="apple-style-span"><text:span text:style-name="T6">partage</text:span></text:span><text:span text:style-name="apple-style-span"><text:span text:style-name="T7"> </text:span></text:span><text:span text:style-name="apple-style-span"><text:span text:style-name="T6">des</text:span></text:span><text:span text:style-name="apple-style-span"><text:span text:style-name="T7"> </text:span></text:span><text:span text:style-name="apple-style-span"><text:span text:style-name="T6">ordinateurs</text:span></text:span><text:span text:style-name="apple-style-span"><text:span text:style-name="T7"> </text:span></text:span><text:span text:style-name="apple-style-span"><text:span text:style-name="T6">portables</text:span></text:span><text:span text:style-name="apple-style-span"><text:span text:style-name="T7"> </text:span></text:span><text:span text:style-name="apple-style-span"><text:span text:style-name="T6">parmi</text:span></text:span><text:span text:style-name="apple-style-span"><text:span text:style-name="T7"> </text:span></text:span><text:span text:style-name="apple-style-span"><text:span text:style-name="T6">les</text:span></text:span><text:span text:style-name="apple-style-span"><text:span text:style-name="T7"> </text:span></text:span><text:span text:style-name="apple-style-span"><text:span text:style-name="T6">frères</text:span></text:span><text:span text:style-name="apple-style-span"><text:span text:style-name="T7"> </text:span></text:span><text:span text:style-name="apple-style-span"><text:span text:style-name="T6">et</text:span></text:span><text:span text:style-name="apple-style-span"><text:span text:style-name="T7"> </text:span></text:span><text:span text:style-name="apple-style-span"><text:span text:style-name="T6">sœurs</text:span></text:span><text:span text:style-name="apple-style-span"><text:span text:style-name="T7"> </text:span></text:span><text:span text:style-name="apple-style-span"><text:span text:style-name="T6">et</text:span></text:span><text:span text:style-name="apple-style-span"><text:span text:style-name="T7"> </text:span></text:span><text:span text:style-name="apple-style-span"><text:span text:style-name="T6">aux</text:span></text:span><text:span text:style-name="apple-style-span"><text:span text:style-name="T7"> </text:span></text:span><text:span text:style-name="apple-style-span"><text:span text:style-name="T6">enfants</text:span></text:span><text:span text:style-name="apple-style-span"><text:span text:style-name="T7"> </text:span></text:span><text:span text:style-name="apple-style-span"><text:span text:style-name="T6">plus</text:span></text:span><text:span text:style-name="apple-style-span"><text:span text:style-name="T7"> </text:span></text:span><text:span text:style-name="apple-style-span"><text:span text:style-name="T6">âgés.</text:span></text:span><text:span text:style-name="apple-converted-space"><text:span text:style-name="T6"> </text:span></text:span></text:p>
      <text:p text:style-name="P15"><text:span text:style-name="T10"><text:line-break/></text:span><text:span text:style-name="apple-style-span"><text:span text:style-name="T7">• </text:span></text:span><text:span text:style-name="apple-style-span"><text:span text:style-name="T6">Sécurité</text:span></text:span><text:span text:style-name="apple-style-span"><text:span text:style-name="T7"> </text:span></text:span><text:span text:style-name="apple-style-span"><text:span text:style-name="T6">des</text:span></text:span><text:span text:style-name="apple-style-span"><text:span text:style-name="T7"> </text:span></text:span><text:span text:style-name="apple-style-span"><text:span text:style-name="T6">ordinateurs</text:span></text:span><text:span text:style-name="apple-style-span"><text:span text:style-name="T7"> </text:span></text:span><text:span text:style-name="apple-style-span"><text:span text:style-name="T6">portables.</text:span></text:span><text:span text:style-name="apple-converted-space"><text:span text:style-name="T6"> </text:span></text:span><text:span text:style-name="apple-style-span"><text:span text:style-name="T6">Comment</text:span></text:span><text:span text:style-name="apple-style-span"><text:span text:style-name="T7"> </text:span></text:span><text:span text:style-name="apple-style-span"><text:span text:style-name="T6">et</text:span></text:span><text:span text:style-name="apple-style-span"><text:span text:style-name="T7"> </text:span></text:span><text:span text:style-name="apple-style-span"><text:span text:style-name="T6">pourquoi</text:span></text:span><text:span text:style-name="apple-style-span"><text:span text:style-name="T7"> </text:span></text:span><text:span text:style-name="apple-style-span"><text:span text:style-name="T6">prendre</text:span></text:span><text:span text:style-name="apple-style-span"><text:span text:style-name="T7"> </text:span></text:span><text:span text:style-name="apple-style-span"><text:span text:style-name="T6">soin</text:span></text:span><text:span text:style-name="apple-style-span"><text:span text:style-name="T7"> </text:span></text:span><text:span text:style-name="apple-style-span"><text:span text:style-name="T6">des</text:span></text:span><text:span text:style-name="apple-style-span"><text:span text:style-name="T7"> </text:span></text:span><text:span text:style-name="apple-style-span"><text:span text:style-name="T6">machines ?</text:span></text:span></text:p>
      <text:p text:style-name="P15"><text:span text:style-name="apple-style-span"><text:span text:style-name="T7">•</text:span></text:span><text:span text:style-name="apple-style-span"><text:span text:style-name="T7"> </text:span></text:span><text:span text:style-name="apple-style-span"><text:span text:style-name="T6">Processus</text:span></text:span><text:span text:style-name="apple-style-span"><text:span text:style-name="T7"> </text:span></text:span><text:span text:style-name="apple-style-span"><text:span text:style-name="T6">de</text:span></text:span><text:span text:style-name="apple-style-span"><text:span text:style-name="T7"> </text:span></text:span><text:span text:style-name="apple-style-span"><text:span text:style-name="T6">recharge.</text:span></text:span><text:span text:style-name="apple-converted-space"><text:span text:style-name="T6"> </text:span></text:span></text:p>
      <text:p text:style-name="P15"><text:span text:style-name="apple-style-span"><text:span text:style-name="T7">•</text:span></text:span><text:span text:style-name="apple-style-span"><text:span text:style-name="T7"> </text:span></text:span><text:span text:style-name="apple-style-span"><text:span text:style-name="T6">Accès</text:span></text:span><text:span text:style-name="apple-style-span"><text:span text:style-name="T7"> </text:span></text:span><text:span text:style-name="apple-style-span"><text:span text:style-name="T6">Internet.</text:span></text:span><text:span text:style-name="apple-converted-space"><text:span text:style-name="T6"> </text:span></text:span></text:p>
      <text:p text:style-name="P15"><text:span text:style-name="apple-style-span"><text:span text:style-name="T7">•</text:span></text:span><text:span text:style-name="apple-style-span"><text:span text:style-name="T7"> </text:span></text:span><text:span text:style-name="apple-style-span"><text:span text:style-name="T6">Signature</text:span></text:span><text:span text:style-name="apple-style-span"><text:span text:style-name="T7"> </text:span></text:span><text:span text:style-name="apple-style-span"><text:span text:style-name="T6">de</text:span></text:span><text:span text:style-name="apple-style-span"><text:span text:style-name="T7"> </text:span></text:span><text:span text:style-name="apple-style-span"><text:span text:style-name="T6">l'accord</text:span></text:span><text:span text:style-name="apple-style-span"><text:span text:style-name="T7"> </text:span></text:span><text:span text:style-name="apple-style-span"><text:span text:style-name="T6">par</text:span></text:span><text:span text:style-name="apple-style-span"><text:span text:style-name="T7"> </text:span></text:span><text:span text:style-name="apple-style-span"><text:span text:style-name="T6">les</text:span></text:span><text:span text:style-name="apple-style-span"><text:span text:style-name="T7"> </text:span></text:span><text:span text:style-name="apple-style-span"><text:span text:style-name="T6">parents</text:span></text:span><text:span text:style-name="apple-converted-space"><text:span text:style-name="T6"> </text:span></text:span></text:p>
      <text:p text:style-name="P15"><text:span text:style-name="T10"><text:line-break/></text:span><text:span text:style-name="apple-style-span"><text:span text:style-name="T6">D'autres</text:span></text:span><text:span text:style-name="apple-style-span"><text:span text:style-name="T7"> </text:span></text:span><text:span text:style-name="apple-style-span"><text:span text:style-name="T6">acteurs</text:span></text:span><text:span text:style-name="apple-style-span"><text:span text:style-name="T7"> </text:span></text:span><text:span text:style-name="apple-style-span"><text:span text:style-name="T6">peuvent</text:span></text:span><text:span text:style-name="apple-style-span"><text:span text:style-name="T7"> </text:span></text:span><text:span text:style-name="apple-style-span"><text:span text:style-name="T6">être</text:span></text:span><text:span text:style-name="apple-style-span"><text:span text:style-name="T7"> </text:span></text:span><text:span text:style-name="apple-style-span"><text:span text:style-name="T6">invités</text:span></text:span><text:span text:style-name="apple-style-span"><text:span text:style-name="T7"> </text:span></text:span><text:span text:style-name="apple-style-span"><text:span text:style-name="T6">aux</text:span></text:span><text:span text:style-name="apple-style-span"><text:span text:style-name="T7"> </text:span></text:span><text:span text:style-name="apple-style-span"><text:span text:style-name="T6">réunions</text:span></text:span><text:span text:style-name="apple-style-span"><text:span text:style-name="T7"> </text:span></text:span><text:span text:style-name="apple-style-span"><text:span text:style-name="T6">afin</text:span></text:span><text:span text:style-name="apple-style-span"><text:span text:style-name="T7"> </text:span></text:span><text:span text:style-name="apple-style-span"><text:span text:style-name="T6">qu'ils</text:span></text:span><text:span text:style-name="apple-style-span"><text:span text:style-name="T7"> </text:span></text:span><text:span text:style-name="apple-style-span"><text:span text:style-name="T6">puissent</text:span></text:span><text:span text:style-name="apple-style-span"><text:span text:style-name="T7"> </text:span></text:span><text:span text:style-name="apple-style-span"><text:span text:style-name="T6">faire</text:span></text:span><text:span text:style-name="apple-style-span"><text:span text:style-name="T7"> </text:span></text:span><text:span text:style-name="apple-style-span"><text:span text:style-name="T6">partie</text:span></text:span><text:span text:style-name="apple-style-span"><text:span text:style-name="T7"> </text:span></text:span><text:span text:style-name="apple-style-span"><text:span text:style-name="T6">de</text:span></text:span><text:span text:style-name="apple-style-span"><text:span text:style-name="T7"> </text:span></text:span><text:span text:style-name="apple-style-span"><text:span text:style-name="T6">l'initiative</text:span></text:span><text:span text:style-name="apple-style-span"><text:span text:style-name="T7"> </text:span></text:span><text:span text:style-name="apple-style-span"><text:span text:style-name="T6">et</text:span></text:span><text:span text:style-name="apple-style-span"><text:span text:style-name="T7"> </text:span></text:span><text:span text:style-name="apple-style-span"><text:span text:style-name="T6">pour</text:span></text:span><text:span text:style-name="apple-style-span"><text:span text:style-name="T7"> </text:span></text:span><text:span text:style-name="apple-style-span"><text:span text:style-name="T6">matérialiser</text:span></text:span><text:span text:style-name="apple-style-span"><text:span text:style-name="T7"> </text:span></text:span><text:span text:style-name="apple-style-span"><text:span text:style-name="T6">les</text:span></text:span><text:span text:style-name="apple-style-span"><text:span text:style-name="T7"> </text:span></text:span><text:span text:style-name="apple-style-span"><text:span text:style-name="T6">accords</text:span></text:span><text:span text:style-name="apple-style-span"><text:span text:style-name="T7"> </text:span></text:span><text:span text:style-name="apple-style-span"><text:span text:style-name="T6">avec</text:span></text:span><text:span text:style-name="apple-style-span"><text:span text:style-name="T7"> </text:span></text:span><text:span text:style-name="apple-style-span"><text:span text:style-name="T6">différents</text:span></text:span><text:span text:style-name="apple-style-span"><text:span text:style-name="T7"> </text:span></text:span><text:span text:style-name="apple-style-span"><text:span text:style-name="T6">consultants</text:span></text:span><text:span text:style-name="apple-style-span"><text:span text:style-name="T7"> </text:span></text:span><text:span text:style-name="apple-style-span"><text:span text:style-name="T6">et</text:span></text:span><text:span text:style-name="apple-style-span"><text:span text:style-name="T7"> </text:span></text:span><text:span text:style-name="apple-style-span"><text:span text:style-name="T6">/</text:span></text:span><text:span text:style-name="apple-style-span"><text:span text:style-name="T7"> </text:span></text:span><text:span text:style-name="apple-style-span"><text:span text:style-name="T6">ou</text:span></text:span><text:span text:style-name="apple-style-span"><text:span text:style-name="T7"> </text:span></text:span><text:span text:style-name="apple-style-span"><text:span text:style-name="T6">des</text:span></text:span><text:span text:style-name="apple-style-span"><text:span text:style-name="T7"> </text:span></text:span><text:span text:style-name="apple-style-span"><text:span text:style-name="T6">bénévoles</text:span></text:span><text:span text:style-name="apple-style-span"><text:span text:style-name="T7"> </text:span></text:span><text:span text:style-name="apple-style-span"><text:span text:style-name="T6">du</text:span></text:span><text:span text:style-name="apple-style-span"><text:span text:style-name="T7"> </text:span></text:span><text:span text:style-name="apple-style-span"><text:span text:style-name="T6">projet.</text:span></text:span><text:span text:style-name="apple-converted-space"><text:span text:style-name="T3"> </text:span></text:span></text:p>
      <text:p text:style-name="P14"><text:bookmark-end text:name="OrgXref.sec-3-2"/><text:bookmark-start text:name="OrgXref.sec-4"/><text:bookmark-start text:name="sec-4"/><text:bookmark-end text:name="sec-4"/>Réglages<text:span text:style-name="T27"> </text:span>de<text:span text:style-name="T27"> </text:span>l<text:span text:style-name="T27">’</text:span>infrastructure<text:span text:style-name="T27"> </text:span>locale</text:p>
      <text:p text:style-name="P1"><text:bookmark-end text:name="OrgXref.sec-4"/><text:span text:style-name="apple-style-span"><text:span text:style-name="T18">Avant</text:span></text:span><text:span text:style-name="apple-style-span"><text:span text:style-name="T19"> </text:span></text:span><text:span text:style-name="apple-style-span"><text:span text:style-name="T18">l'arrivée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ordinateurs</text:span></text:span><text:span text:style-name="apple-style-span"><text:span text:style-name="T19"> </text:span></text:span><text:span text:style-name="apple-style-span"><text:span text:style-name="T18">portables,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techniciens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l'équipe</text:span></text:span><text:span text:style-name="apple-style-span"><text:span text:style-name="T19"> </text:span></text:span><text:span text:style-name="apple-style-span"><text:span text:style-name="T18">principale</text:span></text:span><text:span text:style-name="apple-style-span"><text:span text:style-name="T19"> </text:span></text:span><text:span text:style-name="apple-style-span"><text:span text:style-name="T18">devrait</text:span></text:span><text:span text:style-name="apple-style-span"><text:span text:style-name="T19"> </text:span></text:span><text:span text:style-name="apple-style-span"><text:span text:style-name="T18">évaluer,</text:span></text:span><text:span text:style-name="apple-style-span"><text:span text:style-name="T19"> </text:span></text:span><text:span text:style-name="apple-style-span"><text:span text:style-name="T18">configurer,</text:span></text:span><text:span text:style-name="apple-style-span"><text:span text:style-name="T19"> </text:span></text:span><text:span text:style-name="apple-style-span"><text:span text:style-name="T18">tester,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être</text:span></text:span><text:span text:style-name="apple-style-span"><text:span text:style-name="T19"> </text:span></text:span><text:span text:style-name="apple-style-span"><text:span text:style-name="T18">responsable</text:span></text:span><text:span text:style-name="apple-style-span"><text:span text:style-name="T19"> </text:span></text:span><text:span text:style-name="apple-style-span"><text:span text:style-name="T18">du</text:span></text:span><text:span text:style-name="apple-style-span"><text:span text:style-name="T19"> </text:span></text:span><text:span text:style-name="apple-style-span"><text:span text:style-name="T18">réseau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infrastructures</text:span></text:span><text:span text:style-name="apple-style-span"><text:span text:style-name="T19"> </text:span></text:span><text:span text:style-name="apple-style-span"><text:span text:style-name="T18">d'alimentation</text:span></text:span><text:span text:style-name="apple-style-span"><text:span text:style-name="T19"> </text:span></text:span><text:span text:style-name="apple-style-span"><text:span text:style-name="T18">dans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écoles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/</text:span></text:span><text:span text:style-name="apple-style-span"><text:span text:style-name="T19"> </text:span></text:span><text:span text:style-name="apple-style-span"><text:span text:style-name="T18">ou</text:span></text:span><text:span text:style-name="apple-style-span"><text:span text:style-name="T19"> </text:span></text:span><text:span text:style-name="apple-style-span"><text:span text:style-name="T18">d'autres</text:span></text:span><text:span text:style-name="apple-style-span"><text:span text:style-name="T19"> </text:span></text:span><text:span text:style-name="apple-style-span"><text:span text:style-name="T18">centres</text:span></text:span><text:span text:style-name="apple-style-span"><text:span text:style-name="T19"> </text:span></text:span><text:span text:style-name="apple-style-span"><text:span text:style-name="T18">communautaires.</text:span></text:span></text:p>
      <text:p text:style-name="P1"><text:span text:style-name="apple-style-span"><text:span text:style-name="T18">OLPC</text:span></text:span><text:span text:style-name="apple-style-span"><text:span text:style-name="T19"> </text:span></text:span><text:span text:style-name="apple-style-span"><text:span text:style-name="T18">peut</text:span></text:span><text:span text:style-name="apple-style-span"><text:span text:style-name="T19"> </text:span></text:span><text:span text:style-name="apple-style-span"><text:span text:style-name="T18">commencer</text:span></text:span><text:span text:style-name="apple-style-span"><text:span text:style-name="T19"> </text:span></text:span><text:span text:style-name="apple-style-span"><text:span text:style-name="T18">à</text:span></text:span><text:span text:style-name="apple-style-span"><text:span text:style-name="T19"> </text:span></text:span><text:span text:style-name="apple-style-span"><text:span text:style-name="T18">soutenir</text:span></text:span><text:span text:style-name="apple-style-span"><text:span text:style-name="T19"> </text:span></text:span><text:span text:style-name="apple-style-span"><text:span text:style-name="T18">l'équipe</text:span></text:span><text:span text:style-name="apple-style-span"><text:span text:style-name="T19"> </text:span></text:span><text:span text:style-name="apple-style-span"><text:span text:style-name="T18">principale</text:span></text:span><text:span text:style-name="apple-style-span"><text:span text:style-name="T19"> </text:span></text:span><text:span text:style-name="apple-style-span"><text:span text:style-name="T18">avant</text:span></text:span><text:span text:style-name="apple-style-span"><text:span text:style-name="T19"> </text:span></text:span><text:span text:style-name="apple-style-span"><text:span text:style-name="T18">la</text:span></text:span><text:span text:style-name="apple-style-span"><text:span text:style-name="T19"> </text:span></text:span><text:span text:style-name="apple-style-span"><text:span text:style-name="T18">formation</text:span></text:span><text:span text:style-name="apple-style-span"><text:span text:style-name="T19"> </text:span></text:span><text:span text:style-name="apple-style-span"><text:span text:style-name="T18">dans</text:span></text:span><text:span text:style-name="apple-style-span"><text:span text:style-name="T19"> </text:span></text:span><text:span text:style-name="apple-style-span"><text:span text:style-name="T18">le</text:span></text:span><text:span text:style-name="apple-style-span"><text:span text:style-name="T19"> </text:span></text:span><text:span text:style-name="apple-style-span"><text:span text:style-name="T18">pays</text:span></text:span><text:span text:style-name="apple-style-span"><text:span text:style-name="T19"> </text:span></text:span><text:span text:style-name="apple-style-span"><text:span text:style-name="T18">grâce</text:span></text:span><text:span text:style-name="apple-style-span"><text:span text:style-name="T19"> </text:span></text:span><text:span text:style-name="apple-style-span"><text:span text:style-name="T18">à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oft-page-break/><text:span text:style-name="apple-style-span"><text:span text:style-name="T18">webinaires</text:span></text:span><text:span text:style-name="apple-style-span"><text:span text:style-name="T19"> </text:span></text:span><text:span text:style-name="apple-style-span"><text:span text:style-name="T18">en</text:span></text:span><text:span text:style-name="apple-style-span"><text:span text:style-name="T19"> </text:span></text:span><text:span text:style-name="apple-style-span"><text:span text:style-name="T18">ligne</text:span></text:span><text:span text:style-name="apple-style-span"><text:span text:style-name="T19"> </text:span></text:span><text:span text:style-name="apple-style-span"><text:span text:style-name="T18">ou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chats.</text:span></text:span><text:span text:style-name="apple-converted-space"><text:span text:style-name="T18"> </text:span></text:span><text:span text:style-name="apple-style-span"><text:span text:style-name="T18">Au</text:span></text:span><text:span text:style-name="apple-style-span"><text:span text:style-name="T19"> </text:span></text:span><text:span text:style-name="apple-style-span"><text:span text:style-name="T18">cours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la</text:span></text:span><text:span text:style-name="apple-style-span"><text:span text:style-name="T19"> </text:span></text:span><text:span text:style-name="apple-style-span"><text:span text:style-name="T18">visite</text:span></text:span><text:span text:style-name="apple-style-span"><text:span text:style-name="T19"> </text:span></text:span><text:span text:style-name="apple-style-span"><text:span text:style-name="T18">d'OLPC</text:span></text:span><text:span text:style-name="apple-style-span"><text:span text:style-name="T19"> </text:span></text:span><text:span text:style-name="apple-style-span"><text:span text:style-name="T18">dans</text:span></text:span><text:span text:style-name="apple-style-span"><text:span text:style-name="T19"> </text:span></text:span><text:span text:style-name="apple-style-span"><text:span text:style-name="T18">le</text:span></text:span><text:span text:style-name="apple-style-span"><text:span text:style-name="T19"> </text:span></text:span><text:span text:style-name="apple-style-span"><text:span text:style-name="T18">pays</text:span></text:span><text:span text:style-name="apple-style-span"><text:span text:style-name="T19"> </text:span></text:span><text:span text:style-name="apple-style-span"><text:span text:style-name="T18">la</text:span></text:span><text:span text:style-name="apple-style-span"><text:span text:style-name="T19"> </text:span></text:span><text:span text:style-name="apple-style-span"><text:span text:style-name="T18">formation</text:span></text:span><text:span text:style-name="apple-style-span"><text:span text:style-name="T19"> </text:span></text:span><text:span text:style-name="apple-style-span"><text:span text:style-name="T18">pratique</text:span></text:span><text:span text:style-name="apple-style-span"><text:span text:style-name="T19"> </text:span></text:span><text:span text:style-name="apple-style-span"><text:span text:style-name="T18">a</text:span></text:span><text:span text:style-name="apple-style-span"><text:span text:style-name="T19"> </text:span></text:span><text:span text:style-name="apple-style-span"><text:span text:style-name="T18">lieu,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l'équipe</text:span></text:span><text:span text:style-name="apple-style-span"><text:span text:style-name="T19"> </text:span></text:span><text:span text:style-name="apple-style-span"><text:span text:style-name="T18">principale</text:span></text:span><text:span text:style-name="apple-style-span"><text:span text:style-name="T19"> </text:span></text:span><text:span text:style-name="apple-style-span"><text:span text:style-name="T18">devrait</text:span></text:span><text:span text:style-name="apple-style-span"><text:span text:style-name="T19"> </text:span></text:span><text:span text:style-name="apple-style-span"><text:span text:style-name="T18">être</text:span></text:span><text:span text:style-name="apple-style-span"><text:span text:style-name="T19"> </text:span></text:span><text:span text:style-name="apple-style-span"><text:span text:style-name="T18">prête</text:span></text:span><text:span text:style-name="apple-style-span"><text:span text:style-name="T19"> </text:span></text:span><text:span text:style-name="apple-style-span"><text:span text:style-name="T18">pour</text:span></text:span><text:span text:style-name="apple-style-span"><text:span text:style-name="T19"> </text:span></text:span><text:span text:style-name="apple-style-span"><text:span text:style-name="T18">la</text:span></text:span><text:span text:style-name="apple-style-span"><text:span text:style-name="T19"> </text:span></text:span><text:span text:style-name="apple-style-span"><text:span text:style-name="T18">mise</text:span></text:span><text:span text:style-name="apple-style-span"><text:span text:style-name="T19"> </text:span></text:span><text:span text:style-name="apple-style-span"><text:span text:style-name="T18">en</text:span></text:span><text:span text:style-name="apple-style-span"><text:span text:style-name="T19"> </text:span></text:span><text:span text:style-name="apple-style-span"><text:span text:style-name="T18">place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l'infrastructure</text:span></text:span><text:span text:style-name="apple-style-span"><text:span text:style-name="T19"> </text:span></text:span><text:span text:style-name="apple-style-span"><text:span text:style-name="T18">locale.</text:span></text:span><text:span text:style-name="apple-converted-space"><text:span text:style-name="T18"> </text:span></text:span><text:span text:style-name="apple-style-span"><text:span text:style-name="T18">OLPC</text:span></text:span><text:span text:style-name="apple-style-span"><text:span text:style-name="T19"> </text:span></text:span><text:span text:style-name="apple-style-span"><text:span text:style-name="T18">continuera</text:span></text:span><text:span text:style-name="apple-style-span"><text:span text:style-name="T19"> </text:span></text:span><text:span text:style-name="apple-style-span"><text:span text:style-name="T18">à</text:span></text:span><text:span text:style-name="apple-style-span"><text:span text:style-name="T19"> </text:span></text:span><text:span text:style-name="apple-style-span"><text:span text:style-name="T18">soutenir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équipes</text:span></text:span><text:span text:style-name="apple-style-span"><text:span text:style-name="T19"> </text:span></text:span><text:span text:style-name="apple-style-span"><text:span text:style-name="T18">techniques</text:span></text:span><text:span text:style-name="apple-style-span"><text:span text:style-name="T19"> </text:span></text:span><text:span text:style-name="apple-style-span"><text:span text:style-name="T18">en</text:span></text:span><text:span text:style-name="apple-style-span"><text:span text:style-name="T19"> </text:span></text:span><text:span text:style-name="apple-style-span"><text:span text:style-name="T18">ligne</text:span></text:span><text:span text:style-name="apple-style-span"><text:span text:style-name="T19"> </text:span></text:span><text:span text:style-name="apple-style-span"><text:span text:style-name="T18">après</text:span></text:span><text:span text:style-name="apple-style-span"><text:span text:style-name="T19"> </text:span></text:span><text:span text:style-name="apple-style-span"><text:span text:style-name="T18">l</text:span></text:span><text:span text:style-name="apple-style-span"><text:span text:style-name="T19">’</text:span></text:span><text:span text:style-name="apple-style-span"><text:span text:style-name="T18">organisation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la</text:span></text:span><text:span text:style-name="apple-style-span"><text:span text:style-name="T19"> </text:span></text:span><text:span text:style-name="apple-style-span"><text:span text:style-name="T18">formation</text:span></text:span><text:span text:style-name="apple-style-span"><text:span text:style-name="T19"> </text:span></text:span><text:span text:style-name="apple-style-span"><text:span text:style-name="T18">dans</text:span></text:span><text:span text:style-name="apple-style-span"><text:span text:style-name="T19"> </text:span></text:span><text:span text:style-name="apple-style-span"><text:span text:style-name="T18">le</text:span></text:span><text:span text:style-name="apple-style-span"><text:span text:style-name="T19"> </text:span></text:span><text:span text:style-name="apple-style-span"><text:span text:style-name="T18">pays.</text:span></text:span></text:p>
      <text:p text:style-name="P1"><text:span text:style-name="T18"><text:line-break/></text:span><text:span text:style-name="apple-style-span"><text:span text:style-name="T14">Electricité</text:span></text:span><text:span text:style-name="apple-converted-space"><text:span text:style-name="T14"> </text:span></text:span><text:span text:style-name="T14"><text:line-break/></text:span><text:span text:style-name="apple-style-span"><text:span text:style-name="T18">L'infrastructure</text:span></text:span><text:span text:style-name="apple-style-span"><text:span text:style-name="T19"> </text:span></text:span><text:span text:style-name="apple-style-span"><text:span text:style-name="T18">électrique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l'école</text:span></text:span><text:span text:style-name="apple-style-span"><text:span text:style-name="T19"> </text:span></text:span><text:span text:style-name="apple-style-span"><text:span text:style-name="T18">doit</text:span></text:span><text:span text:style-name="apple-style-span"><text:span text:style-name="T19"> </text:span></text:span><text:span text:style-name="apple-style-span"><text:span text:style-name="T18">être</text:span></text:span><text:span text:style-name="apple-style-span"><text:span text:style-name="T19"> </text:span></text:span><text:span text:style-name="apple-style-span"><text:span text:style-name="T18">évaluée</text:span></text:span><text:span text:style-name="apple-style-span"><text:span text:style-name="T19"> </text:span></text:span><text:span text:style-name="apple-style-span"><text:span text:style-name="T18">en</text:span></text:span><text:span text:style-name="apple-style-span"><text:span text:style-name="T19"> </text:span></text:span><text:span text:style-name="apple-style-span"><text:span text:style-name="T18">fonction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la</text:span></text:span><text:span text:style-name="apple-style-span"><text:span text:style-name="T19"> </text:span></text:span><text:span text:style-name="apple-style-span"><text:span text:style-name="T18">demande</text:span></text:span><text:span text:style-name="apple-style-span"><text:span text:style-name="T19"> </text:span></text:span><text:span text:style-name="apple-style-span"><text:span text:style-name="T18">d'électricité</text:span></text:span><text:span text:style-name="apple-style-span"><text:span text:style-name="T19"> </text:span></text:span><text:span text:style-name="apple-style-span"><text:span text:style-name="T18">générée</text:span></text:span><text:span text:style-name="apple-style-span"><text:span text:style-name="T19"> </text:span></text:span><text:span text:style-name="apple-style-span"><text:span text:style-name="T18">par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ordinateurs</text:span></text:span><text:span text:style-name="apple-style-span"><text:span text:style-name="T19"> </text:span></text:span><text:span text:style-name="apple-style-span"><text:span text:style-name="T18">portables</text:span></text:span><text:span text:style-name="apple-style-span"><text:span text:style-name="T19"> </text:span></text:span><text:span text:style-name="apple-style-span"><text:span text:style-name="T18">XO,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serveurs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autres</text:span></text:span><text:span text:style-name="apple-style-span"><text:span text:style-name="T19"> </text:span></text:span><text:span text:style-name="apple-style-span"><text:span text:style-name="T18">périphériques.</text:span></text:span><text:span text:style-name="apple-converted-space"><text:span text:style-name="T18"> </text:span></text:span><text:span text:style-name="apple-style-span"><text:span text:style-name="T18">Si</text:span></text:span><text:span text:style-name="apple-style-span"><text:span text:style-name="T19"> </text:span></text:span><text:span text:style-name="apple-style-span"><text:span text:style-name="T18">l'infrastructure</text:span></text:span><text:span text:style-name="apple-style-span"><text:span text:style-name="T19"> </text:span></text:span><text:span text:style-name="apple-style-span"><text:span text:style-name="T18">est</text:span></text:span><text:span text:style-name="apple-style-span"><text:span text:style-name="T19"> </text:span></text:span><text:span text:style-name="apple-style-span"><text:span text:style-name="T18">insuffisante,</text:span></text:span><text:span text:style-name="apple-style-span"><text:span text:style-name="T19"> </text:span></text:span><text:span text:style-name="apple-style-span"><text:span text:style-name="T18">elle</text:span></text:span><text:span text:style-name="apple-style-span"><text:span text:style-name="T19"> </text:span></text:span><text:span text:style-name="apple-style-span"><text:span text:style-name="T18">doit</text:span></text:span><text:span text:style-name="apple-style-span"><text:span text:style-name="T19"> </text:span></text:span><text:span text:style-name="apple-style-span"><text:span text:style-name="T18">être</text:span></text:span><text:span text:style-name="apple-style-span"><text:span text:style-name="T19"> </text:span></text:span><text:span text:style-name="apple-style-span"><text:span text:style-name="T18">améliorée.</text:span></text:span><text:span text:style-name="apple-converted-space"><text:span text:style-name="T18"> </text:span></text:span></text:p>
      <text:p text:style-name="P1"><text:span text:style-name="T18"><text:line-break/></text:span><text:span text:style-name="apple-style-span"><text:span text:style-name="T14">Connectivité</text:span></text:span><text:span text:style-name="apple-converted-space"><text:span text:style-name="T14"> </text:span></text:span><text:span text:style-name="T18"><text:line-break/></text:span><text:span text:style-name="apple-style-span"><text:span text:style-name="T18">Bien</text:span></text:span><text:span text:style-name="apple-style-span"><text:span text:style-name="T19"> </text:span></text:span><text:span text:style-name="apple-style-span"><text:span text:style-name="T18">que</text:span></text:span><text:span text:style-name="apple-style-span"><text:span text:style-name="T19"> </text:span></text:span><text:span text:style-name="apple-style-span"><text:span text:style-name="T18">le</text:span></text:span><text:span text:style-name="apple-style-span"><text:span text:style-name="T19"> </text:span></text:span><text:span text:style-name="apple-style-span"><text:span text:style-name="T18">système</text:span></text:span><text:span text:style-name="apple-style-span"><text:span text:style-name="T19"> </text:span></text:span><text:span text:style-name="apple-style-span"><text:span text:style-name="T18">OLPC</text:span></text:span><text:span text:style-name="apple-style-span"><text:span text:style-name="T19"> </text:span></text:span><text:span text:style-name="apple-style-span"><text:span text:style-name="T18">fournisse</text:span></text:span><text:span text:style-name="apple-style-span"><text:span text:style-name="T19"> </text:span></text:span><text:span text:style-name="apple-style-span"><text:span text:style-name="T18">une</text:span></text:span><text:span text:style-name="apple-style-span"><text:span text:style-name="T19"> </text:span></text:span><text:span text:style-name="apple-style-span"><text:span text:style-name="T18">auto-configuration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réseau</text:span></text:span><text:span text:style-name="apple-style-span"><text:span text:style-name="T19"> </text:span></text:span><text:span text:style-name="apple-style-span"><text:span text:style-name="T18">local</text:span></text:span><text:span text:style-name="apple-style-span"><text:span text:style-name="T19"> </text:span></text:span><text:span text:style-name="apple-style-span"><text:span text:style-name="T18">sans</text:span></text:span><text:span text:style-name="apple-style-span"><text:span text:style-name="T19"> </text:span></text:span><text:span text:style-name="apple-style-span"><text:span text:style-name="T18">fil,</text:span></text:span><text:span text:style-name="apple-style-span"><text:span text:style-name="T19"> </text:span></text:span><text:span text:style-name="apple-style-span"><text:span text:style-name="T18">la</text:span></text:span><text:span text:style-name="apple-style-span"><text:span text:style-name="T19"> </text:span></text:span><text:span text:style-name="apple-style-span"><text:span text:style-name="T18">connectivité</text:span></text:span><text:span text:style-name="apple-style-span"><text:span text:style-name="T19"> </text:span></text:span><text:span text:style-name="apple-style-span"><text:span text:style-name="T18">à</text:span></text:span><text:span text:style-name="apple-style-span"><text:span text:style-name="T19"> </text:span></text:span><text:span text:style-name="apple-style-span"><text:span text:style-name="T18">l'Internet</text:span></text:span><text:span text:style-name="apple-style-span"><text:span text:style-name="T19"> </text:span></text:span><text:span text:style-name="apple-style-span"><text:span text:style-name="T18">doit</text:span></text:span><text:span text:style-name="apple-style-span"><text:span text:style-name="T19"> </text:span></text:span><text:span text:style-name="apple-style-span"><text:span text:style-name="T18">être</text:span></text:span><text:span text:style-name="apple-style-span"><text:span text:style-name="T19"> </text:span></text:span><text:span text:style-name="apple-style-span"><text:span text:style-name="T18">mise</text:span></text:span><text:span text:style-name="apple-style-span"><text:span text:style-name="T19"> </text:span></text:span><text:span text:style-name="apple-style-span"><text:span text:style-name="T18">en</text:span></text:span><text:span text:style-name="apple-style-span"><text:span text:style-name="T19"> </text:span></text:span><text:span text:style-name="apple-style-span"><text:span text:style-name="T18">en</text:span></text:span><text:span text:style-name="apple-style-span"><text:span text:style-name="T19"> </text:span></text:span><text:span text:style-name="apple-style-span"><text:span text:style-name="T18">place</text:span></text:span><text:span text:style-name="apple-style-span"><text:span text:style-name="T19"> </text:span></text:span><text:span text:style-name="apple-style-span"><text:span text:style-name="T18">séparément.</text:span></text:span><text:span text:style-name="apple-converted-space"><text:span text:style-name="T18"> </text:span></text:span><text:span text:style-name="apple-style-span"><text:span text:style-name="T18">OLPC</text:span></text:span><text:span text:style-name="apple-style-span"><text:span text:style-name="T19"> </text:span></text:span><text:span text:style-name="apple-style-span"><text:span text:style-name="T18">peut</text:span></text:span><text:span text:style-name="apple-style-span"><text:span text:style-name="T19"> </text:span></text:span><text:span text:style-name="apple-style-span"><text:span text:style-name="T18">aider</text:span></text:span><text:span text:style-name="apple-style-span"><text:span text:style-name="T19"> </text:span></text:span><text:span text:style-name="apple-style-span"><text:span text:style-name="T18">à</text:span></text:span><text:span text:style-name="apple-style-span"><text:span text:style-name="T19"> </text:span></text:span><text:span text:style-name="apple-style-span"><text:span text:style-name="T18">la</text:span></text:span><text:span text:style-name="apple-style-span"><text:span text:style-name="T19"> </text:span></text:span><text:span text:style-name="apple-style-span"><text:span text:style-name="T18">planification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l'intégration</text:span></text:span><text:span text:style-name="apple-style-span"><text:span text:style-name="T19"> </text:span></text:span><text:span text:style-name="apple-style-span"><text:span text:style-name="T18">d'un</text:span></text:span><text:span text:style-name="apple-style-span"><text:span text:style-name="T19"> </text:span></text:span><text:span text:style-name="apple-style-span"><text:span text:style-name="T18">réseau</text:span></text:span><text:span text:style-name="apple-style-span"><text:span text:style-name="T19"> </text:span></text:span><text:span text:style-name="apple-style-span"><text:span text:style-name="T18">d</text:span></text:span><text:span text:style-name="apple-style-span"><text:span text:style-name="T19">’</text:span></text:span><text:span text:style-name="apple-style-span"><text:span text:style-name="T18">ordinateurs</text:span></text:span><text:span text:style-name="apple-style-span"><text:span text:style-name="T19"> </text:span></text:span><text:span text:style-name="apple-style-span"><text:span text:style-name="T18">portables</text:span></text:span><text:span text:style-name="apple-style-span"><text:span text:style-name="T19"> </text:span></text:span><text:span text:style-name="apple-style-span"><text:span text:style-name="T18">dans</text:span></text:span><text:span text:style-name="apple-style-span"><text:span text:style-name="T19"> </text:span></text:span><text:span text:style-name="apple-style-span"><text:span text:style-name="T18">une</text:span></text:span><text:span text:style-name="apple-style-span"><text:span text:style-name="T19"> </text:span></text:span><text:span text:style-name="apple-style-span"><text:span text:style-name="T18">infrastructure</text:span></text:span><text:span text:style-name="apple-style-span"><text:span text:style-name="T19"> </text:span></text:span><text:span text:style-name="apple-style-span"><text:span text:style-name="T18">nationale.</text:span></text:span><text:span text:style-name="apple-style-span"><text:span text:style-name="T19"> </text:span></text:span><text:span text:style-name="apple-style-span"><text:span text:style-name="T18">Le</text:span></text:span><text:span text:style-name="apple-style-span"><text:span text:style-name="T19"> </text:span></text:span><text:span text:style-name="apple-style-span"><text:span text:style-name="T18">personnel</text:span></text:span><text:span text:style-name="apple-style-span"><text:span text:style-name="T19"> </text:span></text:span><text:span text:style-name="apple-style-span"><text:span text:style-name="T18">d</text:span></text:span><text:span text:style-name="apple-style-span"><text:span text:style-name="T19">’</text:span></text:span><text:span text:style-name="apple-style-span"><text:span text:style-name="T18">OLPC</text:span></text:span><text:span text:style-name="apple-style-span"><text:span text:style-name="T19"> </text:span></text:span><text:span text:style-name="apple-style-span"><text:span text:style-name="T18">a</text:span></text:span><text:span text:style-name="apple-style-span"><text:span text:style-name="T19"> </text:span></text:span><text:span text:style-name="apple-style-span"><text:span text:style-name="T18">une</text:span></text:span><text:span text:style-name="apple-style-span"><text:span text:style-name="T19"> </text:span></text:span><text:span text:style-name="apple-style-span"><text:span text:style-name="T18">expérience</text:span></text:span><text:span text:style-name="apple-style-span"><text:span text:style-name="T19"> </text:span></text:span><text:span text:style-name="apple-style-span"><text:span text:style-name="T18">avec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VSAT,</text:span></text:span><text:span text:style-name="apple-style-span"><text:span text:style-name="T19"> </text:span></text:span><text:span text:style-name="apple-style-span"><text:span text:style-name="T18">ADSL,</text:span></text:span><text:span text:style-name="apple-style-span"><text:span text:style-name="T19"> </text:span></text:span><text:span text:style-name="apple-style-span"><text:span text:style-name="T18">etc</text:span></text:span><text:span text:style-name="apple-style-span"><text:span text:style-name="T19"> </text:span></text:span><text:span text:style-name="apple-style-span"><text:span text:style-name="T18">qu'il</text:span></text:span><text:span text:style-name="apple-style-span"><text:span text:style-name="T19"> </text:span></text:span><text:span text:style-name="apple-style-span"><text:span text:style-name="T18">est</text:span></text:span><text:span text:style-name="apple-style-span"><text:span text:style-name="T19"> </text:span></text:span><text:span text:style-name="apple-style-span"><text:span text:style-name="T18">heureux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pouvoir</text:span></text:span><text:span text:style-name="apple-style-span"><text:span text:style-name="T19"> </text:span></text:span><text:span text:style-name="apple-style-span"><text:span text:style-name="T18">partager.</text:span></text:span><text:span text:style-name="apple-converted-space"><text:span text:style-name="T18"> </text:span></text:span><text:span text:style-name="apple-style-span"><text:span text:style-name="T18">Beaucoup</text:span></text:span><text:span text:style-name="apple-style-span"><text:span text:style-name="T19"> </text:span></text:span><text:span text:style-name="apple-style-span"><text:span text:style-name="T18">d'équipes</text:span></text:span><text:span text:style-name="apple-style-span"><text:span text:style-name="T19"> </text:span></text:span><text:span text:style-name="apple-style-span"><text:span text:style-name="T18">dans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pays</text:span></text:span><text:span text:style-name="apple-style-span"><text:span text:style-name="T19"> </text:span></text:span><text:span text:style-name="apple-style-span"><text:span text:style-name="T18">ont</text:span></text:span><text:span text:style-name="apple-style-span"><text:span text:style-name="T19"> </text:span></text:span><text:span text:style-name="apple-style-span"><text:span text:style-name="T18">encore</text:span></text:span><text:span text:style-name="apple-style-span"><text:span text:style-name="T19"> </text:span></text:span><text:span text:style-name="apple-style-span"><text:span text:style-name="T18">plus</text:span></text:span><text:span text:style-name="apple-style-span"><text:span text:style-name="T19"> </text:span></text:span><text:span text:style-name="apple-style-span"><text:span text:style-name="T18">d'expérience,</text:span></text:span><text:span text:style-name="apple-style-span"><text:span text:style-name="T19"> </text:span></text:span><text:span text:style-name="apple-style-span"><text:span text:style-name="T18">surtout</text:span></text:span><text:span text:style-name="apple-style-span"><text:span text:style-name="T19"> </text:span></text:span><text:span text:style-name="apple-style-span"><text:span text:style-name="T18">en</text:span></text:span><text:span text:style-name="apple-style-span"><text:span text:style-name="T19"> </text:span></text:span><text:span text:style-name="apple-style-span"><text:span text:style-name="T18">ce</text:span></text:span><text:span text:style-name="apple-style-span"><text:span text:style-name="T19"> </text:span></text:span><text:span text:style-name="apple-style-span"><text:span text:style-name="T18">qui</text:span></text:span><text:span text:style-name="apple-style-span"><text:span text:style-name="T19"> </text:span></text:span><text:span text:style-name="apple-style-span"><text:span text:style-name="T18">concerne</text:span></text:span><text:span text:style-name="apple-style-span"><text:span text:style-name="T19"> </text:span></text:span><text:span text:style-name="apple-style-span"><text:span text:style-name="T18">le</text:span></text:span><text:span text:style-name="apple-style-span"><text:span text:style-name="T19"> </text:span></text:span><text:span text:style-name="apple-style-span"><text:span text:style-name="T18">déploiement</text:span></text:span><text:span text:style-name="apple-style-span"><text:span text:style-name="T19"> </text:span></text:span><text:span text:style-name="apple-style-span"><text:span text:style-name="T18">en</text:span></text:span><text:span text:style-name="apple-style-span"><text:span text:style-name="T19"> </text:span></text:span><text:span text:style-name="apple-style-span"><text:span text:style-name="T18">milieu</text:span></text:span><text:span text:style-name="apple-style-span"><text:span text:style-name="T19"> </text:span></text:span><text:span text:style-name="apple-style-span"><text:span text:style-name="T18">rural.</text:span></text:span><text:span text:style-name="apple-converted-space"><text:span text:style-name="T18"> </text:span></text:span><text:span text:style-name="apple-style-span"><text:span text:style-name="T18">Le</text:span></text:span><text:span text:style-name="apple-style-span"><text:span text:style-name="T19"> </text:span></text:span><text:span text:style-name="apple-style-span"><text:span text:style-name="T18">partage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meilleures</text:span></text:span><text:span text:style-name="apple-style-span"><text:span text:style-name="T19"> </text:span></text:span><text:span text:style-name="apple-style-span"><text:span text:style-name="T18">pratiques</text:span></text:span><text:span text:style-name="apple-style-span"><text:span text:style-name="T19"> </text:span></text:span><text:span text:style-name="apple-style-span"><text:span text:style-name="T18">est</text:span></text:span><text:span text:style-name="apple-style-span"><text:span text:style-name="T19"> </text:span></text:span><text:span text:style-name="apple-style-span"><text:span text:style-name="T18">dans</text:span></text:span><text:span text:style-name="apple-style-span"><text:span text:style-name="T19"> </text:span></text:span><text:span text:style-name="apple-style-span"><text:span text:style-name="T18">l'intérêt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tous.</text:span></text:span><text:span text:style-name="apple-converted-space"><text:span text:style-name="T18"> </text:span></text:span><text:span text:style-name="apple-style-span"><text:span text:style-name="T18">Comme</text:span></text:span><text:span text:style-name="apple-style-span"><text:span text:style-name="T19"> </text:span></text:span><text:span text:style-name="apple-style-span"><text:span text:style-name="T18">avec</text:span></text:span><text:span text:style-name="apple-style-span"><text:span text:style-name="T19"> </text:span></text:span><text:span text:style-name="apple-style-span"><text:span text:style-name="T18">le</text:span></text:span><text:span text:style-name="apple-style-span"><text:span text:style-name="T19"> </text:span></text:span><text:span text:style-name="apple-style-span"><text:span text:style-name="T18">déploiement</text:span></text:span><text:span text:style-name="apple-style-span"><text:span text:style-name="T19"> </text:span></text:span><text:span text:style-name="apple-style-span"><text:span text:style-name="T18">d</text:span></text:span><text:span text:style-name="apple-style-span"><text:span text:style-name="T19">’</text:span></text:span><text:span text:style-name="apple-style-span"><text:span text:style-name="T18">ordinateurs</text:span></text:span><text:span text:style-name="apple-style-span"><text:span text:style-name="T19"> </text:span></text:span><text:span text:style-name="apple-style-span"><text:span text:style-name="T18">portables,</text:span></text:span><text:span text:style-name="apple-style-span"><text:span text:style-name="T19"> </text:span></text:span><text:span text:style-name="apple-style-span"><text:span text:style-name="T18">la</text:span></text:span><text:span text:style-name="apple-style-span"><text:span text:style-name="T19"> </text:span></text:span><text:span text:style-name="apple-style-span"><text:span text:style-name="T18">connexion</text:span></text:span><text:span text:style-name="apple-style-span"><text:span text:style-name="T19"> </text:span></text:span><text:span text:style-name="apple-style-span"><text:span text:style-name="T18">ne</text:span></text:span><text:span text:style-name="apple-style-span"><text:span text:style-name="T19"> </text:span></text:span><text:span text:style-name="apple-style-span"><text:span text:style-name="T18">peut</text:span></text:span><text:span text:style-name="apple-style-span"><text:span text:style-name="T19"> </text:span></text:span><text:span text:style-name="apple-style-span"><text:span text:style-name="T18">pas</text:span></text:span><text:span text:style-name="apple-style-span"><text:span text:style-name="T19"> </text:span></text:span><text:span text:style-name="apple-style-span"><text:span text:style-name="T18">arrivée</text:span></text:span><text:span text:style-name="apple-style-span"><text:span text:style-name="T19"> </text:span></text:span><text:span text:style-name="apple-style-span"><text:span text:style-name="T18">partout</text:span></text:span><text:span text:style-name="apple-style-span"><text:span text:style-name="T19"> </text:span></text:span><text:span text:style-name="apple-style-span"><text:span text:style-name="T18">en</text:span></text:span><text:span text:style-name="apple-style-span"><text:span text:style-name="T19"> </text:span></text:span><text:span text:style-name="apple-style-span"><text:span text:style-name="T18">même</text:span></text:span><text:span text:style-name="apple-style-span"><text:span text:style-name="T19"> </text:span></text:span><text:span text:style-name="apple-style-span"><text:span text:style-name="T18">temps.</text:span></text:span><text:span text:style-name="apple-converted-space"><text:span text:style-name="T18"> </text:span></text:span><text:span text:style-name="apple-style-span"><text:span text:style-name="T18">Un</text:span></text:span><text:span text:style-name="apple-style-span"><text:span text:style-name="T19"> </text:span></text:span><text:span text:style-name="apple-style-span"><text:span text:style-name="T18">effort</text:span></text:span><text:span text:style-name="apple-style-span"><text:span text:style-name="T19"> </text:span></text:span><text:span text:style-name="apple-style-span"><text:span text:style-name="T18">progressif</text:span></text:span><text:span text:style-name="apple-style-span"><text:span text:style-name="T19"> </text:span></text:span><text:span text:style-name="apple-style-span"><text:span text:style-name="T18">planifié</text:span></text:span><text:span text:style-name="apple-style-span"><text:span text:style-name="T19"> </text:span></text:span><text:span text:style-name="apple-style-span"><text:span text:style-name="T18">d'avance</text:span></text:span><text:span text:style-name="apple-style-span"><text:span text:style-name="T19"> </text:span></text:span><text:span text:style-name="apple-style-span"><text:span text:style-name="T18">sur</text:span></text:span><text:span text:style-name="apple-style-span"><text:span text:style-name="T19"> </text:span></text:span><text:span text:style-name="apple-style-span"><text:span text:style-name="T18">le</text:span></text:span><text:span text:style-name="apple-style-span"><text:span text:style-name="T19"> </text:span></text:span><text:span text:style-name="apple-style-span"><text:span text:style-name="T18">déploiement</text:span></text:span><text:span text:style-name="apple-style-span"><text:span text:style-name="T19"> </text:span></text:span><text:span text:style-name="apple-style-span"><text:span text:style-name="T18">d</text:span></text:span><text:span text:style-name="apple-style-span"><text:span text:style-name="T19">’</text:span></text:span><text:span text:style-name="apple-style-span"><text:span text:style-name="T18">ordinateurs</text:span></text:span><text:span text:style-name="apple-style-span"><text:span text:style-name="T19"> </text:span></text:span><text:span text:style-name="apple-style-span"><text:span text:style-name="T18">portables</text:span></text:span><text:span text:style-name="apple-style-span"><text:span text:style-name="T19"> </text:span></text:span><text:span text:style-name="apple-style-span"><text:span text:style-name="T18">est</text:span></text:span><text:span text:style-name="apple-style-span"><text:span text:style-name="T19"> </text:span></text:span><text:span text:style-name="apple-style-span"><text:span text:style-name="T18">idéal.</text:span></text:span><text:span text:style-name="apple-converted-space"><text:span text:style-name="T18"> </text:span></text:span><text:span text:style-name="apple-style-span"><text:span text:style-name="T18">Il</text:span></text:span><text:span text:style-name="apple-style-span"><text:span text:style-name="T19"> </text:span></text:span><text:span text:style-name="apple-style-span"><text:span text:style-name="T18">convient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noter</text:span></text:span><text:span text:style-name="apple-style-span"><text:span text:style-name="T19"> </text:span></text:span><text:span text:style-name="apple-style-span"><text:span text:style-name="T18">que</text:span></text:span><text:span text:style-name="apple-style-span"><text:span text:style-name="T19"> </text:span></text:span><text:span text:style-name="apple-style-span"><text:span text:style-name="T18">le</text:span></text:span><text:span text:style-name="apple-style-span"><text:span text:style-name="T19"> </text:span></text:span><text:span text:style-name="apple-style-span"><text:span text:style-name="T18">réseau</text:span></text:span><text:span text:style-name="apple-style-span"><text:span text:style-name="T19"> </text:span></text:span><text:span text:style-name="apple-style-span"><text:span text:style-name="T18">maillé</text:span></text:span><text:span text:style-name="apple-style-span"><text:span text:style-name="T19"> </text:span></text:span><text:span text:style-name="apple-style-span"><text:span text:style-name="T18">sans</text:span></text:span><text:span text:style-name="apple-style-span"><text:span text:style-name="T19"> </text:span></text:span><text:span text:style-name="apple-style-span"><text:span text:style-name="T18">fil</text:span></text:span><text:span text:style-name="apple-style-span"><text:span text:style-name="T19"> </text:span></text:span><text:span text:style-name="apple-style-span"><text:span text:style-name="T18">offre</text:span></text:span><text:span text:style-name="apple-style-span"><text:span text:style-name="T19"> </text:span></text:span><text:span text:style-name="apple-style-span"><text:span text:style-name="T18">une</text:span></text:span><text:span text:style-name="apple-style-span"><text:span text:style-name="T19"> </text:span></text:span><text:span text:style-name="apple-style-span"><text:span text:style-name="T18">connexion</text:span></text:span><text:span text:style-name="apple-style-span"><text:span text:style-name="T19"> </text:span></text:span><text:span text:style-name="apple-style-span"><text:span text:style-name="T18">locale</text:span></text:span><text:span text:style-name="apple-style-span"><text:span text:style-name="T19"> </text:span></text:span><text:span text:style-name="apple-style-span"><text:span text:style-name="T18">"comme</text:span></text:span><text:span text:style-name="apple-style-span"><text:span text:style-name="T19"> </text:span></text:span><text:span text:style-name="apple-style-span"><text:span text:style-name="T18">Ethernet"</text:span></text:span><text:span text:style-name="apple-style-span"><text:span text:style-name="T19"> </text:span></text:span><text:span text:style-name="apple-style-span"><text:span text:style-name="T18">sans</text:span></text:span><text:span text:style-name="apple-style-span"><text:span text:style-name="T19"> </text:span></text:span><text:span text:style-name="apple-style-span"><text:span text:style-name="T18">aucune</text:span></text:span><text:span text:style-name="apple-style-span"><text:span text:style-name="T19"> </text:span></text:span><text:span text:style-name="apple-style-span"><text:span text:style-name="T18">infrastructure</text:span></text:span><text:span text:style-name="apple-style-span"><text:span text:style-name="T19"> </text:span></text:span><text:span text:style-name="apple-style-span"><text:span text:style-name="T18">supplémentaire.</text:span></text:span><text:span text:style-name="apple-converted-space"><text:span text:style-name="T18"> </text:span></text:span></text:p>
      <text:p text:style-name="P1"><text:span text:style-name="T18"><text:line-break/></text:span><text:span text:style-name="apple-style-span"><text:span text:style-name="T14">Serveur</text:span></text:span><text:span text:style-name="apple-style-span"><text:span text:style-name="T15"> </text:span></text:span><text:span text:style-name="apple-style-span"><text:span text:style-name="T14">de</text:span></text:span><text:span text:style-name="apple-style-span"><text:span text:style-name="T15"> </text:span></text:span><text:span text:style-name="apple-style-span"><text:span text:style-name="T14">l</text:span></text:span><text:span text:style-name="apple-style-span"><text:span text:style-name="T15">’</text:span></text:span><text:span text:style-name="apple-style-span"><text:span text:style-name="T14">école</text:span></text:span></text:p>
      <text:p text:style-name="P1"><text:span text:style-name="T18"><text:line-break/></text:span><text:span text:style-name="apple-style-span"><text:span text:style-name="T18">Une</text:span></text:span><text:span text:style-name="apple-style-span"><text:span text:style-name="T19"> </text:span></text:span><text:span text:style-name="apple-style-span"><text:span text:style-name="T18">partie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notre</text:span></text:span><text:span text:style-name="apple-style-span"><text:span text:style-name="T19"> </text:span></text:span><text:span text:style-name="apple-style-span"><text:span text:style-name="T18">modèle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déploiement</text:span></text:span><text:span text:style-name="apple-style-span"><text:span text:style-name="T19"> </text:span></text:span><text:span text:style-name="apple-style-span"><text:span text:style-name="T18">est</text:span></text:span><text:span text:style-name="apple-style-span"><text:span text:style-name="T19"> </text:span></text:span><text:span text:style-name="apple-style-span"><text:span text:style-name="T18">l'utilisation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serveurs</text:span></text:span><text:span text:style-name="apple-style-span"><text:span text:style-name="T19"> </text:span></text:span><text:span text:style-name="apple-style-span"><text:span text:style-name="T18">d</text:span></text:span><text:span text:style-name="apple-style-span"><text:span text:style-name="T19">’</text:span></text:span><text:span text:style-name="apple-style-span"><text:span text:style-name="T18">école.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serveurs</text:span></text:span><text:span text:style-name="apple-style-span"><text:span text:style-name="T19"> </text:span></text:span><text:span text:style-name="apple-style-span"><text:span text:style-name="T18">d'école</text:span></text:span><text:span text:style-name="apple-style-span"><text:span text:style-name="T19"> </text:span></text:span><text:span text:style-name="apple-style-span"><text:span text:style-name="T18">peuvent</text:span></text:span><text:span text:style-name="apple-style-span"><text:span text:style-name="T19"> </text:span></text:span><text:span text:style-name="apple-style-span"><text:span text:style-name="T18">être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PCs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base</text:span></text:span><text:span text:style-name="apple-style-span"><text:span text:style-name="T19"> </text:span></text:span><text:span text:style-name="apple-style-span"><text:span text:style-name="T18">qui</text:span></text:span><text:span text:style-name="apple-style-span"><text:span text:style-name="T19"> </text:span></text:span><text:span text:style-name="apple-style-span"><text:span text:style-name="T18">tournent</text:span></text:span><text:span text:style-name="apple-style-span"><text:span text:style-name="T19"> </text:span></text:span><text:span text:style-name="apple-style-span"><text:span text:style-name="T18">sous</text:span></text:span><text:span text:style-name="apple-style-span"><text:span text:style-name="T19"> </text:span></text:span><text:span text:style-name="apple-style-span"><text:span text:style-name="T18">Fedora,</text:span></text:span><text:span text:style-name="apple-style-span"><text:span text:style-name="T19"> </text:span></text:span><text:span text:style-name="apple-style-span"><text:span text:style-name="T18">une</text:span></text:span><text:span text:style-name="apple-style-span"><text:span text:style-name="T19"> </text:span></text:span><text:span text:style-name="apple-style-span"><text:span text:style-name="T18">variante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Linux.</text:span></text:span><text:span text:style-name="apple-converted-space"><text:span text:style-name="T18"> Les</text:span></text:span><text:span text:style-name="apple-converted-space"><text:span text:style-name="T19"> </text:span></text:span><text:span text:style-name="apple-converted-space"><text:span text:style-name="T18">serveurs</text:span></text:span><text:span text:style-name="apple-converted-space"><text:span text:style-name="T19"> </text:span></text:span><text:span text:style-name="apple-converted-space"><text:span text:style-name="T18">d</text:span></text:span><text:span text:style-name="apple-converted-space"><text:span text:style-name="T19">’</text:span></text:span><text:span text:style-name="apple-converted-space"><text:span text:style-name="T18">école</text:span></text:span><text:span text:style-name="apple-style-span"><text:span text:style-name="T19"> </text:span></text:span><text:span text:style-name="apple-style-span"><text:span text:style-name="T18">sont</text:span></text:span><text:span text:style-name="apple-style-span"><text:span text:style-name="T19"> </text:span></text:span><text:span text:style-name="apple-style-span"><text:span text:style-name="T18">conçus</text:span></text:span><text:span text:style-name="apple-style-span"><text:span text:style-name="T19"> </text:span></text:span><text:span text:style-name="apple-style-span"><text:span text:style-name="T18">pour</text:span></text:span><text:span text:style-name="apple-style-span"><text:span text:style-name="T19"> </text:span></text:span><text:span text:style-name="apple-style-span"><text:span text:style-name="T18">offrir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passerelles</text:span></text:span><text:span text:style-name="apple-style-span"><text:span text:style-name="T19"> </text:span></text:span><text:span text:style-name="apple-style-span"><text:span text:style-name="T18">vers</text:span></text:span><text:span text:style-name="apple-style-span"><text:span text:style-name="T19"> </text:span></text:span><text:span text:style-name="apple-style-span"><text:span text:style-name="T18">l'Internet,</text:span></text:span><text:span text:style-name="apple-style-span"><text:span text:style-name="T19"> </text:span></text:span><text:span text:style-name="apple-style-span"><text:span text:style-name="T18">être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référentiels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contenu</text:span></text:span><text:span text:style-name="apple-style-span"><text:span text:style-name="T19"> </text:span></text:span><text:span text:style-name="apple-style-span"><text:span text:style-name="T18">local,</text:span></text:span><text:span text:style-name="apple-style-span"><text:span text:style-name="T19"> </text:span></text:span><text:span text:style-name="apple-style-span"><text:span text:style-name="T18">une</text:span></text:span><text:span text:style-name="apple-style-span"><text:span text:style-name="T19"> </text:span></text:span><text:span text:style-name="apple-style-span"><text:span text:style-name="T18">plateforme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sauvegarde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XO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solutions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gestion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écoles,</text:span></text:span><text:span text:style-name="apple-style-span"><text:span text:style-name="T19"> </text:span></text:span><text:span text:style-name="apple-style-span"><text:span text:style-name="T18">etc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grands</text:span></text:span><text:span text:style-name="apple-style-span"><text:span text:style-name="T19"> </text:span></text:span><text:span text:style-name="apple-style-span"><text:span text:style-name="T18">réseaux</text:span></text:span><text:span text:style-name="apple-style-span"><text:span text:style-name="T19"> </text:span></text:span><text:span text:style-name="apple-style-span"><text:span text:style-name="T18">nécessitent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serveurs</text:span></text:span><text:span text:style-name="apple-style-span"><text:span text:style-name="T19"> </text:span></text:span><text:span text:style-name="apple-style-span"><text:span text:style-name="T18">conçus</text:span></text:span><text:span text:style-name="apple-style-span"><text:span text:style-name="T19"> </text:span></text:span><text:span text:style-name="apple-style-span"><text:span text:style-name="T18">pour</text:span></text:span><text:span text:style-name="apple-style-span"><text:span text:style-name="T19"> </text:span></text:span><text:span text:style-name="apple-style-span"><text:span text:style-name="T18">la</text:span></text:span><text:span text:style-name="apple-style-span"><text:span text:style-name="T19"> </text:span></text:span><text:span text:style-name="apple-style-span"><text:span text:style-name="T18">taille</text:span></text:span><text:span text:style-name="apple-style-span"><text:span text:style-name="T19"> </text:span></text:span><text:span text:style-name="apple-style-span"><text:span text:style-name="T18">du</text:span></text:span><text:span text:style-name="apple-style-span"><text:span text:style-name="T19"> </text:span></text:span><text:span text:style-name="apple-style-span"><text:span text:style-name="T18">déploiement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destinés</text:span></text:span><text:span text:style-name="apple-style-span"><text:span text:style-name="T19"> </text:span></text:span><text:span text:style-name="apple-style-span"><text:span text:style-name="T18">à</text:span></text:span><text:span text:style-name="apple-style-span"><text:span text:style-name="T19"> </text:span></text:span><text:span text:style-name="apple-style-span"><text:span text:style-name="T18">être</text:span></text:span><text:span text:style-name="apple-style-span"><text:span text:style-name="T19"> </text:span></text:span><text:span text:style-name="apple-style-span"><text:span text:style-name="T18">placés</text:span></text:span><text:span text:style-name="apple-style-span"><text:span text:style-name="T19"> </text:span></text:span><text:span text:style-name="apple-style-span"><text:span text:style-name="T18">dans</text:span></text:span><text:span text:style-name="apple-style-span"><text:span text:style-name="T19"> </text:span></text:span><text:span text:style-name="apple-style-span"><text:span text:style-name="T18">l'école.</text:span></text:span><text:span text:style-name="apple-converted-space"><text:span text:style-name="T18"> </text:span></text:span></text:p>
      <text:p text:style-name="P1"><text:span text:style-name="apple-style-span"><text:span text:style-name="T18">Certains</text:span></text:span><text:span text:style-name="apple-style-span"><text:span text:style-name="T19"> </text:span></text:span><text:span text:style-name="apple-style-span"><text:span text:style-name="T18">avantages</text:span></text:span><text:span text:style-name="apple-style-span"><text:span text:style-name="T19"> </text:span></text:span><text:span text:style-name="apple-style-span"><text:span text:style-name="T18">clés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serveurs</text:span></text:span><text:span text:style-name="apple-style-span"><text:span text:style-name="T19"> </text:span></text:span><text:span text:style-name="apple-style-span"><text:span text:style-name="T18">d</text:span></text:span><text:span text:style-name="apple-style-span"><text:span text:style-name="T19">’</text:span></text:span><text:span text:style-name="apple-style-span"><text:span text:style-name="T18">école</text:span></text:span><text:span text:style-name="apple-style-span"><text:span text:style-name="T19"> </text:span></text:span><text:span text:style-name="apple-style-span"><text:span text:style-name="T18">sont:</text:span></text:span><text:span text:style-name="apple-converted-space"><text:span text:style-name="T18"> </text:span></text:span></text:p>
      <text:p text:style-name="P6"><text:line-break/></text:p>
      <text:p text:style-name="P1"><text:span text:style-name="apple-style-span"><text:span text:style-name="T14">Compatibilité</text:span></text:span><text:span text:style-name="apple-converted-space"><text:span text:style-name="T14"> </text:span></text:span><text:span text:style-name="T14"><text:line-break/></text:span><text:span text:style-name="apple-style-span"><text:span text:style-name="T18">Le</text:span></text:span><text:span text:style-name="apple-style-span"><text:span text:style-name="T19"> </text:span></text:span><text:span text:style-name="apple-style-span"><text:span text:style-name="T18">serveur</text:span></text:span><text:span text:style-name="apple-style-span"><text:span text:style-name="T19"> </text:span></text:span><text:span text:style-name="apple-style-span"><text:span text:style-name="T18">OLPC</text:span></text:span><text:span text:style-name="apple-style-span"><text:span text:style-name="T19"> </text:span></text:span><text:span text:style-name="apple-style-span"><text:span text:style-name="T18">est</text:span></text:span><text:span text:style-name="apple-style-span"><text:span text:style-name="T19"> </text:span></text:span><text:span text:style-name="apple-style-span"><text:span text:style-name="T18">un</text:span></text:span><text:span text:style-name="apple-style-span"><text:span text:style-name="T19"> </text:span></text:span><text:span text:style-name="apple-style-span"><text:span text:style-name="T18">faisceau</text:span></text:span><text:span text:style-name="apple-style-span"><text:span text:style-name="T19"> </text:span></text:span><text:span text:style-name="apple-style-span"><text:span text:style-name="T18">logiciel</text:span></text:span><text:span text:style-name="apple-style-span"><text:span text:style-name="T19"> </text:span></text:span><text:span text:style-name="apple-style-span"><text:span text:style-name="T18">qui</text:span></text:span><text:span text:style-name="apple-style-span"><text:span text:style-name="T19"> </text:span></text:span><text:span text:style-name="apple-style-span"><text:span text:style-name="T18">peut</text:span></text:span><text:span text:style-name="apple-style-span"><text:span text:style-name="T19"> </text:span></text:span><text:span text:style-name="apple-style-span"><text:span text:style-name="T18">être</text:span></text:span><text:span text:style-name="apple-style-span"><text:span text:style-name="T19"> </text:span></text:span><text:span text:style-name="apple-style-span"><text:span text:style-name="T18">installé</text:span></text:span><text:span text:style-name="apple-style-span"><text:span text:style-name="T19"> </text:span></text:span><text:span text:style-name="apple-style-span"><text:span text:style-name="T18">sur</text:span></text:span><text:span text:style-name="apple-style-span"><text:span text:style-name="T19"> </text:span></text:span><text:span text:style-name="apple-style-span"><text:span text:style-name="T18">n'importe</text:span></text:span><text:span text:style-name="apple-style-span"><text:span text:style-name="T19"> </text:span></text:span><text:span text:style-name="apple-style-span"><text:span text:style-name="T18">quel</text:span></text:span><text:span text:style-name="apple-style-span"><text:span text:style-name="T19"> </text:span></text:span><text:span text:style-name="apple-style-span"><text:span text:style-name="T18">PC</text:span></text:span><text:span text:style-name="apple-style-span"><text:span text:style-name="T19"> </text:span></text:span><text:span text:style-name="apple-style-span"><text:span text:style-name="T18">ou</text:span></text:span><text:span text:style-name="apple-style-span"><text:span text:style-name="T19"> </text:span></text:span><text:span text:style-name="apple-style-span"><text:span text:style-name="T18">serveur</text:span></text:span><text:span text:style-name="apple-style-span"><text:span text:style-name="T19"> </text:span></text:span><text:span text:style-name="apple-style-span"><text:span text:style-name="T18">afin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compléter</text:span></text:span><text:span text:style-name="apple-style-span"><text:span text:style-name="T19"> </text:span></text:span><text:span text:style-name="apple-style-span"><text:span text:style-name="T18">le</text:span></text:span><text:span text:style-name="apple-style-span"><text:span text:style-name="T19"> </text:span></text:span><text:span text:style-name="apple-style-span"><text:span text:style-name="T18">XO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d'aider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environnements</text:span></text:span><text:span text:style-name="apple-style-span"><text:span text:style-name="T19"> </text:span></text:span><text:span text:style-name="apple-style-span"><text:span text:style-name="T18">scolaires</text:span></text:span><text:span text:style-name="apple-style-span"><text:span text:style-name="T19"> </text:span></text:span><text:span text:style-name="apple-style-span"><text:span text:style-name="T18">à</text:span></text:span><text:span text:style-name="apple-style-span"><text:span text:style-name="T19"> </text:span></text:span><text:span text:style-name="apple-style-span"><text:span text:style-name="T18">fournir</text:span></text:span><text:span text:style-name="apple-style-span"><text:span text:style-name="T19"> </text:span></text:span><text:span text:style-name="apple-style-span"><text:span text:style-name="T18">un</text:span></text:span><text:span text:style-name="apple-style-span"><text:span text:style-name="T19"> </text:span></text:span><text:span text:style-name="apple-style-span"><text:span text:style-name="T18">environnement</text:span></text:span><text:span text:style-name="apple-style-span"><text:span text:style-name="T19"> </text:span></text:span><text:span text:style-name="apple-style-span"><text:span text:style-name="T18">sûr,</text:span></text:span><text:span text:style-name="apple-style-span"><text:span text:style-name="T19"> </text:span></text:span><text:span text:style-name="apple-style-span"><text:span text:style-name="T18">bien</text:span></text:span><text:span text:style-name="apple-style-span"><text:span text:style-name="T19"> </text:span></text:span><text:span text:style-name="apple-style-span"><text:span text:style-name="T18">géré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axé</text:span></text:span><text:span text:style-name="apple-style-span"><text:span text:style-name="T19"> </text:span></text:span><text:span text:style-name="apple-style-span"><text:span text:style-name="T18">sur</text:span></text:span><text:span text:style-name="apple-style-span"><text:span text:style-name="T19"> </text:span></text:span><text:span text:style-name="apple-style-span"><text:span text:style-name="T18">l'apprentissage.</text:span></text:span><text:span text:style-name="apple-converted-space"><text:span text:style-name="T18"> </text:span></text:span><text:span text:style-name="apple-style-span"><text:span text:style-name="T22">Aucun</text:span></text:span><text:span text:style-name="apple-style-span"><text:span text:style-name="T23"> </text:span></text:span><text:span text:style-name="apple-style-span"><text:span text:style-name="T22">matériel</text:span></text:span><text:span text:style-name="apple-style-span"><text:span text:style-name="T23"> </text:span></text:span><text:span text:style-name="apple-style-span"><text:span text:style-name="T22">particulier</text:span></text:span><text:span text:style-name="apple-style-span"><text:span text:style-name="T23"> </text:span></text:span><text:span text:style-name="apple-style-span"><text:span text:style-name="T22">n'est</text:span></text:span><text:span text:style-name="apple-style-span"><text:span text:style-name="T23"> </text:span></text:span><text:span text:style-name="apple-style-span"><text:span text:style-name="T22">nécessaire.</text:span></text:span><text:span text:style-name="apple-converted-space"><text:span text:style-name="T22"> </text:span></text:span></text:p>
      <text:p text:style-name="P10"><text:bookmark-start text:name="sec-4-3"/><text:bookmark-end text:name="sec-4-3"/><text:bookmark-start text:name="sec-4-2"/><text:bookmark-end text:name="sec-4-2"/><text:bookmark-start text:name="sec-4-1"/><text:bookmark-end text:name="sec-4-1"/><text:span text:style-name="apple-style-span"><text:span text:style-name="T18"/></text:span></text:p>
      <text:p text:style-name="P1"><text:span text:style-name="apple-style-span"><text:span text:style-name="T14">Sauvegarde</text:span></text:span><text:span text:style-name="apple-converted-space"><text:span text:style-name="T14"> </text:span></text:span><text:span text:style-name="T14"><text:line-break/></text:span></text:p>
      <text:p text:style-name="P1"><text:span text:style-name="apple-style-span"><text:span text:style-name="T18">Le</text:span></text:span><text:span text:style-name="apple-style-span"><text:span text:style-name="T19"> </text:span></text:span><text:span text:style-name="apple-style-span"><text:span text:style-name="T18">serveur</text:span></text:span><text:span text:style-name="apple-style-span"><text:span text:style-name="T19"> </text:span></text:span><text:span text:style-name="apple-style-span"><text:span text:style-name="T18">peut</text:span></text:span><text:span text:style-name="apple-style-span"><text:span text:style-name="T19"> </text:span></text:span><text:span text:style-name="apple-style-span"><text:span text:style-name="T18">effectuer</text:span></text:span><text:span text:style-name="apple-style-span"><text:span text:style-name="T19"> </text:span></text:span><text:span text:style-name="apple-style-span"><text:span text:style-name="T18">une</text:span></text:span><text:span text:style-name="apple-style-span"><text:span text:style-name="T19"> </text:span></text:span><text:span text:style-name="apple-style-span"><text:span text:style-name="T18">sauvegarde</text:span></text:span><text:span text:style-name="apple-style-span"><text:span text:style-name="T19"> </text:span></text:span><text:span text:style-name="apple-style-span"><text:span text:style-name="T18">du</text:span></text:span><text:span text:style-name="apple-style-span"><text:span text:style-name="T19"> </text:span></text:span><text:span text:style-name="apple-style-span"><text:span text:style-name="T18">contenu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XO</text:span></text:span><text:span text:style-name="apple-style-span"><text:span text:style-name="T19"> </text:span></text:span><text:span text:style-name="apple-style-span"><text:span text:style-name="T18">afin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s'assurer</text:span></text:span><text:span text:style-name="apple-style-span"><text:span text:style-name="T19"> </text:span></text:span><text:span text:style-name="apple-style-span"><text:span text:style-name="T18">qu</text:span></text:span><text:span text:style-name="apple-style-span"><text:span text:style-name="T19">’</text:span></text:span><text:span text:style-name="apple-style-span"><text:span text:style-name="T18">il</text:span></text:span><text:span text:style-name="apple-style-span"><text:span text:style-name="T19"> </text:span></text:span><text:span text:style-name="apple-style-span"><text:span text:style-name="T18">n'est</text:span></text:span><text:span text:style-name="apple-style-span"><text:span text:style-name="T19"> </text:span></text:span><text:span text:style-name="apple-style-span"><text:span text:style-name="T18">pas</text:span></text:span><text:span text:style-name="apple-style-span"><text:span text:style-name="T19"> </text:span></text:span><text:span text:style-name="apple-style-span"><text:span text:style-name="T18">perdu.</text:span></text:span><text:span text:style-name="apple-converted-space"><text:span text:style-name="T18"> </text:span></text:span><text:span text:style-name="apple-style-span"><text:span text:style-name="T18">Tous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journaux</text:span></text:span><text:span text:style-name="apple-style-span"><text:span text:style-name="T19"> </text:span></text:span><text:span text:style-name="apple-style-span"><text:span text:style-name="T18">XO</text:span></text:span><text:span text:style-name="apple-style-span"><text:span text:style-name="T19"> </text:span></text:span><text:span text:style-name="apple-style-span"><text:span text:style-name="T18">sont</text:span></text:span><text:span text:style-name="apple-style-span"><text:span text:style-name="T19"> </text:span></text:span><text:span text:style-name="apple-style-span"><text:span text:style-name="T18">sauvegardés</text:span></text:span><text:span text:style-name="apple-style-span"><text:span text:style-name="T19"> </text:span></text:span><text:span text:style-name="apple-style-span"><text:span text:style-name="T18">sur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serveurs</text:span></text:span><text:span text:style-name="apple-style-span"><text:span text:style-name="T19"> </text:span></text:span><text:span text:style-name="apple-style-span"><text:span text:style-name="T18">école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enseignants</text:span></text:span><text:span text:style-name="apple-style-span"><text:span text:style-name="T19"> </text:span></text:span><text:span text:style-name="apple-style-span"><text:span text:style-name="T18">peuvent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consulter</text:span></text:span><text:span text:style-name="apple-style-span"><text:span text:style-name="T19"> </text:span></text:span><text:span text:style-name="apple-style-span"><text:span text:style-name="T18">afin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mieux</text:span></text:span><text:span text:style-name="apple-style-span"><text:span text:style-name="T19"> </text:span></text:span><text:span text:style-name="apple-style-span"><text:span text:style-name="T18">comprendre</text:span></text:span><text:span text:style-name="apple-style-span"><text:span text:style-name="T19"> </text:span></text:span><text:span text:style-name="apple-style-span"><text:span text:style-name="T18">comment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XO</text:span></text:span><text:span text:style-name="apple-style-span"><text:span text:style-name="T19"> </text:span></text:span><text:span text:style-name="apple-style-span"><text:span text:style-name="T18">sont</text:span></text:span><text:span text:style-name="apple-style-span"><text:span text:style-name="T19"> </text:span></text:span><text:span text:style-name="apple-style-span"><text:span text:style-name="T18">utilisés,</text:span></text:span><text:span text:style-name="apple-style-span"><text:span text:style-name="T19"> </text:span></text:span><text:span text:style-name="apple-style-span"><text:span text:style-name="T18">ainsi</text:span></text:span><text:span text:style-name="apple-style-span"><text:span text:style-name="T19"> </text:span></text:span><text:span text:style-name="apple-style-span"><text:span text:style-name="T18">que</text:span></text:span><text:span text:style-name="apple-style-span"><text:span text:style-name="T19"> </text:span></text:span><text:span text:style-name="apple-style-span"><text:span text:style-name="T18">pour</text:span></text:span><text:span text:style-name="apple-style-span"><text:span text:style-name="T19"> </text:span></text:span><text:span text:style-name="apple-style-span"><text:span text:style-name="T18">suivre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progrès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élèves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déterminer</text:span></text:span><text:span text:style-name="apple-style-span"><text:span text:style-name="T19"> </text:span></text:span><text:span text:style-name="apple-style-span"><text:span text:style-name="T18">où</text:span></text:span><text:span text:style-name="apple-style-span"><text:span text:style-name="T19"> </text:span></text:span><text:span text:style-name="apple-style-span"><text:span text:style-name="T18">ils</text:span></text:span><text:span text:style-name="apple-style-span"><text:span text:style-name="T19"> </text:span></text:span><text:span text:style-name="apple-style-span"><text:span text:style-name="T18">peuvent</text:span></text:span><text:span text:style-name="apple-style-span"><text:span text:style-name="T19"> </text:span></text:span><text:span text:style-name="apple-style-span"><text:span text:style-name="T18">avoir</text:span></text:span><text:span text:style-name="apple-style-span"><text:span text:style-name="T19"> </text:span></text:span><text:span text:style-name="apple-style-span"><text:span text:style-name="T18">besoin</text:span></text:span><text:span text:style-name="apple-style-span"><text:span text:style-name="T19"> </text:span></text:span><text:span text:style-name="apple-style-span"><text:span text:style-name="T18">d'aide.</text:span></text:span><text:span text:style-name="apple-converted-space"><text:span text:style-name="T18"> </text:span></text:span></text:p>
      <text:p text:style-name="P1"><text:span text:style-name="T18"><text:line-break/></text:span><text:span text:style-name="apple-style-span"><text:span text:style-name="T14">Bibliothèque</text:span></text:span><text:span text:style-name="apple-style-span"><text:span text:style-name="T15"> </text:span></text:span><text:span text:style-name="apple-style-span"><text:span text:style-name="T14">numérique</text:span></text:span><text:span text:style-name="apple-converted-space"><text:span text:style-name="T14"> </text:span></text:span></text:p>
      <text:p text:style-name="P1"><text:span text:style-name="T18"><text:line-break/></text:span><text:span text:style-name="apple-style-span"><text:span text:style-name="T18">Une</text:span></text:span><text:span text:style-name="apple-style-span"><text:span text:style-name="T19"> </text:span></text:span><text:span text:style-name="apple-style-span"><text:span text:style-name="T18">bibliothèque</text:span></text:span><text:span text:style-name="apple-style-span"><text:span text:style-name="T19"> </text:span></text:span><text:span text:style-name="apple-style-span"><text:span text:style-name="T18">numérique</text:span></text:span><text:span text:style-name="apple-style-span"><text:span text:style-name="T19"> </text:span></text:span><text:span text:style-name="apple-style-span"><text:span text:style-name="T18">permet</text:span></text:span><text:span text:style-name="apple-style-span"><text:span text:style-name="T19"> </text:span></text:span><text:span text:style-name="apple-style-span"><text:span text:style-name="T18">aux</text:span></text:span><text:span text:style-name="apple-style-span"><text:span text:style-name="T19"> </text:span></text:span><text:span text:style-name="apple-style-span"><text:span text:style-name="T18">élèves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publier</text:span></text:span><text:span text:style-name="apple-style-span"><text:span text:style-name="T19"> </text:span></text:span><text:span text:style-name="apple-style-span"><text:span text:style-name="T18">facilement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ouvrages</text:span></text:span><text:span text:style-name="apple-style-span"><text:span text:style-name="T19"> </text:span></text:span><text:span text:style-name="apple-style-span"><text:span text:style-name="T18">(avec</text:span></text:span><text:span text:style-name="apple-style-span"><text:span text:style-name="T19"> </text:span></text:span><text:span text:style-name="apple-style-span"><text:span text:style-name="T18">une</text:span></text:span><text:span text:style-name="apple-style-span"><text:span text:style-name="T19"> </text:span></text:span><text:span text:style-name="apple-style-span"><text:span text:style-name="T18">modération</text:span></text:span><text:span text:style-name="apple-style-span"><text:span text:style-name="T19"> </text:span></text:span><text:span text:style-name="apple-style-span"><text:span text:style-name="T18">par</text:span></text:span><text:span text:style-name="apple-style-span"><text:span text:style-name="T19"> </text:span></text:span><text:span text:style-name="apple-style-span"><text:span text:style-name="T18">l</text:span></text:span><text:span text:style-name="apple-style-span"><text:span text:style-name="T19">’</text:span></text:span><text:span text:style-name="apple-style-span"><text:span text:style-name="T18">enseignant)</text:span></text:span><text:span text:style-name="apple-style-span"><text:span text:style-name="T19"> </text:span></text:span><text:span text:style-name="apple-style-span"><text:span text:style-name="T18">à</text:span></text:span><text:span text:style-name="apple-style-span"><text:span text:style-name="T19"> </text:span></text:span><text:span text:style-name="apple-style-span"><text:span text:style-name="T18">destination</text:span></text:span><text:span text:style-name="apple-style-span"><text:span text:style-name="T19"> </text:span></text:span><text:span text:style-name="apple-style-span"><text:span text:style-name="T18">d</text:span></text:span><text:span text:style-name="apple-style-span"><text:span text:style-name="T19">’</text:span></text:span><text:span text:style-name="apple-style-span"><text:span text:style-name="T18">autres</text:span></text:span><text:span text:style-name="apple-style-span"><text:span text:style-name="T19"> </text:span></text:span><text:span text:style-name="apple-style-span"><text:span text:style-name="T18">élèves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éventuellement</text:span></text:span><text:span text:style-name="apple-style-span"><text:span text:style-name="T19"> </text:span></text:span><text:span text:style-name="apple-style-span"><text:span text:style-name="T18">d'autres</text:span></text:span><text:span text:style-name="apple-style-span"><text:span text:style-name="T19"> </text:span></text:span><text:span text:style-name="apple-style-span"><text:span text:style-name="T18">écoles</text:span></text:span><text:span text:style-name="apple-style-span"><text:span text:style-name="T19"> </text:span></text:span></text:p>
      <text:p text:style-name="P1"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enseignants</text:span></text:span><text:span text:style-name="apple-style-span"><text:span text:style-name="T19"> </text:span></text:span><text:span text:style-name="apple-style-span"><text:span text:style-name="T18">peuvent</text:span></text:span><text:span text:style-name="apple-style-span"><text:span text:style-name="T19"> </text:span></text:span><text:span text:style-name="apple-style-span"><text:span text:style-name="T18">facilement</text:span></text:span><text:span text:style-name="apple-style-span"><text:span text:style-name="T19"> </text:span></text:span><text:span text:style-name="apple-style-span"><text:span text:style-name="T18">ajouter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nouvelles</text:span></text:span><text:span text:style-name="apple-style-span"><text:span text:style-name="T19"> </text:span></text:span><text:span text:style-name="apple-style-span"><text:span text:style-name="T18">ressources</text:span></text:span><text:span text:style-name="apple-style-span"><text:span text:style-name="T19"> </text:span></text:span><text:span text:style-name="apple-style-span"><text:span text:style-name="T18">à</text:span></text:span><text:span text:style-name="apple-style-span"><text:span text:style-name="T19"> </text:span></text:span><text:span text:style-name="apple-style-span"><text:span text:style-name="T18">une</text:span></text:span><text:span text:style-name="apple-style-span"><text:span text:style-name="T19"> </text:span></text:span><text:span text:style-name="apple-style-span"><text:span text:style-name="T18">bibliothèque</text:span></text:span><text:span text:style-name="apple-style-span"><text:span text:style-name="T19"> </text:span></text:span><text:span text:style-name="apple-style-span"><text:span text:style-name="T18">numérique,</text:span></text:span><text:span text:style-name="apple-style-span"><text:span text:style-name="T19"> </text:span></text:span><text:span text:style-name="apple-style-span"><text:span text:style-name="T18">auxquels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élèves</text:span></text:span><text:span text:style-name="apple-style-span"><text:span text:style-name="T19"> </text:span></text:span><text:span text:style-name="apple-style-span"><text:span text:style-name="T18">peuvent</text:span></text:span><text:span text:style-name="apple-style-span"><text:span text:style-name="T19"> </text:span></text:span><text:span text:style-name="apple-style-span"><text:span text:style-name="T18">accéder</text:span></text:span><text:span text:style-name="apple-style-span"><text:span text:style-name="T19"> </text:span></text:span><text:span text:style-name="apple-style-span"><text:span text:style-name="T18">à</text:span></text:span><text:span text:style-name="apple-style-span"><text:span text:style-name="T19"> </text:span></text:span><text:span text:style-name="apple-style-span"><text:span text:style-name="T18">l'école</text:span></text:span><text:span text:style-name="apple-style-span"><text:span text:style-name="T19"> </text:span></text:span><text:span text:style-name="apple-style-span"><text:span text:style-name="T18">(par</text:span></text:span><text:span text:style-name="apple-style-span"><text:span text:style-name="T19"> </text:span></text:span><text:span text:style-name="apple-style-span"><text:span text:style-name="T18">exemple,</text:span></text:span><text:span text:style-name="apple-style-span"><text:span text:style-name="T19"> </text:span></text:span><text:span text:style-name="apple-style-span"><text:span text:style-name="T18">il</text:span></text:span><text:span text:style-name="apple-style-span"><text:span text:style-name="T19"> </text:span></text:span><text:span text:style-name="apple-style-span"><text:span text:style-name="T18">ya</text:span></text:span><text:span text:style-name="apple-style-span"><text:span text:style-name="T19"> </text:span></text:span><text:span text:style-name="apple-style-span"><text:span text:style-name="T18">plus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1,6</text:span></text:span><text:span text:style-name="apple-style-span"><text:span text:style-name="T19"> </text:span></text:span><text:span text:style-name="apple-style-span"><text:span text:style-name="T18">millions</text:span></text:span><text:span text:style-name="apple-style-span"><text:span text:style-name="T19"> </text:span></text:span><text:soft-page-break/><text:span text:style-name="apple-style-span"><text:span text:style-name="T18">livres</text:span></text:span><text:span text:style-name="apple-style-span"><text:span text:style-name="T19"> </text:span></text:span><text:span text:style-name="apple-style-span"><text:span text:style-name="T18">électroniques</text:span></text:span><text:span text:style-name="apple-style-span"><text:span text:style-name="T19"> </text:span></text:span><text:span text:style-name="apple-style-span"><text:span text:style-name="T18">gratuits</text:span></text:span><text:span text:style-name="apple-style-span"><text:span text:style-name="T19"> </text:span></text:span><text:span text:style-name="apple-style-span"><text:span text:style-name="T18">disponibles)</text:span></text:span><text:span text:style-name="apple-converted-space"><text:span text:style-name="T18"> </text:span></text:span></text:p>
      <text:p text:style-name="P1"><text:span text:style-name="T18"><text:line-break/></text:span><text:span text:style-name="apple-style-span"><text:span text:style-name="T14">Gestion</text:span></text:span><text:span text:style-name="apple-style-span"><text:span text:style-name="T15"> </text:span></text:span><text:span text:style-name="apple-style-span"><text:span text:style-name="T14">et</text:span></text:span><text:span text:style-name="apple-style-span"><text:span text:style-name="T15"> </text:span></text:span><text:span text:style-name="apple-style-span"><text:span text:style-name="T14">sécurité</text:span></text:span><text:span text:style-name="apple-converted-space"><text:span text:style-name="T14"> </text:span></text:span></text:p>
      <text:p text:style-name="P1"><text:span text:style-name="T18"><text:line-break/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opérateurs</text:span></text:span><text:span text:style-name="apple-style-span"><text:span text:style-name="T19"> </text:span></text:span><text:span text:style-name="apple-style-span"><text:span text:style-name="T18">ayant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niveaux</text:span></text:span><text:span text:style-name="apple-style-span"><text:span text:style-name="T19"> </text:span></text:span><text:span text:style-name="apple-style-span"><text:span text:style-name="T18">élevés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compétences</text:span></text:span><text:span text:style-name="apple-style-span"><text:span text:style-name="T19"> </text:span></text:span><text:span text:style-name="apple-style-span"><text:span text:style-name="T18">techniques</text:span></text:span><text:span text:style-name="apple-style-span"><text:span text:style-name="T19"> </text:span></text:span><text:span text:style-name="apple-style-span"><text:span text:style-name="T18">peuvent</text:span></text:span><text:span text:style-name="apple-style-span"><text:span text:style-name="T19"> </text:span></text:span><text:span text:style-name="apple-style-span"><text:span text:style-name="T18">utiliser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serveurs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l'école</text:span></text:span><text:span text:style-name="apple-style-span"><text:span text:style-name="T19"> </text:span></text:span><text:span text:style-name="apple-style-span"><text:span text:style-name="T18">pour</text:span></text:span><text:span text:style-name="apple-style-span"><text:span text:style-name="T19"> </text:span></text:span><text:span text:style-name="apple-style-span"><text:span text:style-name="T18">gérer</text:span></text:span><text:span text:style-name="apple-style-span"><text:span text:style-name="T19"> </text:span></text:span><text:span text:style-name="apple-style-span"><text:span text:style-name="T18">l'accès</text:span></text:span><text:span text:style-name="apple-style-span"><text:span text:style-name="T19"> </text:span></text:span><text:span text:style-name="apple-style-span"><text:span text:style-name="T18">réseau,</text:span></text:span><text:span text:style-name="apple-style-span"><text:span text:style-name="T19"> </text:span></text:span><text:span text:style-name="apple-style-span"><text:span text:style-name="T18">bloquer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ordinateurs</text:span></text:span><text:span text:style-name="apple-style-span"><text:span text:style-name="T19"> </text:span></text:span><text:span text:style-name="apple-style-span"><text:span text:style-name="T18">portables</text:span></text:span><text:span text:style-name="apple-style-span"><text:span text:style-name="T19"> </text:span></text:span><text:span text:style-name="apple-style-span"><text:span text:style-name="T18">qui</text:span></text:span><text:span text:style-name="apple-style-span"><text:span text:style-name="T19"> </text:span></text:span><text:span text:style-name="apple-style-span"><text:span text:style-name="T18">sont</text:span></text:span><text:span text:style-name="apple-style-span"><text:span text:style-name="T19"> </text:span></text:span><text:span text:style-name="apple-style-span"><text:span text:style-name="T18">volés</text:span></text:span><text:span text:style-name="apple-style-span"><text:span text:style-name="T19"> </text:span></text:span><text:span text:style-name="apple-style-span"><text:span text:style-name="T18">ou</text:span></text:span><text:span text:style-name="apple-style-span"><text:span text:style-name="T19"> </text:span></text:span><text:span text:style-name="apple-style-span"><text:span text:style-name="T18">qui</text:span></text:span><text:span text:style-name="apple-style-span"><text:span text:style-name="T19"> </text:span></text:span><text:span text:style-name="apple-style-span"><text:span text:style-name="T18">ne</text:span></text:span><text:span text:style-name="apple-style-span"><text:span text:style-name="T19"> </text:span></text:span><text:span text:style-name="apple-style-span"><text:span text:style-name="T18">sont</text:span></text:span><text:span text:style-name="apple-style-span"><text:span text:style-name="T19"> </text:span></text:span><text:span text:style-name="apple-style-span"><text:span text:style-name="T18">pas</text:span></text:span><text:span text:style-name="apple-style-span"><text:span text:style-name="T19"> </text:span></text:span><text:span text:style-name="apple-style-span"><text:span text:style-name="T18">retournés</text:span></text:span><text:span text:style-name="apple-style-span"><text:span text:style-name="T19"> </text:span></text:span><text:span text:style-name="apple-style-span"><text:span text:style-name="T18">à</text:span></text:span><text:span text:style-name="apple-style-span"><text:span text:style-name="T19"> </text:span></text:span><text:span text:style-name="apple-style-span"><text:span text:style-name="T18">l'école,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fournir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dépôts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logiciels</text:span></text:span><text:span text:style-name="apple-style-span"><text:span text:style-name="T19"> </text:span></text:span><text:span text:style-name="apple-style-span"><text:span text:style-name="T18">locaux</text:span></text:span><text:span text:style-name="apple-style-span"><text:span text:style-name="T19"> </text:span></text:span><text:span text:style-name="apple-style-span"><text:span text:style-name="T18">pour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mises</text:span></text:span><text:span text:style-name="apple-style-span"><text:span text:style-name="T19"> </text:span></text:span><text:span text:style-name="apple-style-span"><text:span text:style-name="T18">à</text:span></text:span><text:span text:style-name="apple-style-span"><text:span text:style-name="T19"> </text:span></text:span><text:span text:style-name="apple-style-span"><text:span text:style-name="T18">jour,</text:span></text:span><text:span text:style-name="apple-style-span"><text:span text:style-name="T19"> </text:span></text:span><text:span text:style-name="apple-style-span"><text:span text:style-name="T18">etc..</text:span></text:span></text:p>
      <text:p text:style-name="P1"><text:span text:style-name="apple-converted-space"><text:span text:style-name="T18"> </text:span></text:span><text:span text:style-name="T18"><text:line-break/></text:span><text:span text:style-name="apple-style-span"><text:span text:style-name="T14">Serveur</text:span></text:span><text:span text:style-name="apple-style-span"><text:span text:style-name="T15"> </text:span></text:span><text:span text:style-name="apple-style-span"><text:span text:style-name="T14">Proxy</text:span></text:span><text:span text:style-name="apple-converted-space"><text:span text:style-name="T14"> </text:span></text:span></text:p>
      <text:p text:style-name="P1"><text:span text:style-name="T14"><text:line-break/></text:span><text:span text:style-name="apple-style-span"><text:span text:style-name="T18">Un</text:span></text:span><text:span text:style-name="apple-style-span"><text:span text:style-name="T19"> </text:span></text:span><text:span text:style-name="apple-style-span"><text:span text:style-name="T18">serveur</text:span></text:span><text:span text:style-name="apple-style-span"><text:span text:style-name="T19"> </text:span></text:span><text:span text:style-name="apple-style-span"><text:span text:style-name="T18">OLPC</text:span></text:span><text:span text:style-name="apple-style-span"><text:span text:style-name="T19"> </text:span></text:span><text:span text:style-name="apple-style-span"><text:span text:style-name="T18">peut</text:span></text:span><text:span text:style-name="apple-style-span"><text:span text:style-name="T19"> </text:span></text:span><text:span text:style-name="apple-style-span"><text:span text:style-name="T18">agir</text:span></text:span><text:span text:style-name="apple-style-span"><text:span text:style-name="T19"> </text:span></text:span><text:span text:style-name="apple-style-span"><text:span text:style-name="T18">comme</text:span></text:span><text:span text:style-name="apple-style-span"><text:span text:style-name="T19"> </text:span></text:span><text:span text:style-name="apple-style-span"><text:span text:style-name="T18">un</text:span></text:span><text:span text:style-name="apple-style-span"><text:span text:style-name="T19"> </text:span></text:span><text:span text:style-name="apple-style-span"><text:span text:style-name="T18">proxy</text:span></text:span><text:span text:style-name="apple-style-span"><text:span text:style-name="T19"> </text:span></text:span><text:span text:style-name="apple-style-span"><text:span text:style-name="T18">réseau.</text:span></text:span><text:span text:style-name="apple-converted-space"><text:span text:style-name="T18"> </text:span></text:span><text:span text:style-name="apple-style-span"><text:span text:style-name="T18">Cela</text:span></text:span><text:span text:style-name="apple-style-span"><text:span text:style-name="T19"> </text:span></text:span><text:span text:style-name="apple-style-span"><text:span text:style-name="T18">permet</text:span></text:span><text:span text:style-name="apple-style-span"><text:span text:style-name="T19"> </text:span></text:span><text:span text:style-name="apple-style-span"><text:span text:style-name="T18">d'économiser</text:span></text:span><text:span text:style-name="apple-style-span"><text:span text:style-name="T19"> </text:span></text:span><text:span text:style-name="apple-style-span"><text:span text:style-name="T18">la</text:span></text:span><text:span text:style-name="apple-style-span"><text:span text:style-name="T19"> </text:span></text:span><text:span text:style-name="apple-style-span"><text:span text:style-name="T18">bande</text:span></text:span><text:span text:style-name="apple-style-span"><text:span text:style-name="T19"> </text:span></text:span><text:span text:style-name="apple-style-span"><text:span text:style-name="T18">passante</text:span></text:span><text:span text:style-name="apple-style-span"><text:span text:style-name="T19"> </text:span></text:span><text:span text:style-name="apple-style-span"><text:span text:style-name="T18">Internet,</text:span></text:span><text:span text:style-name="apple-style-span"><text:span text:style-name="T19"> </text:span></text:span><text:span text:style-name="apple-style-span"><text:span text:style-name="T18">rend</text:span></text:span><text:span text:style-name="apple-style-span"><text:span text:style-name="T19"> </text:span></text:span><text:span text:style-name="apple-style-span"><text:span text:style-name="T18">l'accès</text:span></text:span><text:span text:style-name="apple-style-span"><text:span text:style-name="T19"> </text:span></text:span><text:span text:style-name="apple-style-span"><text:span text:style-name="T18">à</text:span></text:span><text:span text:style-name="apple-style-span"><text:span text:style-name="T19"> </text:span></text:span><text:span text:style-name="apple-style-span"><text:span text:style-name="T18">Internet</text:span></text:span><text:span text:style-name="apple-style-span"><text:span text:style-name="T19"> </text:span></text:span><text:span text:style-name="apple-style-span"><text:span text:style-name="T18">plus</text:span></text:span><text:span text:style-name="apple-style-span"><text:span text:style-name="T19"> </text:span></text:span><text:span text:style-name="apple-style-span"><text:span text:style-name="T18">rapide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fournit</text:span></text:span><text:span text:style-name="apple-style-span"><text:span text:style-name="T19"> </text:span></text:span><text:span text:style-name="apple-style-span"><text:span text:style-name="T18">un</text:span></text:span><text:span text:style-name="apple-style-span"><text:span text:style-name="T19"> </text:span></text:span><text:span text:style-name="apple-style-span"><text:span text:style-name="T18">mécanisme</text:span></text:span><text:span text:style-name="apple-style-span"><text:span text:style-name="T19"> </text:span></text:span><text:span text:style-name="apple-style-span"><text:span text:style-name="T18">pour</text:span></text:span><text:span text:style-name="apple-style-span"><text:span text:style-name="T19"> </text:span></text:span><text:span text:style-name="apple-style-span"><text:span text:style-name="T18">le</text:span></text:span><text:span text:style-name="apple-style-span"><text:span text:style-name="T19"> </text:span></text:span><text:span text:style-name="apple-style-span"><text:span text:style-name="T18">filtrage</text:span></text:span><text:span text:style-name="apple-style-span"><text:span text:style-name="T19"> </text:span></text:span><text:span text:style-name="apple-style-span"><text:span text:style-name="T18">du</text:span></text:span><text:span text:style-name="apple-style-span"><text:span text:style-name="T19"> </text:span></text:span><text:span text:style-name="apple-style-span"><text:span text:style-name="T18">contenu</text:span></text:span><text:span text:style-name="apple-style-span"><text:span text:style-name="T19"> </text:span></text:span><text:span text:style-name="apple-style-span"><text:span text:style-name="T18">qui</text:span></text:span><text:span text:style-name="apple-style-span"><text:span text:style-name="T19"> </text:span></text:span><text:span text:style-name="apple-style-span"><text:span text:style-name="T18">peut</text:span></text:span><text:span text:style-name="apple-style-span"><text:span text:style-name="T19"> </text:span></text:span><text:span text:style-name="apple-style-span"><text:span text:style-name="T18">être</text:span></text:span><text:span text:style-name="apple-style-span"><text:span text:style-name="T19"> </text:span></text:span><text:span text:style-name="apple-style-span"><text:span text:style-name="T18">utilisé</text:span></text:span><text:span text:style-name="apple-style-span"><text:span text:style-name="T19"> </text:span></text:span><text:span text:style-name="apple-style-span"><text:span text:style-name="T18">pour</text:span></text:span><text:span text:style-name="apple-style-span"><text:span text:style-name="T19"> </text:span></text:span><text:span text:style-name="apple-style-span"><text:span text:style-name="T18">bloquer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contenus</text:span></text:span><text:span text:style-name="apple-style-span"><text:span text:style-name="T19"> </text:span></text:span><text:span text:style-name="apple-style-span"><text:span text:style-name="T18">inappropriés.</text:span></text:span></text:p>
      <text:p text:style-name="P1"><text:span text:style-name="apple-converted-space"><text:span text:style-name="T18"> </text:span></text:span><text:span text:style-name="T18"><text:line-break/></text:span><text:span text:style-name="apple-style-span"><text:span text:style-name="T14">Développement</text:span></text:span><text:span text:style-name="apple-style-span"><text:span text:style-name="T15"> </text:span></text:span><text:span text:style-name="apple-style-span"><text:span text:style-name="T14">continu</text:span></text:span><text:span text:style-name="apple-converted-space"><text:span text:style-name="T14"> </text:span></text:span></text:p>
      <text:p text:style-name="P1"><text:span text:style-name="T18"><text:line-break/></text:span><text:span text:style-name="apple-style-span"><text:span text:style-name="T18">Il</text:span></text:span><text:span text:style-name="apple-style-span"><text:span text:style-name="T19"> </text:span></text:span><text:span text:style-name="apple-style-span"><text:span text:style-name="T18">ya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fonctions</text:span></text:span><text:span text:style-name="apple-style-span"><text:span text:style-name="T19"> </text:span></text:span><text:span text:style-name="apple-style-span"><text:span text:style-name="T18">supplémentaires</text:span></text:span><text:span text:style-name="apple-style-span"><text:span text:style-name="T19"> </text:span></text:span><text:span text:style-name="apple-style-span"><text:span text:style-name="T18">venant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serveurs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l'école,</text:span></text:span><text:span text:style-name="apple-style-span"><text:span text:style-name="T19"> </text:span></text:span><text:span text:style-name="apple-style-span"><text:span text:style-name="T18">comme</text:span></text:span><text:span text:style-name="apple-style-span"><text:span text:style-name="T19"> </text:span></text:span><text:span text:style-name="apple-style-span"><text:span text:style-name="T18">la</text:span></text:span><text:span text:style-name="apple-style-span"><text:span text:style-name="T19"> </text:span></text:span><text:span text:style-name="apple-style-span"><text:span text:style-name="T18">vidéoconférence,</text:span></text:span><text:span text:style-name="apple-style-span"><text:span text:style-name="T19"> </text:span></text:span><text:span text:style-name="apple-style-span"><text:span text:style-name="T18">le</text:span></text:span><text:span text:style-name="apple-style-span"><text:span text:style-name="T19"> </text:span></text:span><text:span text:style-name="apple-style-span"><text:span text:style-name="T18">GPS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fonctionnalités</text:span></text:span><text:span text:style-name="apple-style-span"><text:span text:style-name="T19"> </text:span></text:span><text:span text:style-name="apple-style-span"><text:span text:style-name="T18">SIG,</text:span></text:span><text:span text:style-name="apple-style-span"><text:span text:style-name="T19"> </text:span></text:span><text:span text:style-name="apple-style-span"><text:span text:style-name="T18">Voix</text:span></text:span><text:span text:style-name="apple-style-span"><text:span text:style-name="T19"> </text:span></text:span><text:span text:style-name="apple-style-span"><text:span text:style-name="T18">sur</text:span></text:span><text:span text:style-name="apple-style-span"><text:span text:style-name="T19"> </text:span></text:span><text:span text:style-name="apple-style-span"><text:span text:style-name="T18">IP,</text:span></text:span><text:span text:style-name="apple-style-span"><text:span text:style-name="T19"> </text:span></text:span><text:span text:style-name="apple-style-span"><text:span text:style-name="T18">messagerie</text:span></text:span><text:span text:style-name="apple-style-span"><text:span text:style-name="T19"> </text:span></text:span><text:span text:style-name="apple-style-span"><text:span text:style-name="T18">instantanée,</text:span></text:span><text:span text:style-name="apple-style-span"><text:span text:style-name="T19"> </text:span></text:span><text:span text:style-name="apple-style-span"><text:span text:style-name="T18">et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services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News</text:span></text:span><text:span text:style-name="apple-style-span"><text:span text:style-name="T19"> </text:span></text:span><text:span text:style-name="apple-style-span"><text:span text:style-name="T18">(blogs,</text:span></text:span><text:span text:style-name="apple-style-span"><text:span text:style-name="T19"> </text:span></text:span><text:span text:style-name="apple-style-span"><text:span text:style-name="T18">forums,</text:span></text:span><text:span text:style-name="apple-style-span"><text:span text:style-name="T19"> </text:span></text:span><text:span text:style-name="apple-style-span"><text:span text:style-name="T18">etc)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serveurs</text:span></text:span><text:span text:style-name="apple-style-span"><text:span text:style-name="T19"> </text:span></text:span><text:span text:style-name="apple-style-span"><text:span text:style-name="T18">sont</text:span></text:span><text:span text:style-name="apple-style-span"><text:span text:style-name="T19"> </text:span></text:span><text:span text:style-name="apple-style-span"><text:span text:style-name="T18">construits</text:span></text:span><text:span text:style-name="apple-style-span"><text:span text:style-name="T19"> </text:span></text:span><text:span text:style-name="apple-style-span"><text:span text:style-name="T18">sur</text:span></text:span><text:span text:style-name="apple-style-span"><text:span text:style-name="T19"> </text:span></text:span><text:span text:style-name="apple-style-span"><text:span text:style-name="T18">une</text:span></text:span><text:span text:style-name="apple-style-span"><text:span text:style-name="T19"> </text:span></text:span><text:span text:style-name="apple-style-span"><text:span text:style-name="T18">plate-forme</text:span></text:span><text:span text:style-name="apple-style-span"><text:span text:style-name="T19"> </text:span></text:span><text:span text:style-name="apple-style-span"><text:span text:style-name="T18">Open</text:span></text:span><text:span text:style-name="apple-style-span"><text:span text:style-name="T19"> </text:span></text:span><text:span text:style-name="apple-style-span"><text:span text:style-name="T18">Source,</text:span></text:span><text:span text:style-name="apple-style-span"><text:span text:style-name="T19"> </text:span></text:span><text:span text:style-name="apple-style-span"><text:span text:style-name="T18">afin</text:span></text:span><text:span text:style-name="apple-style-span"><text:span text:style-name="T19"> </text:span></text:span><text:span text:style-name="apple-style-span"><text:span text:style-name="T18">qu'ils</text:span></text:span><text:span text:style-name="apple-style-span"><text:span text:style-name="T19"> </text:span></text:span><text:span text:style-name="apple-style-span"><text:span text:style-name="T18">puissent</text:span></text:span><text:span text:style-name="apple-style-span"><text:span text:style-name="T19"> </text:span></text:span><text:span text:style-name="apple-style-span"><text:span text:style-name="T18">être</text:span></text:span><text:span text:style-name="apple-style-span"><text:span text:style-name="T19"> </text:span></text:span><text:span text:style-name="apple-style-span"><text:span text:style-name="T18">modifiés</text:span></text:span><text:span text:style-name="apple-converted-space"><text:span text:style-name="T18"> </text:span></text:span><text:span text:style-name="apple-style-span"><text:span text:style-name="T18">pour</text:span></text:span><text:span text:style-name="apple-style-span"><text:span text:style-name="T19"> </text:span></text:span><text:span text:style-name="apple-style-span"><text:span text:style-name="T18">répondre</text:span></text:span><text:span text:style-name="apple-style-span"><text:span text:style-name="T19"> </text:span></text:span><text:span text:style-name="apple-style-span"><text:span text:style-name="T18">aux</text:span></text:span><text:span text:style-name="apple-style-span"><text:span text:style-name="T19"> </text:span></text:span><text:span text:style-name="apple-style-span"><text:span text:style-name="T18">besoins</text:span></text:span><text:span text:style-name="apple-style-span"><text:span text:style-name="T19"> </text:span></text:span><text:span text:style-name="apple-style-span"><text:span text:style-name="T18">particuliers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projets.</text:span></text:span><text:span text:style-name="apple-converted-space"><text:span text:style-name="T18"> </text:span></text:span></text:p>
      <text:p text:style-name="P1"><text:span text:style-name="T18"><text:line-break/></text:span><text:span text:style-name="apple-style-span"><text:span text:style-name="T18">Aussi</text:span></text:span><text:span text:style-name="apple-style-span"><text:span text:style-name="T19"> </text:span></text:span><text:span text:style-name="apple-style-span"><text:span text:style-name="T18">important</text:span></text:span><text:span text:style-name="apple-style-span"><text:span text:style-name="T19"> </text:span></text:span><text:span text:style-name="apple-style-span"><text:span text:style-name="T18">que</text:span></text:span><text:span text:style-name="apple-style-span"><text:span text:style-name="T19"> </text:span></text:span><text:span text:style-name="apple-style-span"><text:span text:style-name="T18">sont</text:span></text:span><text:span text:style-name="apple-style-span"><text:span text:style-name="T19"> </text:span></text:span><text:span text:style-name="apple-style-span"><text:span text:style-name="T18">l'ensemble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services</text:span></text:span><text:span text:style-name="apple-style-span"><text:span text:style-name="T19"> </text:span></text:span><text:span text:style-name="apple-style-span"><text:span text:style-name="T18">mentionnés</text:span></text:span><text:span text:style-name="apple-style-span"><text:span text:style-name="T19"> </text:span></text:span><text:span text:style-name="apple-style-span"><text:span text:style-name="T18">ci-dessus,</text:span></text:span><text:span text:style-name="apple-style-span"><text:span text:style-name="T19"> </text:span></text:span><text:span text:style-name="apple-style-span"><text:span text:style-name="T18">le</text:span></text:span><text:span text:style-name="apple-style-span"><text:span text:style-name="T19"> </text:span></text:span><text:span text:style-name="apple-style-span"><text:span text:style-name="T18">rôle</text:span></text:span><text:span text:style-name="apple-style-span"><text:span text:style-name="T19"> </text:span></text:span><text:span text:style-name="apple-style-span"><text:span text:style-name="T18">principal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serveurs</text:span></text:span><text:span text:style-name="apple-style-span"><text:span text:style-name="T19"> </text:span></text:span><text:span text:style-name="apple-style-span"><text:span text:style-name="T18">école</text:span></text:span><text:span text:style-name="apple-style-span"><text:span text:style-name="T19"> </text:span></text:span><text:span text:style-name="apple-style-span"><text:span text:style-name="T18">est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faciliter</text:span></text:span><text:span text:style-name="apple-style-span"><text:span text:style-name="T19"> </text:span></text:span><text:span text:style-name="apple-style-span"><text:span text:style-name="T18">le</text:span></text:span><text:span text:style-name="apple-style-span"><text:span text:style-name="T19"> </text:span></text:span><text:span text:style-name="apple-style-span"><text:span text:style-name="T18">fonctionnement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réseaux</text:span></text:span><text:span text:style-name="apple-style-span"><text:span text:style-name="T19"> </text:span></text:span><text:span text:style-name="apple-style-span"><text:span text:style-name="T18">locaux.</text:span></text:span><text:span text:style-name="apple-converted-space"><text:span text:style-name="T18"> </text:span></text:span><text:span text:style-name="apple-style-span"><text:span text:style-name="T18">Sans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serveurs,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ordinateurs</text:span></text:span><text:span text:style-name="apple-style-span"><text:span text:style-name="T19"> </text:span></text:span><text:span text:style-name="apple-style-span"><text:span text:style-name="T18">portables</text:span></text:span><text:span text:style-name="apple-style-span"><text:span text:style-name="T19"> </text:span></text:span><text:span text:style-name="apple-style-span"><text:span text:style-name="T18">XO</text:span></text:span><text:span text:style-name="apple-style-span"><text:span text:style-name="T19"> </text:span></text:span><text:span text:style-name="apple-style-span"><text:span text:style-name="T18">utilisent</text:span></text:span><text:span text:style-name="apple-style-span"><text:span text:style-name="T19"> </text:span></text:span><text:span text:style-name="apple-style-span"><text:span text:style-name="T18">la</text:span></text:span><text:span text:style-name="apple-style-span"><text:span text:style-name="T19"> </text:span></text:span><text:span text:style-name="apple-style-span"><text:span text:style-name="T18">multidiffusion</text:span></text:span><text:span text:style-name="apple-style-span"><text:span text:style-name="T19"> </text:span></text:span><text:span text:style-name="apple-style-span"><text:span text:style-name="T18">pour</text:span></text:span><text:span text:style-name="apple-style-span"><text:span text:style-name="T19"> </text:span></text:span><text:span text:style-name="apple-style-span"><text:span text:style-name="T18">communiquer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uns</text:span></text:span><text:span text:style-name="apple-style-span"><text:span text:style-name="T19"> </text:span></text:span><text:span text:style-name="apple-style-span"><text:span text:style-name="T18">avec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autres,</text:span></text:span><text:span text:style-name="apple-style-span"><text:span text:style-name="T19"> </text:span></text:span><text:span text:style-name="apple-style-span"><text:span text:style-name="T18">ce</text:span></text:span><text:span text:style-name="apple-style-span"><text:span text:style-name="T19"> </text:span></text:span><text:span text:style-name="apple-style-span"><text:span text:style-name="T18">qui</text:span></text:span><text:span text:style-name="apple-style-span"><text:span text:style-name="T19"> </text:span></text:span><text:span text:style-name="apple-style-span"><text:span text:style-name="T18">met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lourdes</text:span></text:span><text:span text:style-name="apple-style-span"><text:span text:style-name="T19"> </text:span></text:span><text:span text:style-name="apple-style-span"><text:span text:style-name="T18">charges</text:span></text:span><text:span text:style-name="apple-style-span"><text:span text:style-name="T19"> </text:span></text:span><text:span text:style-name="apple-style-span"><text:span text:style-name="T18">sur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réseaux</text:span></text:span><text:span text:style-name="apple-style-span"><text:span text:style-name="T19"> </text:span></text:span><text:span text:style-name="apple-style-span"><text:span text:style-name="T18">sans</text:span></text:span><text:span text:style-name="apple-style-span"><text:span text:style-name="T19"> </text:span></text:span><text:span text:style-name="apple-style-span"><text:span text:style-name="T18">fil;</text:span></text:span><text:span text:style-name="apple-style-span"><text:span text:style-name="T19"> </text:span></text:span><text:span text:style-name="apple-style-span"><text:span text:style-name="T18">la</text:span></text:span><text:span text:style-name="apple-style-span"><text:span text:style-name="T19"> </text:span></text:span><text:span text:style-name="apple-style-span"><text:span text:style-name="T18">multidiffusion</text:span></text:span><text:span text:style-name="apple-style-span"><text:span text:style-name="T19"> </text:span></text:span><text:span text:style-name="apple-style-span"><text:span text:style-name="T18">ne</text:span></text:span><text:span text:style-name="apple-style-span"><text:span text:style-name="T19"> </text:span></text:span><text:span text:style-name="apple-style-span"><text:span text:style-name="T18">peut</text:span></text:span><text:span text:style-name="apple-style-span"><text:span text:style-name="T19"> </text:span></text:span><text:span text:style-name="apple-style-span"><text:span text:style-name="T18">connecter</text:span></text:span><text:span text:style-name="apple-style-span"><text:span text:style-name="T19"> </text:span></text:span><text:span text:style-name="apple-style-span"><text:span text:style-name="T18">que</text:span></text:span><text:span text:style-name="apple-style-span"><text:span text:style-name="T19"> </text:span></text:span><text:span text:style-name="apple-style-span"><text:span text:style-name="T18">jusqu'à</text:span></text:span><text:span text:style-name="apple-style-span"><text:span text:style-name="T19"> </text:span></text:span><text:span text:style-name="apple-style-span"><text:span text:style-name="T18">20</text:span></text:span><text:span text:style-name="apple-style-span"><text:span text:style-name="T19"> </text:span></text:span><text:span text:style-name="apple-style-span"><text:span text:style-name="T18">ordinateurs</text:span></text:span><text:span text:style-name="apple-style-span"><text:span text:style-name="T19"> </text:span></text:span><text:span text:style-name="apple-style-span"><text:span text:style-name="T18">portables</text:span></text:span><text:span text:style-name="apple-style-span"><text:span text:style-name="T19"> </text:span></text:span><text:span text:style-name="apple-style-span"><text:span text:style-name="T18">simultanément.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serveurs</text:span></text:span><text:span text:style-name="apple-style-span"><text:span text:style-name="T19"> </text:span></text:span><text:span text:style-name="apple-style-span"><text:span text:style-name="T18">d</text:span></text:span><text:span text:style-name="apple-style-span"><text:span text:style-name="T19">’</text:span></text:span><text:span text:style-name="apple-style-span"><text:span text:style-name="T18">école</text:span></text:span><text:span text:style-name="apple-style-span"><text:span text:style-name="T19"> </text:span></text:span><text:span text:style-name="apple-style-span"><text:span text:style-name="T18">éliminent</text:span></text:span><text:span text:style-name="apple-style-span"><text:span text:style-name="T19"> </text:span></text:span><text:span text:style-name="apple-style-span"><text:span text:style-name="T18">le</text:span></text:span><text:span text:style-name="apple-style-span"><text:span text:style-name="T19"> </text:span></text:span><text:span text:style-name="apple-style-span"><text:span text:style-name="T18">besoin</text:span></text:span><text:span text:style-name="apple-style-span"><text:span text:style-name="T19"> </text:span></text:span><text:span text:style-name="apple-style-span"><text:span text:style-name="T18">d'une</text:span></text:span><text:span text:style-name="apple-style-span"><text:span text:style-name="T19"> </text:span></text:span><text:span text:style-name="apple-style-span"><text:span text:style-name="T18">grande</text:span></text:span><text:span text:style-name="apple-style-span"><text:span text:style-name="T19"> </text:span></text:span><text:span text:style-name="apple-style-span"><text:span text:style-name="T18">partie</text:span></text:span><text:span text:style-name="apple-style-span"><text:span text:style-name="T19"> </text:span></text:span><text:span text:style-name="apple-style-span"><text:span text:style-name="T18">du</text:span></text:span><text:span text:style-name="apple-style-span"><text:span text:style-name="T19"> </text:span></text:span><text:span text:style-name="apple-style-span"><text:span text:style-name="T18">trafic</text:span></text:span><text:span text:style-name="apple-style-span"><text:span text:style-name="T19"> </text:span></text:span><text:span text:style-name="apple-style-span"><text:span text:style-name="T18">multidiffusion</text:span></text:span><text:span text:style-name="apple-converted-space"><text:span text:style-name="T18"> </text:span></text:span></text:p>
      <text:p text:style-name="P1"><text:span text:style-name="T18"><text:line-break/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spécifications</text:span></text:span><text:span text:style-name="apple-style-span"><text:span text:style-name="T19"> </text:span></text:span><text:span text:style-name="apple-style-span"><text:span text:style-name="T18">minimales</text:span></text:span><text:span text:style-name="apple-style-span"><text:span text:style-name="T19"> </text:span></text:span><text:span text:style-name="apple-style-span"><text:span text:style-name="T18">recommandées</text:span></text:span><text:span text:style-name="apple-style-span"><text:span text:style-name="T19"> </text:span></text:span><text:span text:style-name="apple-style-span"><text:span text:style-name="T18">pour</text:span></text:span><text:span text:style-name="apple-style-span"><text:span text:style-name="T19"> </text:span></text:span><text:span text:style-name="apple-style-span"><text:span text:style-name="T18">un</text:span></text:span><text:span text:style-name="apple-style-span"><text:span text:style-name="T19"> </text:span></text:span><text:span text:style-name="apple-style-span"><text:span text:style-name="T18">serveur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l'école</text:span></text:span><text:span text:style-name="apple-style-span"><text:span text:style-name="T19"> </text:span></text:span><text:span text:style-name="apple-style-span"><text:span text:style-name="T18">sont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suivants:</text:span></text:span><text:span text:style-name="T18"><text:line-break/></text:span></text:p>
      <table:table table:name="Tableau4" table:style-name="Tableau4">
        <table:table-column table:style-name="Tableau4.A" table:number-columns-repeated="2"/>
        <table:table-column table:style-name="Tableau4.C" table:number-columns-repeated="2"/>
        <table:table-column table:style-name="Tableau4.E"/>
        <table:table-row table:style-name="Tableau4.1">
          <table:table-cell table:style-name="Tableau4.A1" office:value-type="string">
            <text:p text:style-name="P7">&lt;20<text:span text:style-name="T27"> </text:span>XOs</text:p>
          </table:table-cell>
          <table:table-cell table:style-name="Tableau4.A1" office:value-type="string">
            <text:p text:style-name="P7">&lt;40XOs</text:p>
          </table:table-cell>
          <table:table-cell table:style-name="Tableau4.A1" office:value-type="string">
            <text:p text:style-name="P7">&lt;80<text:span text:style-name="T27"> </text:span>XOs</text:p>
          </table:table-cell>
          <table:table-cell table:style-name="Tableau4.A1" office:value-type="string">
            <text:p text:style-name="P7">&lt;120<text:span text:style-name="T27"> </text:span>XOs</text:p>
          </table:table-cell>
          <table:table-cell table:style-name="Tableau4.E1" office:value-type="string">
            <text:p text:style-name="P7">&gt;120<text:span text:style-name="T27"> </text:span>XOs</text:p>
          </table:table-cell>
        </table:table-row>
        <table:table-row table:style-name="Tableau4.1">
          <table:table-cell table:style-name="Tableau4.A1" office:value-type="string">
            <text:p text:style-name="P7">Pas<text:span text:style-name="T27"> </text:span>de<text:span text:style-name="T27"> </text:span>serveur<text:span text:style-name="T27"> </text:span>nécessaire<text:span text:style-name="T27"> </text:span>mais<text:span text:style-name="T27"> </text:span>les<text:span text:style-name="T27"> </text:span>fonctionnalités<text:span text:style-name="T27"> </text:span>utiles<text:span text:style-name="T27"> </text:span></text:p>
          </table:table-cell>
          <table:table-cell table:style-name="Tableau4.A1" office:value-type="string">
            <text:p text:style-name="P7">Un<text:span text:style-name="T27"> </text:span>serveur<text:span text:style-name="T27"> </text:span>+<text:span text:style-name="T27"> </text:span>un<text:span text:style-name="T27"> </text:span>point<text:span text:style-name="T27"> </text:span>d<text:span text:style-name="T27">’</text:span>accès</text:p>
          </table:table-cell>
          <table:table-cell table:style-name="Tableau4.A1" office:value-type="string">
            <text:p text:style-name="P7">Une<text:span text:style-name="T27"> </text:span>serveur<text:span text:style-name="T27"> </text:span>+<text:span text:style-name="T27"> </text:span>2<text:span text:style-name="T27"> </text:span>pts<text:span text:style-name="T27"> </text:span>d<text:span text:style-name="T27">’</text:span>accès</text:p>
          </table:table-cell>
          <table:table-cell table:style-name="Tableau4.A1" office:value-type="string">
            <text:p text:style-name="P7">Un<text:span text:style-name="T27"> </text:span>serveur<text:span text:style-name="T27"> </text:span>+<text:span text:style-name="T27"> </text:span>3<text:span text:style-name="T27"> </text:span>pts<text:span text:style-name="T27"> </text:span>d<text:span text:style-name="T27">’</text:span>accès</text:p>
          </table:table-cell>
          <table:table-cell table:style-name="Tableau4.E1" office:value-type="string">
            <text:p text:style-name="P7">Un<text:span text:style-name="T27"> </text:span>serveur+<text:span text:style-name="T27"> </text:span>Plusieurs<text:span text:style-name="T27"> </text:span>pts<text:span text:style-name="T27"> </text:span>d<text:span text:style-name="T27">’</text:span>accès+<text:span text:style-name="T27"> </text:span>sondage<text:span text:style-name="T27"> </text:span>du<text:span text:style-name="T27"> </text:span>site</text:p>
          </table:table-cell>
        </table:table-row>
      </table:table>
      <text:p text:style-name="P6"/>
      <table:table table:name="Tableau5" table:style-name="Tableau5">
        <table:table-column table:style-name="Tableau5.A" table:number-columns-repeated="2"/>
        <table:table-column table:style-name="Tableau5.C" table:number-columns-repeated="2"/>
        <table:table-column table:style-name="Tableau5.E"/>
        <table:table-row table:style-name="Tableau5.1">
          <table:table-cell table:style-name="Tableau5.A1" office:value-type="string">
            <text:p text:style-name="P7">Serveur</text:p>
          </table:table-cell>
          <table:table-cell table:style-name="Tableau5.A1" office:value-type="string">
            <text:p text:style-name="P7">Ordinateurs<text:span text:style-name="T27"> </text:span>portables<text:span text:style-name="T27"> </text:span>supportés</text:p>
          </table:table-cell>
          <table:table-cell table:style-name="Tableau5.A1" office:value-type="string">
            <text:p text:style-name="P7">Processeur</text:p>
          </table:table-cell>
          <table:table-cell table:style-name="Tableau5.A1" office:value-type="string">
            <text:p text:style-name="P7">RAM</text:p>
          </table:table-cell>
          <table:table-cell table:style-name="Tableau5.E1" office:value-type="string">
            <text:p text:style-name="P7">Stockage</text:p>
          </table:table-cell>
        </table:table-row>
        <table:table-row table:style-name="Tableau5.1">
          <table:table-cell table:style-name="Tableau5.A1" office:value-type="string">
            <text:p text:style-name="P7">Petit</text:p>
          </table:table-cell>
          <table:table-cell table:style-name="Tableau5.A1" office:value-type="string">
            <text:p text:style-name="P7">&lt;20-25</text:p>
          </table:table-cell>
          <table:table-cell table:style-name="Tableau5.A1" office:value-type="string">
            <text:p text:style-name="P7">466<text:span text:style-name="T27"> </text:span>MHz</text:p>
          </table:table-cell>
          <table:table-cell table:style-name="Tableau5.A1" office:value-type="string">
            <text:p text:style-name="P7">256<text:span text:style-name="T27"> </text:span>MB</text:p>
          </table:table-cell>
          <table:table-cell table:style-name="Tableau5.E1" office:value-type="string">
            <text:p text:style-name="P7">40-60<text:span text:style-name="T27"> </text:span>GB</text:p>
          </table:table-cell>
        </table:table-row>
        <table:table-row table:style-name="Tableau5.1">
          <table:table-cell table:style-name="Tableau5.A1" office:value-type="string">
            <text:p text:style-name="P7">Grand</text:p>
          </table:table-cell>
          <table:table-cell table:style-name="Tableau5.A1" office:value-type="string">
            <text:p text:style-name="P7">&lt;150</text:p>
          </table:table-cell>
          <table:table-cell table:style-name="Tableau5.A1" office:value-type="string">
            <text:p text:style-name="P7">1<text:span text:style-name="T27"> </text:span>GHz</text:p>
          </table:table-cell>
          <table:table-cell table:style-name="Tableau5.A1" office:value-type="string">
            <text:p text:style-name="P7">1<text:span text:style-name="T27"> </text:span>GB</text:p>
          </table:table-cell>
          <table:table-cell table:style-name="Tableau5.E1" office:value-type="string">
            <text:p text:style-name="P7">320-400<text:span text:style-name="T27"> </text:span>GB</text:p>
          </table:table-cell>
        </table:table-row>
      </table:table>
      <text:p text:style-name="P1"><text:span text:style-name="apple-style-span"><text:span text:style-name="T18"/></text:span></text:p>
      <text:p text:style-name="P1"><text:span text:style-name="apple-style-span"><text:span text:style-name="T18">La</text:span></text:span><text:span text:style-name="apple-style-span"><text:span text:style-name="T19"> </text:span></text:span><text:span text:style-name="apple-style-span"><text:span text:style-name="T18">quantité</text:span></text:span><text:span text:style-name="apple-style-span"><text:span text:style-name="T19"> </text:span></text:span><text:span text:style-name="apple-style-span"><text:span text:style-name="T18">d'énergie</text:span></text:span><text:span text:style-name="apple-style-span"><text:span text:style-name="T19"> </text:span></text:span><text:span text:style-name="apple-style-span"><text:span text:style-name="T18">nécessaire</text:span></text:span><text:span text:style-name="apple-style-span"><text:span text:style-name="T19"> </text:span></text:span><text:span text:style-name="apple-style-span"><text:span text:style-name="T18">pour</text:span></text:span><text:span text:style-name="apple-style-span"><text:span text:style-name="T19"> </text:span></text:span><text:span text:style-name="apple-style-span"><text:span text:style-name="T18">les</text:span></text:span><text:span text:style-name="apple-style-span"><text:span text:style-name="T19"> </text:span></text:span><text:span text:style-name="apple-style-span"><text:span text:style-name="T18">serveurs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l'école</text:span></text:span><text:span text:style-name="apple-style-span"><text:span text:style-name="T19"> </text:span></text:span><text:span text:style-name="apple-style-span"><text:span text:style-name="T18">dépend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spécifications</text:span></text:span><text:span text:style-name="apple-style-span"><text:span text:style-name="T19"> </text:span></text:span><text:span text:style-name="apple-style-span"><text:span text:style-name="T18">des</text:span></text:span><text:span text:style-name="apple-style-span"><text:span text:style-name="T19"> </text:span></text:span><text:span text:style-name="apple-style-span"><text:span text:style-name="T18">machines</text:span></text:span><text:span text:style-name="apple-style-span"><text:span text:style-name="T19"> </text:span></text:span><text:span text:style-name="apple-style-span"><text:span text:style-name="T18">utilisées.</text:span></text:span><text:span text:style-name="apple-converted-space"><text:span text:style-name="T18"> </text:span></text:span><text:span text:style-name="apple-style-span"><text:span text:style-name="T18">Cela</text:span></text:span><text:span text:style-name="apple-style-span"><text:span text:style-name="T19"> </text:span></text:span><text:span text:style-name="apple-style-span"><text:span text:style-name="T18">doit</text:span></text:span><text:span text:style-name="apple-style-span"><text:span text:style-name="T19"> </text:span></text:span><text:span text:style-name="apple-style-span"><text:span text:style-name="T18">être</text:span></text:span><text:span text:style-name="apple-style-span"><text:span text:style-name="T19"> </text:span></text:span><text:span text:style-name="apple-style-span"><text:span text:style-name="T18">pris</text:span></text:span><text:span text:style-name="apple-style-span"><text:span text:style-name="T19"> </text:span></text:span><text:span text:style-name="apple-style-span"><text:span text:style-name="T18">en</text:span></text:span><text:span text:style-name="apple-style-span"><text:span text:style-name="T19"> </text:span></text:span><text:span text:style-name="apple-style-span"><text:span text:style-name="T18">considération</text:span></text:span><text:span text:style-name="apple-style-span"><text:span text:style-name="T19"> </text:span></text:span><text:span text:style-name="apple-style-span"><text:span text:style-name="T18">lors</text:span></text:span><text:span text:style-name="apple-style-span"><text:span text:style-name="T19"> </text:span></text:span><text:span text:style-name="apple-style-span"><text:span text:style-name="T18">de</text:span></text:span><text:span text:style-name="apple-style-span"><text:span text:style-name="T19"> </text:span></text:span><text:span text:style-name="apple-style-span"><text:span text:style-name="T18">la</text:span></text:span><text:span text:style-name="apple-style-span"><text:span text:style-name="T19"> </text:span></text:span><text:span text:style-name="apple-style-span"><text:span text:style-name="T18">préparation</text:span></text:span><text:span text:style-name="apple-style-span"><text:span text:style-name="T19"> </text:span></text:span><text:span text:style-name="apple-style-span"><text:span text:style-name="T18">sur</text:span></text:span><text:span text:style-name="apple-style-span"><text:span text:style-name="T19"> </text:span></text:span><text:span text:style-name="apple-style-span"><text:span text:style-name="T18">plac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Courier New" svg:font-family="'Courier New'" style:font-family-generic="modern"/>
    <style:font-face style:name="NSimSun" svg:font-family="NSimSun" style:font-family-generic="modern"/>
    <style:font-face style:name="FreeSans1" svg:font-family="FreeSans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_20__28_user_29_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WW-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WW-Standard" style:family="paragraph">
      <style:paragraph-properties fo:orphans="0" fo:widows="0" fo:hyphenation-ladder-count="no-limit" style:vertical-align="baselin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style>
    <style:style style:name="Heading_20__28_user_29_" style:display-name="Heading (user)" style:family="paragraph" style:parent-style-name="WW-Standard" style:next-style-name="Text_20_body_20__28_user_29_">
      <style:paragraph-properties fo:margin-top="0.423cm" fo:margin-bottom="0.212cm" fo:hyphenation-ladder-count="no-limit" fo:keep-with-next="always"/>
      <style:text-properties style:font-name="Arial" fo:font-size="14pt" style:font-size-asian="14pt" style:font-name-complex="Arial" style:font-size-complex="14pt" fo:hyphenate="false" fo:hyphenation-remain-char-count="2" fo:hyphenation-push-char-count="2"/>
    </style:style>
    <style:style style:name="Text_20_body_20__28_user_29_" style:display-name="Text body (user)" style:family="paragraph" style:parent-style-name="WW-Standard">
      <style:paragraph-properties fo:margin-top="0cm" fo:margin-bottom="0.212cm" fo:hyphenation-ladder-count="no-limit"/>
      <style:text-properties fo:hyphenate="false" fo:hyphenation-remain-char-count="2" fo:hyphenation-push-char-count="2"/>
    </style:style>
    <style:style style:name="Caption_20__28_user_29_" style:display-name="Caption (user)" style:family="paragraph" style:parent-style-name="WW-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Heading_20_1_20__28_user_29_" style:display-name="Heading 1 (user)" style:family="paragraph" style:parent-style-name="Heading_20__28_user_29_" style:next-style-name="Text_20_body_20__28_user_29_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2_20__28_user_29_" style:display-name="Heading 2 (user)" style:family="paragraph" style:parent-style-name="Heading_20__28_user_29_" style:next-style-name="Text_20_body_20__28_user_29_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Heading_20_3_20__28_user_29_" style:display-name="Heading 3 (user)" style:family="paragraph" style:parent-style-name="Heading_20__28_user_29_" style:next-style-name="Text_20_body_20__28_user_29_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4_20__28_user_29_" style:display-name="Heading 4 (user)" style:family="paragraph" style:parent-style-name="Heading_20__28_user_29_" style:next-style-name="Text_20_body_20__28_user_29_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Heading_20_5_20__28_user_29_" style:display-name="Heading 5 (user)" style:family="paragraph" style:parent-style-name="Heading_20__28_user_29_" style:next-style-name="Text_20_body_20__28_user_29_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6_20__28_user_29_" style:display-name="Heading 6 (user)" style:family="paragraph" style:parent-style-name="Heading_20__28_user_29_" style:next-style-name="Text_20_body_20__28_user_29_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7_20__28_user_29_" style:display-name="Heading 7 (user)" style:family="paragraph" style:parent-style-name="Heading_20__28_user_29_" style:next-style-name="Text_20_body_20__28_user_29_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8_20__28_user_29_" style:display-name="Heading 8 (user)" style:family="paragraph" style:parent-style-name="Heading_20__28_user_29_" style:next-style-name="Text_20_body_20__28_user_29_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9_20__28_user_29_" style:display-name="Heading 9 (user)" style:family="paragraph" style:parent-style-name="Heading_20__28_user_29_" style:next-style-name="Text_20_body_20__28_user_29_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10_20__28_user_29_" style:display-name="Heading 10 (user)" style:family="paragraph" style:parent-style-name="Heading_20__28_user_29_" style:next-style-name="Text_20_body_20__28_user_29_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1.title" style:display-name="Heading 1.title" style:family="paragraph" style:parent-style-name="Heading_20_1_20__28_user_29_">
      <style:paragraph-properties fo:text-align="center" style:justify-single-word="false" fo:hyphenation-ladder-count="no-limit"/>
      <style:text-properties fo:hyphenate="false" fo:hyphenation-remain-char-count="2" fo:hyphenation-push-char-count="2"/>
    </style:style>
    <style:style style:name="Text_20_body_20_indent_20__28_user_29_" style:display-name="Text body indent (user)" style:family="paragraph" style:parent-style-name="Text_20_body_20__28_user_29_">
      <style:paragraph-properties fo:margin-left="0.499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List_20_Indent_20__28_user_29_" style:display-name="List Indent (user)" style:family="paragraph" style:parent-style-name="Text_20_body_20__28_user_29_">
      <style:paragraph-properties fo:margin-left="5.001cm" fo:margin-right="0cm" fo:hyphenation-ladder-count="no-limit" fo:text-indent="-4.5cm" style:auto-text-indent="false"/>
      <style:text-properties fo:hyphenate="false" fo:hyphenation-remain-char-count="2" fo:hyphenation-push-char-count="2"/>
    </style:style>
    <style:style style:name="First_20_line_20_indent_20__28_user_29_" style:display-name="First line indent (user)" style:family="paragraph" style:parent-style-name="Text_20_body_20__28_user_29_">
      <style:paragraph-properties fo:margin-left="0cm" fo:margin-right="0cm" fo:hyphenation-ladder-count="no-limit" fo:text-indent="0.499cm" style:auto-text-indent="false"/>
      <style:text-properties fo:hyphenate="false" fo:hyphenation-remain-char-count="2" fo:hyphenation-push-char-count="2"/>
    </style:style>
    <style:style style:name="Hanging_20_indent_20__28_user_29_" style:display-name="Hanging indent (user)" style:family="paragraph" style:parent-style-name="Text_20_body_20__28_user_29_">
      <style:paragraph-properties fo:margin-left="1cm" fo:margin-right="0cm" fo:hyphenation-ladder-count="no-limit" fo:text-indent="-0.499cm" style:auto-text-indent="false"/>
      <style:text-properties fo:hyphenate="false" fo:hyphenation-remain-char-count="2" fo:hyphenation-push-char-count="2"/>
    </style:style>
    <style:style style:name="Salutations" style:family="paragraph" style:parent-style-name="WW-Standard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Contents_20_Heading_20__28_user_29_" style:display-name="Contents Heading (user)" style:family="paragraph" style:parent-style-name="Heading_20__28_user_29_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fo:hyphenation-remain-char-count="2" fo:hyphenation-push-char-count="2"/>
    </style:style>
    <style:style style:name="Contents_20_1_20__28_user_29_" style:display-name="Contents 1 (user)" style:family="paragraph" style:parent-style-name="Index">
      <style:paragraph-properties fo:hyphenation-ladder-count="no-limit"/>
      <style:text-properties fo:hyphenate="false" fo:hyphenation-remain-char-count="2" fo:hyphenation-push-char-count="2"/>
    </style:style>
    <style:style style:name="Contents_20_2_20__28_user_29_" style:display-name="Contents 2 (user)" style:family="paragraph" style:parent-style-name="Index">
      <style:paragraph-properties fo:margin-left="0.499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Contents_20_3_20__28_user_29_" style:display-name="Contents 3 (user)" style:family="paragraph" style:parent-style-name="Index">
      <style:paragraph-properties fo:margin-left="0.998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Contents_20_4_20__28_user_29_" style:display-name="Contents 4 (user)" style:family="paragraph" style:parent-style-name="Index">
      <style:paragraph-properties fo:margin-left="1.498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Contents_20_5_20__28_user_29_" style:display-name="Contents 5 (user)" style:family="paragraph" style:parent-style-name="Index">
      <style:paragraph-properties fo:margin-left="1.997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Contents_20_6_20__28_user_29_" style:display-name="Contents 6 (user)" style:family="paragraph" style:parent-style-name="Index">
      <style:paragraph-properties fo:margin-left="2.496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_20__28_user_29_" style:display-name="Contents 7 (user)" style:family="paragraph" style:parent-style-name="Index">
      <style:paragraph-properties fo:margin-left="2.995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_20__28_user_29_" style:display-name="Contents 8 (user)" style:family="paragraph" style:parent-style-name="Index">
      <style:paragraph-properties fo:margin-left="3.494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_20__28_user_29_" style:display-name="Contents 9 (user)" style:family="paragraph" style:parent-style-name="Index">
      <style:paragraph-properties fo:margin-left="3.993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Contents_20_10_20__28_user_29_" style:display-name="Contents 10 (user)" style:family="paragraph" style:parent-style-name="Index">
      <style:paragraph-properties fo:margin-left="4.493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Quotations_20__28_user_29_" style:display-name="Quotations (user)" style:family="paragraph" style:parent-style-name="WW-Standard">
      <style:paragraph-properties fo:margin-left="1cm" fo:margin-right="1cm" fo:margin-top="0cm" fo:margin-bottom="0.499cm" fo:hyphenation-ladder-count="no-limit" fo:text-indent="0cm" style:auto-text-indent="false"/>
      <style:text-properties fo:hyphenate="false" fo:hyphenation-remain-char-count="2" fo:hyphenation-push-char-count="2"/>
    </style:style>
    <style:style style:name="Preformatted_20_Text_20__28_user_29_" style:display-name="Preformatted Text (user)" style:family="paragraph" style:parent-style-name="WW-Standard">
      <style:paragraph-properties fo:hyphenation-ladder-count="no-limit"/>
      <style:text-properties style:font-name="Courier New" fo:font-size="10pt" style:font-name-asian="NSimSun" style:font-size-asian="10pt" style:font-name-complex="Courier New" style:font-size-complex="10pt" fo:hyphenate="false" fo:hyphenation-remain-char-count="2" fo:hyphenation-push-char-count="2"/>
    </style:style>
    <style:style style:name="OrgVerse" style:family="paragraph" style:parent-style-name="Preformatted_20_Text_20__28_user_29_">
      <style:paragraph-properties fo:hyphenation-ladder-count="no-limit" fo:background-color="#c0c0c0">
        <style:background-image/>
      </style:paragraph-properties>
      <style:text-properties fo:hyphenate="false" fo:hyphenation-remain-char-count="2" fo:hyphenation-push-char-count="2"/>
    </style:style>
    <style:style style:name="OrgFixedWidthBlock" style:family="paragraph" style:parent-style-name="Preformatted_20_Text_20__28_user_29_">
      <style:paragraph-properties fo:hyphenation-ladder-count="no-limit" fo:background-color="#c0c0c0">
        <style:background-image/>
      </style:paragraph-properties>
      <style:text-properties fo:hyphenate="false" fo:hyphenation-remain-char-count="2" fo:hyphenation-push-char-count="2"/>
    </style:style>
    <style:style style:name="OrgCenter" style:family="paragraph" style:parent-style-name="Text_20_body_20__28_user_29_">
      <style:paragraph-properties fo:text-align="center" style:justify-single-word="false" fo:hyphenation-ladder-count="no-limit"/>
      <style:text-properties fo:hyphenate="false" fo:hyphenation-remain-char-count="2" fo:hyphenation-push-char-count="2"/>
    </style:style>
    <style:style style:name="OrgTableContents" style:family="paragraph" style:parent-style-name="Text_20_body_20__28_user_29_">
      <style:paragraph-properties fo:hyphenation-ladder-count="no-limit"/>
      <style:text-properties fo:hyphenate="false" fo:hyphenation-remain-char-count="2" fo:hyphenation-push-char-count="2"/>
    </style:style>
    <style:style style:name="OrgTableHeading" style:family="paragraph" style:parent-style-name="OrgTableContents">
      <style:paragraph-properties fo:text-align="center" style:justify-single-word="false" fo:hyphenation-ladder-count="no-limit" text:number-lines="false" text:line-number="0"/>
      <style:text-properties fo:font-weight="bold" style:font-weight-asian="bold" style:font-weight-complex="bold" fo:hyphenate="false" fo:hyphenation-remain-char-count="2" fo:hyphenation-push-char-count="2"/>
    </style:style>
    <style:style style:name="OrgTableHeadingLeft" style:family="paragraph" style:parent-style-name="OrgTableHeading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OrgTableHeadingRight" style:family="paragraph" style:parent-style-name="OrgTableHeading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OrgTableHeadingCenter" style:family="paragraph" style:parent-style-name="OrgTableHeading">
      <style:paragraph-properties fo:hyphenation-ladder-count="no-limit"/>
      <style:text-properties fo:hyphenate="false" fo:hyphenation-remain-char-count="2" fo:hyphenation-push-char-count="2"/>
    </style:style>
    <style:style style:name="OrgTableContentsLeft" style:family="paragraph" style:parent-style-name="OrgTableContents">
      <style:paragraph-properties fo:hyphenation-ladder-count="no-limit"/>
      <style:text-properties fo:hyphenate="false" fo:hyphenation-remain-char-count="2" fo:hyphenation-push-char-count="2"/>
    </style:style>
    <style:style style:name="OrgTableContentsRight" style:family="paragraph" style:parent-style-name="OrgTableContents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OrgTableContentsCenter" style:family="paragraph" style:parent-style-name="OrgTableContents">
      <style:paragraph-properties fo:text-align="center" style:justify-single-word="false" fo:hyphenation-ladder-count="no-limit"/>
      <style:text-properties fo:hyphenate="false" fo:hyphenation-remain-char-count="2" fo:hyphenation-push-char-count="2"/>
    </style:style>
    <style:style style:name="Text_20_body_20_bold" style:display-name="Text body bold" style:family="paragraph" style:parent-style-name="Text_20_body_20__28_user_29_" style:next-style-name="Text_20_body_20__28_user_29_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Footnote_20__28_user_29_" style:display-name="Footnote (user)" style:family="paragraph" style:parent-style-name="WW-Standard">
      <style:paragraph-properties fo:margin-left="0.499cm" fo:margin-right="0cm" fo:hyphenation-ladder-count="no-limit" fo:text-indent="-0.499cm" style:auto-text-indent="false" text:number-lines="false" text:line-number="0"/>
      <style:text-properties fo:font-size="10pt" style:font-size-asian="10pt" style:font-size-complex="10pt" fo:hyphenate="false" fo:hyphenation-remain-char-count="2" fo:hyphenation-push-char-count="2"/>
    </style:style>
    <style:style style:name="Figure" style:family="paragraph" style:parent-style-name="Caption_20__28_user_29_">
      <style:paragraph-properties fo:hyphenation-ladder-count="no-limit"/>
      <style:text-properties fo:hyphenate="false" fo:hyphenation-remain-char-count="2" fo:hyphenation-push-char-count="2"/>
    </style:style>
    <style:style style:name="Illustration_20_Index_20_Heading_20__28_user_29_" style:display-name="Illustration Index Heading (user)" style:family="paragraph" style:parent-style-name="Heading_20__28_user_29_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fo:hyphenation-remain-char-count="2" fo:hyphenation-push-char-count="2"/>
    </style:style>
    <style:style style:name="Table_20__28_user_29_" style:display-name="Table (user)" style:family="paragraph" style:parent-style-name="Caption_20__28_user_29_">
      <style:paragraph-properties fo:text-align="center" style:justify-single-word="false" fo:hyphenation-ladder-count="no-limit"/>
      <style:text-properties fo:hyphenate="false" fo:hyphenation-remain-char-count="2" fo:hyphenation-push-char-count="2"/>
    </style:style>
    <style:style style:name="Horizontal_20_Line_20__28_user_29_" style:display-name="Horizontal Line (user)" style:family="paragraph" style:parent-style-name="WW-Standard" style:next-style-name="Text_20_body_20__28_user_29_">
      <style:paragraph-properties fo:margin-top="0cm" fo:margin-bottom="0.499cm" fo:hyphenation-ladder-count="no-limit" text:number-lines="false" text:line-number="0"/>
      <style:text-properties fo:font-size="6pt" style:font-size-asian="6pt" style:font-size-complex="6pt" fo:hyphenate="false" fo:hyphenation-remain-char-count="2" fo:hyphenation-push-char-count="2"/>
    </style:style>
    <style:style style:name="OrgInlineTaskHeading" style:family="paragraph" style:parent-style-name="Caption_20__28_user_29_" style:next-style-name="Text_20_body_20__28_user_29_">
      <style:paragraph-properties fo:hyphenation-ladder-count="no-limit"/>
      <style:text-properties fo:font-style="normal" fo:font-weight="bold" style:font-style-asian="normal" style:font-weight-asian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5z0" style:family="text">
      <style:text-properties style:font-name="StarSymbol" style:font-name-complex="StarSymbol"/>
    </style:style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_20__28_user_29_" style:display-name="Source Text (user)" style:family="text">
      <style:text-properties style:font-name="Courier New" fo:background-color="transparent" style:font-name-asian="NSimSun" style:font-name-complex="Courier New"/>
    </style:style>
    <style:style style:name="Citation1" style:family="text">
      <style:text-properties fo:font-style="italic" style:font-style-asian="italic" style:font-style-complex="italic"/>
    </style:style>
    <style:style style:name="Example_20__28_user_29_" style:display-name="Example (user)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_20__28_user_29_"/>
    <style:style style:name="OrgTodo" style:family="text">
      <style:text-properties fo:color="#ff0000"/>
    </style:style>
    <style:style style:name="OrgDone" style:family="text">
      <style:text-properties fo:color="#008000"/>
    </style:style>
    <style:style style:name="OrgTag" style:family="text">
      <style:text-properties fo:background-color="#add8e6"/>
    </style:style>
    <style:style style:name="OrgTimestamp" style:family="text">
      <style:text-properties fo:color="#bebebe"/>
    </style:style>
    <style:style style:name="OrgTimestampKeyword" style:family="text">
      <style:text-properties fo:color="#5f9ea0"/>
    </style:style>
    <style:style style:name="OrgTimestampWrapper" style:family="text"/>
    <style:style style:name="OrgTarget" style:family="text"/>
    <style:style style:name="Bold" style:family="text">
      <style:text-properties fo:font-weight="bold" style:font-weight-asian="bold"/>
    </style:style>
    <style:style style:name="Numbering_20_Symbols_20__28_user_29_" style:display-name="Numbering Symbols (user)" style:family="text"/>
    <style:style style:name="Footnote_20_Symbol_20__28_user_29_" style:display-name="Footnote Symbol (user)" style:family="text"/>
    <style:style style:name="Footnote_20_anchor_20__28_user_29_" style:display-name="Footnote anchor (user)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Bullet_5f_20_5f_Symbols" style:display-name="Bullet_20_Symbols" style:family="text"/>
    <style:style style:name="apple-style-span" style:family="text" style:parent-style-name="Police_20_par_20_défaut"/>
    <style:style style:name="apple-converted-space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OpenSymbol"/>
      </text:list-level-style-bullet>
      <text:list-level-style-bullet text:level="2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OpenSymbol"/>
      </text:list-level-style-bullet>
      <text:list-level-style-bullet text:level="3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OpenSymbol"/>
      </text:list-level-style-bullet>
      <text:list-level-style-bullet text:level="4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OpenSymbol"/>
      </text:list-level-style-bullet>
      <text:list-level-style-bullet text:level="5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OpenSymbol"/>
      </text:list-level-style-bullet>
      <text:list-level-style-bullet text:level="6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OpenSymbol"/>
      </text:list-level-style-bullet>
      <text:list-level-style-bullet text:level="7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OpenSymbol"/>
      </text:list-level-style-bullet>
      <text:list-level-style-bullet text:level="8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OpenSymbol"/>
      </text:list-level-style-bullet>
      <text:list-level-style-bullet text:level="9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8Num5z0" style:num-suffix=".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8Num5z0" style:num-suffix=".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8Num5z0" style:num-suffix=".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8Num5z0" style:num-suffix=".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8Num5z0" style:num-suffix=".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8Num5z0" style:num-suffix=".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8Num5z0" style:num-suffix=".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8Num5z0" style:num-suffix=".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ployment Phase</dc:title>
    <meta:initial-creator>OLPC Foundation (c) 2011 One Laptop Per Child Association, Inc.</meta:initial-creator>
    <meta:creation-date>2011-09-20T17:26:00</meta:creation-date>
    <dc:creator>ACER</dc:creator>
    <dc:date>2011-09-26T20:16:00</dc:date>
    <meta:editing-cycles>25</meta:editing-cycles>
    <meta:editing-duration>PT5H31M</meta:editing-duration>
    <meta:document-statistic meta:table-count="5" meta:image-count="0" meta:object-count="0" meta:page-count="12" meta:paragraph-count="204" meta:word-count="4907" meta:character-count="33186" meta:non-whitespace-character-count="28313"/>
    <meta:generator>LibreOffice/3.4$Linux LibreOffice_project/340m1$Build-302</meta:generator>
    <meta:user-defined meta:name="Info 1"/>
    <meta:user-defined meta:name="Info 2"/>
    <meta:user-defined meta:name="Info 3"/>
    <meta:user-defined meta:name="Info 4"/>
  </office:meta>
</office:document-meta>
</file>